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479in"/>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text-underline-type="single" style:text-underline-style="solid" style:text-underline-width="auto" style:text-underline-mode="continuous"/>
    </style:style>
    <style:style style:name="T35" style:parent-style-name="Domyślnaczcionkaakapitu" style:family="text">
      <style:text-properties style:text-underline-type="single" style:text-underline-style="solid" style:text-underline-width="auto" style:text-underline-mode="continuous"/>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P40" style:parent-style-name="Normalny" style:family="paragraph">
      <style:paragraph-properties fo:text-align="justify" fo:line-height="150%" fo:text-indent="0.2479in"/>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style:style>
    <style:style style:name="T45" style:parent-style-name="Domyślnaczcionkaakapitu" style:family="text">
      <style:text-properties fo:background-color="#80FFFF" style:text-underline-type="single" style:text-underline-style="solid" style:text-underline-width="auto" style:text-underline-mode="continuous"/>
    </style:style>
    <style:style style:name="T46" style:parent-style-name="Domyślnaczcionkaakapitu" style:family="text">
      <style:text-properties style:text-underline-type="single" style:text-underline-style="solid" style:text-underline-width="auto" style:text-underline-mode="continuous"/>
    </style:style>
    <style:style style:name="T47" style:parent-style-name="Domyślnaczcionkaakapitu" style:family="text">
      <style:text-properties fo:background-color="#80FFFF" style:text-underline-type="single" style:text-underline-style="solid" style:text-underline-width="auto" style:text-underline-mode="continuous"/>
    </style:style>
    <style:style style:name="T48" style:parent-style-name="Domyślnaczcionkaakapitu" style:family="text">
      <style:text-properties style:text-underline-type="single" style:text-underline-style="solid" style:text-underline-width="auto" style:text-underline-mode="continuous"/>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T63" style:parent-style-name="Domyślnaczcionkaakapitu" style:family="text">
      <style:text-properties fo:background-color="#80FFFF" style:text-underline-type="single" style:text-underline-style="solid" style:text-underline-width="auto" style:text-underline-mode="continuous"/>
    </style:style>
    <style:style style:name="P64" style:parent-style-name="Normalny" style:family="paragraph">
      <style:paragraph-properties fo:text-align="justify" fo:line-height="150%" fo:text-indent="0.2479in"/>
    </style:style>
    <style:style style:name="P65" style:parent-style-name="Normalny" style:family="paragraph">
      <style:paragraph-properties fo:text-align="justify" fo:line-height="150%"/>
    </style:style>
    <style:style style:name="T66" style:parent-style-name="Domyślnaczcionkaakapitu" style:family="text">
      <style:text-properties style:text-underline-type="single" style:text-underline-style="solid" style:text-underline-width="auto" style:text-underline-mode="continuous"/>
    </style:style>
    <style:style style:name="T67" style:parent-style-name="Domyślnaczcionkaakapitu" style:family="text">
      <style:text-properties fo:background-color="#80FFFF" style:text-underline-type="single" style:text-underline-style="solid" style:text-underline-width="auto" style:text-underline-mode="continuous"/>
    </style:style>
    <style:style style:name="T68" style:parent-style-name="Domyślnaczcionkaakapitu" style:family="text">
      <style:text-properties style:text-underline-type="single" style:text-underline-style="solid" style:text-underline-width="auto" style:text-underline-mode="continuous"/>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P74" style:parent-style-name="Normalny" style:family="paragraph">
      <style:paragraph-properties fo:text-align="justify" fo:line-height="150%"/>
    </style:style>
    <style:style style:name="T75" style:parent-style-name="Domyślnaczcionkaakapitu" style:family="text">
      <style:text-properties style:text-underline-type="single" style:text-underline-style="solid" style:text-underline-width="auto" style:text-underline-mode="continuous"/>
    </style:style>
    <style:style style:name="T76" style:parent-style-name="Domyślnaczcionkaakapitu" style:family="text">
      <style:text-properties fo:background-color="#80FFFF" style:text-underline-type="single" style:text-underline-style="solid" style:text-underline-width="auto" style:text-underline-mode="continuous"/>
    </style:style>
    <style:style style:name="T77" style:parent-style-name="Domyślnaczcionkaakapitu" style:family="text">
      <style:text-properties style:text-underline-type="single" style:text-underline-style="solid" style:text-underline-width="auto" style:text-underline-mode="continuous"/>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fo:text-indent="0.2479in"/>
    </style:style>
    <style:style style:name="P94" style:parent-style-name="Normalny" style:family="paragraph">
      <style:paragraph-properties fo:text-align="justify" fo:line-height="150%"/>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style:style>
    <style:style style:name="T127" style:parent-style-name="Domyślnaczcionkaakapitu" style:family="text">
      <style:text-properties fo:background-color="#80FFFF" style:text-underline-type="single" style:text-underline-style="solid" style:text-underline-width="auto" style:text-underline-mode="continuous"/>
    </style:style>
    <style:style style:name="T128" style:parent-style-name="Domyślnaczcionkaakapitu" style:family="text">
      <style:text-properties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P164" style:parent-style-name="Normalny" style:family="paragraph">
      <style:paragraph-properties fo:text-align="justify" fo:line-height="150%" fo:text-indent="0.2479in"/>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T171" style:parent-style-name="Domyślnaczcionkaakapitu" style:family="text">
      <style:text-properties fo:background-color="#80FFFF"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style:style>
    <style:style style:name="T175" style:parent-style-name="Domyślnaczcionkaakapitu" style:family="text">
      <style:text-properties style:text-underline-type="single" style:text-underline-style="solid" style:text-underline-width="auto" style:text-underline-mode="continuous"/>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style:style>
    <style:style style:name="T195" style:parent-style-name="Domyślnaczcionkaakapitu" style:family="text">
      <style:text-properties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style:style>
    <style:style style:name="T199" style:parent-style-name="Domyślnaczcionkaakapitu" style:family="text">
      <style:text-properties style:text-underline-type="single" style:text-underline-style="solid" style:text-underline-width="auto" style:text-underline-mode="continuous"/>
    </style:style>
    <style:style style:name="T200" style:parent-style-name="Domyślnaczcionkaakapitu" style:family="text">
      <style:text-properties fo:background-color="#80FFFF" style:text-underline-type="single" style:text-underline-style="solid" style:text-underline-width="auto" style:text-underline-mode="continuous"/>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style:style>
    <style:style style:name="T208" style:parent-style-name="Domyślnaczcionkaakapitu" style:family="text">
      <style:text-properties style:text-underline-type="single" style:text-underline-style="solid" style:text-underline-width="auto" style:text-underline-mode="continuous"/>
    </style:style>
    <style:style style:name="P209" style:parent-style-name="Normalny" style:family="paragraph">
      <style:paragraph-properties fo:text-align="justify" fo:line-height="150%" fo:text-indent="0.2479in">
        <style:tab-stops>
          <style:tab-stop style:type="left" style:position="2.1604in"/>
        </style:tab-stops>
      </style:paragraph-properties>
    </style:style>
    <style:style style:name="P210" style:parent-style-name="Normalny" style:family="paragraph">
      <style:paragraph-properties fo:text-align="justify" fo:line-height="150%"/>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P215" style:parent-style-name="Normalny" style:family="paragraph">
      <style:paragraph-properties fo:text-align="justify" fo:line-height="150%"/>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style:style>
    <style:style style:name="T219" style:parent-style-name="Domyślnaczcionkaakapitu" style:family="text">
      <style:text-properties style:text-underline-type="single" style:text-underline-style="solid" style:text-underline-width="auto" style:text-underline-mode="continuous"/>
    </style:style>
    <style:style style:name="T220" style:parent-style-name="Domyślnaczcionkaakapitu" style:family="text">
      <style:text-properties fo:background-color="#80FFFF" style:text-underline-type="single" style:text-underline-style="solid" style:text-underline-width="auto" style:text-underline-mode="continuous"/>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fo:background-color="#80FFFF" style:text-underline-type="single" style:text-underline-style="solid" style:text-underline-width="auto" style:text-underline-mode="continuous"/>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style:style>
    <style:style style:name="T237" style:parent-style-name="Domyślnaczcionkaakapitu" style:family="text">
      <style:text-properties style:text-underline-type="single" style:text-underline-style="solid" style:text-underline-width="auto" style:text-underline-mode="continuous"/>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P246" style:parent-style-name="Normalny" style:family="paragraph">
      <style:paragraph-properties fo:text-align="justify" fo:line-height="150%"/>
    </style:style>
    <style:style style:name="T247" style:parent-style-name="Domyślnaczcionkaakapitu" style:family="text">
      <style:text-properties style:text-underline-type="single" style:text-underline-style="solid" style:text-underline-width="auto" style:text-underline-mode="continuous"/>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fo:background-color="#80FFFF" style:text-underline-type="single" style:text-underline-style="solid" style:text-underline-width="auto" style:text-underline-mode="continuous"/>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fo:text-indent="0.2479in">
        <style:tab-stops>
          <style:tab-stop style:type="left" style:position="3.2083in"/>
        </style:tab-stops>
      </style:paragraph-properties>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P266" style:parent-style-name="Normalny" style:family="paragraph">
      <style:paragraph-properties fo:text-align="justify" fo:line-height="150%" fo:text-indent="0.2479in"/>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style:style>
    <style:style style:name="T274" style:parent-style-name="Domyślnaczcionkaakapitu" style:family="text">
      <style:text-properties style:text-underline-type="single" style:text-underline-style="solid" style:text-underline-width="auto" style:text-underline-mode="continuous"/>
    </style:style>
    <style:style style:name="T275" style:parent-style-name="Domyślnaczcionkaakapitu" style:family="text">
      <style:text-properties fo:background-color="#80FFFF" style:text-underline-type="single" style:text-underline-style="solid" style:text-underline-width="auto" style:text-underline-mode="continuous"/>
    </style:style>
    <style:style style:name="T276" style:parent-style-name="Domyślnaczcionkaakapitu" style:family="text">
      <style:text-properties style:text-underline-type="single" style:text-underline-style="solid" style:text-underline-width="auto" style:text-underline-mode="continuous"/>
    </style:style>
    <style:style style:name="T277" style:parent-style-name="Domyślnaczcionkaakapitu" style:family="text">
      <style:text-properties fo:background-color="#80FFFF" style:text-underline-type="single" style:text-underline-style="solid" style:text-underline-width="auto" style:text-underline-mode="continuous"/>
    </style:style>
    <style:style style:name="T278" style:parent-style-name="Domyślnaczcionkaakapitu" style:family="text">
      <style:text-properties style:text-underline-type="single" style:text-underline-style="solid" style:text-underline-width="auto" style:text-underline-mode="continuous"/>
    </style:style>
    <style:style style:name="T279" style:parent-style-name="Domyślnaczcionkaakapitu" style:family="text">
      <style:text-properties fo:background-color="#80FFFF" style:text-underline-type="single" style:text-underline-style="solid" style:text-underline-width="auto" style:text-underline-mode="continuous"/>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tab-stops>
          <style:tab-stop style:type="left" style:position="4.684in"/>
        </style:tab-stops>
      </style:paragraph-properties>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P296" style:parent-style-name="Normalny" style:family="paragraph">
      <style:paragraph-properties fo:text-align="justify" fo:line-height="150%"/>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T299" style:parent-style-name="Domyślnaczcionkaakapitu" style:family="text">
      <style:text-properties style:text-underline-type="single" style:text-underline-style="solid" style:text-underline-width="auto" style:text-underline-mode="continuous"/>
    </style:style>
    <style:style style:name="P300" style:parent-style-name="Normalny" style:family="paragraph">
      <style:paragraph-properties fo:text-align="justify" fo:line-height="150%" fo:text-indent="0.2479in"/>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style:text-underline-type="single" style:text-underline-style="solid" style:text-underline-width="auto" style:text-underline-mode="continuous"/>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P335" style:parent-style-name="Normalny" style:family="paragraph">
      <style:paragraph-properties fo:text-align="justify" fo:line-height="150%"/>
    </style:style>
    <style:style style:name="T336" style:parent-style-name="Domyślnaczcionkaakapitu" style:family="text">
      <style:text-properties fo:background-color="#80FFFF" style:text-underline-type="single" style:text-underline-style="solid" style:text-underline-width="auto" style:text-underline-mode="continuous"/>
    </style:style>
    <style:style style:name="T337" style:parent-style-name="Domyślnaczcionkaakapitu" style:family="text">
      <style:text-properties style:text-underline-type="single" style:text-underline-style="solid" style:text-underline-width="auto" style:text-underline-mode="continuous"/>
    </style:style>
    <style:style style:name="T338" style:parent-style-name="Domyślnaczcionkaakapitu" style:family="text">
      <style:text-properties fo:background-color="#80FFFF" style:text-underline-type="single" style:text-underline-style="solid" style:text-underline-width="auto" style:text-underline-mode="continuous"/>
    </style:style>
    <style:style style:name="T339" style:parent-style-name="Domyślnaczcionkaakapitu" style:family="text">
      <style:text-properties style:text-underline-type="single" style:text-underline-style="solid" style:text-underline-width="auto" style:text-underline-mode="continuous"/>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P346" style:parent-style-name="Normalny" style:family="paragraph">
      <style:paragraph-properties fo:text-align="justify" fo:line-height="150%" fo:text-indent="0.2479in"/>
    </style:style>
    <style:style style:name="P347" style:parent-style-name="Normalny" style:family="paragraph">
      <style:paragraph-properties fo:text-align="justify" fo:line-height="150%"/>
    </style:style>
    <style:style style:name="T348" style:parent-style-name="Domyślnaczcionkaakapitu" style:family="text">
      <style:text-properties style:text-underline-type="single" style:text-underline-style="solid" style:text-underline-width="auto" style:text-underline-mode="continuous"/>
    </style:style>
    <style:style style:name="T349" style:parent-style-name="Domyślnaczcionkaakapitu" style:family="text">
      <style:text-properties fo:background-color="#80FFFF" style:text-underline-type="single" style:text-underline-style="solid" style:text-underline-width="auto" style:text-underline-mode="continuous"/>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P356" style:parent-style-name="Normalny" style:family="paragraph">
      <style:paragraph-properties fo:text-align="justify" fo:line-height="150%" fo:margin-left="0.25in" fo:text-indent="0.2479in">
        <style:tab-stops/>
      </style:paragraph-properties>
    </style:style>
    <style:style style:name="P357" style:parent-style-name="Normalny" style:family="paragraph">
      <style:paragraph-properties fo:text-align="justify" fo:line-height="150%"/>
    </style:style>
    <style:style style:name="T358" style:parent-style-name="Domyślnaczcionkaakapitu" style:family="text">
      <style:text-properties fo:background-color="#80FFFF" style:text-underline-type="single" style:text-underline-style="solid" style:text-underline-width="auto" style:text-underline-mode="continuous"/>
    </style:style>
    <style:style style:name="T359" style:parent-style-name="Domyślnaczcionkaakapitu" style:family="text">
      <style:text-properties style:text-underline-type="single" style:text-underline-style="solid" style:text-underline-width="auto" style:text-underline-mode="continuous"/>
    </style:style>
    <style:style style:name="P360" style:parent-style-name="Normalny" style:family="paragraph">
      <style:paragraph-properties fo:text-align="justify" fo:line-height="150%" fo:text-indent="0.2479in"/>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style:style>
    <style:style style:name="T366" style:parent-style-name="Domyślnaczcionkaakapitu" style:family="text">
      <style:text-properties style:text-underline-type="single" style:text-underline-style="solid" style:text-underline-width="auto" style:text-underline-mode="continuous"/>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479in"/>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style:style>
    <style:style style:name="T375" style:parent-style-name="Domyślnaczcionkaakapitu" style:family="text">
      <style:text-properties style:text-underline-type="single" style:text-underline-style="solid" style:text-underline-width="auto" style:text-underline-mode="continuous"/>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style:style>
    <style:style style:name="P380" style:parent-style-name="Normalny" style:family="paragraph">
      <style:paragraph-properties fo:text-align="justify" fo:line-height="150%"/>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style:style>
    <style:style style:name="P383" style:parent-style-name="Normalny" style:family="paragraph">
      <style:paragraph-properties fo:text-align="justify" fo:line-height="150%"/>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style:style>
    <style:style style:name="P387" style:parent-style-name="Normalny" style:family="paragraph">
      <style:paragraph-properties fo:text-align="justify" fo:line-height="150%">
        <style:tab-stops>
          <style:tab-stop style:type="left" style:position="2.6708in"/>
        </style:tab-stops>
      </style:paragraph-properties>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479in">
        <style:tab-stops>
          <style:tab-stop style:type="left" style:position="2.6708in"/>
        </style:tab-stops>
      </style:paragraph-properties>
    </style:style>
    <style:style style:name="P391" style:parent-style-name="Normalny" style:family="paragraph">
      <style:paragraph-properties fo:text-align="justify" fo:line-height="150%" fo:text-indent="0.2479in"/>
    </style:style>
    <style:style style:name="P392" style:parent-style-name="Normalny" style:family="paragraph">
      <style:paragraph-properties fo:text-align="justify" fo:line-height="150%"/>
    </style:style>
    <style:style style:name="T393" style:parent-style-name="Domyślnaczcionkaakapitu" style:family="text">
      <style:text-properties fo:background-color="#80FFFF"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T395" style:parent-style-name="Domyślnaczcionkaakapitu" style:family="text">
      <style:text-properties fo:background-color="#80FFFF" style:text-underline-type="single" style:text-underline-style="solid" style:text-underline-width="auto" style:text-underline-mode="continuous"/>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479in"/>
    </style:style>
    <style:style style:name="P400" style:parent-style-name="Normalny" style:family="paragraph">
      <style:paragraph-properties fo:text-align="justify" fo:line-height="150%" fo:text-indent="0.2479in"/>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479in"/>
    </style:style>
    <style:style style:name="P432" style:parent-style-name="Normalny" style:family="paragraph">
      <style:paragraph-properties fo:text-align="justify" fo:line-height="150%"/>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479in"/>
    </style:style>
    <style:style style:name="P435" style:parent-style-name="Normalny" style:family="paragraph">
      <style:paragraph-properties fo:text-align="justify" fo:line-height="150%"/>
    </style:style>
    <style:style style:name="T436" style:parent-style-name="Domyślnaczcionkaakapitu" style:family="text">
      <style:text-properties style:text-underline-type="single" style:text-underline-style="solid" style:text-underline-width="auto" style:text-underline-mode="continuous"/>
    </style:style>
    <style:style style:name="T437" style:parent-style-name="Domyślnaczcionkaakapitu" style:family="text">
      <style:text-properties fo:background-color="#80FFFF" style:text-underline-type="single" style:text-underline-style="solid" style:text-underline-width="auto" style:text-underline-mode="continuous"/>
    </style:style>
    <style:style style:name="P438" style:parent-style-name="Normalny" style:family="paragraph">
      <style:paragraph-properties fo:text-align="justify" fo:line-height="150%" fo:text-indent="0.2479in"/>
    </style:style>
    <style:style style:name="P439" style:parent-style-name="Normalny" style:family="paragraph">
      <style:paragraph-properties fo:text-align="justify" fo:line-height="150%" fo:text-indent="0.2479in"/>
    </style:style>
    <style:style style:name="P440" style:parent-style-name="Normalny" style:family="paragraph">
      <style:paragraph-properties fo:text-align="justify" fo:line-height="150%" fo:text-indent="0.2479in"/>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T443" style:parent-style-name="Domyślnaczcionkaakapitu" style:family="text">
      <style:text-properties fo:background-color="#80FFFF" style:text-underline-type="single" style:text-underline-style="solid" style:text-underline-width="auto" style:text-underline-mode="continuous"/>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479in"/>
    </style:style>
    <style:style style:name="P495" style:parent-style-name="Normalny" style:family="paragraph">
      <style:paragraph-properties fo:text-align="justify" fo:line-height="150%"/>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T500" style:parent-style-name="Domyślnaczcionkaakapitu" style:family="text">
      <style:text-properties style:text-underline-type="single" style:text-underline-style="solid" style:text-underline-width="auto" style:text-underline-mode="continuous"/>
    </style:style>
    <style:style style:name="T501" style:parent-style-name="Domyślnaczcionkaakapitu" style:family="text">
      <style:text-properties fo:background-color="#80FFFF"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479in"/>
    </style:style>
    <style:style style:name="P507" style:parent-style-name="Normalny" style:family="paragraph">
      <style:paragraph-properties fo:text-align="justify" fo:line-height="150%"/>
    </style:style>
    <style:style style:name="T508" style:parent-style-name="Domyślnaczcionkaakapitu" style:family="text">
      <style:text-properties style:text-underline-type="single" style:text-underline-style="solid" style:text-underline-width="auto" style:text-underline-mode="continuous"/>
    </style:style>
    <style:style style:name="T509" style:parent-style-name="Domyślnaczcionkaakapitu" style:family="text">
      <style:text-properties fo:background-color="#80FFFF" style:text-underline-type="single" style:text-underline-style="solid" style:text-underline-width="auto" style:text-underline-mode="continuous"/>
    </style:style>
    <style:style style:name="T510" style:parent-style-name="Domyślnaczcionkaakapitu" style:family="text">
      <style:text-properties style:text-underline-type="single" style:text-underline-style="solid" style:text-underline-width="auto" style:text-underline-mode="continuous"/>
    </style:style>
    <style:style style:name="T511" style:parent-style-name="Domyślnaczcionkaakapitu" style:family="text">
      <style:text-properties fo:background-color="#80FFFF" style:text-underline-type="single" style:text-underline-style="solid" style:text-underline-width="auto" style:text-underline-mode="continuous"/>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fo:text-indent="0.2479in"/>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479in"/>
    </style:style>
    <style:style style:name="P523" style:parent-style-name="Normalny" style:family="paragraph">
      <style:paragraph-properties fo:text-align="justify" fo:line-height="150%"/>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P528" style:parent-style-name="Normalny" style:family="paragraph">
      <style:paragraph-properties fo:text-align="justify" fo:line-height="150%" fo:text-indent="0.2479in"/>
    </style:style>
    <style:style style:name="P529" style:parent-style-name="Normalny" style:family="paragraph">
      <style:paragraph-properties fo:text-align="justify" fo:line-height="150%"/>
    </style:style>
    <style:style style:name="T530" style:parent-style-name="Domyślnaczcionkaakapitu" style:family="text">
      <style:text-properties style:text-underline-type="single" style:text-underline-style="solid" style:text-underline-width="auto" style:text-underline-mode="continuous"/>
    </style:style>
    <style:style style:name="T531" style:parent-style-name="Domyślnaczcionkaakapitu" style:family="text">
      <style:text-properties fo:background-color="#80FFFF" style:text-underline-type="single" style:text-underline-style="solid" style:text-underline-width="auto" style:text-underline-mode="continuous"/>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style:tab-stops>
          <style:tab-stop style:type="left" style:leader-style="solid" style:leader-text="_" style:position="2.3631in"/>
        </style:tab-stops>
      </style:paragraph-properties>
    </style:style>
    <style:style style:name="T535" style:parent-style-name="Domyślnaczcionkaakapitu" style:family="text">
      <style:text-properties fo:background-color="#80FFFF" style:text-underline-type="single" style:text-underline-style="solid" style:text-underline-width="auto" style:text-underline-mode="continuous"/>
    </style:style>
    <style:style style:name="T536" style:parent-style-name="Domyślnaczcionkaakapitu" style:family="text">
      <style:text-properties style:text-underline-type="single" style:text-underline-style="solid" style:text-underline-width="auto" style:text-underline-mode="continuous"/>
    </style:style>
    <style:style style:name="T537" style:parent-style-name="Domyślnaczcionkaakapitu" style:family="text">
      <style:text-properties fo:background-color="#80FFFF" style:text-underline-type="single" style:text-underline-style="solid" style:text-underline-width="auto" style:text-underline-mode="continuous"/>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text-underline-type="single" style:text-underline-style="solid" style:text-underline-width="auto" style:text-underline-mode="continuous"/>
    </style:style>
    <style:style style:name="T540" style:parent-style-name="Domyślnaczcionkaakapitu" style:family="text">
      <style:text-properties style:text-underline-type="single" style:text-underline-style="solid" style:text-underline-width="auto" style:text-underline-mode="continuous"/>
    </style:style>
    <style:style style:name="T541" style:parent-style-name="Domyślnaczcionkaakapitu" style:family="text">
      <style:text-properties fo:background-color="#80FFFF" style:text-underline-type="single" style:text-underline-style="solid" style:text-underline-width="auto" style:text-underline-mode="continuous"/>
    </style:style>
    <style:style style:name="T542" style:parent-style-name="Domyślnaczcionkaakapitu" style:family="text">
      <style:text-properties style:text-underline-type="single" style:text-underline-style="solid" style:text-underline-width="auto" style:text-underline-mode="continuous"/>
    </style:style>
    <style:style style:name="T543" style:parent-style-name="Domyślnaczcionkaakapitu" style:family="text">
      <style:text-properties fo:background-color="#80FFFF" style:text-underline-type="single" style:text-underline-style="solid" style:text-underline-width="auto" style:text-underline-mode="continuous"/>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P563" style:parent-style-name="Normalny" style:family="paragraph">
      <style:paragraph-properties fo:text-align="justify" fo:line-height="150%" fo:text-indent="0.2479in"/>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P566" style:parent-style-name="Normalny" style:family="paragraph">
      <style:paragraph-properties fo:text-align="justify" fo:line-height="150%" fo:text-indent="0.2479in"/>
    </style:style>
    <style:style style:name="P567" style:parent-style-name="Normalny" style:family="paragraph">
      <style:paragraph-properties fo:text-align="justify" fo:line-height="150%"/>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P571" style:parent-style-name="Normalny" style:family="paragraph">
      <style:paragraph-properties fo:text-align="justify" fo:line-height="150%" fo:text-indent="0.2479in"/>
    </style:style>
    <style:style style:name="P572" style:parent-style-name="Normalny" style:family="paragraph">
      <style:paragraph-properties fo:text-align="justify" fo:line-height="150%"/>
    </style:style>
    <style:style style:name="T573" style:parent-style-name="Domyślnaczcionkaakapitu" style:family="text">
      <style:text-properties style:text-underline-type="single" style:text-underline-style="solid" style:text-underline-width="auto" style:text-underline-mode="continuous"/>
    </style:style>
    <style:style style:name="T574" style:parent-style-name="Domyślnaczcionkaakapitu" style:family="text">
      <style:text-properties fo:background-color="#80FFFF" style:text-underline-type="single" style:text-underline-style="solid" style:text-underline-width="auto" style:text-underline-mode="continuous"/>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T577" style:parent-style-name="Domyślnaczcionkaakapitu" style:family="text">
      <style:text-properties style:text-underline-type="single" style:text-underline-style="solid" style:text-underline-width="auto" style:text-underline-mode="continuous"/>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P579" style:parent-style-name="Normalny" style:family="paragraph">
      <style:paragraph-properties fo:text-align="justify" fo:line-height="150%" fo:text-indent="0.2479in"/>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T586" style:parent-style-name="Domyślnaczcionkaakapitu" style:family="text">
      <style:text-properties fo:background-color="#80FFFF"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T594" style:parent-style-name="Domyślnaczcionkaakapitu" style:family="text">
      <style:text-properties fo:background-color="#80FFFF" style:text-underline-type="single" style:text-underline-style="solid" style:text-underline-width="auto" style:text-underline-mode="continuous"/>
    </style:style>
    <style:style style:name="T595" style:parent-style-name="Domyślnaczcionkaakapitu" style:family="text">
      <style:text-properties style:text-underline-type="single" style:text-underline-style="solid" style:text-underline-width="auto" style:text-underline-mode="continuous"/>
    </style:style>
    <style:style style:name="T596" style:parent-style-name="Domyślnaczcionkaakapitu" style:family="text">
      <style:text-properties fo:background-color="#80FFFF" style:text-underline-type="single" style:text-underline-style="solid" style:text-underline-width="auto" style:text-underline-mode="continuous"/>
    </style:style>
    <style:style style:name="T597" style:parent-style-name="Domyślnaczcionkaakapitu" style:family="text">
      <style:text-properties style:text-underline-type="single" style:text-underline-style="solid" style:text-underline-width="auto" style:text-underline-mode="continuous"/>
    </style:style>
    <style:style style:name="P598" style:parent-style-name="Normalny" style:family="paragraph">
      <style:paragraph-properties fo:text-align="justify" fo:line-height="150%" fo:text-indent="0.2479in"/>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tab-stops>
          <style:tab-stop style:type="left" style:position="2.3881in"/>
        </style:tab-stops>
      </style:paragraph-properties>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tab-stops>
          <style:tab-stop style:type="left" style:position="5.8319in"/>
        </style:tab-stops>
      </style:paragraph-properties>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fo:text-indent="0.2479in"/>
    </style:style>
    <style:style style:name="P707" style:parent-style-name="Normalny" style:family="paragraph">
      <style:paragraph-properties fo:text-align="justify" fo:line-height="150%">
        <style:tab-stops>
          <style:tab-stop style:type="left" style:position="3.2055in"/>
        </style:tab-stops>
      </style:paragraph-properties>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P711" style:parent-style-name="Normalny" style:family="paragraph">
      <style:paragraph-properties fo:text-align="justify" fo:line-height="150%" fo:text-indent="0.2479in">
        <style:tab-stops>
          <style:tab-stop style:type="left" style:position="3.2055in"/>
        </style:tab-stops>
      </style:paragraph-properties>
    </style:style>
    <style:style style:name="P712" style:parent-style-name="Normalny" style:family="paragraph">
      <style:paragraph-properties fo:text-align="justify" fo:line-height="150%" fo:text-indent="0.2479in">
        <style:tab-stops>
          <style:tab-stop style:type="left" style:position="3.2055in"/>
        </style:tab-stops>
      </style:paragraph-properties>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style:tab-stops>
          <style:tab-stop style:type="left" style:position="2.6263in"/>
        </style:tab-stops>
      </style:paragraph-properties>
    </style:style>
    <style:style style:name="T717" style:parent-style-name="Domyślnaczcionkaakapitu" style:family="text">
      <style:text-properties style:text-underline-type="single" style:text-underline-style="solid" style:text-underline-width="auto" style:text-underline-mode="continuous"/>
    </style:style>
    <style:style style:name="T718" style:parent-style-name="Domyślnaczcionkaakapitu" style:family="text">
      <style:text-properties fo:background-color="#80FFFF" style:text-underline-type="single" style:text-underline-style="solid" style:text-underline-width="auto" style:text-underline-mode="continuous"/>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tab-stops>
          <style:tab-stop style:type="left" style:position="2.6263in"/>
        </style:tab-stops>
      </style:paragraph-properties>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P723" style:parent-style-name="Normalny" style:family="paragraph">
      <style:paragraph-properties fo:text-align="justify" fo:line-height="150%" fo:text-indent="0.2479in"/>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T726" style:parent-style-name="Domyślnaczcionkaakapitu" style:family="text">
      <style:text-properties fo:background-color="#80FFFF" style:text-underline-type="single" style:text-underline-style="solid" style:text-underline-width="auto" style:text-underline-mode="continuous"/>
    </style:style>
    <style:style style:name="T727" style:parent-style-name="Domyślnaczcionkaakapitu" style:family="text">
      <style:text-properties style:text-underline-type="single" style:text-underline-style="solid" style:text-underline-width="auto" style:text-underline-mode="continuous"/>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style:style>
    <style:style style:name="T731" style:parent-style-name="Domyślnaczcionkaakapitu" style:family="text">
      <style:text-properties style:text-underline-type="single" style:text-underline-style="solid" style:text-underline-width="auto" style:text-underline-mode="continuous"/>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P733" style:parent-style-name="Normalny" style:family="paragraph">
      <style:paragraph-properties fo:text-align="justify" fo:line-height="150%" fo:text-indent="0.2479in"/>
    </style:style>
    <style:style style:name="P734" style:parent-style-name="Normalny" style:family="paragraph">
      <style:paragraph-properties fo:text-align="justify" fo:line-height="150%" fo:text-indent="0.2479in"/>
    </style:style>
    <style:style style:name="P735" style:parent-style-name="Normalny" style:family="paragraph">
      <style:paragraph-properties fo:text-align="justify" fo:line-height="150%"/>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style:text-underline-type="single" style:text-underline-style="solid" style:text-underline-width="auto" style:text-underline-mode="continuous"/>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T743" style:parent-style-name="Domyślnaczcionkaakapitu" style:family="text">
      <style:text-properties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P745" style:parent-style-name="Normalny" style:family="paragraph">
      <style:paragraph-properties fo:text-align="justify" fo:line-height="150%" fo:text-indent="0.2479in"/>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style:style>
    <style:style style:name="T761" style:parent-style-name="Domyślnaczcionkaakapitu" style:family="text">
      <style:text-properties style:text-underline-type="single" style:text-underline-style="solid" style:text-underline-width="auto" style:text-underline-mode="continuous"/>
    </style:style>
    <style:style style:name="P762" style:parent-style-name="Normalny" style:family="paragraph">
      <style:paragraph-properties fo:text-align="justify" fo:line-height="150%" fo:text-indent="0.2479in"/>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P770" style:parent-style-name="Normalny" style:family="paragraph">
      <style:paragraph-properties fo:text-align="justify" fo:line-height="150%" fo:text-indent="0.2479in"/>
    </style:style>
    <style:style style:name="P771" style:parent-style-name="Normalny" style:family="paragraph">
      <style:paragraph-properties fo:text-align="justify" fo:line-height="150%"/>
    </style:style>
    <style:style style:name="T772" style:parent-style-name="Domyślnaczcionkaakapitu" style:family="text">
      <style:text-properties style:text-underline-type="single" style:text-underline-style="solid" style:text-underline-width="auto" style:text-underline-mode="continuous"/>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P777" style:parent-style-name="Normalny" style:family="paragraph">
      <style:paragraph-properties fo:text-align="justify" fo:line-height="150%" fo:text-indent="0.2479in"/>
    </style:style>
    <style:style style:name="P778" style:parent-style-name="Normalny" style:family="paragraph">
      <style:paragraph-properties fo:text-align="justify" fo:line-height="150%"/>
    </style:style>
    <style:style style:name="T779" style:parent-style-name="Domyślnaczcionkaakapitu" style:family="text">
      <style:text-properties fo:background-color="#80FFFF" style:text-underline-type="single" style:text-underline-style="solid" style:text-underline-width="auto" style:text-underline-mode="continuous"/>
    </style:style>
    <style:style style:name="T780" style:parent-style-name="Domyślnaczcionkaakapitu" style:family="text">
      <style:text-properties style:text-underline-type="single" style:text-underline-style="solid" style:text-underline-width="auto" style:text-underline-mode="continuous"/>
    </style:style>
    <style:style style:name="T781" style:parent-style-name="Domyślnaczcionkaakapitu" style:family="text">
      <style:text-properties fo:background-color="#80FFFF" style:text-underline-type="single" style:text-underline-style="solid" style:text-underline-width="auto" style:text-underline-mode="continuous"/>
    </style:style>
    <style:style style:name="T782" style:parent-style-name="Domyślnaczcionkaakapitu" style:family="text">
      <style:text-properties style:text-underline-type="single" style:text-underline-style="solid" style:text-underline-width="auto" style:text-underline-mode="continuous"/>
    </style:style>
    <style:style style:name="T783" style:parent-style-name="Domyślnaczcionkaakapitu" style:family="text">
      <style:text-properties fo:background-color="#80FFFF" style:text-underline-type="single" style:text-underline-style="solid" style:text-underline-width="auto" style:text-underline-mode="continuous"/>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style:style>
    <style:style style:name="T790" style:parent-style-name="Domyślnaczcionkaakapitu" style:family="text">
      <style:text-properties style:text-underline-type="single" style:text-underline-style="solid" style:text-underline-width="auto" style:text-underline-mode="continuous"/>
    </style:style>
    <style:style style:name="P791" style:parent-style-name="Normalny" style:family="paragraph">
      <style:paragraph-properties fo:text-align="justify" fo:line-height="150%" fo:text-indent="0.2479in"/>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479in"/>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P797" style:parent-style-name="Normalny" style:family="paragraph">
      <style:paragraph-properties fo:text-align="justify" fo:line-height="150%" fo:text-indent="0.2479in"/>
    </style:style>
    <style:style style:name="P798" style:parent-style-name="Normalny" style:family="paragraph">
      <style:paragraph-properties fo:text-align="justify" fo:line-height="150%"/>
    </style:style>
    <style:style style:name="T799" style:parent-style-name="Domyślnaczcionkaakapitu" style:family="text">
      <style:text-properties fo:background-color="#80FFFF"/>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text-underline-type="single" style:text-underline-style="solid" style:text-underline-width="auto" style:text-underline-mode="continuous"/>
    </style:style>
    <style:style style:name="T802" style:parent-style-name="Domyślnaczcionkaakapitu" style:family="text">
      <style:text-properties style:text-underline-type="single" style:text-underline-style="solid" style:text-underline-width="auto" style:text-underline-mode="continuous"/>
    </style:style>
    <style:style style:name="T803" style:parent-style-name="Domyślnaczcionkaakapitu" style:family="text">
      <style:text-properties fo:background-color="#80FFFF" style:text-underline-type="single" style:text-underline-style="solid" style:text-underline-width="auto" style:text-underline-mode="continuous"/>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fo:text-indent="0.2479in"/>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style:style>
    <style:style style:name="P833" style:parent-style-name="Normalny" style:family="paragraph">
      <style:paragraph-properties fo:text-align="justify" fo:line-height="150%" fo:text-indent="0.2479in"/>
    </style:style>
    <style:style style:name="P834" style:parent-style-name="Normalny" style:family="paragraph">
      <style:paragraph-properties fo:text-align="justify" fo:line-height="150%"/>
    </style:style>
    <style:style style:name="P835" style:parent-style-name="Normalny" style:family="paragraph">
      <style:paragraph-properties fo:text-align="justify" fo:line-height="150%"/>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fo:background-color="#80FFFF" style:text-underline-type="single" style:text-underline-style="solid" style:text-underline-width="auto" style:text-underline-mode="continuous"/>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P842" style:parent-style-name="Normalny" style:family="paragraph">
      <style:paragraph-properties fo:text-align="justify" fo:line-height="150%"/>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fo:background-color="#80FFFF" style:text-underline-type="single" style:text-underline-style="solid" style:text-underline-width="auto" style:text-underline-mode="continuous"/>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P851" style:parent-style-name="Normalny" style:family="paragraph">
      <style:paragraph-properties fo:text-align="justify" fo:line-height="150%" fo:text-indent="0.2479in"/>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P874" style:parent-style-name="Normalny" style:family="paragraph">
      <style:paragraph-properties fo:text-align="justify" fo:line-height="150%"/>
    </style:style>
    <style:style style:name="T875" style:parent-style-name="Domyślnaczcionkaakapitu" style:family="text">
      <style:text-properties style:text-underline-type="single" style:text-underline-style="solid" style:text-underline-width="auto" style:text-underline-mode="continuous"/>
    </style:style>
    <style:style style:name="T876" style:parent-style-name="Domyślnaczcionkaakapitu" style:family="text">
      <style:text-properties fo:background-color="#80FFFF" style:text-underline-type="single" style:text-underline-style="solid" style:text-underline-width="auto" style:text-underline-mode="continuous"/>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style:style>
    <style:style style:name="T902" style:parent-style-name="Domyślnaczcionkaakapitu" style:family="text">
      <style:text-properties style:text-underline-type="single" style:text-underline-style="solid" style:text-underline-width="auto" style:text-underline-mode="continuous"/>
    </style:style>
    <style:style style:name="T903" style:parent-style-name="Domyślnaczcionkaakapitu" style:family="text">
      <style:text-properties fo:background-color="#80FFFF" style:text-underline-type="single" style:text-underline-style="solid" style:text-underline-width="auto" style:text-underline-mode="continuous"/>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style:style>
    <style:style style:name="T913" style:parent-style-name="Domyślnaczcionkaakapitu" style:family="text">
      <style:text-properties style:text-underline-type="single" style:text-underline-style="solid" style:text-underline-width="auto" style:text-underline-mode="continuous"/>
    </style:style>
    <style:style style:name="T914" style:parent-style-name="Domyślnaczcionkaakapitu" style:family="text">
      <style:text-properties fo:background-color="#80FFFF" style:text-underline-type="single" style:text-underline-style="solid" style:text-underline-width="auto" style:text-underline-mode="continuous"/>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style:style>
    <style:style style:name="P928" style:parent-style-name="Normalny" style:family="paragraph">
      <style:paragraph-properties fo:text-align="justify" fo:line-height="150%" fo:text-indent="0.2479in"/>
    </style:style>
    <style:style style:name="P929" style:parent-style-name="Normalny" style:family="paragraph">
      <style:paragraph-properties fo:text-align="justify" fo:line-height="150%"/>
    </style:style>
    <style:style style:name="P930" style:parent-style-name="Normalny" style:family="paragraph">
      <style:paragraph-properties fo:text-align="justify" fo:line-height="150%"/>
    </style:style>
    <style:style style:name="T931" style:parent-style-name="Domyślnaczcionkaakapitu" style:family="text">
      <style:text-properties style:text-underline-type="single" style:text-underline-style="solid" style:text-underline-width="auto" style:text-underline-mode="continuous"/>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P936" style:parent-style-name="Normalny" style:family="paragraph">
      <style:paragraph-properties fo:text-align="justify" fo:line-height="150%"/>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text-underline-type="single" style:text-underline-style="solid" style:text-underline-width="auto" style:text-underline-mode="continuous"/>
    </style:style>
    <style:style style:name="T939" style:parent-style-name="Domyślnaczcionkaakapitu" style:family="text">
      <style:text-properties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style:style>
    <style:style style:name="T943" style:parent-style-name="Domyślnaczcionkaakapitu" style:family="text">
      <style:text-properties style:text-underline-type="single" style:text-underline-style="solid" style:text-underline-width="auto" style:text-underline-mode="continuous"/>
    </style:style>
    <style:style style:name="T944" style:parent-style-name="Domyślnaczcionkaakapitu" style:family="text">
      <style:text-properties fo:background-color="#80FFFF" style:text-underline-type="single" style:text-underline-style="solid" style:text-underline-width="auto" style:text-underline-mode="continuous"/>
    </style:style>
    <style:style style:name="T945" style:parent-style-name="Domyślnaczcionkaakapitu" style:family="text">
      <style:text-properties style:text-underline-type="single" style:text-underline-style="solid" style:text-underline-width="auto" style:text-underline-mode="continuous"/>
    </style:style>
    <style:style style:name="T946" style:parent-style-name="Domyślnaczcionkaakapitu" style:family="text">
      <style:text-properties fo:background-color="#80FFFF" style:text-underline-type="single" style:text-underline-style="solid" style:text-underline-width="auto" style:text-underline-mode="continuous"/>
    </style:style>
    <style:style style:name="T947" style:parent-style-name="Domyślnaczcionkaakapitu" style:family="text">
      <style:text-properties style:text-underline-type="single" style:text-underline-style="solid" style:text-underline-width="auto" style:text-underline-mode="continuous"/>
    </style:style>
    <style:style style:name="T948" style:parent-style-name="Domyślnaczcionkaakapitu" style:family="text">
      <style:text-properties fo:background-color="#80FFFF" style:text-underline-type="single" style:text-underline-style="solid" style:text-underline-width="auto" style:text-underline-mode="continuous"/>
    </style:style>
    <style:style style:name="T949" style:parent-style-name="Domyślnaczcionkaakapitu" style:family="text">
      <style:text-properties style:text-underline-type="single" style:text-underline-style="solid" style:text-underline-width="auto" style:text-underline-mode="continuous"/>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P956" style:parent-style-name="Normalny" style:family="paragraph">
      <style:paragraph-properties fo:text-align="justify" fo:line-height="150%" fo:text-indent="0.2479in"/>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479in"/>
    </style:style>
    <style:style style:name="P962" style:parent-style-name="Normalny" style:family="paragraph">
      <style:paragraph-properties fo:text-align="justify" fo:line-height="150%" fo:text-indent="0.2479in"/>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text-underline-type="single" style:text-underline-style="solid" style:text-underline-width="auto" style:text-underline-mode="continuous"/>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style>
    <style:style style:name="T975" style:parent-style-name="Domyślnaczcionkaakapitu" style:family="text">
      <style:text-properties fo:background-color="#80FFFF" style:text-underline-type="single" style:text-underline-style="solid" style:text-underline-width="auto" style:text-underline-mode="continuous"/>
    </style:style>
    <style:style style:name="T976" style:parent-style-name="Domyślnaczcionkaakapitu" style:family="text">
      <style:text-properties style:text-underline-type="single" style:text-underline-style="solid" style:text-underline-width="auto" style:text-underline-mode="continuous"/>
    </style:style>
    <style:style style:name="T977" style:parent-style-name="Domyślnaczcionkaakapitu" style:family="text">
      <style:text-properties fo:background-color="#80FFFF" style:text-underline-type="single" style:text-underline-style="solid" style:text-underline-width="auto" style:text-underline-mode="continuous"/>
    </style:style>
    <style:style style:name="T978" style:parent-style-name="Domyślnaczcionkaakapitu" style:family="text">
      <style:text-properties style:text-underline-type="single" style:text-underline-style="solid" style:text-underline-width="auto" style:text-underline-mode="continuous"/>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P984" style:parent-style-name="Normalny" style:family="paragraph">
      <style:paragraph-properties fo:text-align="justify" fo:line-height="150%"/>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style:style>
    <style:style style:name="T991" style:parent-style-name="Domyślnaczcionkaakapitu" style:family="text">
      <style:text-properties style:text-underline-type="single" style:text-underline-style="solid" style:text-underline-width="auto" style:text-underline-mode="continuous"/>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text-underline-type="single" style:text-underline-style="solid" style:text-underline-width="auto" style:text-underline-mode="continuous"/>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style:style>
    <style:style style:name="T1002" style:parent-style-name="Domyślnaczcionkaakapitu" style:family="text">
      <style:text-properties style:text-underline-type="single" style:text-underline-style="solid" style:text-underline-width="auto" style:text-underline-mode="continuous"/>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style:style>
    <style:style style:name="T1007" style:parent-style-name="Domyślnaczcionkaakapitu" style:family="text">
      <style:text-properties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style:text-underline-type="single" style:text-underline-style="solid" style:text-underline-width="auto" style:text-underline-mode="continuous"/>
    </style:style>
    <style:style style:name="T1010" style:parent-style-name="Domyślnaczcionkaakapitu" style:family="text">
      <style:text-properties style:text-underline-type="single" style:text-underline-style="solid" style:text-underline-width="auto" style:text-underline-mode="continuous"/>
    </style:style>
    <style:style style:name="P1011" style:parent-style-name="Normalny" style:family="paragraph">
      <style:paragraph-properties fo:text-align="justify" fo:line-height="150%" fo:text-indent="0.2479in"/>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T1018" style:parent-style-name="Domyślnaczcionkaakapitu" style:family="text">
      <style:text-properties fo:font-style="italic" style:font-style-asian="italic" style:font-style-complex="italic"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P1026" style:parent-style-name="Normalny" style:family="paragraph">
      <style:paragraph-properties fo:text-align="justify" fo:line-height="150%" fo:text-indent="0.2479in"/>
    </style:style>
    <style:style style:name="P1027" style:parent-style-name="Normalny" style:family="paragraph">
      <style:paragraph-properties fo:text-align="justify" fo:line-height="150%"/>
    </style:style>
    <style:style style:name="T1028" style:parent-style-name="Domyślnaczcionkaakapitu" style:family="text">
      <style:text-properties style:text-underline-type="single" style:text-underline-style="solid" style:text-underline-width="auto" style:text-underline-mode="continuous"/>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fo:text-indent="0.2479in"/>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P1066" style:parent-style-name="Normalny" style:family="paragraph">
      <style:paragraph-properties fo:text-align="justify" fo:line-height="150%" fo:text-indent="0.2479in"/>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text-underline-type="single" style:text-underline-style="solid" style:text-underline-width="auto" style:text-underline-mode="continuous"/>
    </style:style>
    <style:style style:name="T1072" style:parent-style-name="Domyślnaczcionkaakapitu" style:family="text">
      <style:text-properties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479in"/>
    </style:style>
    <style:style style:name="P1074" style:parent-style-name="Normalny" style:family="paragraph">
      <style:paragraph-properties fo:text-align="justify" fo:line-height="150%"/>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style:text-underline-type="single" style:text-underline-style="solid" style:text-underline-width="auto" style:text-underline-mode="continuous"/>
    </style:style>
    <style:style style:name="P1080" style:parent-style-name="Normalny" style:family="paragraph">
      <style:paragraph-properties fo:text-align="justify" fo:line-height="150%" fo:text-indent="0.2479in"/>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P1097" style:parent-style-name="Normalny" style:family="paragraph">
      <style:paragraph-properties fo:text-align="justify" fo:line-height="150%"/>
    </style:style>
    <style:style style:name="T1098" style:parent-style-name="Domyślnaczcionkaakapitu" style:family="text">
      <style:text-properties style:text-underline-type="single" style:text-underline-style="solid" style:text-underline-width="auto" style:text-underline-mode="continuous"/>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fo:background-color="#80FFFF" style:text-underline-type="single" style:text-underline-style="solid" style:text-underline-width="auto" style:text-underline-mode="continuous"/>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text-underline-type="single" style:text-underline-style="solid" style:text-underline-width="auto" style:text-underline-mode="continuous"/>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style:style>
    <style:style style:name="T1112" style:parent-style-name="Domyślnaczcionkaakapitu" style:family="text">
      <style:text-properties style:text-underline-type="single" style:text-underline-style="solid" style:text-underline-width="auto" style:text-underline-mode="continuous"/>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language="en" fo:country="US" style:language-asian="en" style:country-asian="US" style:language-complex="en" style:country-complex="US"/>
    </style:style>
    <style:style style:name="T1116" style:parent-style-name="Domyślnaczcionkaakapitu" style:family="text">
      <style:text-properties fo:language="en" fo:country="US" style:language-asian="en" style:country-asian="US" style:language-complex="en" style:country-complex="US"/>
    </style:style>
    <style:style style:name="P1117" style:parent-style-name="Normalny" style:family="paragraph">
      <style:paragraph-properties fo:text-align="justify" fo:line-height="150%"/>
    </style:style>
    <style:style style:name="T1118" style:parent-style-name="Domyślnaczcionkaakapitu" style:family="text">
      <style:text-properties style:text-underline-type="single" style:text-underline-style="solid" style:text-underline-width="auto" style:text-underline-mode="continuous"/>
    </style:style>
    <style:style style:name="T1119" style:parent-style-name="Domyślnaczcionkaakapitu" style:family="text">
      <style:text-properties fo:background-color="#80FFFF" style:text-underline-type="single" style:text-underline-style="solid" style:text-underline-width="auto" style:text-underline-mode="continuous"/>
    </style:style>
    <style:style style:name="T1120" style:parent-style-name="Domyślnaczcionkaakapitu" style:family="text">
      <style:text-properties style:text-underline-type="single" style:text-underline-style="solid" style:text-underline-width="auto" style:text-underline-mode="continuous"/>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text-underline-type="single" style:text-underline-style="solid" style:text-underline-width="auto" style:text-underline-mode="continuous"/>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style:style>
    <style:style style:name="P1134" style:parent-style-name="Normalny" style:family="paragraph">
      <style:paragraph-properties fo:text-align="justify" fo:line-height="150%">
        <style:tab-stops>
          <style:tab-stop style:type="left" style:leader-style="solid" style:leader-text="_" style:position="1.4263in"/>
        </style:tab-stops>
      </style:paragraph-properties>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fo:text-indent="0.2479in"/>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P1149" style:parent-style-name="Normalny" style:family="paragraph">
      <style:paragraph-properties fo:text-align="justify" fo:line-height="150%"/>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479in"/>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style:text-underline-type="single" style:text-underline-style="solid" style:text-underline-width="auto" style:text-underline-mode="continuous"/>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T1185" style:parent-style-name="Domyślnaczcionkaakapitu" style:family="text">
      <style:text-properties style:text-underline-type="single" style:text-underline-style="solid" style:text-underline-width="auto" style:text-underline-mode="continuous"/>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text-underline-type="single" style:text-underline-style="solid" style:text-underline-width="auto" style:text-underline-mode="continuous"/>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fo:text-indent="0.2479in"/>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style:text-underline-type="single" style:text-underline-style="solid" style:text-underline-width="auto" style:text-underline-mode="continuous"/>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P1342" style:parent-style-name="Normalny" style:family="paragraph">
      <style:paragraph-properties fo:text-align="justify" fo:line-height="150%"/>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T1345" style:parent-style-name="Domyślnaczcionkaakapitu" style:family="text">
      <style:text-properties style:text-underline-type="single" style:text-underline-style="solid" style:text-underline-width="auto" style:text-underline-mode="continuous"/>
    </style:style>
    <style:style style:name="P1346" style:parent-style-name="Normalny" style:family="paragraph">
      <style:paragraph-properties fo:text-align="justify" fo:line-height="150%" fo:text-indent="0.2479in"/>
    </style:style>
    <style:style style:name="P1347" style:parent-style-name="Normalny" style:family="paragraph">
      <style:paragraph-properties fo:text-align="justify" fo:line-height="150%"/>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fo:background-color="#80FFFF" style:text-underline-type="single" style:text-underline-style="solid" style:text-underline-width="auto" style:text-underline-mode="continuous"/>
    </style:style>
    <style:style style:name="T1350" style:parent-style-name="Domyślnaczcionkaakapitu" style:family="text">
      <style:text-properties style:text-underline-type="single" style:text-underline-style="solid" style:text-underline-width="auto" style:text-underline-mode="continuous"/>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style:style>
    <style:style style:name="T1354" style:parent-style-name="Domyślnaczcionkaakapitu" style:family="text">
      <style:text-properties style:text-underline-type="single" style:text-underline-style="solid" style:text-underline-width="auto" style:text-underline-mode="continuous"/>
    </style:style>
    <style:style style:name="T1355" style:parent-style-name="Domyślnaczcionkaakapitu" style:family="text">
      <style:text-properties fo:background-color="#80FFFF"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style:style>
    <style:style style:name="T1361" style:parent-style-name="Domyślnaczcionkaakapitu" style:family="text">
      <style:text-properties style:text-underline-type="single" style:text-underline-style="solid" style:text-underline-width="auto" style:text-underline-mode="continuous"/>
    </style:style>
    <style:style style:name="T1362" style:parent-style-name="Domyślnaczcionkaakapitu" style:family="text">
      <style:text-properties fo:background-color="#80FFFF" style:text-underline-type="single" style:text-underline-style="solid" style:text-underline-width="auto" style:text-underline-mode="continuous"/>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fo:text-indent="0.2479in"/>
    </style:style>
    <style:style style:name="P1384" style:parent-style-name="Normalny" style:family="paragraph">
      <style:paragraph-properties fo:text-align="justify" fo:line-height="150%" fo:text-indent="0.2479in"/>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479in"/>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479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style:style>
    <style:style style:name="T1531" style:parent-style-name="Domyślnaczcionkaakapitu" style:family="text">
      <style:text-properties style:text-underline-type="single" style:text-underline-style="solid" style:text-underline-width="auto" style:text-underline-mode="continuous"/>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P1536" style:parent-style-name="Normalny" style:family="paragraph">
      <style:paragraph-properties fo:text-align="justify" fo:line-height="150%"/>
    </style:style>
    <style:style style:name="T1537" style:parent-style-name="Domyślnaczcionkaakapitu" style:family="text">
      <style:text-properties fo:background-color="#80FFFF" style:text-underline-type="single" style:text-underline-style="solid" style:text-underline-width="auto" style:text-underline-mode="continuous"/>
    </style:style>
    <style:style style:name="T1538" style:parent-style-name="Domyślnaczcionkaakapitu" style:family="text">
      <style:text-properties style:text-underline-type="single" style:text-underline-style="solid" style:text-underline-width="auto" style:text-underline-mode="continuous"/>
    </style:style>
    <style:style style:name="T1539" style:parent-style-name="Domyślnaczcionkaakapitu" style:family="text">
      <style:text-properties fo:background-color="#80FFFF" style:text-underline-type="single" style:text-underline-style="solid" style:text-underline-width="auto" style:text-underline-mode="continuous"/>
    </style:style>
    <style:style style:name="T1540" style:parent-style-name="Domyślnaczcionkaakapitu" style:family="text">
      <style:text-properties style:text-underline-type="single" style:text-underline-style="solid" style:text-underline-width="auto" style:text-underline-mode="continuous"/>
    </style:style>
    <style:style style:name="P1541" style:parent-style-name="Normalny" style:family="paragraph">
      <style:paragraph-properties fo:text-align="justify" fo:line-height="150%" fo:text-indent="0.2479in"/>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P1558" style:parent-style-name="Normalny" style:family="paragraph">
      <style:paragraph-properties fo:text-align="justify" fo:line-height="150%" fo:text-indent="0.2479in"/>
    </style:style>
    <style:style style:name="P1559" style:parent-style-name="Normalny" style:family="paragraph">
      <style:paragraph-properties fo:text-align="justify" fo:line-height="150%"/>
    </style:style>
    <style:style style:name="T1560" style:parent-style-name="Domyślnaczcionkaakapitu" style:family="text">
      <style:text-properties style:text-underline-type="single" style:text-underline-style="solid" style:text-underline-width="auto" style:text-underline-mode="continuous"/>
    </style:style>
    <style:style style:name="P1561" style:parent-style-name="Normalny" style:family="paragraph">
      <style:paragraph-properties fo:text-align="justify" fo:line-height="150%" fo:text-indent="0.2479in"/>
    </style:style>
    <style:style style:name="P1562" style:parent-style-name="Normalny" style:family="paragraph">
      <style:paragraph-properties fo:text-align="justify" fo:line-height="150%"/>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P1575" style:parent-style-name="Normalny" style:family="paragraph">
      <style:paragraph-properties fo:text-align="justify" fo:line-height="150%" fo:text-indent="0.2479in"/>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479in"/>
    </style:style>
    <style:style style:name="P1588" style:parent-style-name="Normalny" style:family="paragraph">
      <style:paragraph-properties fo:text-align="justify" fo:line-height="150%" fo:text-indent="0.2479in"/>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style:style>
    <style:style style:name="T1613" style:parent-style-name="Domyślnaczcionkaakapitu" style:family="text">
      <style:text-properties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P1618" style:parent-style-name="Normalny" style:family="paragraph">
      <style:paragraph-properties fo:text-align="justify" fo:line-height="150%" fo:text-indent="0.2479in"/>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fo:text-indent="0.2479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fo:text-indent="0.2479in">
        <style:tab-stops>
          <style:tab-stop style:type="left" style:position="0.9381in"/>
        </style:tab-stops>
      </style:paragraph-properties>
    </style:style>
    <style:style style:name="P1675" style:parent-style-name="Normalny" style:family="paragraph">
      <style:paragraph-properties fo:text-align="justify" fo:line-height="150%" fo:text-indent="0.2479in"/>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P1680" style:parent-style-name="Normalny" style:family="paragraph">
      <style:paragraph-properties fo:text-align="justify" fo:line-height="150%"/>
    </style:style>
    <style:style style:name="T1681" style:parent-style-name="Domyślnaczcionkaakapitu" style:family="text">
      <style:text-properties style:text-underline-type="single" style:text-underline-style="solid" style:text-underline-width="auto" style:text-underline-mode="continuous"/>
    </style:style>
    <style:style style:name="P1682" style:parent-style-name="Normalny" style:family="paragraph">
      <style:paragraph-properties fo:text-align="justify" fo:line-height="150%" fo:text-indent="0.2479in"/>
    </style:style>
    <style:style style:name="P1683" style:parent-style-name="Normalny" style:family="paragraph">
      <style:paragraph-properties fo:text-align="justify" fo:line-height="150%"/>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T1685" style:parent-style-name="Domyślnaczcionkaakapitu" style:family="text">
      <style:text-properties style:text-underline-type="single" style:text-underline-style="solid" style:text-underline-width="auto" style:text-underline-mode="continuous"/>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style:style>
    <style:style style:name="T1692" style:parent-style-name="Domyślnaczcionkaakapitu" style:family="text">
      <style:text-properties style:text-underline-type="single" style:text-underline-style="solid" style:text-underline-width="auto" style:text-underline-mode="continuous"/>
    </style:style>
    <style:style style:name="T1693" style:parent-style-name="Domyślnaczcionkaakapitu" style:family="text">
      <style:text-properties fo:background-color="#80FFFF" style:text-underline-type="single" style:text-underline-style="solid" style:text-underline-width="auto" style:text-underline-mode="continuous"/>
    </style:style>
    <style:style style:name="P1694" style:parent-style-name="Normalny" style:family="paragraph">
      <style:paragraph-properties fo:text-align="justify" fo:line-height="150%" fo:text-indent="0.2479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style:style>
    <style:style style:name="P1699" style:parent-style-name="Normalny" style:family="paragraph">
      <style:paragraph-properties fo:text-align="justify" fo:line-height="150%"/>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style:style>
    <style:style style:name="P1702" style:parent-style-name="Normalny" style:family="paragraph">
      <style:paragraph-properties fo:text-align="justify" fo:line-height="150%"/>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style:style>
    <style:style style:name="P1706" style:parent-style-name="Normalny" style:family="paragraph">
      <style:paragraph-properties fo:text-align="justify" fo:line-height="150%"/>
    </style:style>
    <style:style style:name="T1707" style:parent-style-name="Domyślnaczcionkaakapitu" style:family="text">
      <style:text-properties style:text-underline-type="single" style:text-underline-style="solid" style:text-underline-width="auto" style:text-underline-mode="continuous"/>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text-underline-type="single" style:text-underline-style="solid" style:text-underline-width="auto" style:text-underline-mode="continuous"/>
    </style:style>
    <style:style style:name="T1716" style:parent-style-name="Domyślnaczcionkaakapitu" style:family="text">
      <style:text-properties style:text-underline-type="single" style:text-underline-style="solid" style:text-underline-width="auto" style:text-underline-mode="continuous"/>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P1719" style:parent-style-name="Normalny" style:family="paragraph">
      <style:paragraph-properties fo:text-align="justify" fo:line-height="150%" fo:text-indent="0.2479in"/>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P1758" style:parent-style-name="Normalny" style:family="paragraph">
      <style:paragraph-properties fo:text-align="justify" fo:line-height="150%" fo:text-indent="0.2479in"/>
    </style:style>
    <style:style style:name="P1759" style:parent-style-name="Normalny" style:family="paragraph">
      <style:paragraph-properties fo:text-align="justify" fo:line-height="150%"/>
    </style:style>
    <style:style style:name="T1760" style:parent-style-name="Domyślnaczcionkaakapitu" style:family="text">
      <style:text-properties style:text-underline-type="single" style:text-underline-style="solid" style:text-underline-width="auto" style:text-underline-mode="continuous"/>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style:text-underline-type="single" style:text-underline-style="solid" style:text-underline-width="auto" style:text-underline-mode="continuous"/>
    </style:style>
    <style:style style:name="P1770" style:parent-style-name="Normalny" style:family="paragraph">
      <style:paragraph-properties fo:text-align="justify" fo:line-height="150%" fo:text-indent="0.2479in"/>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fo:text-indent="0.2479in"/>
    </style:style>
    <style:style style:name="P1781" style:parent-style-name="Normalny" style:family="paragraph">
      <style:paragraph-properties fo:text-align="justify" fo:line-height="150%"/>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P1785" style:parent-style-name="Normalny" style:family="paragraph">
      <style:paragraph-properties fo:text-align="justify" fo:line-height="150%" fo:text-indent="0.2479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479in"/>
    </style:style>
    <style:style style:name="P1792" style:parent-style-name="Normalny" style:family="paragraph">
      <style:paragraph-properties fo:text-align="justify" fo:line-height="150%" fo:text-indent="0.2479in"/>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fo:text-indent="0.2479in"/>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P1809" style:parent-style-name="Normalny" style:family="paragraph">
      <style:paragraph-properties fo:text-align="justify" fo:line-height="150%" fo:text-indent="0.2479in"/>
    </style:style>
    <style:style style:name="P1810" style:parent-style-name="Normalny" style:family="paragraph">
      <style:paragraph-properties fo:text-align="justify" fo:line-height="150%" fo:text-indent="0.2479in"/>
    </style:style>
    <style:style style:name="P1811" style:parent-style-name="Normalny" style:family="paragraph">
      <style:paragraph-properties fo:text-align="justify" fo:line-height="150%" fo:text-indent="0.2479in"/>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style:style>
    <style:style style:name="T1829" style:parent-style-name="Domyślnaczcionkaakapitu" style:family="text">
      <style:text-properties style:text-underline-type="single" style:text-underline-style="solid" style:text-underline-width="auto" style:text-underline-mode="continuous"/>
    </style:style>
    <style:style style:name="T1830" style:parent-style-name="Domyślnaczcionkaakapitu" style:family="text">
      <style:text-properties fo:background-color="#80FFFF" style:text-underline-type="single" style:text-underline-style="solid" style:text-underline-width="auto" style:text-underline-mode="continuous"/>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P1842" style:parent-style-name="Normalny" style:family="paragraph">
      <style:paragraph-properties fo:text-align="justify" fo:line-height="150%" fo:text-indent="0.2479in"/>
    </style:style>
    <style:style style:name="P1843" style:parent-style-name="Normalny" style:family="paragraph">
      <style:paragraph-properties fo:text-align="justify" fo:line-height="150%"/>
    </style:style>
    <style:style style:name="T1844" style:parent-style-name="Domyślnaczcionkaakapitu" style:family="text">
      <style:text-properties style:text-underline-type="single" style:text-underline-style="solid" style:text-underline-width="auto" style:text-underline-mode="continuous"/>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style:style>
    <style:style style:name="T1851" style:parent-style-name="Domyślnaczcionkaakapitu" style:family="text">
      <style:text-properties fo:background-color="#80FFFF" style:text-underline-type="single" style:text-underline-style="solid" style:text-underline-width="auto" style:text-underline-mode="continuous"/>
    </style:style>
    <style:style style:name="T1852" style:parent-style-name="Domyślnaczcionkaakapitu" style:family="text">
      <style:text-properties style:text-underline-type="single" style:text-underline-style="solid" style:text-underline-width="auto" style:text-underline-mode="continuous"/>
    </style:style>
    <style:style style:name="T1853" style:parent-style-name="Domyślnaczcionkaakapitu" style:family="text">
      <style:text-properties fo:background-color="#80FFFF" style:text-underline-type="single" style:text-underline-style="solid" style:text-underline-width="auto" style:text-underline-mode="continuous"/>
    </style:style>
    <style:style style:name="T1854" style:parent-style-name="Domyślnaczcionkaakapitu" style:family="text">
      <style:text-properties style:text-underline-type="single" style:text-underline-style="solid" style:text-underline-width="auto" style:text-underline-mode="continuous"/>
    </style:style>
    <style:style style:name="T1855" style:parent-style-name="Domyślnaczcionkaakapitu" style:family="text">
      <style:text-properties fo:background-color="#80FFFF" style:text-underline-type="single" style:text-underline-style="solid" style:text-underline-width="auto" style:text-underline-mode="continuous"/>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style:style>
    <style:style style:name="T1865" style:parent-style-name="Domyślnaczcionkaakapitu" style:family="text">
      <style:text-properties style:text-underline-type="single" style:text-underline-style="solid" style:text-underline-width="auto" style:text-underline-mode="continuous"/>
    </style:style>
    <style:style style:name="T1866" style:parent-style-name="Domyślnaczcionkaakapitu" style:family="text">
      <style:text-properties fo:background-color="#80FFFF"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fo:text-indent="0.2479in"/>
    </style:style>
    <style:style style:name="P1869" style:parent-style-name="Normalny" style:family="paragraph">
      <style:paragraph-properties fo:text-align="justify" fo:line-height="150%"/>
    </style:style>
    <style:style style:name="T1870" style:parent-style-name="Domyślnaczcionkaakapitu" style:family="text">
      <style:text-properties style:text-underline-type="single" style:text-underline-style="solid" style:text-underline-width="auto" style:text-underline-mode="continuous"/>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479in"/>
    </style:style>
    <style:style style:name="P1878" style:parent-style-name="Normalny" style:family="paragraph">
      <style:paragraph-properties fo:text-align="justify" fo:line-height="150%"/>
    </style:style>
    <style:style style:name="T1879" style:parent-style-name="Domyślnaczcionkaakapitu" style:family="text">
      <style:text-properties fo:background-color="#80FFFF" style:text-underline-type="single" style:text-underline-style="solid" style:text-underline-width="auto" style:text-underline-mode="continuous"/>
    </style:style>
    <style:style style:name="T1880" style:parent-style-name="Domyślnaczcionkaakapitu" style:family="text">
      <style:text-properties style:text-underline-type="single" style:text-underline-style="solid" style:text-underline-width="auto" style:text-underline-mode="continuous"/>
    </style:style>
    <style:style style:name="T1881" style:parent-style-name="Domyślnaczcionkaakapitu" style:family="text">
      <style:text-properties fo:background-color="#80FFFF" style:text-underline-type="single" style:text-underline-style="solid" style:text-underline-width="auto" style:text-underline-mode="continuous"/>
    </style:style>
    <style:style style:name="T1882" style:parent-style-name="Domyślnaczcionkaakapitu" style:family="text">
      <style:text-properties style:text-underline-type="single" style:text-underline-style="solid" style:text-underline-width="auto" style:text-underline-mode="continuous"/>
    </style:style>
    <style:style style:name="T1883" style:parent-style-name="Domyślnaczcionkaakapitu" style:family="text">
      <style:text-properties fo:background-color="#80FFFF" style:text-underline-type="single" style:text-underline-style="solid" style:text-underline-width="auto" style:text-underline-mode="continuous"/>
    </style:style>
    <style:style style:name="T1884" style:parent-style-name="Domyślnaczcionkaakapitu" style:family="text">
      <style:text-properties style:text-underline-type="single" style:text-underline-style="solid" style:text-underline-width="auto" style:text-underline-mode="continuous"/>
    </style:style>
    <style:style style:name="P1885" style:parent-style-name="Normalny" style:family="paragraph">
      <style:paragraph-properties fo:text-align="justify" fo:line-height="150%" fo:text-indent="0.2479in"/>
    </style:style>
    <style:style style:name="P1886" style:parent-style-name="Normalny" style:family="paragraph">
      <style:paragraph-properties fo:text-align="justify" fo:line-height="150%" fo:text-indent="0.2479in"/>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T1890" style:parent-style-name="Domyślnaczcionkaakapitu" style:family="text">
      <style:text-properties fo:background-color="#80FFFF" style:text-underline-type="single" style:text-underline-style="solid" style:text-underline-width="auto" style:text-underline-mode="continuous"/>
    </style:style>
    <style:style style:name="P1891" style:parent-style-name="Normalny" style:family="paragraph">
      <style:paragraph-properties fo:text-align="justify" fo:line-height="150%" fo:text-indent="0.2479in"/>
    </style:style>
    <style:style style:name="P1892" style:parent-style-name="Normalny" style:family="paragraph">
      <style:paragraph-properties fo:text-align="justify" fo:line-height="150%"/>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style:style>
    <style:style style:name="T1895" style:parent-style-name="Domyślnaczcionkaakapitu" style:family="text">
      <style:text-properties style:text-underline-type="single" style:text-underline-style="solid" style:text-underline-width="auto" style:text-underline-mode="continuous"/>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479in"/>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479in"/>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479in"/>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fo:text-indent="0.2479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479in"/>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fo:text-indent="0.2479in"/>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479in"/>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P1947" style:parent-style-name="Normalny" style:family="paragraph">
      <style:paragraph-properties fo:text-align="justify" fo:line-height="150%" fo:text-indent="0.2479in"/>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P1950" style:parent-style-name="Normalny" style:family="paragraph">
      <style:paragraph-properties fo:text-align="justify" fo:line-height="150%" fo:text-indent="0.2479in"/>
    </style:style>
    <style:style style:name="P1951" style:parent-style-name="Normalny" style:family="paragraph">
      <style:paragraph-properties fo:text-align="justify" fo:line-height="150%" fo:text-indent="0.2479in"/>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style:style>
    <style:style style:name="T1969" style:parent-style-name="Domyślnaczcionkaakapitu" style:family="text">
      <style:text-properties style:text-underline-type="single" style:text-underline-style="solid" style:text-underline-width="auto" style:text-underline-mode="continuous"/>
    </style:style>
    <style:style style:name="P1970" style:parent-style-name="Normalny" style:family="paragraph">
      <style:paragraph-properties fo:text-align="justify" fo:line-height="150%" fo:text-indent="0.2479in"/>
    </style:style>
    <style:style style:name="P1971" style:parent-style-name="Normalny" style:family="paragraph">
      <style:paragraph-properties fo:text-align="justify" fo:line-height="150%" fo:text-indent="0.2479in"/>
    </style:style>
    <style:style style:name="P1972" style:parent-style-name="Normalny" style:family="paragraph">
      <style:paragraph-properties fo:text-align="justify" fo:line-height="150%"/>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T1975" style:parent-style-name="Domyślnaczcionkaakapitu" style:family="text">
      <style:text-properties style:text-underline-type="single" style:text-underline-style="solid" style:text-underline-width="auto" style:text-underline-mode="continuous"/>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P1988" style:parent-style-name="Normalny" style:family="paragraph">
      <style:paragraph-properties fo:text-align="justify" fo:line-height="150%"/>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text-underline-type="single" style:text-underline-style="solid" style:text-underline-width="auto" style:text-underline-mode="continuous"/>
    </style:style>
    <style:style style:name="T1991" style:parent-style-name="Domyślnaczcionkaakapitu" style:family="text">
      <style:text-properties style:text-underline-type="single" style:text-underline-style="solid" style:text-underline-width="auto" style:text-underline-mode="continuous"/>
    </style:style>
    <style:style style:name="T1992" style:parent-style-name="Domyślnaczcionkaakapitu" style:family="text">
      <style:text-properties fo:background-color="#80FFFF" style:text-underline-type="single" style:text-underline-style="solid" style:text-underline-width="auto" style:text-underline-mode="continuous"/>
    </style:style>
    <style:style style:name="T1993" style:parent-style-name="Domyślnaczcionkaakapitu" style:family="text">
      <style:text-properties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style:style>
    <style:style style:name="T2019" style:parent-style-name="Domyślnaczcionkaakapitu" style:family="text">
      <style:text-properties style:text-underline-type="single" style:text-underline-style="solid" style:text-underline-width="auto" style:text-underline-mode="continuous"/>
    </style:style>
    <style:style style:name="P2020" style:parent-style-name="Normalny" style:family="paragraph">
      <style:paragraph-properties fo:text-align="justify" fo:line-height="150%" fo:text-indent="0.2479in"/>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T2026" style:parent-style-name="Domyślnaczcionkaakapitu" style:family="text">
      <style:text-properties style:text-underline-type="single" style:text-underline-style="solid" style:text-underline-width="auto" style:text-underline-mode="continuous"/>
    </style:style>
    <style:style style:name="T2027" style:parent-style-name="Domyślnaczcionkaakapitu" style:family="text">
      <style:text-properties fo:background-color="#80FFFF" style:text-underline-type="single" style:text-underline-style="solid" style:text-underline-width="auto" style:text-underline-mode="continuous"/>
    </style:style>
    <style:style style:name="T2028" style:parent-style-name="Domyślnaczcionkaakapitu" style:family="text">
      <style:text-properties style:text-underline-type="single" style:text-underline-style="solid" style:text-underline-width="auto" style:text-underline-mode="continuous"/>
    </style:style>
    <style:style style:name="T2029" style:parent-style-name="Domyślnaczcionkaakapitu" style:family="text">
      <style:text-properties fo:background-color="#80FFFF" style:text-underline-type="single" style:text-underline-style="solid" style:text-underline-width="auto" style:text-underline-mode="continuous"/>
    </style:style>
    <style:style style:name="P2030" style:parent-style-name="Normalny" style:family="paragraph">
      <style:paragraph-properties fo:text-align="justify" fo:line-height="150%" fo:text-indent="0.2479in"/>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479in"/>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style:style>
    <style:style style:name="T2040" style:parent-style-name="Domyślnaczcionkaakapitu" style:family="text">
      <style:text-properties style:text-underline-type="single" style:text-underline-style="solid" style:text-underline-width="auto" style:text-underline-mode="continuous"/>
    </style:style>
    <style:style style:name="T2041" style:parent-style-name="Domyślnaczcionkaakapitu" style:family="text">
      <style:text-properties fo:background-color="#80FFFF"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479in"/>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fo:text-indent="0.2479in"/>
    </style:style>
    <style:style style:name="P2056" style:parent-style-name="Normalny" style:family="paragraph">
      <style:paragraph-properties fo:text-align="justify" fo:line-height="150%"/>
    </style:style>
    <style:style style:name="T2057" style:parent-style-name="Domyślnaczcionkaakapitu" style:family="text">
      <style:text-properties style:text-underline-type="single" style:text-underline-style="solid" style:text-underline-width="auto" style:text-underline-mode="continuous"/>
    </style:style>
    <style:style style:name="T2058" style:parent-style-name="Domyślnaczcionkaakapitu" style:family="text">
      <style:text-properties fo:background-color="#80FFFF" style:text-underline-type="single" style:text-underline-style="solid" style:text-underline-width="auto" style:text-underline-mode="continuous"/>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text-underline-type="single" style:text-underline-style="solid" style:text-underline-width="auto" style:text-underline-mode="continuous"/>
    </style:style>
    <style:style style:name="T2061" style:parent-style-name="Domyślnaczcionkaakapitu" style:family="text">
      <style:text-properties style:text-underline-type="single" style:text-underline-style="solid" style:text-underline-width="auto" style:text-underline-mode="continuous"/>
    </style:style>
    <style:style style:name="T2062" style:parent-style-name="Domyślnaczcionkaakapitu" style:family="text">
      <style:text-properties fo:background-color="#80FFFF" style:text-underline-type="single" style:text-underline-style="solid" style:text-underline-width="auto" style:text-underline-mode="continuous"/>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style:style>
    <style:style style:name="T2069" style:parent-style-name="Domyślnaczcionkaakapitu" style:family="text">
      <style:text-properties fo:background-color="#80FFFF" style:text-underline-type="single" style:text-underline-style="solid" style:text-underline-width="auto" style:text-underline-mode="continuous"/>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style:text-underline-type="single" style:text-underline-style="solid" style:text-underline-width="auto" style:text-underline-mode="continuous"/>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style:style>
    <style:style style:name="T2086" style:parent-style-name="Domyślnaczcionkaakapitu" style:family="text">
      <style:text-properties style:text-underline-type="single" style:text-underline-style="solid" style:text-underline-width="auto" style:text-underline-mode="continuous"/>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style:text-underline-type="single" style:text-underline-style="solid" style:text-underline-width="auto" style:text-underline-mode="continuous"/>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style:style>
    <style:style style:name="T2101" style:parent-style-name="Domyślnaczcionkaakapitu" style:family="text">
      <style:text-properties style:text-underline-type="single" style:text-underline-style="solid" style:text-underline-width="auto" style:text-underline-mode="continuous"/>
    </style:style>
    <style:style style:name="T2102" style:parent-style-name="Domyślnaczcionkaakapitu" style:family="text">
      <style:text-properties fo:background-color="#80FFFF" style:text-underline-type="single" style:text-underline-style="solid" style:text-underline-width="auto" style:text-underline-mode="continuous"/>
    </style:style>
    <style:style style:name="T2103" style:parent-style-name="Domyślnaczcionkaakapitu" style:family="text">
      <style:text-properties style:text-underline-type="single" style:text-underline-style="solid" style:text-underline-width="auto" style:text-underline-mode="continuous"/>
    </style:style>
    <style:style style:name="P2104" style:parent-style-name="Normalny" style:family="paragraph">
      <style:paragraph-properties fo:text-align="justify" fo:line-height="150%" fo:text-indent="0.2479in"/>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fo:text-indent="0.2479in"/>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style:style>
    <style:style style:name="T2111" style:parent-style-name="Domyślnaczcionkaakapitu" style:family="text">
      <style:text-properties style:text-underline-type="single" style:text-underline-style="solid" style:text-underline-width="auto" style:text-underline-mode="continuous"/>
    </style:style>
    <style:style style:name="T2112" style:parent-style-name="Domyślnaczcionkaakapitu" style:family="text">
      <style:text-properties fo:background-color="#80FFFF" style:text-underline-type="single" style:text-underline-style="solid" style:text-underline-width="auto" style:text-underline-mode="continuous"/>
    </style:style>
    <style:style style:name="P2113" style:parent-style-name="Normalny" style:family="paragraph">
      <style:paragraph-properties fo:text-align="justify" fo:line-height="150%" fo:text-indent="0.2479in"/>
    </style:style>
    <style:style style:name="P2114" style:parent-style-name="Normalny" style:family="paragraph">
      <style:paragraph-properties fo:text-align="justify" fo:line-height="150%"/>
    </style:style>
    <style:style style:name="T2115" style:parent-style-name="Domyślnaczcionkaakapitu" style:family="text">
      <style:text-properties style:text-underline-type="single" style:text-underline-style="solid" style:text-underline-width="auto" style:text-underline-mode="continuous"/>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style:style>
    <style:style style:name="T2122" style:parent-style-name="Domyślnaczcionkaakapitu" style:family="text">
      <style:text-properties style:text-underline-type="single" style:text-underline-style="solid" style:text-underline-width="auto" style:text-underline-mode="continuous"/>
    </style:style>
    <style:style style:name="T2123" style:parent-style-name="Domyślnaczcionkaakapitu" style:family="text">
      <style:text-properties fo:background-color="#80FFFF" style:text-underline-type="single" style:text-underline-style="solid" style:text-underline-width="auto" style:text-underline-mode="continuous"/>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style:style>
    <style:style style:name="T2128" style:parent-style-name="Domyślnaczcionkaakapitu" style:family="text">
      <style:text-properties fo:background-color="#80FFFF"/>
    </style:style>
    <style:style style:name="T2129" style:parent-style-name="Domyślnaczcionkaakapitu" style:family="text">
      <style:text-properties style:text-underline-type="single" style:text-underline-style="solid" style:text-underline-width="auto" style:text-underline-mode="continuous"/>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479in"/>
    </style:style>
    <style:style style:name="P2133" style:parent-style-name="Normalny" style:family="paragraph">
      <style:paragraph-properties fo:text-align="justify" fo:line-height="150%"/>
    </style:style>
    <style:style style:name="T2134" style:parent-style-name="Domyślnaczcionkaakapitu" style:family="text">
      <style:text-properties style:text-underline-type="single" style:text-underline-style="solid" style:text-underline-width="auto" style:text-underline-mode="continuous"/>
    </style:style>
    <style:style style:name="T2135" style:parent-style-name="Domyślnaczcionkaakapitu" style:family="text">
      <style:text-properties fo:background-color="#80FFFF" style:text-underline-type="single" style:text-underline-style="solid" style:text-underline-width="auto" style:text-underline-mode="continuous"/>
    </style:style>
    <style:style style:name="T2136" style:parent-style-name="Domyślnaczcionkaakapitu" style:family="text">
      <style:text-properties style:text-underline-type="single" style:text-underline-style="solid" style:text-underline-width="auto" style:text-underline-mode="continuous"/>
    </style:style>
    <style:style style:name="P2137" style:parent-style-name="Normalny" style:family="paragraph">
      <style:paragraph-properties fo:text-align="justify" fo:line-height="150%" fo:text-indent="0.2479in"/>
    </style:style>
    <style:style style:name="P2138" style:parent-style-name="Normalny" style:family="paragraph">
      <style:paragraph-properties fo:text-align="justify" fo:line-height="150%"/>
    </style:style>
    <style:style style:name="T2139" style:parent-style-name="Domyślnaczcionkaakapitu" style:family="text">
      <style:text-properties style:text-underline-type="single" style:text-underline-style="solid" style:text-underline-width="auto" style:text-underline-mode="continuous"/>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T2149" style:parent-style-name="Domyślnaczcionkaakapitu" style:family="text">
      <style:text-properties style:text-underline-type="single" style:text-underline-style="solid" style:text-underline-width="auto" style:text-underline-mode="continuous"/>
    </style:style>
    <style:style style:name="T2150" style:parent-style-name="Domyślnaczcionkaakapitu" style:family="text">
      <style:text-properties fo:background-color="#80FFFF" style:text-underline-type="single" style:text-underline-style="solid" style:text-underline-width="auto" style:text-underline-mode="continuous"/>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P2160" style:parent-style-name="Normalny" style:family="paragraph">
      <style:paragraph-properties fo:text-align="justify" fo:line-height="150%" fo:text-indent="0.2479in"/>
    </style:style>
    <style:style style:name="P2161" style:parent-style-name="Normalny" style:family="paragraph">
      <style:paragraph-properties fo:text-align="justify" fo:line-height="150%"/>
    </style:style>
    <style:style style:name="T2162" style:parent-style-name="Domyślnaczcionkaakapitu" style:family="text">
      <style:text-properties style:text-underline-type="single" style:text-underline-style="solid" style:text-underline-width="auto" style:text-underline-mode="continuous"/>
    </style:style>
    <style:style style:name="T2163" style:parent-style-name="Domyślnaczcionkaakapitu" style:family="text">
      <style:text-properties fo:background-color="#80FFFF" style:text-underline-type="single" style:text-underline-style="solid" style:text-underline-width="auto" style:text-underline-mode="continuous"/>
    </style:style>
    <style:style style:name="T2164" style:parent-style-name="Domyślnaczcionkaakapitu" style:family="text">
      <style:text-properties style:text-underline-type="single" style:text-underline-style="solid" style:text-underline-width="auto" style:text-underline-mode="continuous"/>
    </style:style>
    <style:style style:name="P2165" style:parent-style-name="Normalny" style:family="paragraph">
      <style:paragraph-properties fo:text-align="justify" fo:line-height="150%" fo:text-indent="0.2479in"/>
    </style:style>
    <style:style style:name="P2166" style:parent-style-name="Normalny" style:family="paragraph">
      <style:paragraph-properties fo:text-align="justify" fo:line-height="150%"/>
    </style:style>
    <style:style style:name="T2167" style:parent-style-name="Domyślnaczcionkaakapitu" style:family="text">
      <style:text-properties style:text-underline-type="single" style:text-underline-style="solid" style:text-underline-width="auto" style:text-underline-mode="continuous"/>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479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T2194" style:parent-style-name="Domyślnaczcionkaakapitu" style:family="text">
      <style:text-properties fo:background-color="#80FFFF"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style:style>
    <style:style style:name="T2199" style:parent-style-name="Domyślnaczcionkaakapitu" style:family="text">
      <style:text-properties fo:background-color="#80FFFF" style:text-underline-type="single" style:text-underline-style="solid" style:text-underline-width="auto" style:text-underline-mode="continuous"/>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fo:text-indent="0.2479in"/>
    </style:style>
    <style:style style:name="P2208" style:parent-style-name="Normalny" style:family="paragraph">
      <style:paragraph-properties fo:text-align="justify" fo:line-height="150%"/>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style:style>
    <style:style style:name="T2215" style:parent-style-name="Domyślnaczcionkaakapitu" style:family="text">
      <style:text-properties style:text-underline-type="single" style:text-underline-style="solid" style:text-underline-width="auto" style:text-underline-mode="continuous"/>
    </style:style>
    <style:style style:name="T2216" style:parent-style-name="Domyślnaczcionkaakapitu" style:family="text">
      <style:text-properties fo:background-color="#80FFFF" style:text-underline-type="single" style:text-underline-style="solid" style:text-underline-width="auto" style:text-underline-mode="continuous"/>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fo:text-indent="0.2479in"/>
    </style:style>
    <style:style style:name="P2219" style:parent-style-name="Normalny" style:family="paragraph">
      <style:paragraph-properties fo:text-align="justify" fo:line-height="150%"/>
    </style:style>
    <style:style style:name="T2220" style:parent-style-name="Domyślnaczcionkaakapitu" style:family="text">
      <style:text-properties style:text-underline-type="single" style:text-underline-style="solid" style:text-underline-width="auto" style:text-underline-mode="continuous"/>
    </style:style>
    <style:style style:name="P2221" style:parent-style-name="Normalny" style:family="paragraph">
      <style:paragraph-properties fo:text-align="justify" fo:line-height="150%" fo:text-indent="0.2479in"/>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style:style>
    <style:style style:name="T2227" style:parent-style-name="Domyślnaczcionkaakapitu" style:family="text">
      <style:text-properties style:text-underline-type="single" style:text-underline-style="solid" style:text-underline-width="auto" style:text-underline-mode="continuous"/>
    </style:style>
    <style:style style:name="T2228" style:parent-style-name="Domyślnaczcionkaakapitu" style:family="text">
      <style:text-properties fo:background-color="#80FFFF" style:text-underline-type="single" style:text-underline-style="solid" style:text-underline-width="auto" style:text-underline-mode="continuous"/>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style:text-underline-type="single" style:text-underline-style="solid" style:text-underline-width="auto" style:text-underline-mode="continuous"/>
    </style:style>
    <style:style style:name="T2240" style:parent-style-name="Domyślnaczcionkaakapitu" style:family="text">
      <style:text-properties fo:background-color="#80FFFF" style:text-underline-type="single" style:text-underline-style="solid" style:text-underline-width="auto" style:text-underline-mode="continuous"/>
    </style:style>
    <style:style style:name="T2241" style:parent-style-name="Domyślnaczcionkaakapitu" style:family="text">
      <style:text-properties style:text-underline-type="single" style:text-underline-style="solid" style:text-underline-width="auto" style:text-underline-mode="continuous"/>
    </style:style>
    <style:style style:name="T2242" style:parent-style-name="Domyślnaczcionkaakapitu" style:family="text">
      <style:text-properties fo:background-color="#80FFFF" style:text-underline-type="single" style:text-underline-style="solid" style:text-underline-width="auto" style:text-underline-mode="continuous"/>
    </style:style>
    <style:style style:name="T2243" style:parent-style-name="Domyślnaczcionkaakapitu" style:family="text">
      <style:text-properties style:text-underline-type="single" style:text-underline-style="solid" style:text-underline-width="auto" style:text-underline-mode="continuous"/>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479in"/>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style:style>
    <style:style style:name="T2250" style:parent-style-name="Domyślnaczcionkaakapitu" style:family="text">
      <style:text-properties fo:background-color="#80FFFF" style:text-underline-type="single" style:text-underline-style="solid" style:text-underline-width="auto" style:text-underline-mode="continuous"/>
    </style:style>
    <style:style style:name="T2251" style:parent-style-name="Domyślnaczcionkaakapitu" style:family="text">
      <style:text-properties style:text-underline-type="single" style:text-underline-style="solid" style:text-underline-width="auto" style:text-underline-mode="continuous"/>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style:style>
    <style:style style:name="T2257" style:parent-style-name="Domyślnaczcionkaakapitu" style:family="text">
      <style:text-properties style:text-underline-type="single" style:text-underline-style="solid" style:text-underline-width="auto" style:text-underline-mode="continuous"/>
    </style:style>
    <style:style style:name="T2258" style:parent-style-name="Domyślnaczcionkaakapitu" style:family="text">
      <style:text-properties fo:background-color="#80FFFF" style:text-underline-type="single" style:text-underline-style="solid" style:text-underline-width="auto" style:text-underline-mode="continuous"/>
    </style:style>
    <style:style style:name="T2259" style:parent-style-name="Domyślnaczcionkaakapitu" style:family="text">
      <style:text-properties style:text-underline-type="single" style:text-underline-style="solid" style:text-underline-width="auto" style:text-underline-mode="continuous"/>
    </style:style>
    <style:style style:name="T2260" style:parent-style-name="Domyślnaczcionkaakapitu" style:family="text">
      <style:text-properties fo:background-color="#80FFFF" style:text-underline-type="single" style:text-underline-style="solid" style:text-underline-width="auto" style:text-underline-mode="continuous"/>
    </style:style>
    <style:style style:name="T2261" style:parent-style-name="Domyślnaczcionkaakapitu" style:family="text">
      <style:text-properties style:text-underline-type="single" style:text-underline-style="solid" style:text-underline-width="auto" style:text-underline-mode="continuous"/>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style:style>
    <style:style style:name="T2270" style:parent-style-name="Domyślnaczcionkaakapitu" style:family="text">
      <style:text-properties style:text-underline-type="single" style:text-underline-style="solid" style:text-underline-width="auto" style:text-underline-mode="continuous"/>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style:style>
    <style:style style:name="T2275" style:parent-style-name="Domyślnaczcionkaakapitu" style:family="text">
      <style:text-properties style:text-underline-type="single" style:text-underline-style="solid" style:text-underline-width="auto" style:text-underline-mode="continuous"/>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479in"/>
    </style:style>
    <style:style style:name="P2285" style:parent-style-name="Normalny" style:family="paragraph">
      <style:paragraph-properties fo:text-align="justify" fo:line-height="150%" fo:text-indent="0.2479in"/>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479in"/>
    </style:style>
    <style:style style:name="P2290" style:parent-style-name="Normalny" style:family="paragraph">
      <style:paragraph-properties fo:text-align="justify" fo:line-height="150%" fo:text-indent="0.2479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P2299" style:parent-style-name="Normalny" style:family="paragraph">
      <style:paragraph-properties fo:text-align="justify" fo:line-height="150%" fo:text-indent="0.2479in"/>
    </style:style>
    <style:style style:name="P2300" style:parent-style-name="Normalny" style:family="paragraph">
      <style:paragraph-properties fo:text-align="justify" fo:line-height="150%" fo:text-indent="0.2479in"/>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P2320" style:parent-style-name="Normalny" style:family="paragraph">
      <style:paragraph-properties fo:text-align="justify" fo:line-height="150%" fo:text-indent="0.2479in"/>
    </style:style>
    <style:style style:name="P2321" style:parent-style-name="Normalny" style:family="paragraph">
      <style:paragraph-properties fo:text-align="justify" fo:line-height="150%" fo:text-indent="0.2479in"/>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479in"/>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479in"/>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479in"/>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479in"/>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style:style>
    <style:style style:name="T2370" style:parent-style-name="Domyślnaczcionkaakapitu" style:family="text">
      <style:text-properties style:text-underline-type="single" style:text-underline-style="solid" style:text-underline-width="auto" style:text-underline-mode="continuous"/>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style:style>
    <style:style style:name="T2375" style:parent-style-name="Domyślnaczcionkaakapitu" style:family="text">
      <style:text-properties style:text-underline-type="single" style:text-underline-style="solid" style:text-underline-width="auto" style:text-underline-mode="continuous"/>
    </style:style>
    <style:style style:name="P2376" style:parent-style-name="Normalny" style:family="paragraph">
      <style:paragraph-properties fo:text-align="justify" fo:line-height="150%" fo:text-indent="0.2479in"/>
    </style:style>
    <style:style style:name="P2377" style:parent-style-name="Normalny" style:family="paragraph">
      <style:paragraph-properties fo:text-align="justify" fo:line-height="150%"/>
    </style:style>
    <style:style style:name="T2378" style:parent-style-name="Domyślnaczcionkaakapitu" style:family="text">
      <style:text-properties style:text-underline-type="single" style:text-underline-style="solid" style:text-underline-width="auto" style:text-underline-mode="continuous"/>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style:style>
    <style:style style:name="T2386" style:parent-style-name="Domyślnaczcionkaakapitu" style:family="text">
      <style:text-properties style:text-underline-type="single" style:text-underline-style="solid" style:text-underline-width="auto" style:text-underline-mode="continuous"/>
    </style:style>
    <style:style style:name="T2387" style:parent-style-name="Domyślnaczcionkaakapitu" style:family="text">
      <style:text-properties fo:background-color="#80FFFF" style:text-underline-type="single" style:text-underline-style="solid" style:text-underline-width="auto" style:text-underline-mode="continuous"/>
    </style:style>
    <style:style style:name="T2388" style:parent-style-name="Domyślnaczcionkaakapitu" style:family="text">
      <style:text-properties style:text-underline-type="single" style:text-underline-style="solid" style:text-underline-width="auto" style:text-underline-mode="continuous"/>
    </style:style>
    <style:style style:name="P2389" style:parent-style-name="Normalny" style:family="paragraph">
      <style:paragraph-properties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style:style>
    <style:style style:name="T2393" style:parent-style-name="Domyślnaczcionkaakapitu" style:family="text">
      <style:text-properties style:text-underline-type="single" style:text-underline-style="solid" style:text-underline-width="auto" style:text-underline-mode="continuous"/>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P2400" style:parent-style-name="Normalny" style:family="paragraph">
      <style:paragraph-properties fo:text-align="justify" fo:line-height="150%" fo:text-indent="0.2479in"/>
    </style:style>
    <style:style style:name="P2401" style:parent-style-name="Normalny" style:family="paragraph">
      <style:paragraph-properties fo:text-align="justify" fo:line-height="150%" fo:text-indent="0.2479in"/>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T2414" style:parent-style-name="Domyślnaczcionkaakapitu" style:family="text">
      <style:text-properties style:text-underline-type="single" style:text-underline-style="solid" style:text-underline-width="auto" style:text-underline-mode="continuous"/>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style:style>
    <style:style style:name="T2419" style:parent-style-name="Domyślnaczcionkaakapitu" style:family="text">
      <style:text-properties style:text-underline-type="single" style:text-underline-style="solid" style:text-underline-width="auto" style:text-underline-mode="continuous"/>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T2421" style:parent-style-name="Domyślnaczcionkaakapitu" style:family="text">
      <style:text-properties style:text-underline-type="single" style:text-underline-style="solid" style:text-underline-width="auto" style:text-underline-mode="continuous"/>
    </style:style>
    <style:style style:name="T2422" style:parent-style-name="Domyślnaczcionkaakapitu" style:family="text">
      <style:text-properties fo:background-color="#80FFFF" style:text-underline-type="single" style:text-underline-style="solid" style:text-underline-width="auto" style:text-underline-mode="continuous"/>
    </style:style>
    <style:style style:name="T2423" style:parent-style-name="Domyślnaczcionkaakapitu" style:family="text">
      <style:text-properties style:text-underline-type="single" style:text-underline-style="solid" style:text-underline-width="auto" style:text-underline-mode="continuous"/>
    </style:style>
    <style:style style:name="P2424" style:parent-style-name="Normalny" style:family="paragraph">
      <style:paragraph-properties fo:text-align="justify" fo:line-height="150%" fo:text-indent="0.2479in"/>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style:style>
    <style:style style:name="T2427" style:parent-style-name="Domyślnaczcionkaakapitu" style:family="text">
      <style:text-properties style:text-underline-type="single" style:text-underline-style="solid" style:text-underline-width="auto" style:text-underline-mode="continuous"/>
    </style:style>
    <style:style style:name="T2428" style:parent-style-name="Domyślnaczcionkaakapitu" style:family="text">
      <style:text-properties fo:background-color="#80FFFF" style:text-underline-type="single" style:text-underline-style="solid" style:text-underline-width="auto" style:text-underline-mode="continuous"/>
    </style:style>
    <style:style style:name="T2429" style:parent-style-name="Domyślnaczcionkaakapitu" style:family="text">
      <style:text-properties style:text-underline-type="single" style:text-underline-style="solid" style:text-underline-width="auto" style:text-underline-mode="continuous"/>
    </style:style>
    <style:style style:name="T2430" style:parent-style-name="Domyślnaczcionkaakapitu" style:family="text">
      <style:text-properties fo:background-color="#80FFFF" style:text-underline-type="single" style:text-underline-style="solid" style:text-underline-width="auto" style:text-underline-mode="continuous"/>
    </style:style>
    <style:style style:name="T2431" style:parent-style-name="Domyślnaczcionkaakapitu" style:family="text">
      <style:text-properties style:text-underline-type="single" style:text-underline-style="solid" style:text-underline-width="auto" style:text-underline-mode="continuous"/>
    </style:style>
    <style:style style:name="T2432" style:parent-style-name="Domyślnaczcionkaakapitu" style:family="text">
      <style:text-properties fo:background-color="#80FFFF" style:text-underline-type="single" style:text-underline-style="solid" style:text-underline-width="auto" style:text-underline-mode="continuous"/>
    </style:style>
    <style:style style:name="P2433" style:parent-style-name="Normalny" style:family="paragraph">
      <style:paragraph-properties fo:text-align="justify" fo:line-height="150%" fo:text-indent="0.2479in"/>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style:style>
    <style:style style:name="T2438" style:parent-style-name="Domyślnaczcionkaakapitu" style:family="text">
      <style:text-properties style:text-underline-type="single" style:text-underline-style="solid" style:text-underline-width="auto" style:text-underline-mode="continuous"/>
    </style:style>
    <style:style style:name="T2439" style:parent-style-name="Domyślnaczcionkaakapitu" style:family="text">
      <style:text-properties fo:background-color="#80FFFF" style:text-underline-type="single" style:text-underline-style="solid" style:text-underline-width="auto" style:text-underline-mode="continuous"/>
    </style:style>
    <style:style style:name="T2440" style:parent-style-name="Domyślnaczcionkaakapitu" style:family="text">
      <style:text-properties style:text-underline-type="single" style:text-underline-style="solid" style:text-underline-width="auto" style:text-underline-mode="continuous"/>
    </style:style>
    <style:style style:name="P2441" style:parent-style-name="Normalny" style:family="paragraph">
      <style:paragraph-properties fo:text-align="justify" fo:line-height="150%" fo:text-indent="0.2479in"/>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P2445" style:parent-style-name="Normalny" style:family="paragraph">
      <style:paragraph-properties fo:text-align="justify" fo:line-height="150%"/>
    </style:style>
    <style:style style:name="T2446" style:parent-style-name="Domyślnaczcionkaakapitu" style:family="text">
      <style:text-properties fo:background-color="#80FFFF"/>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fo:text-indent="0.2479in"/>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479in"/>
    </style:style>
    <style:style style:name="P2471" style:parent-style-name="Normalny" style:family="paragraph">
      <style:paragraph-properties fo:text-align="justify" fo:line-height="150%"/>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style:style>
    <style:style style:name="T2481" style:parent-style-name="Domyślnaczcionkaakapitu" style:family="text">
      <style:text-properties fo:background-color="#80FFFF" style:text-underline-type="single" style:text-underline-style="solid" style:text-underline-width="auto" style:text-underline-mode="continuous"/>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P2484" style:parent-style-name="Normalny" style:family="paragraph">
      <style:paragraph-properties fo:text-align="justify" fo:line-height="150%"/>
    </style:style>
    <style:style style:name="T2485" style:parent-style-name="Domyślnaczcionkaakapitu" style:family="text">
      <style:text-properties fo:background-color="#80FFFF" style:text-underline-type="single" style:text-underline-style="solid" style:text-underline-width="auto" style:text-underline-mode="continuous"/>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style:style>
    <style:style style:name="T2491" style:parent-style-name="Domyślnaczcionkaakapitu" style:family="text">
      <style:text-properties style:text-underline-type="single" style:text-underline-style="solid" style:text-underline-width="auto" style:text-underline-mode="continuous"/>
    </style:style>
    <style:style style:name="P2492" style:parent-style-name="Normalny" style:family="paragraph">
      <style:paragraph-properties fo:text-align="justify" fo:line-height="150%" fo:text-indent="0.2479in"/>
    </style:style>
    <style:style style:name="P2493" style:parent-style-name="Normalny" style:family="paragraph">
      <style:paragraph-properties fo:text-align="justify" fo:line-height="150%" fo:text-indent="0.2479in"/>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style:style>
    <style:style style:name="T2503" style:parent-style-name="Domyślnaczcionkaakapitu" style:family="text">
      <style:text-properties style:text-underline-type="single" style:text-underline-style="solid" style:text-underline-width="auto" style:text-underline-mode="continuous"/>
    </style:style>
    <style:style style:name="T2504" style:parent-style-name="Domyślnaczcionkaakapitu" style:family="text">
      <style:text-properties fo:background-color="#80FFFF" style:text-underline-type="single" style:text-underline-style="solid" style:text-underline-width="auto" style:text-underline-mode="continuous"/>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P2508"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Górnictwa</text:p>
      <text:p text:style-name="P3">TYTUŁ= STENOGRAM z siódmego posiedzenia Podzespołu do spraw Górnictwa</text:p>
      <text:p text:style-name="P4">DATA= 14 marca 1989 r.</text:p>
      <text:p text:style-name="P5">SYGNATURA=<text:s/></text:p>
      <text:p text:style-name="P6">INW=<text:s/></text:p>
      <text:p text:style-name="P7">TEKST=<text:s/></text:p>
      <text:p text:style-name="P8">Stenogram z posiedzenia Podzespołu do spraw Górnictwa z dnia 14 marca 198<text:span text:style-name="T9">9</text:span><text:s/>r.</text:p>
      <text:p text:style-name="P10">/Obradom<text:s/><text:span text:style-name="T11">przewodniczy ob. Marian Gustek</text:span>/.</text:p>
      <text:p text:style-name="P12"><text:span text:style-name="T13">Przewodnicząc</text:span><text:span text:style-name="T14">y</text:span><text:span text:style-name="T15">:</text:span></text:p>
      <text:p text:style-name="P16">Proszę o z<text:span text:style-name="T17">aj</text:span>mowanie miejsc przy stole<text:span text:style-name="T18">.</text:span></text:p>
      <text:p text:style-name="P19">Zgodnie z początkowym ustaleniem na mnie przypada dzisiaj kolejność prowadzenia obrad.</text:p>
      <text:p text:style-name="P20">Wyrażam przekonanie, że może to będzie dobrze, że miałem przyjemność rozpocząć obrady i może dzisiaj przy mojej kolejności byśmy zakończyli.</text:p>
      <text:p text:style-name="P21">Ale na sam początek prosiłbym bardzo o posłuchanie. Chciałbym i czynię to w imieniu strony koalicyjno-rządow<text:span text:style-name="T22">ej<text:s/></text:span>składam ostry protest na początku posiedzenia. W związku z ogłoszeniem i organizowaniem przez<text:s/>„Solidarność”<text:s/>w dniu dzisiejszym strajków w kopalniach węgla kamiennego<text:s/>„Marcel”,<text:s/>„Morcinek”,<text:s/>„Jas<text:span text:style-name="T23">t</text:span>rzębie”,<text:s/>„Moszczenica”, strona rządowo-koalicyjna wyraża ostry protest stwierdz<text:span text:style-name="T24">aj</text:span>ąc, że podejmowanie takich działań uniemożliwia dalsze prowadzenie prac podzespołu górniczego w klimacie spokoju i rozwagi. Przekształcenie obrad podzespołu mających służyć zgodnie z wcześnie<text:span text:style-name="T25">js</text:span>zymi uzgodnieniami racjonalnym zmianom w przemysłach wydobywczych w negocjacje prowadzone pod presją niepokojów społecznych wypacza ide<text:span text:style-name="T26">ę</text:span><text:s/>Okrągłeg<text:span text:style-name="T27">o</text:span><text:s/>Stołu, niezgodne jest z apelem Lecha Wałęsy i Czesława Kiszczaka o p<text:span text:style-name="T28">r</text:span>zyspieszenie prac nad porozumieniem oraz zachowanie spokoju społecznego godzi również w dobrze p<text:span text:style-name="T29">oj</text:span>mowane interesy załóg górniczych.</text:p>
      <text:p text:style-name="P30">Proszę uprzejmie o zajęcie stanowiska<text:s/><text:span text:style-name="T31">w</text:span><text:s/>tej sprawie.</text:p>
      <text:p text:style-name="P32"><text:span text:style-name="T33">Ob. Alojz</text:span><text:span text:style-name="T34">y</text:span><text:span text:style-name="T35"><text:s/>Pietrzyk</text:span>:</text:p>
      <text:p text:style-name="P36">Czy panie pr<text:span text:style-name="T37">ze</text:span>wodniczący ta wiadomość jest na pewno taka, jaka tu, że akurat te trzy kopalnie, te dwie godziny - cztery, tak? I to jest fakt, tak?</text:p>
      <text:p text:style-name="P38"><text:span text:style-name="T39">Przewodniczący</text:span>:</text:p>
      <text:p text:style-name="P40">Ja chcę jeszcze zanim udzielę głosu dyrektorowi Przedsiębiorstwa Eksploatacji<text:s/>„Południe”<text:s/>chciałbym jeszcze wyjaśnić, że ostatnio dostałem informację, że na kopalni<text:s/>„Morcinek”<text:s/>dyrektor jest odizolowany i szyby są zablokowane.</text:p>
      <text:p text:style-name="P41">Jest używana bezpośrednia przemoc. J<text:span text:style-name="T42">a</text:span><text:s/>rozmawiałem przed 15 minutami z Katowicami, rozmowę mam potwierdzoną bardzo wyraźnie<text:span text:style-name="T43">.</text:span><text:s/>W tej sprawie bym o dalsze wyjaśnienie sprawy prosił dyrektora Kapłanka.</text:p>
      <text:p text:style-name="P44"><text:span text:style-name="T45">O</text:span><text:span text:style-name="T46">b</text:span><text:span text:style-name="T47">.</text:span><text:span text:style-name="T48"><text:s/>Andrzej Kapłanek</text:span>:</text:p>
      <text:p text:style-name="P49"><text:span text:style-name="T50">D</text:span>o w<text:span text:style-name="T51">yj</text:span>aśnienia do po<text:span text:style-name="T52">ru</text:span>szanego tematu - o godz. 6 na czterech kopalniach wymienionych tutaj nastąpiło zatrzymanie pracy, z tym że równocześnie z zablokowaniem szybów i uniemożliwieniem zjazdu nawet dozorowi na dół.</text:p>
      <text:p text:style-name="P53">Na jednej z kopalni, na kopalni<text:s/>„Morcinek”<text:s/>na trzech pierwszych kopalniach strajk zakończył się zgodnie<text:s/><text:soft-page-break/>z zapowiedzią po 2 godzinach, na jednej z tych... czwartej kopalni [nieczytelne] strajk trwa. 20 minut temu rozmawiałem i jeszcze trwa.<text:span text:style-name="T54"><text:s/></text:span>Przedłużono pod pretekstem, że jed<text:span text:style-name="T55">e</text:span>n z wydziałów płuczka rozpoczęła pracę i w związku z powyższym niejako z tego pretekstu przedłużono o te półtorej godziny.</text:p>
      <text:p text:style-name="P56">Nie wiem jaka jest aktualnie sytuacja.</text:p>
      <text:p text:style-name="P57"><text:span text:style-name="T58">Ob. Al</text:span><text:span text:style-name="T59">oj</text:span><text:span text:style-name="T60">zy<text:s/></text:span><text:span text:style-name="T61">P</text:span><text:span text:style-name="T62">ietrzy</text:span><text:span text:style-name="T63">k</text:span>:</text:p>
      <text:p text:style-name="P64">Bo ta informacja nie była w pełni rzetelna. Chodzi nam konkretnie, czy ten<text:s/>„Morcinek”<text:s/>jeszcze w dalszym ciągu stoi i czy te inne kopalnie podjęły już pracę. Jakie tam były przestoje?</text:p>
      <text:p text:style-name="P65"><text:span text:style-name="T66">Ob</text:span><text:span text:style-name="T67">.</text:span><text:span text:style-name="T68"><text:s/>Andrzej Kapłanek</text:span>:</text:p>
      <text:p text:style-name="P69">Potwierdzam jeszcze: dwie godziny na trzech pierwszych kopalniach,<text:s/>„Morcinek”<text:s/>o godzinie 9<text:span text:style-name="T70">.</text:span>40 jeszcze stał.</text:p>
      <text:p text:style-name="P71"><text:span text:style-name="T72">Przewodniczący</text:span>:</text:p>
      <text:p text:style-name="P73">Proszę głos ma pan Stawski.</text:p>
      <text:p text:style-name="P74"><text:span text:style-name="T75">Ob. Grze</text:span><text:span text:style-name="T76">g</text:span><text:span text:style-name="T77">orz Stawski</text:span>:</text:p>
      <text:p text:style-name="P78">Panowie<text:span text:style-name="T79">!</text:span><text:s/><text:span text:style-name="T80">W</text:span>ydaje mi się, że sprawa jest rzeczywiście poważna, dramatyczna, ale ta sprawa nie powinna być dla nikogo zaskoczeniem, dlaczego się tak stało.</text:p>
      <text:p text:style-name="P81"><text:span text:style-name="T82">W</text:span><text:s/>rozmowach,<text:s/><text:span text:style-name="T83">k</text:span>tóre przeprowadzaliśmy z panem ministrem Wilczkiem to panowie tutaj nie powiedzieli, z jakiej okazji się to stało - jaka była przyczyna, powstania tego strajku ostrzegawczego.</text:p>
      <text:p text:style-name="P84">Więc i pan dyrektor Kapłanek też jest zorientowany. Strajk ten został ogłoszony dużo wcześniej, w związku z<text:s/>niewypłaceniem<text:s/>czternastej pensji i temat ten jeżeli dobrze pamiętam był już rozważany przynajmniej na trzech spotkaniach. W przeciągu tych trzech spotkań nie przyszła żadna odpowiedź wiążąca odnośnie sposobu załatwienia poza ogólnikiem, że to poszło do załatwiania i że drogą administracyjną ma być ten problem rozwiązany. Nie było ani w tym temacie sposobu rozwiązania, ani ewentualnie terminu rozwiązania tego problemu. Tak że wydaje mi się, że w tej chwili było to jak gdyby wyczekiwanie na ten moment rozpoczęcia tego strajku ostrzegawczego, a nie zrobiono praktycznie nic, żeby tego strajku uniknąć, i to wydaje<text:s/>mi się, że bardziej ze strony panów, czyli ze strony rządowej.</text:p>
      <text:p text:style-name="P85">D<text:span text:style-name="T86">zi</text:span>ęku<text:span text:style-name="T87">ję.</text:span></text:p>
      <text:p text:style-name="P88"><text:span text:style-name="T89">Przewodnicząc</text:span><text:span text:style-name="T90">y</text:span><text:span text:style-name="T91">:</text:span></text:p>
      <text:p text:style-name="P92">Dziękuję bardzo.</text:p>
      <text:p text:style-name="P93">Czy w tej sprawie jeszcze ktoś chce zabrać głos?</text:p>
      <text:p text:style-name="P94"><text:span text:style-name="T95">Ob.</text:span><text:span text:style-name="T96"><text:s/>Andrzej Kapłanek</text:span>:</text:p>
      <text:p text:style-name="P97">Żeby uściślić, tutaj wypowiedź pana Stawskiego, przede mną leży komunikat komitetu zakładowego<text:s/><text:span text:style-name="T98">„</text:span>Solidarnoś<text:span text:style-name="T99">ci</text:span><text:span text:style-name="T100">”</text:span><text:s/>w Morcinku i treść tego jest następująca: bez wstępu czytamy: Żądamy przyspieszenia realizac<text:span text:style-name="T101">ji</text:span><text:s/>postula<text:span text:style-name="T102">tó</text:span>w przez stronę rządową wprowadzonych<text:s/><text:span text:style-name="T103">-</text:span><text:s/>„wy-”<text:s/>nie jest to czytelne - wprowadzonych, wymu.<text:s/><text:span text:style-name="T104">-</text:span><text:s/>wprowadzonych przez stronę<text:s/><text:span text:style-name="T105">„</text:span>Solidarność”<text:span text:style-name="T106">.</text:span></text:p>
      <text:p text:style-name="P107">1/ Wpro<text:span text:style-name="T108">w</text:span>a<text:span text:style-name="T109">dz</text:span>enie wolnych sobót,</text:p>
      <text:p text:style-name="P110">2/ Wprowadzenie nowej siatki płac zaproponowan<text:span text:style-name="T111">ej<text:s/></text:span>przez NSZZ<text:s/><text:span text:style-name="T112">„</text:span>Soli<text:span text:style-name="T113">da</text:span>rność”,</text:p>
      <text:p text:style-name="P114">3/ Żądamy wypłacanie 14-<text:span text:style-name="T115">te</text:span>j pensji dla strajkujących górników za udział w strajku w sierpniu,</text:p>
      <text:p text:style-name="P116">4/ Żądamy zaprzestania jakichkolwiek podwyżek cen żywnoś<text:span text:style-name="T117">ci.</text:span></text:p>
      <text:p text:style-name="P118">To gwoli tutaj dopowiedzenia do tego co powiedział pan Stawski.</text:p>
      <text:soft-page-break/>
      <text:p text:style-name="P119">I tu chciałbym dodać od siebie, punkt 1 wprowadzę<text:s/>niewolnych<text:s/>sobót<text:s/><text:span text:style-name="T120">-</text:span><text:s/>czy na dzień dzisiejszy ktokolwiek ogranicza nieprzychodzenie do pracy. Jeżeli ktoś ma informa<text:span text:style-name="T121">cj</text:span>e, że w kopalniach w jastrzębsko-rybnickich komukolwiek z tytułu nie przyjścia do pracy cokolwiek się stało, bardzo proszę o informację.<text:s/><text:span text:style-name="T122">O</text:span>sobi<text:span text:style-name="T123">śc</text:span>ie przeproszę tego kogoś i nadpłacę, jeżeli jakiekolwiek są perturbacje z tego powodu. Przykład sobotni pokazuje, że mimo że nie przyszły całe ściany nikomu z tego powodu również się nic nie zdarzyło, nie licząc tych nielicznych przypadków, kiedy na przykład porżnięto opony niektórym górnikom, którzy zjechali na dół i podjęli<text:s/>pracę na przykład przy robotach konserwacyjnych z soboty na niedzielę, prawda. To by<text:span text:style-name="T124">ł</text:span>y takie jedyne konsekwencje z tego wynikające. To też niejako górnik tutaj bardzo się martwię tym, że dochodzi do takich zdarzeń. Górnik górnikowi za to, że podjął pracę.</text:p>
      <text:p text:style-name="P125">To tyle co miałbym do powiedzenia.</text:p>
      <text:p text:style-name="P126"><text:span text:style-name="T127">O</text:span><text:span text:style-name="T128">b. Alojzy Pietrzyk</text:span>:</text:p>
      <text:p text:style-name="P129">Zanim udzielę głosu kol. Polmańskiemu chciałem powiedzieć też dwa zdania na ten temat między innymi. Tę historię myśmy już przerabiali i to co usłyszałem od pana - panie Kapłanek tośmy przeszli w 1980 i 1981. Tam się między innymi nam też mówiło, że się kopalnie zawalą jak będą wolne soboty i niedziele, że majątek cały ulegnie zniszczeniu, tych argumentów różnego rodzaju było zatrzęsienie. Nie byliśmy wtedy nawet w stanie uniknąć niektórych prowokacji typu pocięcia spodni, takie też były. Były i naturalne szkody czynione przez górników. Tylko pytanie jedno zasadnicze w tym wszystkim - kto to robi?<text:s/><text:span text:style-name="T130">K</text:span>t<text:span text:style-name="T131">o</text:span><text:s/>doprowadza do takiej sytuacji? Jak długo jeszcze ten górnik tu ma być tym narzędziem? Praktycznie rzecz biorąc narzędziem do orania i tym narzędziem do manipulowania? W końcu powinien nadejść, jest czas na naprawdę konkr<text:span text:style-name="T132">e</text:span>tne rozwiązywanie problemów.</text:p>
      <text:p text:style-name="P133">Jeżeli chodzi o kopalnie te wymienione, konflikt miał podłoże przede wszystkim płacowe. Chodzi o<text:s/>„czternastki”. Nie wyklucza się nawet częściowej prowokacji w tym wszystkim<text:span text:style-name="T134">.</text:span><text:s/>Nie chcę nikogo tu oskarżać, bo nie jesteśmy w stanie udowodnić kto to mógł zrobić, ale postawienie<text:s/>sprawy w ten sposób, że<text:s/>„czternastkę”<text:s/>daje się - decyzję o wypłacie<text:s/>„czternastki”, nie liczeniu tych iksów, bo dość duży procent górników otrzymało<text:s/>„czternastki”, byli to tacy, którzy mieli chorobowe i mieli iksy i otrzymali je, ale jakoś to tak się zdarzyło, że akurat ci strajkujący tej<text:s/>„czternastki”<text:s/>nie dostali. Były listy wysyłane między innymi do ministra Wilczka, myśmy tu też postanowili wspólnie, że to może być konfliktogenne, żeby tego uniknąć, nie zostało to zrobione, a minister Wilczek nie zadecydował, między innymi w kopalni<text:s/>„Jastrzębie”<text:s/>wspólnie mam tu pismo gdzie razem<text:s/><text:span text:style-name="T135">„</text:span>Solidarność”<text:s/>OPZZ i dyrektor zadecydowali, że te<text:s/>„czternastki”<text:s/>trzeba wypłacić, odczytam go teraz:</text:p>
      <text:p text:style-name="P136">Dnia 2 marca 1989 r. w zakładowym klubie NOT odbyło się spotkanie przedstawicieli dyrekcji kopalni, komitetu zakładowego PZPR związku zawodowego pracowników kopalni<text:s/>„Jastrzębie”, zarządu zakładowego Związku So<text:span text:style-name="T137">cj</text:span>alistyczn<text:span text:style-name="T138">ej</text:span><text:s/>Młodzieży Polskiej, komitetu założyc<text:span text:style-name="T139">i</text:span>elskiego NSZZ<text:s/>„Solidarność”, uczestnicy spotkania jak w liście obecności na wniosek komitetu założycielskiego NSZZ<text:s/>„Solidarność”<text:s/>tematykę spotkania ograniczono do sprawy nie wypłacenia dodatkowej nagrody rocznej tzw.<text:s/>„czternastki”<text:s/>dla osób, które przekroczyły liczbę dniówek usprawiedliwion<text:span text:style-name="T140">ej</text:span><text:s/>nieobecności w pracy<text:s/>„<text:span text:style-name="T141">x</text:span>”<text:span text:style-name="T142">.</text:span><text:span text:style-name="T143"><text:s/></text:span>Dyrektor kopalni przedstawił obowiązujące przepisy prawne oraz wyjaśnienia i stanowiska<text:s/>Ministra<text:s/>Przemysłu, jakie otrzymał do dn. 2 marca 1989 r. stwierdza<text:span text:style-name="T144">ją</text:span>c, że aktualny stan przepisów prawnych w tej sprawie nie upoważnia do wypłaty<text:s/>„czternastki”<text:s/>dla osób, których liczba usprawiedliwionej nieobecności przekracza 6<text:s/><text:soft-page-break/>dni.</text:p>
      <text:p text:style-name="P145">Komitet zakładowy PZPR, zarząd zakładowy ZSMP, Związek Zawodowy Pracowników Kopalni<text:s/>„Jastrzębie”<text:s/>i komitet założycielski NSZZ<text:s/>„Solidarnoś<text:span text:style-name="T146">ć</text:span>”<text:s/>opracuje w terminie do dn. 3 marca 1989 r. wystąpienie do Prezesa Rady Ministrów w tej sprawie przekazując je niezwłocznie adresatowi i powiadamia<text:span text:style-name="T147">ją</text:span>c o jego treści<text:s/>Ministra<text:s/>Przemysłu, dyrektora generalnego Wspólnoty Węgla Kamiennego, dyrektora naczelnego Przedsiębiorstwa Eksploatacji Węgla<text:s/>„Południe<text:span text:style-name="T148">”</text:span><text:s/>i inne zainteresowane strony.</text:p>
      <text:p text:style-name="P149">Autorzy wystąpienia stwierdzają, że ni<text:span text:style-name="T150">ewyp</text:span>łacenie czternastej pensji pracownikom, którzy mieli tzw.<text:s/>„<text:span text:style-name="T151">x</text:span><text:span text:style-name="T152">”</text:span><text:span text:style-name="T153"><text:s/></text:span>z tytułu strajku wobec ustalenia nowej zasady po zakończeniu roku 1988 wypłaty tzw.<text:s/>„czternastki”<text:s/>dla pracowników, którzy przekroczyli liczbę dni zwolnienia lekarskiego ponad liczbę dni posiadanego urlopu wypoczynkowego, jest krzywdzące dla pracowników biorących udział w strajku oraz pracowników posiada<text:span text:style-name="T154">ją</text:span>cych więcej niż 6 dni tzw.<text:s/>„<text:span text:style-name="T155">x</text:span>”.</text:p>
      <text:p text:style-name="P156">Uczestniczący w spotkaniu przedstawiciele komitetu założycielskiego<text:s/><text:span text:style-name="T157">N</text:span>SZZ<text:s/>„Solidarność”<text:s/>i Zarządu ZZP Kopalni<text:s/><text:span text:style-name="T158">„</text:span><text:span text:style-name="T159">J</text:span>astrzębie”<text:s/>domagają się wypłacenia czternastej pensji za 1988 r. dla wszystkich pracowników, dotychczas do tej nagrody uprawnionych z rozszerzeniem uprawnień o osoby mające dniówki nieobecności usprawiedliwionej bez względu na ich ilość i przyczyny.</text:p>
      <text:p text:style-name="P160">Ustalono termin kolejnego spotkania na dzień 16 marca 1<text:span text:style-name="T161">989</text:span><text:s/>r. Podpisane: Kopalnia Węgla Kamiennego, dyrektor mgr inż. Jerzy Świderski i pierwszy sekretarz Komitetu Zakładowego PZPR KWK<text:s/>„Jastrzębie”<text:s/>- podpis nieczytelny, Związek Socjalistyczn<text:span text:style-name="T162">ej</text:span><text:s/>Młodzieży Polskiej, Zarząd Zakładowy Kopalni<text:s/>„Jastrzębie”<text:s/>- podpis nieczytelny, przewodniczący Zarządu Związku Zawodowego Pracowników KWK<text:s/>„Jastrzębie”<text:s/>Władysław Burdel no i podpis nieczytelny za<text:s/>„Solidarność”.</text:p>
      <text:p text:style-name="P163">To pismo ma swoją wymowę. Ono mówi wiele. To samo było w innych kopalniach. Tu jest przedstawiciel kopalni<text:s/>„Andaluzja”. Tam jest spokój. Jest spokojnie, czternastki zostały wypłacone, zgodnie z wcześniejszą decyzją. Nikt nie wstrzymał tam w ostatniej chwili wypłaty tej<text:s/>„czternastki”<text:s/>dla osób biorących udział w strajku. Nie ma tam konfliktu, nie ma tam problemu.</text:p>
      <text:p text:style-name="P164">Jeżeli chodzi o te postulaty z kopalni<text:s/>„Morcinek”<text:s/>dobrze by było, żebyśmy się zapoznali z postulatami pozostałych trzech kopalń, bo prawdopodobnie tylko wyrywkowo przedstawiono nam te postulaty, tylko z tej kopalni, że akurat coś takiego się stało, to można już było przewidywać, bo się gotowało strasznie w kopalniach, szczególnie jastrzębskich, gdzie niestety, górnicy oczekują konkretnego, szybkiego, zdecydowanego kroku i rzetelnego rozwiązania<text:s/>problemów, które tu w<text:s/>„nadgórnictwie”<text:s/>wiszą już<text:s/>„kupę”<text:s/>czasu.</text:p>
      <text:p text:style-name="P165">To ni<text:span text:style-name="T166">ez</text:span>adowolenie próbowaliśmy z naszej strony rozładować. Były takie kroki czynione z naszej strony. Twierdzili<text:s/><text:span text:style-name="T167">ż</text:span>eśmy jednoznacznie... i m.in. i Lech Wałęsa na całą Polskę wyszedł z apelem o 6 tygodni spokoju, no, niestety, jest sytuacja taka, jaka jest. Doszło to protestu dwugodzinnego. W związku z tym wnioskuję o wyciągnięcie z tego konkretnych wniosków i to każda strona żeby to zrobiła.</text:p>
      <text:p text:style-name="P168">Proszę o zabranie głosu kol. Piotra Polmańskiego.</text:p>
      <text:p text:style-name="P169"><text:span text:style-name="T170">Przewodnicząc</text:span><text:span text:style-name="T171">y</text:span>:</text:p>
      <text:p text:style-name="P172">Dzięku<text:span text:style-name="T173">ję</text:span><text:s/>bardzo. Pan Polmański.</text:p>
      <text:p text:style-name="P174"><text:span text:style-name="T175">Ob. Piotr Polmański</text:span>:</text:p>
      <text:p text:style-name="P176">Szanowni Państwo!</text:p>
      <text:soft-page-break/>
      <text:p text:style-name="P177">Jak państwo wiecie, oprócz Zagłębia Jastrzębskiego w sierpn<text:span text:style-name="T178">i</text:span>u strajkowała jako jedyna spoza - kopalnia<text:s/>„Andaluzja”.<text:s/><text:span text:style-name="T179">Str</text:span>a<text:span text:style-name="T180">jkow</text:span>aliśmy tylko raptem 7 dni. Ale problem<text:s/>„czternastek”<text:s/>tam też wystąpił. Proszę sobie wyobrazić, że zwolnionych 40 ludzi nie pracowało przez trzy miesiące i otrzymało<text:s/>„czternastki”. Nie wiem, na jakie przepisy powołał się dyrektor, ale prawdopodobnie załatwił to w ramach zasad współżycia społecznego na tej kopalni. Żeby było spokojnie i cicho. Uznał, że<text:s/>„czternastka”<text:s/>jest stałą częścią, czy elementem wynagrodzenia i wypłacił wszystkim<text:s/>„czternastki”. Wypłacił. I na<text:s/>„Andaluzji”<text:s/>jest spokój. A przecież ja nie pracowałem trzy miesiące i w zasadzie miałem 90<text:s/>„x”<text:s/>i praktycznie rzecz biorąc<text:s/>„czternastka”<text:s/>mi się nie należała. A mimo to dostaliśmy<text:s/>„czternastki”<text:s/>i jest na<text:s/>„Andaluzji”<text:s/>spokój. Czy tego nie można było załatwić w Jastrzębiu?</text:p>
      <text:p text:style-name="P181">Dzięku<text:span text:style-name="T182">ję</text:span>.</text:p>
      <text:p text:style-name="P183"><text:span text:style-name="T184">Przewodnicząc</text:span><text:span text:style-name="T185">y</text:span><text:span text:style-name="T186">:</text:span></text:p>
      <text:p text:style-name="P187">Ja mam taką propozycję.<text:s/><text:span text:style-name="T188">F</text:span>a<text:span text:style-name="T189">k</text:span>t jest, że próbuje się<text:s/>„okrągły stół”<text:s/>postawić pod ścianą. I sprawa strajków tych dwugodzinn<text:span text:style-name="T190">yc</text:span>h, czy 2,<text:span text:style-name="T191">5-</text:span>godzinn<text:span text:style-name="T192">yc</text:span>h, czy 3-godzinnych - nie wiem, jak się to na<text:s/>„Morcinku”<text:s/>skończy, czy się skończyło, jest faktem nieprz<text:span text:style-name="T193">yje</text:span>mnym. Przyczyny tego są różne. Ale jest fakt faktem, że codzienne masówki, absencyjny strajk w sobotę wcale nie sprzyja sprawie. Wczoraj wieczorem jeszcze były długo rozmowy prowadzone, jak załatwić czternastą pensję. Szukaliśmy rozwiązań, jak to zrobić, bo to jest ograniczone aktami normatywnymi.<text:s/>Jeżeli na<text:s/>„Andaluzji”<text:s/>tak się stało, to dyrektor to wziął na swoją rękę. Nie wiem.</text:p>
      <text:p text:style-name="P194"><text:span text:style-name="T195">Ob. Piotr Polmański</text:span>:</text:p>
      <text:p text:style-name="P196">Ja chciałem powiedzieć, panie przewodnicząc<text:span text:style-name="T197">y</text:span>...</text:p>
      <text:p text:style-name="P198"><text:span text:style-name="T199">Przewodnicząc</text:span><text:span text:style-name="T200">y</text:span>:</text:p>
      <text:p text:style-name="P201">Ja nie skończyłem. Ja nie potrafię tego wyjaśnić w tej chwili i nie mam zamiaru wyjaśniać. Wiem tylko o jednej rzeczy, że jeszcze wczoraj zastanawiano się, jak załatwić czternastą pensję. Natomiast prawdą jest, że w czasie gdy podpisywano w sierpniu sprawy i były wielkie korowody z tym, aby to było potraktowane jako<text:s/>„x<text:span text:style-name="T202">”</text:span>, jako nieobecność usprawiedliwiona, świadomie podpisywano, że się rezygnuje w tym układzie z<text:s/>„czternastki”. Taka jest prawda. I to panowie prz<text:span text:style-name="T203">yj</text:span>mijmy wszyscy do wiadomości.<text:s/>Teraz się szuka możliwości, jak tę sprawę załatwić. I stawia się nas pod ścianą metodą strajku. Je<text:span text:style-name="T204">ś</text:span>li to nawet będzie w jakiś sposób załatwione, to proszę przyjąć do wiadomości, że nie na skutek strajków dzisiejszych.</text:p>
      <text:p text:style-name="P205">Ja bym proponował, żebyśmy na ten temat więcej dzisiaj nie dyskutowali. Proszę bardzo, możemy dyskutować, ja przecież.<text:span text:style-name="T206">.</text:span>.</text:p>
      <text:p text:style-name="P207"><text:span text:style-name="T208">Ob. Piotrowski</text:span>:</text:p>
      <text:p text:style-name="P209">Ja proszę o głos w tej kwestii jeszcze.</text:p>
      <text:p text:style-name="P210"><text:span text:style-name="T211">Przewodnicząc</text:span><text:span text:style-name="T212">y</text:span><text:span text:style-name="T213">:</text:span></text:p>
      <text:p text:style-name="P214">Proszę, pan Pietrzyk.</text:p>
      <text:p text:style-name="P215"><text:span text:style-name="T216">Ob. Pietrzyk</text:span>:</text:p>
      <text:p text:style-name="P217">Proszę o zabranie głosu pana Leszka Piotrowskiego.</text:p>
      <text:p text:style-name="P218"><text:span text:style-name="T219">Ob</text:span><text:span text:style-name="T220">.</text:span><text:span text:style-name="T221"><text:s/>Leszek Piotrowski<text:s/></text:span><text:span text:style-name="T222">-</text:span><text:span text:style-name="T223"><text:s/></text:span><text:span text:style-name="T224">„</text:span><text:span text:style-name="T225">Solidarno</text:span><text:span text:style-name="T226">ść</text:span><text:span text:style-name="T227">”</text:span>:</text:p>
      <text:p text:style-name="P228">Mam tutaj przed sobą pismo, które jest praprzyczyną tej całej historii. Ono ma datę 28<text:s/>lutego<text:s/>1989 r. Pochodzi z Kopalni<text:s/><text:span text:style-name="T229">„</text:span>Manifest Lipcowy”. Jest wyraźnie określone żądanie. To żądanie było przedmiotem<text:s/><text:soft-page-break/>obrad<text:s/>„okrągłego stołu”. Brałem udział w pracach grupy robocz<text:span text:style-name="T230">ej</text:span>, która opracowała pismo do<text:s/>Ministra<text:s/>Przemysłu. Pismo to w tym samym dniu dotarło do<text:s/>Ministra<text:s/>Przemysłu. Miałem potwierdzenie osobiste od pana ministra, przy tej okazji, jak byłem w Zespole ds. Gospodarki i Polityki Społecznej. A dzisiaj mamy 14 marca i ta sprawa jest ni<text:span text:style-name="T231">ez</text:span>ałatwiona.</text:p>
      <text:p text:style-name="P232">Więc z jakiej racji panowie się dziwicie górnikom? Skąd tytuł do ostrego protestu? Jak od 28 lutego takich rzeczy nie potraficie załatwić? Powiedzieć - albo płacicie, albo nie płacicie. Jeśli nie płacicie to powiedzcie to jasno i uzasadni<text:span text:style-name="T233">jc</text:span>ie. Ale nie może być tak, że załogi nie wiedzą, dlaczego tej<text:s/>„czternastki”<text:s/>nie wypłacono w jednych kopalniach, a w innych wypłacono. Wina leży po waszej stronie i raz się do tego przyznajcie.</text:p>
      <text:p text:style-name="P234">Dzięku<text:span text:style-name="T235">ję</text:span><text:s/>bardzo.</text:p>
      <text:p text:style-name="P236"><text:span text:style-name="T237">Ob. Alojzy Pietrzyk</text:span>:</text:p>
      <text:p text:style-name="P238">Ja chciałem podać pod wątpliwość na przykładzie tego naszego wspólnego tró<text:span text:style-name="T239">js</text:span>tronnego ustalenia - chodzi mi o pismo, które zostało skierowane do ministra Wilczka. I minister Wilczek po prostu nie podjął decyzji. W związku z tym podaję pod wątpliwość wszelkiego rodzaju zapisy, jakie przy tych stołach będą sporządzone. Prawdopodobnie to jest kwestia tylko papieru i nic więcej. Kwestia podpisania kolejnych uzgodnień, kolejnych porozumień<text:s/>i stanie się z tym to samo, prawdopodobnie, co się stało z p<text:span text:style-name="T240">oroz</text:span>umieniami w<text:s/><text:span text:style-name="T241">19</text:span>80 r.</text:p>
      <text:p text:style-name="P242">Jeżeli mamy coś robić, jeżeli się czegoś podejmujemy, to niestety, jeżeli my podchodzimy z jakąś wiarą i nadzieją, do czegoś, to na tym przykładzie widać, że co byśmy tu nie ustalili, to to będzie nic, w porównaniu z tym, że to zostanie tylko na papierze zapisane i w sumie z tych wszystkich<text:s/>„okrągłych stołów”<text:s/>będą tylko tony papieru, a realizacji tego wszystkiego nie będzie żadnej.</text:p>
      <text:p text:style-name="P243">Tu jeszcze od nas prosił o głos kol.<text:s/><text:span text:style-name="T244">L</text:span>ityński.</text:p>
      <text:p text:style-name="P245">Dziękuję bardzo.</text:p>
      <text:p text:style-name="P246"><text:span text:style-name="T247">Ob.<text:s/></text:span><text:span text:style-name="T248">Lit</text:span><text:span text:style-name="T249">yńsk</text:span><text:span text:style-name="T250">i</text:span><text:span text:style-name="T251">:</text:span></text:p>
      <text:p text:style-name="P252">Przepraszam. Strona rządowa tu powołuje się na podpisanie porozumienia strajkowego. To strona rządowa mogłaby się też powołać na podpisanie porozumienia strajkowego w Jastrzębi, na mocy którego wyrzucono trzech górników.</text:p>
      <text:p text:style-name="P253">Chciałem przypomnieć, że podpisywanie porozumień strajkowych odbywało się w warunkach terroru. Ja używam tego słowa świadomie dlatego, że strona rządowa - pan minister w tej chwili użył, że używa się terroru bezpośredniego.</text:p>
      <text:p text:style-name="P254">Ja wiem, że podczas strajków górniczych w sierpniu ub. roku tego właśnie argumentu używano przeciwko górnikom. Między innymi na<text:s/>„Manifeście Lipcowym”, gdzie terroru nie było. Tak że wydaje mi się, że powoływanie się tutaj na używanie terroru jest dosyć niebezpieczne.</text:p>
      <text:p text:style-name="P255">Ponadto wydaje mi się, że jest pewien błąd w rozumowaniu strony rządowej, że strajki są używane przeciwko stronie solidarnościow<text:span text:style-name="T256">e</text:span>j, jako protest do strony solidarnościow<text:span text:style-name="T257">ej.</text:span><text:s/>Strajki są wynikiem realnej sytuacji. I wydaje mi się, że jeżeli w dalszym ciągu tak się będą toczyć obrady tego podzespołu, to po prostu wybuchną strajki, aczkolwiek - jak mi się wydaje - <text:s text:c="2"/>podpisano bardzo ważne porozumienia i warto pokazać, że one są na tyle ważne, że będą wprowadzone w życie. Jeżeli to ma być wszystko załatwione w ten sposób, że będziemy się wymieniać<text:s/>protestami, my też możemy robić różnego typu protesty<text:span text:style-name="T258">,<text:s/></text:span>opisywać<text:s/><text:soft-page-break/>różnego typu sytuacje, które się w tej chwili w kraju dzieją. Tylko że nie o to chodzi. Chodzi o to, żeby jak najszybciej zakończyć prace i podpisać korzystny zapis, który będzie wprowadzony w życie.</text:p>
      <text:p text:style-name="P259">I<text:s/><text:span text:style-name="T260">wyda</text:span>je mi się, że ten protest w tej sytuacji strajku, który nie jest na rękę<text:s/><text:span text:style-name="T261">„</text:span>Solidarności”<text:s/>dlatego, że nam nie zależy w tej chwili na strajkach. Gdyby nam na strajkach zależało, to w tej chwili rzeczywiście cały kraj by stanął, bo to jest dosyć łatwe w tej chwili zrobić, jest bardzo łatwo robić w tej chwili strajki.</text:p>
      <text:p text:style-name="P262">„Solidarność nie chce strajków. I dlatego wydaje mi się, że ten protest i w ogóle ta dyskusja zamiast zastanawiania się nad tym jak tą sprawę jak najszybciej załatwić to wymienianie się protestami i krzykami, jest nie na miejscu i nie wydaje mi się, że jest to w atmosferze „okrągłego stołu” żeby takie rzeczy robić. Powinniśmy się zastanowić jak najszybciej i to wasza strona - panie ministrze powinna powiedzieć, kiedy te „14-tki” zostaną wypłacone i kiedy w ogóle ustalenia „okrągłego stołu”, kiedy zostaną wprowadzone w życie.</text:p>
      <text:p text:style-name="P263">I wydaje mi się, że na tym tle im szybciej zostanie podpisany wspólny zapis we wszystkich sprawach, które tu<text:span text:style-name="T264">t</text:span>aj zostały zgłoszone - tym będzie lepiej.</text:p>
      <text:p text:style-name="P265">I nie zwlekajmy z tym, tak mi się wydaje.</text:p>
      <text:p text:style-name="P266">Dziękuję bardzo.</text:p>
      <text:p text:style-name="P267"><text:span text:style-name="T268">Przewodnicząc</text:span><text:span text:style-name="T269">y</text:span>:</text:p>
      <text:p text:style-name="P270">Dziękuję<text:span text:style-name="T271">.</text:span><text:s/>Proszę bardzo<text:s/><text:span text:style-name="T272">-</text:span><text:s/>czy jeszcze ktoś w tej sprawie chce zabrać głos? Pan Moric, proszę.</text:p>
      <text:p text:style-name="P273"><text:span text:style-name="T274">Ob.<text:s/></text:span><text:span text:style-name="T275">R</text:span><text:span text:style-name="T276">.<text:s/></text:span><text:span text:style-name="T277">M</text:span><text:span text:style-name="T278">ori</text:span><text:span text:style-name="T279">c</text:span><text:span text:style-name="T280">:</text:span></text:p>
      <text:p text:style-name="P281">Proszę państwa. Nasza strona wyraża duże zaniepokojenie sytuacją, jaka się wytworzyła w górnictwie. Mamy nadzieję, że metody takie jak obecnie są stosowane nie będą sposobem rozwiązywania problemów górniczych. Jeżeliby taka sytuacja miała istnieć dalej<text:s/><text:span text:style-name="T282">-</text:span><text:s/>uważamy z naszej strony, że apel o zachowanie spokoju w czasie obrad<text:s/><text:span text:style-name="T283">„</text:span>okrągłego stołu<text:span text:style-name="T284">”</text:span><text:s/>wyrażony przez pana gen.<text:s/><text:span text:style-name="T285">K</text:span>iszczaka i Wałęsę, nie obowiązywać będzie żadnej ze stron. Tym bardziej, że załogi górnicze wszystkie bardziej są zaniepok<text:span text:style-name="T286">oj</text:span>one w tej chwili, może najbardziej<text:s/><text:span text:style-name="T287">-</text:span><text:s/>naszym zdaniem - sugestią zamykania niektórych kopalń.</text:p>
      <text:p text:style-name="P288">Chcę powiedzieć, że oczywiście sytuacja w kopalniach w jastrz<text:span text:style-name="T289">ę</text:span>bskim jest nam znana. Wysuwane są powszechnie trzy postulaty. I tym bardziej w tym momencie budzi nasze zdziwienie, że jest sprawa wolnych sobót podniesiona, kiedy ona faktycznie jest załatwiona.</text:p>
      <text:p text:style-name="P290">Nową siatkę płac - mam nadzieję - omówimy dzisi<text:span text:style-name="T291">aj,</text:span><text:s/>zrobimy założenia i mam nadzieję, że podpiszemy wspólnie pewne uzgodnienia, które pozwolą, aby ta siatka płac przy wspólnym współdziałaniu weszła z dniem 1 kwietnia.</text:p>
      <text:p text:style-name="P292">Szanowni Zebrani!</text:p>
      <text:p text:style-name="P293">W imieniu załóg górniczych tej zdecydowanej większości, która pracuje i oczekuje na rozwiązania konstruktywn<text:span text:style-name="T294">e</text:span>, rozwiązania które poprawią sytuację załóg górniczych, apeluję do stron o rozwiązania, które będą służyć wszystkim górnikom.</text:p>
      <text:p text:style-name="P295">Dziękuję bardzo.</text:p>
      <text:p text:style-name="P296"><text:span text:style-name="T297">Przewodniczą</text:span><text:span text:style-name="T298">c</text:span><text:span text:style-name="T299">y</text:span>:</text:p>
      <text:p text:style-name="P300">Dziękuję bardzo. Ja bym chciał udzielić głosu panu dyrektorowi Pawłowskiemu.</text:p>
      <text:p text:style-name="P301">Szanowni zebrani, jeżeli chodzi o<text:s/>„14-tkę”, to wszystkie papiery są przede mną w tej chwili jakie wpłynęły do mini<text:span text:style-name="T302">st</text:span>ra Wilczka, jak również wystąpienie z kopalni<text:s/><text:span text:style-name="T303">„</text:span>Manifest Lipcowy”, jakie zostało<text:s/><text:soft-page-break/>przekazane premierowi Mieczysławowi Rakowskiemu.</text:p>
      <text:p text:style-name="P304">Ostatnie wystąpienie właśnie to, nosi datę<text:s/><text:span text:style-name="T305">3</text:span><text:s/>marca - otrzymaliśmy... gabinet Prezesa Rady Ministrów otrzymał to 7 marca, myśmy otrzymali 9 marca.</text:p>
      <text:p text:style-name="P306">Jest to postulat wypłacenia<text:s/>„14-tej”<text:s/>pensji wszystkim tym, którzy mają owe dniówki<text:s/><text:span text:style-name="T307">„</text:span>x<text:span text:style-name="T308">”</text:span>, ponad 6 dniówek nieobecności usprawiedliwionych i które nie były płatne.</text:p>
      <text:p text:style-name="P309">„14-ta” pensja jest uregulowana na podstawie uchwały nr 230 z roku 1974.<text:s/><text:span text:style-name="T310">I</text:span><text:s/>jest tam par.<text:s/><text:span text:style-name="T311">6</text:span>, który o tych sześciu dniach mówi. I w tej chwili poszukujemy jak gdyby formuły prawnej<text:span text:style-name="T312">,</text:span><text:s/>w której moglibyśmy znaleźć podstawą prawną dla czynionych, czy uczynienia zadość wystąpieniom i uruchomienia tej „14-ej” pensji.</text:p>
      <text:p text:style-name="P313">Zwróciłem się również teleksem do dyrekcji Wspólnoty o zajęcie stanowiska, gdyż nie jest to pieniądz, który zostanie w<text:span text:style-name="T314">y</text:span>p<text:span text:style-name="T315">ł</text:span>acony z kasy<text:s/>Ministra<text:s/>Przemysłu, bo takiego pieniądza w kasie<text:s/>Ministra<text:s/>Przemysłu<text:s/>nie ma. Jest to pieniądz po prostu ze środków na wynagrodzenia wypłacane w konkretnych kopalniach.</text:p>
      <text:p text:style-name="P316">Równocześnie wcześniej załatwialiśmy sprawę wypłaty<text:s/>„<text:span text:style-name="T317">14</text:span>-tych<text:span text:style-name="T318">”</text:span><text:s/>pensji dla pracowników, którzy przekroczyli limit zachorowań w roku określony na szczeblu Wspólnoty, jako limit wynoszący równoważnik dni należnych urlopowi. Ta sprawa została załatwiona pozytywnie, nie ze swojej winy przecież ludzie chorowali.<text:s/><text:span text:style-name="T319">Z</text:span><text:s/>tym jednak, że do czasu uregulowania formalnego, to znaczy uchylenia par.<text:s/><text:span text:style-name="T320">6</text:span><text:s/>ust.<text:s/><text:span text:style-name="T321">2</text:span><text:s/>wspomnianej przeze mnie uchwały, całe zasady wynagradzania<text:s/>„14-tej”<text:s/>pensji mogłyby być przekazane do ustaleń w ramach branżowego porozumienia o zasadach wynagradzania w kopalniach węgla kamiennego. I tam można by było szczegółowo wszystkie sprawy zapisać.</text:p>
      <text:p text:style-name="P322">Pismo skierowane przez kopalnie<text:s/>„Jastrzębie”<text:s/>i sekretarz tu się podpisał i wiceprzewodniczący zarządu zw. zaw., i za<text:s/>„Solidarność”<text:s/>i zakładowej organizacji młodzieżowej<text:s/>- mamy<text:s/>się ustosunkować do tej propozycji na piśmie do dnia 18 marca. I sądzę, że do dnia 18 marca będzie na ten temat decyzja jasna i precyzyjna.</text:p>
      <text:p text:style-name="P323">Natomiast niezależnie od tego badamy sprawę, gdyż jest to podniesione we wcześniejszym piśmie właśnie noszącym datę 28<text:s/>lutego<text:s/>z kopalni<text:s/>„Jastrzębie”, że była decyzja pierwotna wypłacenia<text:s/>„14-tki”<text:s/>jak<text:s/>„13<text:span text:style-name="T324">-</text:span>tki”, sporządzono listy, a potem się z tej decyzji wycofano, co jest dla nas niezrozumiałe, gdyż nie było po prostu podstawy prawnej, żeby sporządzać tak listy dla tych osób, które mają owe<text:s/>„x”<text:s/>dnió<text:span text:style-name="T325">w</text:span>ek więcej niż sześć.</text:p>
      <text:p text:style-name="P326">Chcemy sobie tę kwestię wyjaśnić, ona oczywiście wywołała pewien niepokój. Ja osobiście uważam, że... wyrażam słowa ubolewania, że tak się stało. Niemniej jednak problem owych<text:s/>„14-tek”<text:s/>jest problemem złożonym, gdyż mamy do czynienie z nieprzepracowanym czasem i niezapłaconymi dniówkami, wynagrodzeniem podstawowym, a jednak za ten czas - jak gdyby otrzymanie nagrody tej wyróżni<text:span text:style-name="T327">aj</text:span>ącej pracowników dołowych.</text:p>
      <text:p text:style-name="P328">Ja sądzę, uważam, że dołożymy wszelkich starań, żeby tę sprawę załatwić pozytywnie. Ale rzeczywiście podzielam tutaj pogląd, że jest nam trochę potrzebne trochę czasu, raptem jest to niecałe dwa tygodnie od ostatniego pisma premiera, bo to przecież jest najwyższej rangi dla nas w tej chwili dyspozycja potrzebujemy do 18-go czas, żeby zająć konkretne stanowisko, mieć stanowisko Wspólnoty, wiedzieć czy na to są środki i podjąć stosowną decyzję w ramach umocowań prawnych.</text:p>
      <text:p text:style-name="P329">W tej chwili jest szkopuł znalezienia umocowań prawnych. Jeżeli w kopalniach wypłacono nie licząc się właśnie z tymi 6-cioma dniami, to tak jak już tutaj było podniesione po prostu dyrektorzy przekroczyli swoje<text:s/><text:soft-page-break/>kompetencje.<text:s/><text:span text:style-name="T330">M</text:span>a to zjawisko powiedziałbym nawet szerszy wymiar, niż nam się tutaj wydaje,<text:s/><text:span text:style-name="T331">Przewodniczący</text:span>:</text:p>
      <text:p text:style-name="P332">Dziękuję bar<text:span text:style-name="T333">dz</text:span>o.</text:p>
      <text:p text:style-name="P334">Czy w tej sprawie pan Pietrzyk, proszę bardzo.</text:p>
      <text:p text:style-name="P335"><text:span text:style-name="T336">O</text:span><text:span text:style-name="T337">b</text:span><text:span text:style-name="T338">.</text:span><text:span text:style-name="T339"><text:s/>Alojzy Pietrzyk</text:span>:<text:s/></text:p>
      <text:p text:style-name="P340">Nasza strona uważa, że jeżeli chodzi o<text:s/>„czternastki”<text:s/>to jednak ze strony aparatu administracyjnego zabrakło dobrej woli<text:span text:style-name="T341">,</text:span><text:s/>przede wszystkim. Byłem w 1980 i 1981 roku przy przyznawaniu<text:s/>„czternastek”<text:s/>na wniosek związków zawodowych, można to było załatwić - ludzie te<text:s/>„czternastki”<text:s/>otrzymali.<text:s/><text:span text:style-name="T342">I</text:span><text:s/>jeżeli panowie nie wiecie jak załatwić problemu<text:s/>„czternastki”, zadzwonić do dyrektora kopalni<text:s/>„Andaluzja”<text:s/>i wtedy będzie wiadomo jak to się załatwia, to jest raz, drugi raz dyrektor kopalni<text:s/>„Jastrzębie”<text:s/>miał związane wczoraj ręce, twierdzi jednoznacznie, że dwugodzinny strajk go kosztuje ponad 16 milionów, a te<text:s/>„czternastki”<text:s/>go tylko osiem kosztują<text:span text:style-name="T343">.<text:s/></text:span>Nie wiem komu zależy, żeby te straty rosły, bo niestety niepokoje są tak duże, że my tych ludzi utrzymać samymi nie potrafimy i nie możemy. Musimy to wspólnie zrobić, ale żeby to wspólnie zrobić, to trzeba coś niecoś rozstrzygać<text:span text:style-name="T344">,</text:span><text:s/>a decyzyjnymi my tutaj nie jesteśmy na pewno, ani OPZZ.</text:p>
      <text:p text:style-name="P345">Dziękuję.</text:p>
      <text:p text:style-name="P346">W związku z tym mam wniosek taki, że do przewodniczącego Gustka, żeby strona rządowa wycofała ten protest, bo w przeciwnym wypadku będziemy zmuszeni wydać oświadczenie, które w konsekwencji może być oświadczeniem powodującym bardzo niezdrową atmosferę w tych rozmowach tutaj.</text:p>
      <text:p text:style-name="P347"><text:span text:style-name="T348">Przewodniczą</text:span><text:span text:style-name="T349">c</text:span><text:span text:style-name="T350">y:</text:span></text:p>
      <text:p text:style-name="P351">Proszę bardzo kto jeszcze chce zabrać głos?</text:p>
      <text:p text:style-name="P352">Więc ja chciałbym w tej sprawie tak postawić problem: protestu stron<text:span text:style-name="T353">y</text:span><text:s/>koalicyjno-rządowa nie wycofuje, strajki są faktem, motywacja to nie są tylko sprawy związane z czternastą pensją, ale i inne sprawy, i tym bardziej wycofać protestu nie jestem w stanie, natomiast mam propozycje, aby ten czas, który pan dyrektor Pawłowski oznaczył na 18- tego skrócić do 16-tego i 16, żeby było zdecydowane stanowisko kompetentnych instytucji, to znaczy Ministerstwa Przemysłu i Wspólnoty<text:span text:style-name="T354">,</text:span><text:s/>jak sprawa do końca załatwiona.</text:p>
      <text:p text:style-name="P355">Myśmy żadnym terminem nie operowali. Ja chcę ten termin z 18 skrócić na 16 i w ciągu tych dwóch dni sprawę załatwić do końca.</text:p>
      <text:p text:style-name="P356">Czy w tej sprawie ktoś jeszcze? Proszę uprzejmie.</text:p>
      <text:p text:style-name="P357"><text:span text:style-name="T358">Ob.</text:span><text:span text:style-name="T359"><text:s/>Alojzy Pietrzyk</text:span>:</text:p>
      <text:p text:style-name="P360">Jeżeli można by było panie przewodniczący, to prosiłbym o skrócenie tego o jeszcze jeden dzień, bo jako że akurat 15 dni miesiąca w górnictwie są bardzo dniami można by powiedzieć wstrząsającymi poniekąd, miesiąc luty był bardzo krótko, byłby to taki dobry prognostyk.</text:p>
      <text:p text:style-name="P361"><text:span text:style-name="T362">Przewodniczący</text:span>:</text:p>
      <text:p text:style-name="P363"><text:span text:style-name="T364">P</text:span>anowie! Obok mnie siedzi najbardziej kompetentny człowiek w tej sprawie, pan dyrektor Pawłowski i jeszcze mi tutaj mówi, że do 16 będzie miał olbrzymie trudności to załatwić. Więc ja wiem, że piętnastego to jest dzień i radości, i czasem nerwów na kopalniach.</text:p>
      <text:p text:style-name="P365"><text:span text:style-name="T366">Dyrektor Pawłowski</text:span>:</text:p>
      <text:p text:style-name="P367">Do osiemnastego to powinno być załatwione.</text:p>
      <text:p text:style-name="P368"><text:span text:style-name="T369">Przewodniczący</text:span>:</text:p>
      <text:soft-page-break/>
      <text:p text:style-name="P370">Przyjęliśmy tutaj 16 i bardzo bym prosił panie dyrektorze Pawłowski, żeby do 16 sprawę załatwić i żebyśmy przeszli do innego tematu.</text:p>
      <text:p text:style-name="P371"><text:span text:style-name="T372">Ob. Alojzy Pietrzyk</text:span>:</text:p>
      <text:p text:style-name="P373">Czy można by z 10 minut przerwy panie przewodniczący, ewentualnie żeby ochłonąć, bo dość gorący temat żeśmy tu poruszali, a ta przerwa na to pozwoli.</text:p>
      <text:p text:style-name="P374"><text:span text:style-name="T375">Przewodniczący</text:span>:</text:p>
      <text:p text:style-name="P376">Proszę bardzo, 10 m<text:span text:style-name="T377">i</text:span>nut przerwy<text:span text:style-name="T378">.</text:span></text:p>
      <text:p text:style-name="P379"/>
      <text:p text:style-name="P380">/<text:span text:style-name="T381">Przerwa</text:span>/.</text:p>
      <text:p text:style-name="P382"/>
      <text:p text:style-name="P383">/<text:span text:style-name="T384">P</text:span>o prze<text:span text:style-name="T385">rwi</text:span>e/.</text:p>
      <text:p text:style-name="P386"/>
      <text:p text:style-name="P387"><text:span text:style-name="T388">Przewodnicząc</text:span><text:span text:style-name="T389">y</text:span>:</text:p>
      <text:p text:style-name="P390">Czy możemy rozpocząć obrady?</text:p>
      <text:p text:style-name="P391">Proszę bardzo, o głos prosi pan Pietrzyk.</text:p>
      <text:p text:style-name="P392"><text:span text:style-name="T393">O</text:span><text:span text:style-name="T394">b</text:span><text:span text:style-name="T395">.</text:span><text:span text:style-name="T396"><text:s/>Alo</text:span><text:span text:style-name="T397">j</text:span><text:span text:style-name="T398">zy Pietrzyk</text:span>:</text:p>
      <text:p text:style-name="P399">Chciałem odczytać oświadczenie.</text:p>
      <text:p text:style-name="P400">Oświadczenie. Warszawa, 14.III.1980 r.</text:p>
      <text:p text:style-name="P401">W związku z protestem strony koalic<text:span text:style-name="T402">yj</text:span>no-rządowej w sprawie strajku w 4 kopalniach węgla kamiennego strona NSZZ<text:s/>„Solidarność”<text:s/>stwierdza: napięcie wśród załóg górniczych jest wynikiem wieloletniej polityki wobec górników, lekceważeniem ludzi pracy i ich potrzeb. Bezpośrednim powodem obecnych 2-godzinnych strajków protestac<text:span text:style-name="T403">yj</text:span>nych jest opieszałość administrac<text:span text:style-name="T404">ji</text:span><text:s/>w wypłacie czternastych pensji.</text:p>
      <text:p text:style-name="P405">Strona NSZZ<text:s/><text:span text:style-name="T406">„</text:span>Solidarność”<text:s/>wielokrotnie zwracała uwagę, że problem ten musi być rozwiązany jak najszybciej poprzez wypłacenie, podobnie jak w innych kopalniach czternastej pensji górnikom strajkującym w sierpniu.</text:p>
      <text:p text:style-name="P407">NSZZ<text:s/>„Solidarność”<text:s/>oświadczała wielokrotnie, że strajki w chwili obecnej nie są korzystne dla kraju, jednocześnie stwierdzamy, że strajkom zapobiec może jedynie zawarcie zadowala<text:span text:style-name="T408">ją</text:span>cego załogi górniczego porozumienia i jak najszybsze wprowadzenie postanowień tego porozumienia w życie. Dzięku<text:span text:style-name="T409">ję.</text:span></text:p>
      <text:p text:style-name="P410"><text:span text:style-name="T411">Przew</text:span><text:span text:style-name="T412">od</text:span><text:span text:style-name="T413">nic</text:span><text:span text:style-name="T414">zą</text:span><text:span text:style-name="T415">c</text:span><text:span text:style-name="T416">y</text:span><text:span text:style-name="T417">:</text:span></text:p>
      <text:p text:style-name="P418">Dzięku<text:span text:style-name="T419">ję</text:span><text:s/>bardzo.</text:p>
      <text:p text:style-name="P420">Ja chciałem oświadczyć tutaj, że na<text:s/>„Morcinku”<text:s/>strajk trwa nadal, że zastanawiamy się w ogóle po stronie koalicyjno-rządowej, co z tą sprawą zrobić. Natomiast mam taką propozycję, aby przejść do spraw bieżących. Pana dyrektora Pawłowskiego proszę, aby zabrał te wszystkie dokumenty i załatwiał sprawy. Oczywiście nie dlatego, że strajk jest, tylko że jest taka potrzeba.</text:p>
      <text:p text:style-name="P421">I druga sprawa, prosiłbym, jeżeli można, aby zgodnie z porządkiem ustosunkować się... strony ustosunkowały się do propozycji pana ministra Wilczka z soboty. Bo tak myśmy się umówili, że na kolejnym posiedzeniu i<text:s/>„Solidarność”, i OPZZ ustosunkują się do propozycji ministra Wilczka.</text:p>
      <text:p text:style-name="P422">Proszę, pan Pietrzyk.</text:p>
      <text:soft-page-break/>
      <text:p text:style-name="P423"><text:span text:style-name="T424">Ob. Alojzy Pietrzyk</text:span>:</text:p>
      <text:p text:style-name="P425">Pierwsze<text:s/><text:span text:style-name="T426">-</text:span><text:s/>w kwestii formalnej mam propozycję tej natury, żeby kol. Grzegorz Stawski i dyr. Kapłanek przeszli do telefonu, żeby ewentualnie przewodniczącego<text:s/>„Solidarnoś<text:span text:style-name="T427">ci</text:span>”<text:s/>„Morcinka”<text:s/>wezwać do dyrekcji, żeby kolega mógł porozmawiać w obecności dyrektora i jeżeli to nie przyniesie oczekiwanego rezultatu, to w związku z tym chciałbym ja porozmawiać, żeby ten strajk tam zakończyć.</text:p>
      <text:p text:style-name="P428"><text:span text:style-name="T429">Przewodnicząc</text:span><text:span text:style-name="T430">y</text:span>:</text:p>
      <text:p text:style-name="P431">Proszę bardzo.</text:p>
      <text:p text:style-name="P432"><text:span text:style-name="T433">Ob. Andrzej Kapłanek</text:span>:</text:p>
      <text:p text:style-name="P434">Ja chciałbym dodać, bo przed chwilą rozmawiałem. Strajkujący zamknęli się w cechowni i nie przyjmują kontaktu z zewnątrz. I dlatego jest kłopot.</text:p>
      <text:p text:style-name="P435"><text:span text:style-name="T436">Przewodnicząc</text:span><text:span text:style-name="T437">y</text:span>:</text:p>
      <text:p text:style-name="P438">Ja myślę, że inicjatywa pana Pietrzyka jest słuszna i prosiłbym, żeby pan dyr. Kapłanek i pan Stawski próbowali połączyć się z Kopalnią<text:s/>„Morcinek”.</text:p>
      <text:p text:style-name="P439">Czy mogę wobec tego prosić, aby strony ustosunkowały się do propozycji pana ministra Wilczka z soboty, zgodnie z tym cośmy postanowili, że na kolejnym posiedzeniu strony się do tej propozycji ustosunkują?</text:p>
      <text:p text:style-name="P440">Proszę, pan Moric.</text:p>
      <text:p text:style-name="P441"><text:span text:style-name="T442">Ob. Rajmund Mori</text:span><text:span text:style-name="T443">c</text:span><text:span text:style-name="T444"><text:s/>-<text:s/></text:span><text:span text:style-name="T445">OPZZ</text:span>:</text:p>
      <text:p text:style-name="P446">Propozycje pana ministra Wilczka rozumiemy jako chęć znalezienia przez pana ministra rozwiązań, które zapewniłyby naszym załogom 5-dniowy tydzień prac<text:span text:style-name="T447">y</text:span>. Proponowane przez pana ministra Wilczka rozwiązanie polegające na likwidacji części kopalń, w zamyśle tych, które są mało efektywne oraz przesunięcia tych ludzi do pracy w kopalniach tzw. efektywnych finansowo, które by mogło doprowadzić do wprowadzenia zasady tzw. czterozmianowości, a więc... i doprowadzić do sytuacji 6 dni pracy kopalń, 5 dni pracy górników, mimo rozumienia intencji jesteśmy zmuszeni odrzucić.</text:p>
      <text:p text:style-name="P448">Naszym zdaniem, mimo że rozumiemy intenc<text:span text:style-name="T449">je</text:span>, intenc<text:span text:style-name="T450">je<text:s/></text:span>są chwalebne, tym niemniej rozwiązanie to ma naszym zdaniem szereg rozwiązań, które nie poprawią sytuac<text:span text:style-name="T451">ji</text:span><text:s/>i naszym zdaniem nie spowodują utrzymania poziomu wydobycia na tym samym poziomie co obecnie. Nie spowodują możliwości skracania czasu pracy. Skracania czasu pracy takiego, o jakie walczą górnicy.</text:p>
      <text:p text:style-name="P452">Jeżeli chodzi o uwarunkowania, widzimy to w uwarunkowaniach, rozpoczynamy to od techniczn<text:span text:style-name="T453">yc</text:span>h. Naszym zdaniem nie jest prawdą, że przesunięcie załóg z kopalń załóżmy nierentownych do kopalń rentownych spowoduje w tych kopalniach rentownych wzrost wydobycia. Jest to niemożliwe. Każdy górnik wie, że zdolności eksploatac<text:span text:style-name="T454">yj</text:span>ne kopalni ogranicza w tej chwili, jak to jest, głównie problem szybów, które nie potrafią wyciągnąć więcej urobku.</text:p>
      <text:p text:style-name="P455">Biorąc sprawę, że w roku 1988 szyby pracowały przez wszystkie 6 dni w tygodniu, a nieraz i dłużej, ale 6 dni<text:s/><text:span text:style-name="T456">w</text:span><text:s/>tygodniu, przesunięcie załóg do tych kopalń ren<text:span text:style-name="T457">t</text:span>ownych, nawet zwiększenie i doinwestowanie tych kopalń i wprowadzenie dodatkowych ścian do eksploatacji nie spowoduje możliwości wzrostu wydobycia. Chyba, że strona tu rządowa nas przekona, że takie możliwości w niektórych kopalniach są, ale według naszego rozeznania takich możliwości technicznych nie ma.</text:p>
      <text:p text:style-name="P458">Aby te możliwości wydobywcze zwiększyć, należałoby wybudować dodatkowe szyby. A więc to są<text:s/><text:soft-page-break/>znowu środki, a wiemy, że w porozumieniu, które tutaj przy<text:s/>„stole”<text:s/>ekonomicznym<text:s/><text:span text:style-name="T459">jes</text:span>t zawierane, wręcz idzie się na ograniczenie środków inwestycyjnych na górnictwo, a więc niejako byłoby to nierealne. To jest wzgląd techniczny.</text:p>
      <text:p text:style-name="P460">Chcę też powiedzieć, że budzi nasze wątpliwości fakt ze względów techniczn<text:span text:style-name="T461">yc</text:span>h, pozostawienia kopalń tych zatrzymanych. Nie było tu<text:s/><text:span text:style-name="T462">je</text:span>dnoznacznej ze strony ministra Wilczka deklaracji, co z tymi kopalniami. Tzn. czy będą utrzymywane szyby, czy będą utrzymywane przekopy i w tym stanie kopalnie będą trwały do okresu lepszej koniunktury finansowej? Czy nastąpi w ogóle likwidacja, a więc<text:s/><text:span text:style-name="T463">zat</text:span>opienie, podsadzenie wyrobisk? Ma to istotne znaczenie naszym zdaniem w zakres<text:span text:style-name="T464">i</text:span>e<text:span text:style-name="T465"><text:s/></text:span>ochrony złoża. Gdyby miało nastąpić utrzymanie wyrobisk, niejako możliwość powrotu do eksploatacji do tych złóż zaniechanych, pociąga to za sobą koszty. Koszty bezproduktywne. Koszty utrzymania wyrobisk szybowych, przekopów i mimo, że kopalnia nie pracuje, to jednak te nakłady trzeba by ponosić chcąc utrzymać.</text:p>
      <text:p text:style-name="P466">Gdybyśmy się zdecydowali na likwidację, to też się ponosi koszty związane z likwidacją. A więc niejako też by się podrożyło koszty eksploatacji węgla nawet w tych rentownych kopalniach, ponieważ te rentowne kopalnie, by musiały wliczyć te koszty likwidacji kopalń, czy koszty ewentualnie utrzymania tych wyrobisk stałych, do których by się miało powrócić.</text:p>
      <text:p text:style-name="P467">Następnie budzi nasze wątpliwości co do zasady określenia, które kopalnie są ekonomiczne, które nie. Na dobrą sprawę póki nie mamy rzetelnych mierników oceny, który zakład górniczy jest efektywny, a który nie, mówienie o likwidacji<text:s/><text:span text:style-name="T468">ja</text:span>kichkolwiek kopalń jest nieporozumieniem.</text:p>
      <text:p text:style-name="P469">Uważamy że nie mogą być takim miernikiem, nie mogą być ceny urzędowe na węgiel, które w naszym kraju są wprowadzone, bo to jest miernik sztuczny. Nie jest to miernik faktycznej wartości wydobywanego węgla. Dlatego, oczywiście sprawa szukania rozwiązań ekonomicznych, naszym zdaniem, możliwa jest po spełnieniu tego naszego warunku, który podajemy przy systemach ekonomiczno-finansowych górnictwa, też urynkowieniu gospodarki.</text:p>
      <text:p text:style-name="P470">Dlatego, mówię, nie budzi nasz... budzi duże zastrzeżenia sprawa oceny, które kopalnie są efektywne, a które nie.</text:p>
      <text:p text:style-name="P471">I wreszcie względy<text:s/><text:span text:style-name="T472">d</text:span>la nas, uważamy za najbardziej ważne, jako dla ruchu związkowego, to sprawy społeczne. Proszę państwa, przecież likwidacja kopalń, czy zamknięcie tych kopalń w Wałbrzychu, załóżmy na przykład,<text:s/>wcale nie spowoduje przyrostu ludzi do górnictwa w okręgu jastrzębskim czy górnośląskim. Przecież tych ludzi nie można, jak to minister Wilczek sugerował, przenieść z kopalni na kopalnię, przecież jest to absurd. Przy czym my mówimy<text:s/><text:span text:style-name="T473">je</text:span>dnozn<text:span text:style-name="T474">ac</text:span>znie.</text:p>
      <text:p text:style-name="P475">Oczywiście można by to zrobić systemem może jakimś tam koszarowym, wystawić namioty na Górnym Śląsku, bo nawet hoteli górników byłoby nam brak na Górnym<text:s/><text:span text:style-name="T476">Ś</text:span>ląsku, żeby tą masę ludzi przyjąć.</text:p>
      <text:p text:style-name="P477">Nawet gdyby nie było tych namiotów, a powiedzmy zlikwidowalibyśmy jakieś tam instytucje militarne czy inne i chcielibyśmy tam wprowadzić górników, to się opowiadamy przeciwko temu z tej prostej przyczyny, że my się sprzeciwiamy prowadzeniu dalej form zatrudnienia w górnictwie na zasadzie domów górnika. Jest to nieszczęście, które uważamy, że w najbliższym czasie należy likwidować. Nie można ludzi odrywać od rodzin. A takie przecież rozwiązanie musiałoby istnieć gdybyśmy chcieli przesyłać ludzi z Wałbrzycha na Górny<text:s/><text:span text:style-name="T478">Ś</text:span>ląsk.<text:s/><text:span text:style-name="T479">Z</text:span><text:s/>tego powodu ten argument o prz<text:span text:style-name="T480">es</text:span>uni<text:span text:style-name="T481">ęc</text:span>iach ludzi jest niezrozumiały i uważamy, że jest błędny.</text:p>
      <text:soft-page-break/>
      <text:p text:style-name="P482">Jeżeli chodzi rzeczywiście o przesuwanie ludzi w obrębie Górnego<text:s/><text:span text:style-name="T483">Ś</text:span>ląska, jest to... mniejszy byłby problem Tym niemniej wiązałoby się to z koniecznością wydłużenia linii dowozowych pracowników i organizowania przewozów jakichś zorganizowanych z jednego rejonu Górnego<text:s/><text:span text:style-name="T484">Ś</text:span>ląska w drugi, co oczywiście wiąże się znowu z kosztami i cel mija się. Czyli ta efektywność kopalń tych, które zostałyby - by się pogorszyła.</text:p>
      <text:p text:style-name="P485">Oczywiście chcę też powiedzieć, że sprawa rozkładu<text:s/>czasu pracy tych załóg to jest - pracować<text:s/><text:span text:style-name="T486">5</text:span><text:s/>dni, a kopalnia 6 dni, powodowałoby, że zn<text:span text:style-name="T487">ó</text:span>w tu górnictwo dalej byłoby tą pewną enklawą zatrudnieniową w Polsce. Enklawą polegającą na tym, że górnik by owszem miał niedzielę wolną, ale pozostały dzień tygodnia miałby w środku tygodnia. Nie służyłoby to wypoczynkowi. Większość naszych górników, prawie 60 proc. ma żony, które pracują zawodowo.<text:s/><text:span text:style-name="T488">I</text:span><text:s/>taki układ powodowałby, że jednak ten wypoczynek z rodziną byłby ograniczony. Sprowadzałby się praktycznie do jednego dnia, tak jak jest to w tej chwili. A mamy doświadczenie jako ruch zawodowy z okresu 4-brygadówki, kiedy wypadały te dni wolne dla załóg w środku tygodnia, że powodowało to, że górnicy nie mając możliwości zapewnienia odpowiedniego, jakiegoś zorganizowanego wypoczynku, w wielu przypadkach - żal o tym mówić i serce ściska - ale jest to faktem, prowadzili wypoczynek nie zawsze godny, ni<text:span text:style-name="T489">ej</text:span>ednokrotnie uciekając, nawet i w kieliszek zaglądając. A więc takie formy, których my nie popieramy jako ruch zawodowy i z punktu widzenia obywatela, człowieka humanitarnego nie powinniśmy stwarzać takich możliwości.</text:p>
      <text:p text:style-name="P490">Reasumując te wszystki<text:span text:style-name="T491">e</text:span><text:s/><text:span text:style-name="T492">w</text:span>zględ<text:span text:style-name="T493">y</text:span>, doceniając intencje pana ministra, prawda, uważając że tu chodziło o przyjście nam z pomocą w celu wyjścia z impasu, uważamy, że to rozwiązanie nie stanowi takiego rozwiązania, które by nas zadowalało ani pod względem - głównie społecznym, ale widzimy też i duże - jak to powiedziałem - problemy techniczne i ekonomiczne, które uważamy, że nie spełniłyby pokładanych w tym nadziei.</text:p>
      <text:p text:style-name="P494">Dziękuję bardzo.</text:p>
      <text:p text:style-name="P495"><text:span text:style-name="T496">Przewodnicz</text:span><text:span text:style-name="T497">ą</text:span><text:span text:style-name="T498">cy - min.<text:s/></text:span><text:span text:style-name="T499">G</text:span><text:span text:style-name="T500">u</text:span><text:span text:style-name="T501">st</text:span><text:span text:style-name="T502">ek</text:span><text:span text:style-name="T503">:</text:span></text:p>
      <text:p text:style-name="P504">Dziękuję. Czy ze strony opozycyjno-solidarnościow<text:span text:style-name="T505">ej<text:s/></text:span>w tej sprawie chce ktoś zabrać głos?</text:p>
      <text:p text:style-name="P506">Proszę bardzo.</text:p>
      <text:p text:style-name="P507"><text:span text:style-name="T508">Ob.<text:s/></text:span><text:span text:style-name="T509">Lit</text:span><text:span text:style-name="T510">yńsk</text:span><text:span text:style-name="T511">i</text:span><text:span text:style-name="T512">:</text:span></text:p>
      <text:p text:style-name="P513">My trochę krócej dlatego, że my uważamy, że na temat tych problemów, o których mówił pan przewodniczący Moric to wielokrotnie już strona solidarnościowa<text:s/><text:span text:style-name="T514">m</text:span>ówiła. Mówione było o tym podczas strajków, takie były żądania strajkowe. Dlatego krócej znacznie.</text:p>
      <text:p text:style-name="P515">Po pierwsze - stwierdzamy, że propozycja ministra Wilczka oznacza zmianę w stanowisku rządowym traktującym plan wydobycia jako pierwszoplanowy przed zagadnieniami ludzkimi problemami ochrony zdrowia i ochrony środowiska. W ten sposób tworzy się istotna płaszczyzna negocjacji.</text:p>
      <text:p text:style-name="P516">Dwa<text:s/><text:span text:style-name="T517">-</text:span><text:s/>nie zgadzamy się ze sposobem rozwiązania proponowanym przez ministra Wilczka, polegającym na likwidacji kopalń i 6-dniowym tygodniu pracy.</text:p>
      <text:p text:style-name="P518">Trzy - uważamy, że zawarcie porozumienia w sprawie czasu pracy organizacji górnictwa i systemu ekonomiczno- finansowego w czasie obecnych obrad, stanowiłoby istotny krok naprzód w rozwiązywaniu problemów górnictwa.</text:p>
      <text:p text:style-name="P519">Dziękuję bardzo.</text:p>
      <text:soft-page-break/>
      <text:p text:style-name="P520"><text:span text:style-name="T521">Przewodnicząc</text:span>y:</text:p>
      <text:p text:style-name="P522">Czy jeszcze ktoś z państwa chciałby zabrać głos? Proszę - pan Moric prosi.</text:p>
      <text:p text:style-name="P523"><text:span text:style-name="T524">Ob.<text:s/></text:span><text:span text:style-name="T525">M</text:span><text:span text:style-name="T526">ori</text:span><text:span text:style-name="T527">c</text:span>:</text:p>
      <text:p text:style-name="P528">Z naszej strony zabierze głos Stępień Władysław.</text:p>
      <text:p text:style-name="P529"><text:span text:style-name="T530">Przewodnicząc</text:span><text:span text:style-name="T531">y</text:span>:</text:p>
      <text:p text:style-name="P532">Proszę bardzo<text:span text:style-name="T533">,</text:span><text:s/>pan Stępień.</text:p>
      <text:p text:style-name="P534"><text:span text:style-name="T535">O</text:span><text:span text:style-name="T536">b</text:span><text:span text:style-name="T537">.</text:span><text:span text:style-name="T538"><text:s/>W</text:span><text:span text:style-name="T539">ł</text:span><text:span text:style-name="T540">ad</text:span><text:span text:style-name="T541">ysła</text:span><text:span text:style-name="T542">w<text:s/></text:span><text:span text:style-name="T543">St</text:span><text:span text:style-name="T544">ęp</text:span><text:span text:style-name="T545">ie</text:span><text:span text:style-name="T546">ń</text:span><text:span text:style-name="T547">:</text:span></text:p>
      <text:p text:style-name="P548">Władysław Stępień - Federacja Zw. Zaw.<text:s/><text:span text:style-name="T549">G</text:span>órników. Ja bardzo krótko chciałbym kontynuować wystąpienie kol. Morica<text:s/><text:span text:style-name="T550">-</text:span><text:s/>szefa nasze delegacji, w kwestii propozycji pana ministra Wilczka. Sprawa dotyczy likwidacji kopalni odkrywkowej siarki zatrudni<text:span text:style-name="T551">aj</text:span>ąc<text:span text:style-name="T552">ej</text:span><text:s/>2,5 t<text:span text:style-name="T553">ys</text:span>. ludzi, o czym wspomniałem w pytaniu do pana ministra.</text:p>
      <text:p text:style-name="P554">Chciałbym przedstawić sprawę taką, że koszt likwidacji wyniesie ok. 280 mld zł w ciągu siedmiu lat, przy zużyciu energii wyższym niż przy produkcji rudy siarkow<text:span text:style-name="T555">ej,</text:span><text:s/>według obecnego stanu, ponieważ trzeba wykonać cztery podstawowe czynności, żeby nie zagrozić środowisku naturalnemu w tym re<text:span text:style-name="T556">j</text:span>onie, pozostawi<text:span text:style-name="T557">ają</text:span>c wulkan odkryty. Kopalnia musi być zasypana, to jest przecież potężny dołek.</text:p>
      <text:p text:style-name="P558">To jest jedna sprawa. Nie ma oczywiście zgromadzonych środków na to. I biorąc pod uwagę fakt, że siarka z tej kopalni jest kierowana wyłącznie na II obszar płatniczy nastąpiłoby ograniczenie eksportu w drugim obszarze płatniczym, ponieważ do pierwszego obszaru eksportuje przede wszystkim kopalnia w Grzybowie, mająca za płotem szeroki tor.</text:p>
      <text:p text:style-name="P559">To jest tyle w tej kwestii. Akumulacja kopalni wynosi w skali roku ponad 5 mld zł. I pomimo wysokiego kosztu wydobycia wniosek przedstawiony uważam, że nie jest poparty głębszą analizą. Tym bardziej, że produkuje się tam 600 tys.<text:s/>ton siarki i zużycie energii w kopalni odkrywkowej, o którą tutaj chodzi cały czas jest niższe niż w kopalni otworowej.<text:s/>I chcąc zaoszczędzić 300 tys. ton węgla, to można zmniejszyć wydobycie siarki w kopalni otworowej o<text:s/><text:span text:style-name="T560">4</text:span>00 tys.<text:s/><text:span text:style-name="T561">t</text:span>on, a nie o 600 tys. ton w kopalni odkrywkowej.</text:p>
      <text:p text:style-name="P562">Czyli na podstawie dokumentów, które mam przygotowane przez fachowców z górnictwa siarki, wniosek przedstawiony przez pana ministra Wilczka uważam jako związkowiec, jako przedstawiciel górników siarki za nierealny, bądź nie na miejscu w aktualnej sytuacji ekonomicznej w górnictwie i w kraju.</text:p>
      <text:p text:style-name="P563">Dziękuję bardzo.</text:p>
      <text:p text:style-name="P564"><text:span text:style-name="T565">Przewodniczący</text:span>:</text:p>
      <text:p text:style-name="P566">Dziękuję bardzo. Proszę pan Pietrzyk.</text:p>
      <text:p text:style-name="P567"><text:span text:style-name="T568">Ob.<text:s/></text:span><text:span text:style-name="T569">P</text:span><text:span text:style-name="T570">ietrzyk</text:span>:</text:p>
      <text:p text:style-name="P571">Proszę o zabranie głosu pana Tomasza Stankiewicza.</text:p>
      <text:p text:style-name="P572"><text:span text:style-name="T573">O</text:span><text:span text:style-name="T574">b</text:span><text:span text:style-name="T575">.<text:s/></text:span><text:span text:style-name="T576">Sta</text:span><text:span text:style-name="T577">nkiewic</text:span><text:span text:style-name="T578">z</text:span>:</text:p>
      <text:p text:style-name="P579">Ja mam p<text:span text:style-name="T580">y</text:span>tanie do strony rządowej<text:s/><text:span text:style-name="T581">-</text:span><text:s/>jaki jest stosunek strony rządowej do propozycji ministra Wilczka. Bo jak dotąd myśmy tego stosunku nie usłyszeli. Tylko znowu usłyszeliśmy oświadczenie, w którym czytamy, że za rok zdecyduje strona rządowa, która propozycja jest właściwa - czy propozycja ministra Wilczka, czy propozycja<text:s/>„Solidarności”, czy propozycja, czy w ogóle stan dotychczasowy.</text:p>
      <text:p text:style-name="P582">Może by jednak strona rządowa raczyła ustosunkować się do propozycji ministra Wilczka jasno - co się tam podoba stronie rządowej, a co nie, w tej propozycji.</text:p>
      <text:soft-page-break/>
      <text:p text:style-name="P583">Dziękuję bardzo.</text:p>
      <text:p text:style-name="P584"><text:span text:style-name="T585">Przewodnicząc</text:span><text:span text:style-name="T586">y</text:span>:</text:p>
      <text:p text:style-name="P587">Dziękuję bardzo. Ja chcę oświadczy<text:span text:style-name="T588">ć,</text:span><text:s/>że pan minister Wilczek zabierając głos, zabierał gło<text:span text:style-name="T589">s</text:span><text:s/>w imieniu strony koalicyjno-rządowej, jako członek rządu.</text:p>
      <text:p text:style-name="P590">Czy jeszcze ktoś z państwa? Jeżeli nie, udzielam głosu panu dyr. Puszczewiczow<text:span text:style-name="T591">i.</text:span></text:p>
      <text:p text:style-name="P592"><text:span text:style-name="T593">D</text:span><text:span text:style-name="T594">y</text:span><text:span text:style-name="T595">r.<text:s/></text:span><text:span text:style-name="T596">P</text:span><text:span text:style-name="T597">uszczewicz Edward</text:span>:</text:p>
      <text:p text:style-name="P598">Dziękuję bardzo. Edward Puszczewicz.</text:p>
      <text:p text:style-name="P599">Ja kontynuując myśl,<text:s/><text:span text:style-name="T600">k</text:span>tórą wyraził minister Gustek, chciałbym zwrócić wszystkich uwagę - i myślę, że tak to rozumiemy - iż minister Wilczek przedstawi<text:span text:style-name="T601">aj</text:span>ąc tę propozycję w czasie obrad naszego podzespołu w sobotę zmierzał i przedstawiał to jako wiązanie z restrukturyzac<text:span text:style-name="T602">yj</text:span>nymi działaniami, jakie w perspektywie ma zamiar przyjąć Ministerstwo Przemysłu, takimi restrukturyzacyjnymi działaniami, zmierz<text:span text:style-name="T603">aj</text:span>ącymi do minimaliza<text:span text:style-name="T604">cj</text:span>i negatywnych skutków<text:s/><text:span text:style-name="T605">w</text:span><text:s/>określonej sytuacji dla gospodarki, a wynik<text:span text:style-name="T606">aj</text:span>ących, i to przecież było mottem, z założenia, iż dyskutujemy cały czas 5<text:span text:style-name="T607">-</text:span>dniowy tydzień pracy górników, co w konsekwencji jest dla nas oczywistym bez względu na przedział czasu, oznaczać będzie określony spadek poziomu wydobycia węgla. Zatem i jego podaży dla gospodarki narodowej i społeczeństwa.</text:p>
      <text:p text:style-name="P608">Stąd minister Wilczek przedstawił propozycje, które dał pod rozwagę, i że jest to alternatywa założenia 5<text:span text:style-name="T609">-</text:span>dniowego tygodnia pracy kopalń, z odłożeniem się na działaniach restrukturyzac<text:span text:style-name="T610">yj</text:span>nych w gospodarce w związku ze zmniej<text:span text:style-name="T611">s</text:span>zeniem wydobycia węgla.</text:p>
      <text:p text:style-name="P612">Po wnikliwym przeanalizowaniu jeszcze raz<text:span text:style-name="T613">,</text:span><text:s/>ponieważ propozycja - zdajemy sobie wszyscy sprawę - jako fachowcy i znający się na górnictwie, iż propozycja ta nie może być wdrożona natychmiastowo, iż jest to jeden z wariantów propozycj<text:span text:style-name="T614">i<text:s/></text:span>docelowej, ona musi by<text:span text:style-name="T615">ć</text:span><text:s/>też bardzo wnikliwie przeanalizowana zarówno z punktu widzenia ekonomicznego, technologicznego, organiz<text:span text:style-name="T616">ac</text:span>yjnego i każdego innego.</text:p>
      <text:p text:style-name="P617">Na dzisiaj decydującym argumentem tej propozycji, którą przedstawiał minister Wilczek było wyjście naprzeciw - i tak rozumiał to minister Wilczek - rozwiązywania problemu czasu pracy, z tym rozwiązania problemu w zakresie 5-dniowego tygodnia pracy górników. Nie patrząc na wszystkie pozostałe skutki. Zatem weryfikowaliśmy w dyskusji koncepcje przedstawioną przez ministra Wilczka, bowiem użył on z nazwy określonych kopalń i doszliśmy - wprowadzałbym korektę w tym myśleniu w tych dalszych dyskusjach, iż na dzisiaj przedmiotem ewentualnego wyłączenia, by zabezpieczyć 5-dniowy tydzień pracy w górnictwie przy 6-dniowym tygodniu pracy kopalni, przedmiotem wyłączenie, i tu minister Wilczek nie użył s<text:span text:style-name="T618">fo</text:span>rmułowania - likwidacji, a wyłączenia z eksploatacji na przykład w Przedsi<text:span text:style-name="T619">ę</text:span>biorstwie Eksploatacji Węgla<text:s/>„Dolny<text:s/><text:span text:style-name="T620">Ś</text:span>ląsk”<text:s/>mogłyby być dwie kopalnie, dwa zakłady wydobywcze. Z Górnośląskiego Zagłębia Węglowego to jest z Przedsiębiorstw Eksploatacji Węgla<text:s/>„Wschód-Zachód”<text:s/>i<text:s/>„Północ”<text:s/>mogłoby być 6 kopalń oraz 3 kopalnie z Rybnicko-J<text:span text:style-name="T621">as</text:span>trzębskiego Okręgu Węglowego to jest Przedsiębiorstwo Eksploatacji Węgla<text:s/>„Południe”.</text:p>
      <text:p text:style-name="P622">Jednocześnie minister Wilczek wyraźnie stwierdził, iż podjęcie takiej decyzji wymagało będzie rozwiązania szeregu problemów towarzyszących jak dostosowanie infrastruktury komunikacyjn<text:span text:style-name="T623">ej,</text:span><text:s/>socjalnej w kopalniach prz<text:span text:style-name="T624">ej</text:span>mujących oraz dzia<text:span text:style-name="T625">ł</text:span>alnoś<text:span text:style-name="T626">c</text:span>i zabezpiecz<text:span text:style-name="T627">aj</text:span>ąc<text:span text:style-name="T628">ej</text:span><text:s/>mając na uwadze, że ze względu na wyczerpywanie się zasobów w kopalniach czynnych wystąpi w przyszłości konieczność ponownego uruchomienia ich eksploatac<text:span text:style-name="T629">ji</text:span>.</text:p>
      <text:soft-page-break/>
      <text:p text:style-name="P630">Oczywiście tego term<text:span text:style-name="T631">i</text:span>nu użył minister Wilczek<text:s/><text:span text:style-name="T632">za</text:span>p<text:span text:style-name="T633">e</text:span>wne, nie bezpowrotnie stracenie tego majątku, który<text:s/><text:span text:style-name="T634">j</text:span>est w kopalniach, ale ewentualnej możliwości powrotnego wrócenia do eksploatacji. Minister Wilczek również nie stwierdził to co pan przewodniczy Moric mówił i zakładał, że w kopalniach tych, które przejmą częś<text:span text:style-name="T635">ć</text:span><text:s/>załóg z kopalni ewentualnie włączanych nastąpi wzrost wydobycia w celu [nieczytelne] tego wydobycia, bo nie ma takich możliwości i tu jesteśmy zgodni wyraźnie użył s<text:span text:style-name="T636">fo</text:span>rmułowania nieprecyzyjnie wyliczonego, że oznaczać to będzie przy takim pociągnięciu spadek wydobycia o około 15 mln ton węgla rocznie, a zatem nie była rozważana koncepcja utrzymania tego wydobycia w pozostałych, a spadek i stąd te działania restrukturyzacyjne. I ta propozycja zgłoszona przez ministra Wilczka pod naszą rozwagę, jeszcze chciałbym podkreślić, miała tylko na celu próbę rozwiązania problemu czasu pracy górników w przeciągu 5 dni z jak najwłaściwszym wykorzystaniem majątku z<text:span text:style-name="T637">ai</text:span>nwestowanego do tej pory w kopalnie, przy założeniu spadku wydobycia r<text:span text:style-name="T638">o</text:span>cznego o 15<text:s/><text:span text:style-name="T639">m</text:span>ln ton węgla.</text:p>
      <text:p text:style-name="P640">Równocześnie minister Wilczek założył, iż dostawa, i poinformował, węgla, energii elektrycznej i ciepła dla rynku potrzeb komunalnych oraz kompleksu rolno-spożywczego będą zabezpieczone na obecnym poziomie jak również będzie utrzymany obecny eksport węgla.<text:s/><text:span text:style-name="T641">I</text:span><text:s/>stąd prze<text:span text:style-name="T642">ds</text:span>tawienie określonych działań restrukturyzacyjnych w całej gospodarce narodowej, które to minister Wilczek przedstawił w związku ze zmniejszeniem wydobycia węgla.</text:p>
      <text:p text:style-name="P643">Ja tyle jeżeli chodzi o sprawę propozycji ministra Wilczka, którą żebyśmy tu jednakowo rozumowali, co było intencją i celem jego wystąpienia. I mieli świadomość, iż zakłada się ten spadek wydobycia, z tym<text:s/><text:span text:style-name="T644">ż</text:span>e konsekwencje w gospodarce narodowej oczywiście są tego nieuniknione, bo wiąże się to z podażą określonej ilości energii<text:span text:style-name="T645">.</text:span></text:p>
      <text:p text:style-name="P646">Chciałbym również zwrócić się do stron uczestniczących przy naszym stole jak również do wszystkich obecnych biorąc pod uwagę tak wystąpienie ministra Wilczka na naszym sobotnim posiedzeniu, jak również biorąc pod uwagę wystąpienia i panów Trzeciakowskiego,<text:s/><text:span text:style-name="T647">K</text:span>uronia, a także wystąpienia wczorajsze na Zespole Górnictwa i Polityki Społecznej i na poprzednim wystąpieniu, iż próbowaliśmy biorąc pod uwagę wszystkie prezentowane przez nas opinie przy tym stole, prezentowane stanowiska wyjść naprzeciw tym wszystkim stanowiskom dokonać określonej próby zawarcia<text:s/>protokołu<text:s/>porozumienia przy naszym Podzespole do spraw Górnictwa Okrągłego Stołu w sprawie czasu pracy, systemu ekonomiczno-finansowego<text:span text:style-name="T648">,</text:span><text:s/>płac i zarządzania w górnictwie węgla kamiennego.</text:p>
      <text:p text:style-name="P649">Jest to próba kolejna konsensusu. Wzięliśmy także pod uwagę apel generała Kiszczaka i Lecha Wałęsy o przyspieszenie zakończenia naszych prac. W naszym przekonaniu wnikliwie analizując stanowi<text:span text:style-name="T650">s</text:span>ka stron, które żeśmy w trakcie dw<text:span text:style-name="T651">ó</text:span>ch poprzednich posiedzeń przedstawiali, jak również w oparciu o dyskusję na naszym sobotnim spotkaniu, być może nie do końca stylistycznie, co to zaproponuję jest właściwe, ale wydaje się, że oddaj<text:span text:style-name="T652">ę</text:span><text:s/>atmosferę naszej głębokiej<text:s/><text:span text:style-name="T653">t</text:span>roski o sprawy górnictwa, o sprawy załóg górniczych, troski o ich warunki pracy, jak również uznaje naszą wspólną troskę<text:s/><text:span text:style-name="T654">o</text:span><text:s/>to, by spadek wydobycia węgla nie był gwałtowny, a był<text:s/>on rozumiany, rozłożony w określonym czasie i byśmy wszystkie propozycje,<text:s/><text:span text:style-name="T655">t</text:span>u zgłoszone, tych propozycji nie zgubili, aby one głęboko zapadły w naszą rozwagę i przy zaproponowanych działaniach prowadziły nas do n<text:span text:style-name="T656">aj</text:span>właś<text:span text:style-name="T657">ciws</text:span>zego<text:s/>rozwiązania<text:s/>problemów<text:s/></text:p>
      <text:p text:style-name="P658">Jeżeli państwo pozwolą przedstawię teraz projekt consensusu zawarty w naszym przekonaniu w 8 punktach. My przekażemy tekst maszynopisu z<text:span text:style-name="T659">ai</text:span>nteresowanym stronom.</text:p>
      <text:soft-page-break/>
      <text:p text:style-name="P660">Pozwolę sobie odczytać:</text:p>
      <text:p text:style-name="P661">Protokół porozumienia /projekt/ zawartego w Podzespole do spraw Górnictwa<text:s/><text:span text:style-name="T662">Ok</text:span>rągłego Stołu w sprawie czasu pracy, systemu ekonomi<text:span text:style-name="T663">cz</text:span>no-<text:span text:style-name="T664">fi</text:span>nansowego płac i zarządzania w górnictwie węgla kamiennego.</text:p>
      <text:p text:style-name="P665">Strony zgodnie przyznają, że węgiel stanowi podstawowe źródło zabezpieczenia potrzeb paliwowo-energetycznych kraju jak również znaczącą pozycję w naszym eksporcie. Racjonalna gospodarka tym dobrem jest więc nakazem chwili i obowiązkiem wobec przyszłych pokoleń. Górnictwo węgla kamiennego stanowiąc zwarty organizacyjnie sektor polskiej gospodarki, odgrywając w niej kluczową rolę powinno działać w warunkach systemowych umożli<text:span text:style-name="T666">wiaj</text:span>ących nie tylko zgodność tego działania z zasadami wdrażanej reformy gospodarcz<text:span text:style-name="T667">ej,<text:s/></text:span>lecz również mieć możliwości podejmowania przedsięwzięć mo<text:span text:style-name="T668">de</text:span>rnizac<text:span text:style-name="T669">yj</text:span>nych, zapewni<text:span text:style-name="T670">aj</text:span>ących efektywność gospodarowania i niezbędny rozwój.</text:p>
      <text:p text:style-name="P671">Uznano też specyfikę górnictwa, która musi być wzięta pod uwagę we wszystkich rozwiązaniach organizacyjnych i ekonomicznych. Biorąc powyższe pod uwagę strony uznają konieczność wprowadzenia stosowanych zmian, uzgadniaj<text:span text:style-name="T672">ą</text:span><text:s/>co następuje:</text:p>
      <text:p text:style-name="P673">1/ Potwierdza się zasadę 5-dniowego tygodnia pracy w górnictwie, tak jak to ustalono w Porozumieniu Jastrzębskim z dnia 3 września 19<text:span text:style-name="T674">8</text:span>0 r. oraz w rozporządzeniu R<text:span text:style-name="T675">a</text:span>dy Ministrów z dn<text:span text:style-name="T676">.</text:span><text:s/>30 grudnia 1981<text:s/><text:span text:style-name="T677">r</text:span>.<text:span text:style-name="T678"><text:s/></text:span>w sprawie szczegółowych przywilejów dla pracowników górnictwa - Karta<text:s/>Górnika.</text:p>
      <text:p text:style-name="P679">Po drugie - podstawą planowania wydobycia węgla powinien być 5-dniowy tydzień pracy w górnictwie, przy uwzględnieniu aktualnych założeń techniczno-ekonomicznych kopalń.<text:s/><text:span text:style-name="T680">W</text:span><text:s/>związku z powyższym należy z dniem 1 czerwca 19<text:span text:style-name="T681">8</text:span>9 r. dokonać odpowiedniej korekty w centralnym planie rocznym na 1989 r. poprzez ujęcie w planie tylko zadań wydobywczych wynikających z 5-dniowego tygodnia pracy oraz odpowiednio skorygować uchwałę sejmową o NPSG na lata 1989-90 w zakresie planu na 1990 r.</text:p>
      <text:p text:style-name="P682">Po trzecie - w związku z trudną sytuacją ekonomiczną kraju dopuszcza się możliwość zatrudniania pracowników w soboty i inne dni ustawowo wolne od pracy przy zagwarantowaniu dobrowolności do podejmowania pracy w tych dniach oraz przy zachowaniu następu<text:span text:style-name="T683">ją</text:span>cych zasad. Z dniem 1 czerwca 1989 r. wprowadza się zakaz wydobycia na trzeciej zmianie w soboty. Wydobycie na pozostałych zmianach w soboty<text:s/>- pierwsza<text:s/>i druga - odbywać się będzie na zasadzie umowy zawartej z<text:s/>Ministrem<text:s/>Przemysłu<text:s/>w oparciu o art. 48 ustawy o Wspólnocie Węgla Kamiennego oraz postanowienia uchwały nr 199/81 Ra<text:span text:style-name="T684">d</text:span>y Ministrów.</text:p>
      <text:p text:style-name="P685">Po czwarte - z dniem 1 czerwca 19<text:span text:style-name="T686">8</text:span>9 r. wprowadza się zwiększenie wynagrodzenia za pracę od poniedziałku do piątku o 50 proc. wartości wynagrodzenia wypłacanego dotychczas za pracę w soboty według paragrafu<text:s/>2 uchwały 199/81 Rady Ministrów, przy zachowaniu zasad wynagradzania oraz innych postanowień uchwały nr. 199/81 Rady Ministrów oraz postanowień rozporządzenia Rady Ministrów z dn. 21 października 1985 r. w sprawie zasad udzielania dodatkowych dni wolnych od pracy pracownikom kopalń głębinowych na lata 1986-90 wraz z aktami wykonawczymi.</text:p>
      <text:p text:style-name="P687">Po piąte - uznając dążenie załóg do realizacji planowanych zadań wydobywczych przez 5 dni w tygodniu oraz niepodejmowanie pracy w soboty niezbędne jest rozważenie możliwości wyłączania z eksploatacji najmniej efektywnych i mających szkodliwy wpływ na środowisko naturalne kopalń, przy założeniu przemieszczenia części zatrudnionych w tych kopalniach górników do innych, które sukcesywnie<text:s/><text:soft-page-break/>będą podejmowały wydobycie w 6-dniowym tygodniu pracy kopalń przy 5-dniowym tygodniu pracy górników.</text:p>
      <text:p text:style-name="P688">Po szóste - koniecznym jest zintensyfikowanie prowadzonych z inicjatywy Wspólnoty Węgla Kamiennego prac w sprawie kierunków zmian w systemie ekonomiczno-finansowym i zarządzania przemysłem węglowym opracowywanych przez zespół konsultacyjny działający pod auspicjami Rady Głównej Polskiego Towarzystwa Ekonomicznego. Prowadzone prace muszą uwzględniać ocenę organizacji zarządzania górnictwem, a przede wszystkim konieczny stopień samodzielności kopalń oraz upodmiotowienia załóg górniczych. Zakłada się, że zespół konsultacyjny oraz zespoły projektowe powinny zakończyć pracę w terminie do 30 czerwca 1990 r., a propozycje rozwiązań przedstawić do powszechnej konsultacji społeczno-zawodow<text:span text:style-name="T689">ej.</text:span></text:p>
      <text:p text:style-name="P690">Po siódme - uznając wagę płac w systemie ekonomiczno-fina<text:span text:style-name="T691">nsowym</text:span><text:s/>przyjmuje się, że przy określaniu poziomu płac należy bezwzględnie utrzymać zasadę, że płaca w górnictwie węgla kamiennego powinna w porównywalnym czasie pracy kształtować się w stosunku do płac w przemyśle przetwórczym jak 2:1. Jednocześnie płaca powinna być w sposób bezpośredni uzależniona od ilości i jakości produkcji, przy czym system płac powinien być prosty i przejrzysty i stanowić stymulator poprawy wyników produkc<text:span text:style-name="T692">yj</text:span>nych oraz wskaźników ekonomiczn<text:span text:style-name="T693">yc</text:span>h.</text:p>
      <text:p text:style-name="P694">Zakłada się, że niezbędne jest zapobieganie spadkowi wartości realnej płacy i dochodów górników, czyli taki ich wzrost, który by podążał za wzrostem cen.</text:p>
      <text:p text:style-name="P695">Po ósme - uznając skomplikowane uwarunkowania związane z eksploatacją węgla, postuluje się wprowadzenie w gospodarce narodowej silnie motywujących czynników ekonomicznych i uregulowań prawnych, zachęca<text:span text:style-name="T696">ją</text:span>cych oraz zmuszających do ra<text:span text:style-name="T697">cjo</text:span>naliza<text:span text:style-name="T698">cji</text:span><text:s/>użytkowania węgla i energii.</text:p>
      <text:p text:style-name="P699">Taki projekt<text:s/>protokołu<text:s/>porozumienia pozwalamy sobie przedstawić do dyskusji, do pracy, uważając, iż jest to formuła w tych trudnych sprawach, o których dyskutujemy w świetle naszej dyskusji wielokrotnej na naszym podzespole formuła do zawarcia consensusu w tych podstawowych sprawach dla nas wszystkich.</text:p>
      <text:p text:style-name="P700">Dziękuję bardz<text:span text:style-name="T701">o.</text:span></text:p>
      <text:p text:style-name="P702"><text:span text:style-name="T703">Przewodnicząc</text:span><text:span text:style-name="T704">y</text:span>:</text:p>
      <text:p text:style-name="P705">Dziękuję kol. Puszczewiczowi.</text:p>
      <text:p text:style-name="P706">Kto z państwa chce zabrać głos w dyskusji? Pan Moric.</text:p>
      <text:p text:style-name="P707"><text:span text:style-name="T708">Ob</text:span><text:span text:style-name="T709">.</text:span><text:span text:style-name="T710"><text:s/>Rajmund Moric</text:span>:</text:p>
      <text:p text:style-name="P711">Proszę państwa, przede wszystkim wyrażam zadowolenie, że z do tej pory proponowanych oddzielnych stanowisk strona rządowa proponuje jednak protokół porozumienia.</text:p>
      <text:p text:style-name="P712">Chcę powiedzieć, że z satysfakcją widzimy, że wiele tutaj elementów nowych jest stycznych z naszym stanowiskiem, które prezentowaliśmy od pierwszego dnia naszych posiedzeń. Nie chcę powiedzieć za innych, ale sądzę, że jest to projekt, który wymaga rozważania.</text:p>
      <text:p text:style-name="P713">Następnie chciałbym, mam taką pewną wątpliwość, że ten protokół porozumienia dotyczy tylko w tytule górnictwa węgla kamiennego. I mam pytanie, czy strona rządowa jest w stanie zmodyfikować ten projekt porozumienia o elementy górni<text:span text:style-name="T714">ct</text:span>w innych, węgla brunatnego, rud, surowców chemicznych, ponieważ my traktujemy górnictwo jako całościowe i nie chcemy tutaj wprowadzać jakiegoś rozdzielenia. Wiemy, że owszem, jest Rozporządzenie Rady Ministrów nr 2, które mówi o przechodzeniu wszystkich rozwiązań w<text:s/><text:soft-page-break/>zakresie systemów płacowych na pozostałe górnictwa, ale z praktyki wiemy, że to dosyć się robi ociężale i z reguły po akcjach protestac<text:span text:style-name="T715">yj</text:span>nych. Dlatego chcielibyśmy od razu mieć jasność, czy strona rządowa przewiduje rozszerzenie tego zapisu na całe górnictwo? I żeby to można było umieścić w projekcie ewentualnego porozumienia.</text:p>
      <text:p text:style-name="P716"><text:span text:style-name="T717">Przewodnicząc</text:span><text:span text:style-name="T718">y</text:span><text:span text:style-name="T719">:</text:span></text:p>
      <text:p text:style-name="P720">Mo<text:span text:style-name="T721">ment.</text:span></text:p>
      <text:p text:style-name="P722">Więc ja od razu odpowiem. Projekt dotyczy górnictwa, górnictw dołowych, głębinowych. Oczywiście w tym zakresie o ile to dotyczy, bo jeżeli się mówi o oszczędności węgla, to się nie mówi o oszczędności, czy jeżeli się mówi o... inne są uwarunkowania w miedzi, inne są... Ale o ile chodzi o płace i czas pracy, tutaj jest tak jak zawsze było. Ja tak to rozumiem.</text:p>
      <text:p text:style-name="P723">Proszę bardzo, kto z państwa? Pan Moric.</text:p>
      <text:p text:style-name="P724"><text:span text:style-name="T725">Ob</text:span><text:span text:style-name="T726">.</text:span><text:span text:style-name="T727"><text:s/>Rajmund Moric</text:span>:</text:p>
      <text:p text:style-name="P728">Panie ministrze, myśmy również w naszych stanowiskach zawierali sprawy związane z górnictwem odkrywkowym, węgla brunatnego. Czy mamy rozumieć, że ewentualnie protokół porozumienia byłby inny? Czy byśmy mogli zamieścić w tym<text:s/>protokole<text:s/>rozwiązanie dotyczące górnictwa odkr<text:span text:style-name="T729">yw</text:span>kowego?</text:p>
      <text:p text:style-name="P730"><text:span text:style-name="T731">Przewodnicząc</text:span><text:span text:style-name="T732">y</text:span>:</text:p>
      <text:p text:style-name="P733">Ja myślę, że sprawa kopalń odkrywkowych jest oddzielnym zagadnieniem. Można załączyć to do tego dokumentu, a można też podpisać oddzielnie. To nie ma większego znaczenia - forma. Znaczenie ma treść.</text:p>
      <text:p text:style-name="P734">Proszę.</text:p>
      <text:p text:style-name="P735"><text:span text:style-name="T736">O</text:span><text:span text:style-name="T737">b. Ryszard Brzoza - NSZZ<text:s/></text:span><text:span text:style-name="T738">„</text:span><text:span text:style-name="T739">S</text:span><text:span text:style-name="T740">ol</text:span><text:span text:style-name="T741">idarn</text:span><text:span text:style-name="T742">oś</text:span><text:span text:style-name="T743">ć</text:span><text:span text:style-name="T744">”</text:span>:</text:p>
      <text:p text:style-name="P745">Mam prośbę, aby strona rządowa, jeżeli posiada takowy, przedstawiła nam projekt porozumienia, właśnie dotyczący branży węgla brunatnego. A także aby dostarczyła nam ten projekt na piśmie, żebyśmy mogli zapoznać się z nim wzrokowo.</text:p>
      <text:p text:style-name="P746">Dziękuję.</text:p>
      <text:p text:style-name="P747"><text:span text:style-name="T748">Przewodnicząc</text:span><text:span text:style-name="T749">y</text:span><text:span text:style-name="T750">:</text:span></text:p>
      <text:p text:style-name="P751">Projekt odnośnie węgla brunatnego, stanowisko strony koalic<text:span text:style-name="T752">yj</text:span>no-rządowej był rozprowadzony na poprzednim posiedzeniu i nie uległ tutaj żadnym zmianom<text:span text:style-name="T753">.</text:span></text:p>
      <text:p text:style-name="P754">Ale jeżeli panowie nie mają, no to tutaj jakoś zorganizu<text:span text:style-name="T755">je</text:span>my.</text:p>
      <text:p text:style-name="P756"><text:span text:style-name="T757">Ob. Piotrowski</text:span>:</text:p>
      <text:p text:style-name="P758">On był przy<text:s/>protokole<text:s/>rozbieżności,<text:span text:style-name="T759"><text:s/></text:span>tam gdzie wszystkie stanowiska były prezentowane.</text:p>
      <text:p text:style-name="P760"><text:span text:style-name="T761">Ob. Moric</text:span>:</text:p>
      <text:p text:style-name="P762">Z uwagi na to, że ani ja ani kolega z OPZZ nie mamy tego prosilibyśmy o dostarczenie tego dokumentu, dobrze?</text:p>
      <text:p text:style-name="P763"><text:span text:style-name="T764">Prz</text:span><text:span text:style-name="T765">e</text:span><text:span text:style-name="T766">wodnicząc</text:span><text:span text:style-name="T767">y</text:span><text:span text:style-name="T768">:</text:span></text:p>
      <text:p text:style-name="P769">Jeżeli tylko są tutaj możliwości ksero, to zaraz to zrobimy.</text:p>
      <text:p text:style-name="P770">Proszę bardzo kto panów chciałby zabrać głos?</text:p>
      <text:p text:style-name="P771"><text:span text:style-name="T772">Ob. Piotrowski</text:span>:</text:p>
      <text:p text:style-name="P773">Ja proszę o głos, jeśli można. Prosilibyśmy też o tekst przed chwilą zreferowany przez pana<text:s/><text:soft-page-break/>Puszczewicza, bo jest to duży i ważny - nie mamy tego tekstu.</text:p>
      <text:p text:style-name="P774"><text:span text:style-name="T775">Przewodniczący</text:span>:</text:p>
      <text:p text:style-name="P776">Proszę bardzo, czy w tej sprawie ktoś chce zabrać jeszcze głos?</text:p>
      <text:p text:style-name="P777">Pan Moric - proszę bardzo.</text:p>
      <text:p text:style-name="P778"><text:span text:style-name="T779">O</text:span><text:span text:style-name="T780">b</text:span><text:span text:style-name="T781">.</text:span><text:span text:style-name="T782"><text:s/>R</text:span><text:span text:style-name="T783">aj</text:span><text:span text:style-name="T784">mund Moric</text:span><text:span text:style-name="T785">:</text:span></text:p>
      <text:p text:style-name="P786">Panie Ministrze! Ponieważ otrzymaliśmy nowy tekst, w którym s<text:span text:style-name="T787">ą</text:span><text:s/>nowe propozycje, jest to tekst w 1 egz. proponuję zrobić w tej chwili przerwę około 15 po dwunastej, aby w czasie tej przerwy moglibyśmy sobie ewentualnie powielić ten dokument<text:s/><text:span text:style-name="T788">i</text:span><text:s/>zająć jakieś stanowiska.</text:p>
      <text:p text:style-name="P789"><text:span text:style-name="T790">Przewodniczący</text:span>:</text:p>
      <text:p text:style-name="P791">Ja mam inny pr<text:span text:style-name="T792">oje</text:span>kt.</text:p>
      <text:p text:style-name="P793">Ja mam projekt taki, żeby sekretariat się zajął powieleniem tego, a my moglibyśmy przystąpić do wysłuchania zespołów roboczych tych<text:span text:style-name="T794">,</text:span><text:s/>które powołaliśmy na poprzednim posiedzeniu. O to chodzi<text:s/><text:span text:style-name="T795">-</text:span><text:s/>żebyśmy do szesnastej zakończyli posiedzenie. Bo tak to spędzimy na przerwach czas.</text:p>
      <text:p text:style-name="P796">A niezależnie od tego powieli się te dokumenty i panowie czy po przerwie - tylko żebyśmy teraz nie wykorzystywali czasu na powielanie dokumentów, tylko w międzyczasie niech powielają dokumenty, a byśmy się zajęli sprawami tymi, które przygotowały nam grupy redakcyjne.</text:p>
      <text:p text:style-name="P797">Proszę pan Pietrzyk ma głos.</text:p>
      <text:p text:style-name="P798"><text:span text:style-name="T799">O</text:span><text:span text:style-name="T800">b</text:span><text:span text:style-name="T801">.</text:span><text:span text:style-name="T802"><text:s/>Alojzy Pietrzy</text:span><text:span text:style-name="T803">k</text:span>:</text:p>
      <text:p text:style-name="P804">Wniosek natury formalnej.<text:s/><text:span text:style-name="T805">P</text:span>roszę o zabranie głosu pana Piotrowskiego.</text:p>
      <text:p text:style-name="P806"><text:span text:style-name="T807">Ob.</text:span><text:span text:style-name="T808"><text:s/>Piotrowski</text:span><text:span text:style-name="T809">:</text:span></text:p>
      <text:p text:style-name="P810">Ja brałem udział<text:span text:style-name="T811">,</text:span><text:s/>czy mam wziąć udział, bo brałem udział w jednej grupie roboczej, a zostałem powołany do drugiej grupy roboczej, która w ogóle jeszcze nie rozpoczęła pracy<text:span text:style-name="T812">.</text:span><text:s/>Moja myśl jest taka, żebyśmy się zebrali gdzieś poza salą myślę, że jeżel<text:span text:style-name="T813">i</text:span><text:s/>idzie o skład osobowy to wiadomo o kim mówię, żebyśmy po prostu dopracowali te dokumenty i przedstawili do akceptacji na plenarnym posiedzeniu.</text:p>
      <text:p text:style-name="P814"><text:span text:style-name="T815">Przewodniczą</text:span><text:span text:style-name="T816">cy</text:span><text:span text:style-name="T817">:</text:span><text:s/></text:p>
      <text:p text:style-name="P818">Ja rozumiem, że zespoły robocze nie są gotowe.</text:p>
      <text:p text:style-name="P819"><text:span text:style-name="T820">Ob. Piotrowski</text:span>:</text:p>
      <text:p text:style-name="P821">Więc był jeden projekt gotowy już<text:span text:style-name="T822"><text:s/></text:span>do podpisu, ale dzisiaj dwie strony tego porozumienia prosiły o naniesienie dwóch poprawek. To jest zabieg nie... ledwie kosmetyczny.</text:p>
      <text:p text:style-name="P823"><text:span text:style-name="T824">Przewodniczą</text:span><text:span text:style-name="T825">cy</text:span><text:span text:style-name="T826">:</text:span></text:p>
      <text:p text:style-name="P827">Panowie<text:s/><text:span text:style-name="T828">ws</text:span>półprzewodniczący, ja proponuję, żeby te grupy robocze zaczęły pracować i żeby nam przedłożyły, a wobec tego ponieważ nie ma w tej chwili materiału - proponuję podtrzymać wniosek pana Morica o 15 minut przerwy.</text:p>
      <text:p text:style-name="P829"/>
      <text:p text:style-name="P830">/<text:span text:style-name="T831">Przerwa</text:span>/.</text:p>
      <text:p text:style-name="P832"/>
      <text:p text:style-name="P833">/Po przerwie/.</text:p>
      <text:p text:style-name="P834"/>
      <text:p text:style-name="P835"><text:span text:style-name="T836">Przewodnicząc</text:span><text:span text:style-name="T837">y</text:span>:</text:p>
      <text:soft-page-break/>
      <text:p text:style-name="P838">Pr<text:span text:style-name="T839">os</text:span>zę o zajmowanie miejsc przy stole<text:span text:style-name="T840">.</text:span></text:p>
      <text:p text:style-name="P841">Widzę, że się atmosfera poprawiła. Kapłanek, strajk zakończony?</text:p>
      <text:p text:style-name="P842"><text:span text:style-name="T843">/</text:span><text:span text:style-name="T844">O</text:span><text:span text:style-name="T845">b</text:span><text:span text:style-name="T846">.</text:span><text:span text:style-name="T847"><text:s/>Kapłanek</text:span>: Nie ma łączności pocztowej, trzeba zamawiać rozmowy/.</text:p>
      <text:p text:style-name="P848">To zadzwoń do ministerstwa<text:span text:style-name="T849">.</text:span></text:p>
      <text:p text:style-name="P850">Proszę bardzo jakie są propozycje dalszych obrad? Czy do tego projektu porozumienia dzisiaj się chcecie państwo ustosunkować?</text:p>
      <text:p text:style-name="P851">Proszę bardzo pan Pietrzyk.</text:p>
      <text:p text:style-name="P852"><text:span text:style-name="T853">Ob. Alojzy Pietrzyk</text:span>:</text:p>
      <text:p text:style-name="P854">P<text:span text:style-name="T855">ros</text:span>zę o zabr<text:span text:style-name="T856">a</text:span>n<text:span text:style-name="T857">i</text:span>e głosu pana Grzegorza Stawskiego.</text:p>
      <text:p text:style-name="P858"><text:span text:style-name="T859">Ob. Grzegorz Stawski</text:span>:</text:p>
      <text:p text:style-name="P860">Ze względu na to, że projekt ten jest powiedziałbym nową jakością w naszych obradach, jest on powiedziałbym w części zbieżny z tym do czego doszliśmy w czasie obrad, w związku z czasem pracy, ale ze względu na to, że już tak<text:s/>„na gorąco”<text:s/>wyłapaliśmy tam kilka takich spraw, które są powiedziałbym nie dość precyzyjnie określone lub wręcz nie są tak skonstruowane jak byśmy sobie tego życzyli, więc wnosim<text:span text:style-name="T861">y</text:span>,<text:s/><text:span text:style-name="T862">ab</text:span>y właśnie ten temat przenieść na następne obrady, tego nie unikniemy. I druga sprawa, że jest to bardzo obszerna tematyka i bardzo mocno skomp<text:span text:style-name="T863">li</text:span>kowana, więc nasza strona wnosi o przesuni<text:span text:style-name="T864">e</text:span>cie właśnie dyskusji nad tym tematem, praw<text:span text:style-name="T865">do</text:span>podobnie będzie to jedyny lub ewentualnie jeszcze do tego dojdzie jakiś inny temat na piątek, czyli będzie<text:s/>to - na pewno się to zawrze w obradach piątkowych. Jeszcze druga sprawa, w związku z tym, że ten projekt tylko i wyłącznie jak gdyby konkretyzuje stanowisko względem węgla kamiennego, takie samo stanowisko musiało być opracowywane w stosunku do innych dziedzin górnictwa<text:span text:style-name="T866">.</text:span><text:s/>Żeby po prostu nie robić takiej sytuacji, że w węglu coś funkcjonuje i inni zaczyn<text:span text:style-name="T867">aj</text:span>ą się do tego tematu dobijać. Trzeba by ten temat rozciągnąć na wszystkie dziedziny górnictwa łącznie z miedzią, z węglem brunatnym i z solą, cynkiem, ołowiem - po prostu rozszerzyć na całe górnictwo<text:span text:style-name="T868">,</text:span><text:s/>na wszystkie dziedziny górnictwa<text:span text:style-name="T869">.</text:span></text:p>
      <text:p text:style-name="P870">To byłoby tyle w tym temacie. I jeszcze w sprawie, co prawda mnie nie było na sali, ale wiem, że była tu jakaś propozycja odnośnie struktur zarządzania, więc w tym temacie jedna nasza strona stoi na takim stanowisku jak to było do tej pory, tym niemniej spodziewamy się,<text:s/><text:span text:style-name="T871">ż</text:span>e w związku z pewnymi propozy<text:span text:style-name="T872">cj</text:span>ami, które prawdopodobnie przedłożymy, dość konkretnymi na następnym posiedzeniu i ten temat wydaje mi się, że będzie możliwy do załatwienia przez wszystkie trzy strony.</text:p>
      <text:p text:style-name="P873">Dziękuję.</text:p>
      <text:p text:style-name="P874"><text:span text:style-name="T875">Przewodnicząc</text:span><text:span text:style-name="T876">y</text:span>:</text:p>
      <text:p text:style-name="P877"><text:span text:style-name="T878">Dz</text:span><text:span text:style-name="T879">i</text:span>ękuje.</text:p>
      <text:p text:style-name="P880">Głos ma pan Moric.</text:p>
      <text:p text:style-name="P881"><text:span text:style-name="T882">O</text:span><text:span text:style-name="T883">b.</text:span><text:span text:style-name="T884"><text:s/>Rajmund Moric</text:span>:</text:p>
      <text:p text:style-name="P885"><text:span text:style-name="T886">P</text:span>roszę Państw<text:span text:style-name="T887">a!</text:span><text:s/>Po analizie takiej pobieżnej ja rozumiem, że strona koalicyjno-rządowa przyjęła tę propozycję, którą przedstawiłem przed przerwą, że ten dokument będzie niejako przeredagowany w kontekście górnictwa podziemnego<text:span text:style-name="T888">,</text:span><text:s/>bo tak zrozumiałem, może się mylę. Natomiast prosiłbym, żeby strona rządowa dokonała tutaj również, wprowadziła czy to w oddzielnych punktach, czy jako protokół dodatkowy, sprawy związane z górnictwem odkrywkowym. Następnie chcę powiedzieć, że po wstępnej analizie<text:s/><text:soft-page-break/>uważamy, że zapis pkt. 6 co do spraw związanych z systemem ekonomicznym jak i z systemem zarządzania powinniśmy w naszym<text:s/>protokole<text:s/>porozumienia, jeżeli by to było możliwe, zawrzeć kierunkach, w których powinno być to robione. Nie tylko, że się enigmatycznie powołać na zespół, natomiast powinniśmy jak to nawet mówią tutaj eksperci - określić w jakich kierunkach ci eksperci mają pracować. I sądzę<text:span text:style-name="T889">,<text:s/></text:span>że jeżeli można byłoby coś dodać do stanowiska, tej strony opozycyjnej i solidarnościowej o tym, żeby te obrady przełożyć w tych tematach na następne posiedzenia, czy na piątek jak sobie ustaliliśmy, żeby strona rządowa mogła przygotować w jakich kierunkach widzi, że powinny iść kierunki rozwiązań co do systemów ekonomicznych i systemów z<text:span text:style-name="T890">a</text:span>rządzania, abyśmy mogli ewentualnie ustalić<text:s/><text:span text:style-name="T891">kieru</text:span>n<text:span text:style-name="T892">ki</text:span>.<text:s/><text:span text:style-name="T893">Oczywi</text:span>ście jak to będzie niemożliwe, to wtedy praw<text:span text:style-name="T894">do</text:span>podobnie porozumienia w zakresie systemu ekonomicznego, czy systemu zarządzania będzie nam trudno podpisać. Wtedy ewentualnie zostaniemy na własnych stanowiskach.</text:p>
      <text:p text:style-name="P895">Natomiast sądzę, że co do spraw związanych z czasem pracy i do spraw związanych z systemami wynagra<text:span text:style-name="T896">dz</text:span>ania będziemy chyba dosyć bliscy porozumienia, natomiast jeżeli ta strona rządowa określi kierunki w tych dwóch pozostałych, byłoby to też dobrze, gdybyśmy mogli wspólnie przyjąć jakieś ustalenia<text:span text:style-name="T897">.</text:span></text:p>
      <text:p text:style-name="P898">Zgadzam się z propozycją kolegi o przesunięcie dyskusji na te tematy po tych dokumentach uzupełni<text:span text:style-name="T899">aj</text:span>ących na piątek<text:span text:style-name="T900">.</text:span></text:p>
      <text:p text:style-name="P901"><text:span text:style-name="T902">Przewodniczą</text:span><text:span text:style-name="T903">cy</text:span><text:span text:style-name="T904">:</text:span></text:p>
      <text:p text:style-name="P905">Ja mam konkretną propozycję. Tu są dwa zagadnienia. Pierwsze zagadnienie to jest zagadnienie sformułowania tego dokumentu nie tylko dla węgla kamiennego ale dla górnictw głębinowych i górnictw odkrywkowych<text:span text:style-name="T906">.</text:span></text:p>
      <text:p text:style-name="P907">To znaczy podziemne, głębinowe i odkrywkowe, i jest sprawa umieszczenia tego wszystkiego takie są życzenia, żeby to był jeden dokument. W związku z tym z naszej strony jest propozycja, aby wszystkie strony zastanowiły się jeszcze przez jutrzejszy dzień, wyznaczyć określone osoby, kogo uważacie za stosowne i na przykład w czwartek spotkać się w węższym gronie, to przeanalizować przez jutrzejszy dzień, a w czwartek spotkać się w wę<text:span text:style-name="T908">ż</text:span>szym gronie na przykład tutaj w Warszawie na Kruczej i zredagować ten dokument, żeby w piątek na posiedzenie przyszedł już w miarę sformułowany tekst do dyskusji plenarnej<text:span text:style-name="T909">.</text:span></text:p>
      <text:p text:style-name="P910">Co pano<text:span text:style-name="T911">w</text:span>ie o tym sądzą?</text:p>
      <text:p text:style-name="P912"><text:span text:style-name="T913">Ob. Piotro</text:span><text:span text:style-name="T914">ws</text:span><text:span text:style-name="T915">k</text:span><text:span text:style-name="T916">i</text:span><text:span text:style-name="T917">:</text:span></text:p>
      <text:p text:style-name="P918"><text:span text:style-name="T919">S</text:span>trona opozycyjna zgadza się<text:span text:style-name="T920">.</text:span></text:p>
      <text:p text:style-name="P921"><text:span text:style-name="T922">Ob. R</text:span><text:span text:style-name="T923">a</text:span><text:span text:style-name="T924">jmund Moric</text:span>:</text:p>
      <text:p text:style-name="P925">Strona opozycyjna zgadza się<text:span text:style-name="T926">.</text:span></text:p>
      <text:p text:style-name="P927">/Wesołość na sali/.</text:p>
      <text:p text:style-name="P928">Proszę państwa! Zgodnie z oświadczeniem rzecznika rządu pana Jerzego Urbana OPZZ jest stroną opozycyjną w tej chwili, chcę przypomnieć.</text:p>
      <text:p text:style-name="P929">/Wesołość na sali/.</text:p>
      <text:p text:style-name="P930"><text:span text:style-name="T931">Przewodniczący</text:span>:</text:p>
      <text:p text:style-name="P932">Gdyby panowie przyjęli taką propozycję to był prosił, żeby do tego przygotowali<text:span text:style-name="T933">,</text:span><text:s/>to znaczy ten tekst dopracowali mied<text:span text:style-name="T934">ź</text:span>, pan dyr. Ziaja, bo tam o redakcyjną stronę chodzi, węgiel brunatny i skalny.</text:p>
      <text:p text:style-name="P935">Co panowie na ten temat?</text:p>
      <text:soft-page-break/>
      <text:p text:style-name="P936"><text:span text:style-name="T937">Ob</text:span><text:span text:style-name="T938">.</text:span><text:span text:style-name="T939"><text:s/>Rajmund Moric</text:span>:</text:p>
      <text:p text:style-name="P940"><text:span text:style-name="T941">S</text:span>trona OPZZ deleguje na zespołu pana Rupalę, Ciesielskiego, pana Stępnia.</text:p>
      <text:p text:style-name="P942"><text:span text:style-name="T943">Ob</text:span><text:span text:style-name="T944">.</text:span><text:span text:style-name="T945"><text:s/></text:span><text:span text:style-name="T946">A</text:span><text:span text:style-name="T947">.<text:s/></text:span><text:span text:style-name="T948">P</text:span><text:span text:style-name="T949">ietrzyk</text:span>:</text:p>
      <text:p text:style-name="P950"><text:span text:style-name="T951">J</text:span>a musiałbym się chwilę z<text:span text:style-name="T952">as</text:span>tanowić kogo powołać do tego zespołu.</text:p>
      <text:p text:style-name="P953"><text:span text:style-name="T954">Przewodnicząc</text:span><text:span text:style-name="T955">y</text:span>:</text:p>
      <text:p text:style-name="P956">Dobrze.</text:p>
      <text:p text:style-name="P957">Proponuję, żeby to spotkanie odbyło się w oddziale wspólnoty tu w Warszawie przy ulicy Kruczej tam gdzie dawniej było ministerstwo, ponieważ większość co się orientujemy z Warszawy, tylko ustalmy na czwartek dogodną godzinę.</text:p>
      <text:p text:style-name="P958">Jesteśmy do dyspozycji.</text:p>
      <text:p text:style-name="P959">Odbylibyśmy to w sali 109 na<text:s/><text:span text:style-name="T960">I</text:span><text:s/>piętrze. Tylko ustalmy godzinę, proszę bardzo my się dostosujemy.</text:p>
      <text:p text:style-name="P961">Czy godzina 10-ta odpowiada?</text:p>
      <text:p text:style-name="P962">Czyli ostatecznie: sala 109 godzina 11-ta, Krucza 36 oddział Wspólnoty Węgla Kamiennego I piętro.</text:p>
      <text:p text:style-name="P963"><text:span text:style-name="T964">Ob. Pietrzyk</text:span><text:span text:style-name="T965">:</text:span></text:p>
      <text:p text:style-name="P966">Ja w tym momencie, przepraszam bardzo, chciałbym tutaj na kolegów swoich popatrzeć, czy wszyscy zgadzacie się co do miejsca, bo mogą by<text:span text:style-name="T967">ć</text:span><text:s/>zastrzeżenia. Wiecie, to jest, jak to się mówi, wchodzenie...</text:p>
      <text:p text:style-name="P968"><text:span text:style-name="T969">Przewodnicząc</text:span><text:span text:style-name="T970">y</text:span><text:span text:style-name="T971">:</text:span></text:p>
      <text:p text:style-name="P972">Ja proponuję hotel<text:s/>„Victoria<text:span text:style-name="T973">”</text:span>. Tylko kto zapłaci za to?</text:p>
      <text:p text:style-name="P974"><text:span text:style-name="T975">O</text:span><text:span text:style-name="T976">b</text:span><text:span text:style-name="T977">.</text:span><text:span text:style-name="T978"><text:s/>Pietrzyk</text:span>:</text:p>
      <text:p text:style-name="P979">Panie ministrze, hotel<text:s/>„Victoria”<text:s/>może akurat w tym momencie byłby<text:s/>niezupełnie<text:s/>takim miejscem zbyt megalomańskim. Ale tutaj spodziewam się, że ze względu na to, że większość zespołów, grup redakc<text:span text:style-name="T980">yj</text:span>n<text:span text:style-name="T981">yc</text:span>h, praktycznie to tylko się ciągnie w niektórych tylko zespołach jeszcze, dyskusja przy<text:s/>„okrągłym stole”, czy na przykład nie lepiej byłoby poprosić któregoś z naszych sekretarzy, żeby ustalił, która sala. Przecież tutaj są maleńkie salki kameralne, gdzie nawet wolno palić na sali, tak że kto wie, czy nie byłoby to lepsze, żeby to spotkanie odbyć tut<text:span text:style-name="T982">aj.</text:span></text:p>
      <text:p text:style-name="P983">Czyli proponuję coś takiego, żeby któryś z sekretarzy udał się i sprawdził, która z tych salek jest wolna.</text:p>
      <text:p text:style-name="P984"><text:span text:style-name="T985">Przewodnicząc</text:span><text:span text:style-name="T986">y</text:span><text:span text:style-name="T987">:</text:span></text:p>
      <text:p text:style-name="P988">Dobrze, jasna sprawa, nie ma co dyskutować wiele. W czwartek o godz. 11 grupa redakcyjna i przygotowuje dokument w całości.</text:p>
      <text:p text:style-name="P989">Tylko teraz jeszcze warto się zastanowić nad tym, czy te porozumienia, któreśmy już podpisali, czy one będą też w to włączone, czy potraktować, że już jako podpisane?</text:p>
      <text:p text:style-name="P990"><text:span text:style-name="T991">Ob. Pietrzyk</text:span>:</text:p>
      <text:p text:style-name="P992">Jeśli można. Więc ja myślę, że to co zostało podpisane, to niech już to tak sobie funkcjonuje.<text:s/>Tym bardzi<text:span text:style-name="T993">ej,</text:span><text:s/>że te dokumenty już mają jakiś swój obieg. One funkcjonują na zasadzie odrębnych dokumentów. My to możemy potem jako jeden pakiet złożyć i będzie to jedna, powiedziałbym, książka dla potomnych.</text:p>
      <text:p text:style-name="P994"><text:span text:style-name="T995">Przewodnicząc</text:span><text:span text:style-name="T996">y</text:span>:</text:p>
      <text:p text:style-name="P997">Jeżeli co do tej sprawy się domówiliśmy, proponuję rozważenie następnych tematów. Następnym tematem była sprawa ochrony środowiska.</text:p>
      <text:p text:style-name="P998">Czy jest przygotowana grupa robocza w tej sprawie? Nie ma.</text:p>
      <text:soft-page-break/>
      <text:p text:style-name="P999">Proszę,<text:s/><text:span text:style-name="T1000">p</text:span>an Stawski.</text:p>
      <text:p text:style-name="P1001"><text:span text:style-name="T1002">Ob. Grzegorz Stawski</text:span>:</text:p>
      <text:p text:style-name="P1003">Ja mam<text:s/><text:span text:style-name="T1004">je</text:span>szcze<text:s/><text:span text:style-name="T1005">je</text:span>dną taką rzecz. Tutaj koledzy ekonomiści z naszej strony chcieliby bardzo krótko zadać pytań kilka w związku z tym tekstem, żeby po prostu na następnym spotkaniu nie było takich historii. Ja proponowałbym, żeby pan Tomasz Stankiewicz te pytania, które ma nasza strona do zadania, żeby je zadał.</text:p>
      <text:p text:style-name="P1006"><text:span text:style-name="T1007">Ob. Janusz Stankiewicz -<text:s/></text:span><text:span text:style-name="T1008">„</text:span><text:span text:style-name="T1009">Solidarność</text:span><text:span text:style-name="T1010">”</text:span>:</text:p>
      <text:p text:style-name="P1011">Więc pierwsze pytanie, chodzi mi o wyjaśnienie intencji strony rządowej, dotyczy pkt. 1, że potwierdza się zasadę 5-dniowego tygodnia pracy. I co z tego wynika, że się tą zasadę potwierdza? Bo rozumiem, że drugi punkt wskazuje na to, że wynika z tego, że podstawą planowania wydobycia powinien być 5-dniowy tydzień pracy. Ale z pozostałego tekstu dochodzę do wniosku, że już nic więcej nie wynika to tylko. Czy takie były intencje strony rządowej, czy też inne? Czy oprócz tego, że podstawą planowania ma być 5-dniowy tydzień pracy coś jeszcze ma wynikać z tego potwierdzenia zasady.<text:s/>To jest pierwsze pytanie. Bo chodzi mi o jasność, o jasność intencji.</text:p>
      <text:p text:style-name="P1012">Drugie pytanie dotyczy pkt. 4<text:span text:style-name="T1013">,</text:span><text:s/><text:span text:style-name="T1014">ż</text:span>e wprowadza się zwiększenie wynagrodzenia za pracę od poniedziałku do piątku o 50 proc. wartości wynagrodzenia wypłacanego dotychczas za pracę w soboty. Więc moje pytanie brzmi, czy tu chodzi po prostu o wzrost, o to, że się od poniedziałku do piątku będzie więcej zarabiać o określoną kwotę, kwotę równą połowie zarobku w soboty, czy też będzie to prowadziło do zmiany struktury zarobku, jeśli się porówna później zarobek za sobotę z zarobkiem za<text:s/>„czarne dni”. Jaka jest intencja? Bo moim zdaniem ten zapis jest niejasny. On nie<text:span text:style-name="T1015">je</text:span>dnoznacznie określa intencje. Więc prosilibyśmy o sformułowanie tych intencji, czy dąży się do trwałej zmiany struktury zarobku między sobotą a<text:s/>„czarnymi dniami”, czy też chodzi tylko o zwiększenie zarobków w<text:s/>„czarne dni”, nie przesądzając struktury?</text:p>
      <text:p text:style-name="P1016">Następnie zatrzymam się tylko nad tym, co wydaje się tutaj najistotnie<text:span text:style-name="T1017">js</text:span>ze w tej propozycji. Jeszcze pkt 7.<text:span text:style-name="T1018"><text:s/></text:span>Też mam właściwie niejasność, bo on jest tak s<text:span text:style-name="T1019">for</text:span>mułowany, że płaca w górnictwie węgla kamiennego powinna w porównywalnym czasie pracy kształtować się w stosunku do płac w przemyśle przetwórczym jak 2:<text:span text:style-name="T1020">1.</text:span></text:p>
      <text:p text:style-name="P1021">Ja rozumiem, że to strona rządowa nie wypowiada tylko swoich poglądów, jak być powinno, ale że zobowiąz<text:span text:style-name="T1022">u</text:span>je się właśnie do tego, aby tak kształtować płace w przemyśle przetwórczym, według tej proporcji. Czy to jest intencja tego zobowiązania się, czy nie?</text:p>
      <text:p text:style-name="P1023">Dziękuję bardzo.</text:p>
      <text:p text:style-name="P1024"><text:span text:style-name="T1025">Przewodniczący</text:span>:</text:p>
      <text:p text:style-name="P1026">Czy jeszcze są jakieś pytania? Pan dyr. Puszczewicz.</text:p>
      <text:p text:style-name="P1027"><text:span text:style-name="T1028">Dyr. Edward Puszczewicz</text:span>:</text:p>
      <text:p text:style-name="P1029">Ja chciałbym ustosunkować się do tych pytań, tzn. jaka była intencja<text:span text:style-name="T1030">.</text:span></text:p>
      <text:p text:style-name="P1031">Jeżeli chodzi o zasadę 5-dniowego tygodnia pracy, intencja jest<text:s/><text:span text:style-name="T1032">je</text:span>dnoznaczna, że górnicy winni pracować jako zasada przez<text:s/><text:span text:style-name="T1033">5</text:span><text:s/>dni. Potwierdzenie tej intencji wynika również w naszym przekonaniu, być może to trzeba podkreślić, ze zmian już planowania, bowiem wniosek jest, by w określonym trybie dokonać korekty planowania, zatem uwzględnić planowanie tylko na 5 dni dla kopalń.</text:p>
      <text:soft-page-break/>
      <text:p text:style-name="P1034">Jednocześnie, ponieważ zaznaczamy w pkt. 3, j<text:span text:style-name="T1035">e</text:span>st logika wydarzeń, uznając<text:s/><text:span text:style-name="T1036">tak</text:span><text:s/>trudną sytuac<text:span text:style-name="T1037">ję</text:span><text:s/>ekonomiczną, co wszyscy podkreślaliśmy, dopuszczamy dobrowolność pracy w dni ustawowo wolne od pracy, przyjmując że i ta trzecia zmiana, ale również, co jest bardzo istotne, iż to dobrowolne wydobycie mogłoby być tylko realizowane,<text:s/><text:span text:style-name="T1038">w</text:span><text:s/>podtekście trzeba rozumieć, jeżeli będzie taka konieczność w gospodarce narodowej, na zasadzie specjalnej umowy z<text:s/>Ministrem<text:s/>Przemysłu, która to umowa - tak należy rozumieć - będzie uwzględniała wszystkie uwarunkowania, jakie postawi i załoga, i jakie będą niezbędne dyrektorowi zakładu wydobywczego,<text:s/><text:span text:style-name="T1039">tj</text:span>. kopalni, a także Wspólnocie.</text:p>
      <text:p text:style-name="P1040">I konsekwencja tej intencji jest - ona jest rozpisana na punkty, ale<text:s/><text:span text:style-name="T1041">je</text:span>st<text:s/><text:span text:style-name="T1042">je</text:span>dnoznaczna. Pracy górni<text:span text:style-name="T1043">kó</text:span>w przez<text:s/><text:span text:style-name="T1044">5<text:s/></text:span>dni w tygodniu. I chyba na<text:span text:style-name="T1045">jd</text:span>obitnie<text:span text:style-name="T1046">js</text:span>zym tego faktem jest na dzisiaj zdjęcie, bowiem wiemy, że zarówno w CPR, jak i w NPSG do tej pory plan był określany dla przemysłu węgla<text:s/>kamiennego przyjmując<text:s/><text:span text:style-name="T1047">z</text:span>a<text:span text:style-name="T1048">sad</text:span>ę 5 dni i wysokości 98 proc. wydobycia w soboty. Więc to już niejako było narzucone. Tak że tu intencja w tym względzie jest jednoznaczna.<text:s/><text:span text:style-name="T1049">A</text:span><text:s/>potwierdzamy zasadę, bowiem to już było przecież zapisane w Porozumieniach Jastrzębskich, jak również potwierdzone określonymi aktami. A jeżeli chodzi o planowanie, nie znalazło odzwierciedlenia. Tak że jest to jednoznaczny wyraz naszej woli.</text:p>
      <text:p text:style-name="P1050">Jeżeli chodzi o pkt 4 i wyjaśnienie tej procedury. Jeżeli chodzi o intencje, to oczywiście jest to przeniesienie 50 proc. wartości wynagrodzenia wypłaconego dotychczas za pracę w soboty w rozbiciu na poszczególne dni, tzn. poniedziałek -<text:s/>piątek.<text:s/>Bo tu trzeba<text:s/><text:span text:style-name="T1051">je</text:span>dnoznacznie powiedzieć, skutki finansowe oczywiście my je szacujemy, gdybyśmy byli zgodni z tą intencją, one byłyby w tym terminie proponowanym wyniosłyby od czerwca do grudnia około 100 mld zł, a z narzutami na płace, które są, gdzieś rząd 150 mld zł.</text:p>
      <text:p text:style-name="P1052">Intencją jest, by te 50 proc. przenieść na poszczególne dni, bo będzie oznaczało - to jest szacunek wyrażając intencje - około 20 proc. wzrostu zasadniczego wynagrodzenia w przeciągu tych 5 dni, jeżeli chodzi o górnictwo.</text:p>
      <text:p text:style-name="P1053">Ja rozumiem pytanie o zmianę strukturalną jako najistotniejszy problem. Tą sprawę zawieramy w punkcie 3 z drugiego myślnika to jest kwestia tej umowy. Nie przesądzając na jakich warunkach płacowych zostanie zawarta ta umowa, ale podkreślając, że obowiązuje uchwała nr 199/81 Rady Ministrów. I<text:s/>minister<text:s/>przemysłu podpisując taką umowę, umowę z daną załogą, z daną kopalnią czy przedsiębiorstwem o wydobycie dodatkowej ilości węgla w dni ustawowo wolne od pracy, musi się nią posługiwać. Oczywiste jest, że od warunków tej umowy to będzie zależało, ale przyjmując uchwałę nr 199, zatem w tej trudnej sytuacji ekonomicznej należałoby rozumieć, iż ta zmiana nie powoduje natychmiastowych zmian strukturalnych, bowiem przyjmując tę umowę - załóżmy na sobotę, będzie ona także liczona, tak jak to jest dzisiaj liczone. Oczywiście trudno<text:s/><text:span text:style-name="T1054">pr</text:span>zesądzić, bo będzie to umowa. Ale n<text:span text:style-name="T1055">ajp</text:span>rawd<text:span text:style-name="T1056">op</text:span>odobni<text:span text:style-name="T1057">ej</text:span><text:s/>punktem wyjścia będzie uchwała nr 199 Rady Ministrów ze wszystkimi zmianami.</text:p>
      <text:p text:style-name="P1058">Zatem nie będzie to natychmia<text:span text:style-name="T1059">st</text:span>owa zmiana strukturalna, jeżeli dopuszczamy na zupełnie innych warunkach, jeżeli załoga się zgodzi na podjęcie tej pracy na zasadzie umowy, a<text:s/>Ministrem<text:s/>Przemysłu.</text:p>
      <text:p text:style-name="P1060">Natomiast jeżeli chodzi o pkt 7 to oczywiście intencja jest jednoznaczna, że tu strona zobowiązuje się w porównywalnym czasie to było, być może forma jest tak wyrażona, jako że my jako podzespół nie decydu<text:span text:style-name="T1061">j</text:span>emy, tylko my - tak jak uzgodniliśmy - inspirujemy, ukierunkowu<text:span text:style-name="T1062">je</text:span>my itd.<text:s/><text:span text:style-name="T1063">A</text:span>le w naszym rozumieniu strona zobowiązuje się, żeby tak to było.</text:p>
      <text:soft-page-break/>
      <text:p text:style-name="P1064"><text:span text:style-name="T1065">Przewodniczący</text:span>:</text:p>
      <text:p text:style-name="P1066">Dziękuję bardzo. Proszę bardzo - kto z państwa? Proszę bardzo, pan Pietrzyk.</text:p>
      <text:p text:style-name="P1067"><text:span text:style-name="T1068">Ob.<text:s/></text:span><text:span text:style-name="T1069">A</text:span><text:span text:style-name="T1070">.<text:s/></text:span><text:span text:style-name="T1071">P</text:span><text:span text:style-name="T1072">ietrzyk</text:span>:</text:p>
      <text:p text:style-name="P1073">Proszę pana Jarosława Szczepańskiego.</text:p>
      <text:p text:style-name="P1074"><text:span text:style-name="T1075">Ob</text:span><text:span text:style-name="T1076">.</text:span><text:span text:style-name="T1077"><text:s/></text:span><text:span text:style-name="T1078">J</text:span><text:span text:style-name="T1079">arosław Szczepański</text:span>:</text:p>
      <text:p text:style-name="P1080">Ja mam taką propozycję, może. Ponieważ tutaj wszyscy się ciągle powołują na uchwałę nr 199/81 anno domini 1981 czy nie<text:s/>istniałaby<text:s/>możliwość, żeby zespół - cały zespół tu zgromadzony przy tym stole, przy tych czterech stołach, wystąpił o zmianę tej uchwały.</text:p>
      <text:p text:style-name="P1081">I załóżmy zawarte w niej jakieś postulaty przeniósł, to znaczy zostałyby przeniesione do nowej uchwały. Przypomnijmy, że jest to uchwała z 1981 roku. Jest to uchwała, która spowodowała, że... nie wiem czy panowie pamiętacie, że apel Krajowej Komisji i Zjazdu<text:s/><text:span text:style-name="T1082">„</text:span>Solidarności”<text:s/>o przepracowanie dodatkowych ośmiu sobót przez górników zablokowała. To był rok 1981.<text:s/>Jest to<text:s/>uchwała, która od tej pory psuje potwornie dużo, robi złej krwi w górnictwie<text:span text:style-name="T1083">.<text:s/></text:span>W społeczeństwie również. Jest to najbardziej krytykowana ustawa<text:span text:style-name="T1084">.</text:span><text:s/>Jest to ustawa, która spowodowała konflikt między społeczeństwem a górnikami.</text:p>
      <text:p text:style-name="P1085">Czy naprawdę nie jest w stanie nikt w tym zespole tu zgromadzonym powiedzieć, żeby wystąpić do Rady Ministrów o zakończenie działania uchwały 199/81, a spowodowanie powstanie nowej uchwały. Przecież jeżeli minister Wilczek występuje z propozy<text:span text:style-name="T1086">cj</text:span>ami dość radykalnych zmian w przemyśle, w tym również w przemyśle wydobywczym, to naprawdę powoływanie się ciągle - z up<text:span text:style-name="T1087">o</text:span>rem maniaków - na uchwałę nr 199, jest już zupełną przesadą. Ponadto ja chcia<text:span text:style-name="T1088">łe</text:span>m jeszcze na jedną rzecz zwrócić uwagę<text:span text:style-name="T1089">.</text:span><text:s/>Nie wiem czy panowie pamiętacie, że w epoce do 1980 roku włącznie, mniej więcej dzienne wydobycie wahało się w okolicach 600 tys. ton. Takie dojście do 600, o ile dobrze pamiętam, było z trudem robione.</text:p>
      <text:p text:style-name="P1090">Natomiast w momencie, kiedy nastąpiło coś takiego, że górnicy poczuli się gospodarzami na terenie kopalń, po sierpniu 1980 roku, to chyba panowie też dokładnie pamiętacie, że to wydobycie udało się podwyższyć do mniej więcej 6<text:span text:style-name="T1091">3</text:span>0 tys. ton. I to jeszcze przy różnych badaniach tej statystyki wówczas.</text:p>
      <text:p text:style-name="P1092">I ja bym ciągle apelował do tego - skończmy z uchwałą nr 199/81 - to jest raz.</text:p>
      <text:p text:style-name="P1093">A druga sprawa, dopuśćmy górników do pewnej formuły gospodarzenia na kopalniach. Przecież gdyby istniał samorząd w tej chwili, to sądzę nie byłoby problemu na kopalni<text:s/><text:span text:style-name="T1094">„</text:span>Morcinek<text:span text:style-name="T1095">”</text:span><text:s/>w dniu dzisiejszym i na innych kopalniach.</text:p>
      <text:p text:style-name="P1096">Dziękuję.</text:p>
      <text:p text:style-name="P1097"><text:span text:style-name="T1098">Przewodnicząc</text:span><text:span text:style-name="T1099">y</text:span>:</text:p>
      <text:p text:style-name="P1100">Dziękuję. Bardzo proszę - kto z państwa jeszcze? Pan Pietrzyk - proszę.</text:p>
      <text:p text:style-name="P1101"><text:span text:style-name="T1102">Ob.<text:s/></text:span><text:span text:style-name="T1103">A</text:span><text:span text:style-name="T1104"><text:s/>.</text:span><text:span text:style-name="T1105">P</text:span><text:span text:style-name="T1106">ie</text:span><text:span text:style-name="T1107">tr</text:span><text:span text:style-name="T1108">zy</text:span><text:span text:style-name="T1109">k</text:span>:</text:p>
      <text:p text:style-name="P1110">Chciałem podać skład do tej grupy roboczej.</text:p>
      <text:p text:style-name="P1111"><text:span text:style-name="T1112"><text:s text:c="29"/></text:span>:</text:p>
      <text:p text:style-name="P1113"><text:span text:style-name="T1114">W</text:span><text:s/>kwestii formalnej. Czy jest sala na czwartek na godziną<text:s/><text:span text:style-name="T1115">10.00</text:span><text:s/>-11<text:span text:style-name="T1116">.00<text:s/></text:span>tutaj w tym budynku? Nieduża sala dla naszego podzespołu?</text:p>
      <text:p text:style-name="P1117"><text:span text:style-name="T1118">Ob.<text:s/></text:span><text:span text:style-name="T1119">P</text:span><text:span text:style-name="T1120">ietrzyk</text:span>:</text:p>
      <text:p text:style-name="P1121">Grupa robocza ze strony solidarnościowo-opozyc<text:span text:style-name="T1122">yj</text:span>n<text:span text:style-name="T1123">ej<text:s/></text:span>w składzie: Borawski Mieczysław, Brzuzy Ryszard, Bojarski Włodzimier<text:span text:style-name="T1124">z</text:span>, Węglarz Stanisław, Stawski Grzegorz, Polmański Piotr i Henryk Karaś.<text:span text:style-name="T1125"><text:s/></text:span><text:soft-page-break/><text:span text:style-name="T1126">Przewodnic</text:span><text:span text:style-name="T1127">z</text:span><text:span text:style-name="T1128">ą</text:span><text:span text:style-name="T1129">c</text:span><text:span text:style-name="T1130">y</text:span>:</text:p>
      <text:p text:style-name="P1131">Dzięku<text:span text:style-name="T1132">ję</text:span>.</text:p>
      <text:p text:style-name="P1133">/Głos z sali/.</text:p>
      <text:p text:style-name="P1134"><text:span text:style-name="T1135">Ob. P. Pie</text:span><text:span text:style-name="T1136">tr</text:span><text:span text:style-name="T1137">zyk</text:span><text:span text:style-name="T1138">:</text:span></text:p>
      <text:p text:style-name="P1139">Nie, no po co. Jeżeli chodzi o ten skład gdyby były zastrzeżenia, Natomiast.<text:span text:style-name="T1140">.</text:span>.</text:p>
      <text:p text:style-name="P1141">/Głos z sali/.</text:p>
      <text:p text:style-name="P1142">Raczej chcieliśmy tu połączyć Bełchatów, miedź, i węgieł kamienny razem.</text:p>
      <text:p text:style-name="P1143">Przepraszam jeszcze do tej grupy z naszej strony Robakowski i cynk /?/</text:p>
      <text:p text:style-name="P1144">Dziękuję.</text:p>
      <text:p text:style-name="P1145"><text:span text:style-name="T1146">Przewodniczący</text:span><text:span text:style-name="T1147">:</text:span></text:p>
      <text:p text:style-name="P1148">Proszę pan Puszczewicz.</text:p>
      <text:p text:style-name="P1149"><text:span text:style-name="T1150">Ob.<text:s/></text:span><text:span text:style-name="T1151">P</text:span><text:span text:style-name="T1152">uszczewicz</text:span>:</text:p>
      <text:p text:style-name="P1153">Propozycje pro<text:span text:style-name="T1154">to</text:span>kołu porozumienia, projektu /przepraszam/, który przedstawiliśmy, przedstawialiśmy, no po wnikliwej tu dyskus<text:span text:style-name="T1155">ji</text:span><text:s/>i uznając określoną sytuację jako sytuację i realia w<text:s/>gospodarce narodowej.</text:p>
      <text:p text:style-name="P1156">Ja myślę, że zespół redakcyjny, który spotka się o godzinie 11.00 w czwartek, zespół ten podejmie tę dyskusję. Z tym, że oczywiście wszyscy ci, którzy znamy tę uchwałę doskonale zdajemy sobie sprawę, że zawiera ona wiele elementów nie tylko dotyczących tej sprawy, o której mówimy, ale związane i z funduszem produkcyjnym, i odpisami dewizowymi niezmiernie istotnymi dla górnictwa i dla importu. Bo przecież wszyscy wiemy, że to musi być zrobione i z funduszem nagród, i z książeczkami<text:s/>„G”<text:s/>itd.,<text:s/><text:span text:style-name="T1157">i</text:span>td.</text:p>
      <text:p text:style-name="P1158">I nie ulega dla mnie wątpliwości, że wszyscy mamy świadomość abyśmy pr<text:span text:style-name="T1159">ó</text:span>bowali jednym pociągnięciem wszystkie te sprawy dzisiaj przekreśli w takim rozumieniu, no to byśmy mieli bardzo trudną sytuację wśród naszych załóg górniczych. Wszyscy, jak tu siedzimy, za tym stołem.</text:p>
      <text:p text:style-name="P1160">Natomiast uważamy, że prace podejmowane nad systemem ekonomicznym, ekonomiczno-<text:span text:style-name="T1161">fi</text:span>nansowym i zarządzania górnictwem one winny się również do tego odnieść. W tym przedziale czasu. Bo przecież nie sposób się do tego odnieść. Natomiast dzisiaj odniesienie się na podzespole ustawiłoby - w naszym przekonaniu - a myślę, że jesteśmy zgodni, zdecydowaną większość załóg górniczych przeciwko nam w tej konkretnej sytua<text:span text:style-name="T1162">cji</text:span>.</text:p>
      <text:p text:style-name="P1163">Natomiast jeżeli chodzi o podwyższenie poziomu dobowego wydobycia, o którym pan był uprzejmy przypomnieć, to kwestia również wejścia nowych mocy produkcyjnych ma tu zasadnicze znaczenie jeżeli chodzi o wzrost wydobycia 600 tys. ton na dobę do blisko 630 tys. ton. Czyli określone działania techniczno-organizacyjne, które zostały podjęte, a przede wszystkim inwestycyjne, one miały ten skutek. My rozumiemy i zresztą będziemy także dyskutowali w naszej części i myślę, że znajdziemy porozumienie, iż w ramach procesu reformowania gospodarki niezbędny jest dalszy rozwój samorządności pracowniczej w przedsiębiorstwach górniczych.</text:p>
      <text:p text:style-name="P1164">I to również w dyskusji podkreślaliśmy wolę. I na dzisiaj ten proces przechodzi on autom<text:span text:style-name="T1165">atyc</text:span>znie, przechodzi z opóźnieniem w świetle powst<text:span text:style-name="T1166">aj</text:span>ących, powołanych do życia przedsiębiorstw eksploatacji węgla, następ<text:span text:style-name="T1167">uj</text:span>e proces powoływania samorządu.</text:p>
      <text:p text:style-name="P1168">I tu uważamy, jeszcze raz chciałbym to potwierdzi<text:span text:style-name="T1169">ć</text:span>, że samorządy winny - jaka jest wola załóg - powstać w kopalniach, w zakładach wydobywczych. I być pełnoprawnym gospodarzem na tych kopalniach. I myślę,<text:s/><text:soft-page-break/>że tu w tej sprawie nie mamy żadnej wątpliwości. Jest to tylko kwesta - w tej chwili biegną procesy przygotowawcze, żeby te załogi wybrały te samorządy, powołały te samorządy, żeby one działały. Tak że my tu absolutnie za tą sprawą jesteśmy. Dziękuję bardzo.</text:p>
      <text:p text:style-name="P1170"><text:span text:style-name="T1171">Przewodnicząc</text:span><text:span text:style-name="T1172">y</text:span>:</text:p>
      <text:p text:style-name="P1173">Proszę bardzo - pan Moric.</text:p>
      <text:p text:style-name="P1174"><text:span text:style-name="T1175">Ob.<text:s/></text:span><text:span text:style-name="T1176">R</text:span><text:span text:style-name="T1177">.<text:s/></text:span><text:span text:style-name="T1178">M</text:span><text:span text:style-name="T1179">oric - OPZZ</text:span>:</text:p>
      <text:p text:style-name="P1180">Mam pytanie do strony solidarnościowo-opozyc<text:span text:style-name="T1181">yj</text:span>n<text:span text:style-name="T1182">ej.<text:s/></text:span>Czy mam rozumieć, że strona solidarnościowo-opozycyjna występuje o uchylenie uchwały nr 199?</text:p>
      <text:p text:style-name="P1183"><text:span text:style-name="T1184">Ob.</text:span><text:span text:style-name="T1185"><text:s/>Grzegorz Stawski</text:span>:</text:p>
      <text:p text:style-name="P1186">Chodzi nam o zwery<text:span text:style-name="T1187">fi</text:span>kowanie pewnych przepisów w tej całej uchwale. Chodzi nam o to co w jakiś sposób jest zawarte w tym dokumencie, o sposobie zmiany sposobu płacenia za ewentualnie dobrowolną pracę w soboty i być może znajdą się tam jakieś inne sprawy, których w tej chwili nie mamy tego dokumentu przed sobą, ja go przynajmniej w tej chwili nie mam. Chodzi o wniesienie poprawek właśnie do<text:s/><text:span text:style-name="T1188">t</text:span>ej uchwały<text:span text:style-name="T1189">.<text:s/></text:span>Być może w perspektywie czasu gdy się to wszystko zmieni gdy zmieni się polska rzeczywistość, to w ogóle odejdziemy od tej uchwały ale na ten czas chodzi nam właśnie o tego typu z<text:span text:style-name="T1190">as</text:span>trzeżenia.</text:p>
      <text:p text:style-name="P1191">P<text:span text:style-name="T1192">rzewodnic</text:span>ząc<text:span text:style-name="T1193">y</text:span>:</text:p>
      <text:p text:style-name="P1194">Dz<text:span text:style-name="T1195">i</text:span>ęku<text:span text:style-name="T1196">ję.</text:span></text:p>
      <text:p text:style-name="P1197"><text:span text:style-name="T1198">Ob. Rajmund Moric</text:span>:</text:p>
      <text:p text:style-name="P1199"><text:span text:style-name="T1200">D</text:span>ziękuj<text:span text:style-name="T1201">ę</text:span><text:s/>za to wyjaśnienie, ponieważ mieliśmy tutaj z naszej strony pewne wątpliwości. Ja chcę powiedzieć, że jako Federacja Związków Zawodowych Górników mamy też pewne zastrzeżenia co do uchwały 199, w tym konkretnie do par<text:span text:style-name="T1202">.</text:span><text:s/>2, który od roku 1982 wprowadził zmianę struktury wynagradzania, ponieważ tam przyjęty system opłacania sobót przy znacznym wzroście wynagrodzenia podstawowego, to jest stawki osobistej zdegenerował w ogóle proporc<text:span text:style-name="T1203">j</text:span>e płacowe w górnictwie i w tym układzie zgadzamy się też absolutnie tu z kolegami,<text:s/><text:span text:style-name="T1204">ż</text:span>e ten par. 2 należy modyfikować i jeżeli będziemy dzisiaj dyskutowali na temat systemów płacowych w górnictwie damy odpowiednie propozycje, bo będziemy pewne modyfikacje i konieczność noweli tego pa<text:span text:style-name="T1205">r</text:span>agrafu 2. Natomiast zdaję sobie sprawę z<text:s/>tego, mamy świadomość, że uchwała 199 nie jest przychylnie oceniana przez społeczeństwo<text:span text:style-name="T1206">.</text:span><text:s/>Ale my stoimy na stanowisku, że w ogóle górnictwo jest w ogóle nieprzychylnie oceniane przez społeczeństwo i w tym układzie biorąc to wszystko pod uwagę, biorąc jednak pod uwagę fakt, że uchwała 199 ma pewne rozwiązania ko<text:span text:style-name="T1207">rz</text:span>ystne dla górni<text:span text:style-name="T1208">ct</text:span>wa, stoimy na stano<text:span text:style-name="T1209">wi</text:span>sku, i byśmy tu prosili kolegów o wsparcie, o wyegzekwowanie pozostałych zapisów uchwały 199 które nie w pełni s<text:span text:style-name="T1210">ą</text:span><text:s/>real<text:span text:style-name="T1211">i</text:span>zowane przez stronę rządową<text:span text:style-name="T1212">.</text:span></text:p>
      <text:p text:style-name="P1213">Dziękuję bardzo.</text:p>
      <text:p text:style-name="P1214"><text:span text:style-name="T1215">Przewodniczą</text:span><text:span text:style-name="T1216">cy</text:span><text:span text:style-name="T1217">:</text:span></text:p>
      <text:p text:style-name="P1218">Dziękuję. Czy jeszcze ktoś w tej spra<text:span text:style-name="T1219">wi</text:span>e?</text:p>
      <text:p text:style-name="P1220">Ja myślę, że powinniśmy na tym skończyć sprawę i zespół redakcyjny we czwartek usiądzie i wypracuje dokument i w piątek by<text:span text:style-name="T1221">ś</text:span>my tą sprawę zakończyli jako całokształt spraw związanych, które były do tej pory tak bardzo sporne.</text:p>
      <text:p text:style-name="P1222">Ja mam propozycję, żebyśmy przeszli do kolejnego tematu, ponieważ zespoły redakcyjne w tych sprawach jeszcze nie są gotowe, mamy do rozpatrzenia jeszcze sprawę systemu płac i samorządności<text:s/><text:soft-page-break/>oraz tam doszedł jeszcze temat służba zdrowia. Jest gotowy? Jeszcze nie.</text:p>
      <text:p text:style-name="P1223">Czy stanowisko w sprawie systemu płac możemy prezentowa<text:span text:style-name="T1224">ć</text:span>?</text:p>
      <text:p text:style-name="P1225">Proszę pan Pietrzyk.</text:p>
      <text:p text:style-name="P1226">Proszę bardzo pan Moric.</text:p>
      <text:p text:style-name="P1227"><text:span text:style-name="T1228">Ob. R.<text:s/></text:span><text:span text:style-name="T1229">M</text:span><text:span text:style-name="T1230">oric</text:span>:</text:p>
      <text:p text:style-name="P1231">W imieniu Federacji Zw. Zaw. Górników pan Rupala przedstawi stanowis<text:span text:style-name="T1232">k</text:span>o odnośnie systemów płac.</text:p>
      <text:p text:style-name="P1233"><text:span text:style-name="T1234">Ob.</text:span><text:span text:style-name="T1235"><text:s/>Bogumił Rup</text:span><text:span text:style-name="T1236">al</text:span><text:span text:style-name="T1237">a</text:span>:</text:p>
      <text:p text:style-name="P1238">Panowie Przewodniczący<text:span text:style-name="T1239">!</text:span><text:s/>S<text:span text:style-name="T1240">z</text:span>anowni Państwo! Nawiązując do naszej wypowiedzi przedstawion<text:span text:style-name="T1241">ej</text:span><text:s/>w dniu 25 lutego 1989 r. w sprawie systemu płac, relacji płacowych w górnictwie przedstawiam w formie skróconej projekt założeń nowego branżowego porozumienia płacowego opracowanego przez Federację Związków Zawodowych Górników.</text:p>
      <text:p text:style-name="P1242"><text:span text:style-name="T1243">W</text:span><text:s/>projekcie założeń do porozumienia płacowego uwzględniono zn<text:span text:style-name="T1244">o</text:span>welizowane przepisy ustawy z dnia 26 stycznia 1<text:span text:style-name="T1245">98</text:span>4 r. o zasadach tworzenia zakładowych systemów wynagradzania jak również postanowienia rozporządzenia Rady Ministrów z dnia 19 sierpnia 1988 r. w sprawie dostosowania przepisów ustawy o zasadach tworzenia zakładowych systemów wynagradzania do specyfiki prze<text:span text:style-name="T1246">ds</text:span>iębiorstw przemysłu wydobywczego, energetyki, nafty i gazownictwa oraz postulaty zgłoszone przez załogi górnicze.</text:p>
      <text:p text:style-name="P1247">Należy stwierdzić, że do 1 sierpnia 1988 r. obowiązywały przepisy rozporządzeń Rady Ministrów, które stanowiły, że stawki stosowanych tam płac dla pracownik<text:span text:style-name="T1248">ó</text:span>w zatrudnionych pod ziemią i na powierzchni przedsiębiorstw nie mogą być wyższe od stawek stosowanych tabel płac dla pracowników zatrudnionych po<text:span text:style-name="T1249">d</text:span><text:s/>ziemią i na powierzchni w przedsiębiorstwach przemysłu węglowego.</text:p>
      <text:p text:style-name="P1250">Po wejściu w życie cytowanego rozporządzenia Rady Ministrów z dnia 19 sierpnia 1988 r. i uchyleniu przepisów dotyczących zasad tworzenia zakładowych systemów wynagradzania przez przedsiębiorstwa górnictwa rud, górnictwa surowców chemicznych i mineralnych, nastąpił rozłam w dotychcz<text:span text:style-name="T1251">as</text:span>owym jednolitym systemie wynagra<text:span text:style-name="T1252">dz</text:span>ania.</text:p>
      <text:p text:style-name="P1253">Jeśli chodzi o górnictwo węgla brunatnego z uwagi na to, że wchodziło w skład byłego resortu górnictwa i energetyki, było objęte jednolitym branżowym porozumieniem płacowym z dnia 26 listopada 1985 r.</text:p>
      <text:p text:style-name="P1254">Jako pierwsi wystąpili z odmiennymi uregulowaniami górnicy węgla brunatnego, a ostatnio górnicy miedzi. Górnicy węgla brunatnego poza kopalnią węgla brunatnego w Bełchatowie wprowadzili nowe porozumienie płacowe natomiast górnicy miedzi są w trakcie jego załatwiania. Nie wnoszą natomiast zmian do wynagradzania za N<text:s/>plus<text:s/>N to znaczy za pracę w sobotę i inne dni ustawowo wolne od pracy. W konsekwencji zatem doszło do tego, że zamiast jednolitego systemu wynagradzania w górnictwie mają zastosowanie różnorakie porozumienia płacowe. Wbrew naszym założeniom nastąpił rozłam w jednolitym systemie płac. Aktualnie i to jest prawda przykra, niekorzystnej sytuacji znajdują się kopalnie węgla kamiennego. Porównując niek<text:span text:style-name="T1255">t</text:span>óre porozumienia płacowe należy stwierdzić, że dotychczasowe preferencje dla górnictwa wynikające między innymi z Karty<text:s/>Górnika, mają obecnie charakter blankietowy bez pokrycia, gdyż niektóre branże<text:s/>spoza<text:s/>górnictwa wprowadziły w swoich po<text:span text:style-name="T1256">ro</text:span>zumienia<text:span text:style-name="T1257">c</text:span>h płacowych o wiele korzystnie<text:span text:style-name="T1258">js</text:span>ze zapisy niż w górnictwie.</text:p>
      <text:p text:style-name="P1259">Z uwagi na niemożność w obecnych warunkach organizac<text:span text:style-name="T1260">yj</text:span>nych, ekonomicznych i finansowych<text:s/><text:soft-page-break/>zastosowania wyników wartościowania pracy w projekcie, zakłada się zachowanie istniejących na dzień dzisiejszy dodatków do płac. Likwidacja ich naszym zdaniem w obecnej chwili jest niewskazana z uwagi na specyfikę stanowisk pracy objętych tymi dodatkami oraz ze względu na konieczność zachowania pewnego rodzaju hierarchii ważności stanowisk w obecnych warunkach organizacyjnych. Projekt porozum<text:span text:style-name="T1261">i</text:span>enia wprowadza dla pracowników wynagradzanych według uchwały Rady Ministrów nr 199/81, dla porządku chciałam wyjaśnić, że ta uchwała została znowelizowana uchwałą nr 53/85 Rady Ministrów z dnia 1 kwietnia 1985 r.</text:p>
      <text:p text:style-name="P1262">Podatek w formie ryczałtu za pracę w soboty, niedziele i inne dni ustawowe wolne od pracy rekompensujący dotychczasowe wynagrodzenie za te dni. A zatem część wynagrodzenia za przepracowane soboty, niedziele i inne dni ustawowe wolne od pracy włączona by została do stawek płac zasadniczych, co znajduje odbicie również we wzroście składników pochodnych od stawki osobistego zaszeregowania. Wprowadzenie dodatków w formie ryczałtów oraz przesunięcie części wynagrodzenia wynikających z uchwały Rady Ministrów nr 199/81 do stawki osobistego zaszeregowania pozwoli na procentowe podwyższenie wynagrodzenia w czasie od poniedziałku do piątku w wynagrodzeniu ogółem za przepracowany miesiąc.</text:p>
      <text:p text:style-name="P1263">Wysokoś<text:span text:style-name="T1264">ć</text:span><text:s/>dodatku ryczałtowego stanowić będzie różni<text:span text:style-name="T1265">c</text:span>ę<text:span text:style-name="T1266"><text:s/></text:span>pomiędzy dotychczas otrzymywanym wynagrodzeniem za pracę w<text:span text:style-name="T1267"><text:s/></text:span>soboty a wynagro<text:span text:style-name="T1268">dz</text:span>eniem wynikającym za pracę w godzinach nadliczbowych w te dni określone w art. 133 kodeksu pracy. Zakłada się również, że wskaźnik wzrostu tego dodatku ryczałtowego będzie corocznie waloryzowany wskaźnikiem średniego przyrostu płac w roku poprzednim. Wprowadzenie takiego sposobu naliczania wynagro<text:span text:style-name="T1269">dze</text:span>n<text:span text:style-name="T1270">i</text:span>a za pracę w soboty, niedziele i inne dni ustawowe wolne od pracy wymagać będzie zmiany<text:s/>takiego sposobu naliczania, wynagrodzenia za prace w soboty, niedziele i inne dni ustawowe od pracy wymagać będzie zmiany zapisu par.<text:s/><text:span text:style-name="T1271">2</text:span><text:s/>uchwały Rady Ministrów nr 199/81.</text:p>
      <text:p text:style-name="P1272">Projekt porozumienia wprowadza także dodatki do wynagrodzenia za pracę w warunkach szkodliwych dla zdrowia, szczególnie uciążliwych i niebezpiecznych. Występujące w środowisku pracy szkodliwości dla zdrowia, szczególnie uciążliwości i niebezpieczeństwa uzasadniające dodatkowe wynagrodzenia dzieli się na cztery stopnie - w zależności, od których przysługuje dodatkowe wynagrodzenie w dodatkowej wysokości.</text:p>
      <text:p text:style-name="P1273">W projekcie proponuje się również ustalenie wykazu prac wykonywanych w warunkach szkodliwych dla zdrowia, uciążliwych i niebezpiecznych na szczeblu zakładu pracy.</text:p>
      <text:p text:style-name="P1274">W projekcie porozumienia wprowadza się nagrody jubileuszowe, począwszy od dziesięciu lat pracy, określając jednolicie dla pracy w danym zakładzie pracy i w poprzednich zakładach pracy procent podstawy wymiaru tj. po 10 latach 100 proc. podstawy wymiaru, po 50 latach 800 proc. podstawy wymiaru.</text:p>
      <text:p text:style-name="P1275">Jako podstawę wymiaru proponuje się przyjąć za pracę w danym zakładzie pracy wynagrodzenie oblicz<text:span text:style-name="T1276">o</text:span>ne jak ekwiwalent za urlop wypoczynkowy. Takie korzystni<text:span text:style-name="T1277">ej</text:span>sze uregulowania wprowadzono w niektórych porozumieniach płacowych spoza resortu górnictwa, na co zwracam szczególną uwagę.</text:p>
      <text:p text:style-name="P1278">Czyli to są propozycje uregulowania wykraczające poza przepisy Karty<text:s/>Górnika.</text:p>
      <text:p text:style-name="P1279"><text:span text:style-name="T1280">W</text:span><text:s/>przypadku wprowadzenia uprawnień do nagrody jubileuszowej począwszy po dziesięciu latach pracy, wymagać to będzie odpowiednich zmian w zapisach rozpor<text:span text:style-name="T1281">zą</text:span>dzenia Rady Ministrów z dnia 30<text:s/><text:soft-page-break/>grudnia<text:s/><text:span text:style-name="T1282">1</text:span>981 r.<text:s/><text:span text:style-name="T1283">o</text:span><text:s/>Karcie<text:s/>górnik<text:span text:style-name="T1284">a</text:span>. Konkretnie chodziło<text:span text:style-name="T1285">b</text:span>y o zapis par.<text:s/><text:span text:style-name="T1286">1</text:span>0 ust. 1 tejże<text:s/>Karty.</text:p>
      <text:p text:style-name="P1287">W zapisach projektu zamierza się wprowadzić także możliwość wypłat<text:s/><text:span text:style-name="T1288">„</text:span>13”<text:s/>i<text:s/>„14”<text:s/>pensji w okresach miesięcznych w wysokości liczonej przyjętym wskaźnikiem procentowym na dany rok.</text:p>
      <text:p text:style-name="P1289">Takie przyjęcie wypłat wymienionych nagród uzasadnia postępująca w kraju inflacja, a przez to<text:s/>dewaluowanie<text:s/>z każdym miesiącem ich wypłat w dotychczasow<text:span text:style-name="T1290">ej</text:span><text:s/>formie.</text:p>
      <text:p text:style-name="P1291">Zgodnie z postulatami załóg nastąpiłaby likwidacja zadaniowego funduszu nagród. Wysokość tego funduszu ujęta by została w stawkach płac zasadniczych projektu porozumienia płacowego.</text:p>
      <text:p text:style-name="P1292">Integralną część porozumienia powinien stanowić taryfikator kwali<text:span text:style-name="T1293">fi</text:span>kac<text:span text:style-name="T1294">yj</text:span>ny uwzględni<text:span text:style-name="T1295">aj</text:span>ący w swej treści wyniki wartościowania pracy, w tym także wprowadzenie kategorii 12-ej na stanowiskach robotniczych pod ziemią.</text:p>
      <text:p text:style-name="P1296">I tu chciałbym kilka słów tytułem wyjaśnienia powiedzieć na temat prac związanych z wartościowaniem pracy w przemyśle wydobywczym we Wspólnocie Węgla Kamiennego, a także w innych branżach.</text:p>
      <text:p text:style-name="P1297">Otóż jak państwu powszechnie wiadomo, w lutym 19<text:span text:style-name="T1298">8</text:span>7 roku Rada Ministrów wydała rozporządzenie w sprawie wartościowania pracy. W tymże rozporządzeniu wprowadzono zapis umożliwia<text:span text:style-name="T1299">ją</text:span>cy w sposób odrębny uregulowanie wartościowania pracy w branży węgla kamiennego i energetyce. W wyniku wspólnych działań byłego Ministerstwa Górnictwa i Energetyki, a następnie Wspólnoty Węgla Kamiennego oraz Federacji Zw. Zaw. Górników, Rada Ministrów wydała w czerwcu<text:s/><text:span text:style-name="T1300">19</text:span>88 r.<text:s/>rozporządzenie uwzg<text:span text:style-name="T1301">lę</text:span>dni<text:span text:style-name="T1302">aj</text:span>ące częściowo odmienne uregulowania w tym zakresie w branży węgla kamiennego.</text:p>
      <text:p text:style-name="P1303">Zwracam uwagę, że chodziłoby tutaj w tym przypadku tylko o odmienne uregulowanie w branży węgla kamiennego. Natomiast pozostałe branże, ponieważ ich kierownicy, nie kierownictwo na szczeblu resortu nie wystąpiło z wnioskiem o odmienne uregulowanie, pozostało poza sferą tych przepisów.</text:p>
      <text:p text:style-name="P1304">W związku z tym nasza Federacja celem<text:s/><text:span text:style-name="T1305">uje</text:span>dnolicenia zasad wartościowania pracy, a zwłaszcza taryfikatorów kwalifikacyjnych w jednostkach organizacyjnych przemysłu wydobywczego, wchodzących w skład Federacji Zw. Zaw.<text:s/><text:span text:style-name="T1306">G</text:span>órników wystąpiła z odpowiednim wnioskiem do Ministerstwa Przemysłu w tej sprawie<text:span text:style-name="T1307">.</text:span></text:p>
      <text:p text:style-name="P1308">W wyniku naszych działań<text:s/><text:span text:style-name="T1309">w</text:span><text:s/>styczniu br. powyższy wniosek został załatwiony pozytywnie i obecnie trwają<text:s/>końcowe prace<text:s/>nad tary<text:span text:style-name="T1310">fi</text:span>katorami kwalifikacyjnymi opartymi o wzory opracowane we Wspólnocie Węgla Kamiennego. Chodzi o to, ażeby była jednolita taryfikacja w odniesieniu do stanow<text:span text:style-name="T1311">i</text:span>s<text:span text:style-name="T1312">k</text:span><text:s/>powtarzających się - przykładowo węgiel kamienny, miedź, rudy. Węgiel brunatny, kopalnie odkrywkowe, siarki itd.</text:p>
      <text:p text:style-name="P1313">Chcę powiedzieć, że na podstawie tych materiałów, które<text:s/><text:span text:style-name="T1314">ot</text:span>rzymaliśmy tutaj są pewne rozbieżności, które powinny by<text:span text:style-name="T1315">ć</text:span><text:s/>wyrównane.</text:p>
      <text:p text:style-name="P1316">W konkluzji zatem należy stwierdzi<text:span text:style-name="T1317">ć</text:span>, że nie można zwlekać z zawarciem nowego porozumienia płacowego, lecz należy przystąpić niezwłocznie do jego zawarcia, opierając się nie tylko na ustaleniach pre<text:span text:style-name="T1318">fe</text:span>rencyjnych dla górnictwa, lecz także na wprowadzeniu korzystniejszych zapisów stosowanych<text:s/>przez zakłady pracy spoza górnictwa.</text:p>
      <text:p text:style-name="P1319">W podsumowaniu omawianego projektu należy stwierdzić, że główne kierunki zmian dotyczą w szczeg<text:span text:style-name="T1320">ól</text:span>ności: podwyższenie wynagrodzenia za pracę od poniedziałku do piątku, a tym samym odmienne uregulowania za pracę w soboty i inne dni ustawowo wolne od pracy podejmowaną na zasadach<text:s/><text:soft-page-break/>dobrowolności, co z kolei wymaga zmiany niektórych zapisów uchwały nr 199,<text:s/><text:span text:style-name="T1321">o</text:span><text:s/>czym wyżej mówiłem.</text:p>
      <text:p text:style-name="P1322">Dalej<text:s/><text:span text:style-name="T1323">-</text:span><text:s/>korzystni<text:span text:style-name="T1324">ej</text:span>sze uregulowanie dodatku do wynagrodzenia za pracę w warunkach szkodliw<text:span text:style-name="T1325">y</text:span>ch dla zdrowia, szczególnie uciążliwych i niebezpiecznych.</text:p>
      <text:p text:style-name="P1326">Korzystni<text:span text:style-name="T1327">ej</text:span>sze uregulowanie w odniesieniu do nagród jubileuszowych, przyjmując jako dolną granicę 10 lat pracy i wymiar procentowy do 800 proc. wymiaru, obliczone jak za urlop wypoczynkowy.</text:p>
      <text:p text:style-name="P1328">Analogicznie w odniesieniu do odpraw emerytalnych przyjmując za podstawę wymiaru wynagrodzenia jak za urlop wypoczynkowy. Możliwość zaliczkowego wypłacania nagród rocznych, 13 i 14 pensji w okresach miesięcznych, co jest zgodne z zapisami Porozumienia J<text:span text:style-name="T1329">a</text:span>strzębskiego. Likwidację zadaniowego funduszu nagród poprzez włączenie go do płac zasadniczych, zgodnie z życzeniami załóg górniczych.</text:p>
      <text:p text:style-name="P1330">Poprawę struktury wynagrodzenia poprzez zwiększenie procentowego udziału płacy zasadniczej w wynagrodzeniu ogółem.</text:p>
      <text:p text:style-name="P1331">I jeszcze prośba nasza dotycząca tej informacji, jaka dzisiaj tutaj na sali została przedstawiona mianowicie chodzi o taką rzecz. Otóż na terenie Górnośląskiego Okręgu Przemys<text:span text:style-name="T1332">ło</text:span>wego rozprowadzono opracowanie pn. N<text:span text:style-name="T1333">S</text:span>ZZ<text:s/>„Solidarność<text:span text:style-name="T1334">”</text:span><text:span text:style-name="T1335"><text:s/>-</text:span><text:s/>propozycja systemu płac.<text:s/><text:span text:style-name="T1336">I</text:span><text:s/>w powyższym opracowaniu proponuje się stawki osobistego wynagrodzenia w wymiarach: kategoria I - /minimalna/ 55 tys. zł miesięcznie i kategoria XX - czyli spłaszczona, bo tam są XXII kategorie, a tu są 20 - 280 tys. zł stawka płacy zasadniczej miesięcznej.</text:p>
      <text:p text:style-name="P1337">Zatem abstrahując od oceny mer<text:span text:style-name="T1338">yt</text:span>or<text:span text:style-name="T1339">yc</text:span>zn<text:span text:style-name="T1340">ej</text:span><text:s/>propozycji systemu płac, z uwagi jednak na to, że w jednych z kopalń żąda się wprowadzenia tegoż opracowania, prosimy uprzejmie stronę solidarnościowo-opozycyjną o wyjaśnienie czy ta propozycja ma... żeby ją traktować jako dokument oficjalny, czy też jest to jakieś anonimowe opracowanie niewiążące żadnej ze stron.</text:p>
      <text:p text:style-name="P1341">Dziękuję państwu za uwagę.</text:p>
      <text:p text:style-name="P1342"><text:span text:style-name="T1343">Przewodniczący - min.<text:s/></text:span><text:span text:style-name="T1344">G</text:span><text:span text:style-name="T1345">ustek</text:span>:</text:p>
      <text:p text:style-name="P1346">Dziękuję bardzo. Proszę bardzo - pan Pietrzyk.</text:p>
      <text:p text:style-name="P1347"><text:span text:style-name="T1348">Ob.<text:s/></text:span><text:span text:style-name="T1349">P</text:span><text:span text:style-name="T1350">ietrzyk</text:span>:</text:p>
      <text:p text:style-name="P1351">My się ustosunkujemy do tego zapytania i odpowiemy. Natomiast czy strona rządowa ma jakiś projekt systemu, bo chcielibyśmy go usłyszeć przed tym zanim zabierzemy głos w tym temaci<text:span text:style-name="T1352">e</text:span>.</text:p>
      <text:p text:style-name="P1353"><text:span text:style-name="T1354">Przewodnicząc</text:span><text:span text:style-name="T1355">y</text:span>:</text:p>
      <text:p text:style-name="P1356">Proszę - pan Bąk<text:s/><text:span text:style-name="T1357">z</text:span>e strony koalic<text:span text:style-name="T1358">yj</text:span>no-rządow<text:span text:style-name="T1359">ej.</text:span></text:p>
      <text:p text:style-name="P1360"><text:span text:style-name="T1361">Ob</text:span><text:span text:style-name="T1362">.</text:span><text:span text:style-name="T1363"><text:s/>Bą</text:span><text:span text:style-name="T1364">k</text:span><text:span text:style-name="T1365"><text:s/></text:span><text:span text:style-name="T1366">-</text:span><text:span text:style-name="T1367"><text:s/>Wspólnota<text:s/></text:span><text:span text:style-name="T1368">W</text:span><text:span text:style-name="T1369">ę</text:span><text:span text:style-name="T1370">g</text:span><text:span text:style-name="T1371">la Kamiennego</text:span>:</text:p>
      <text:p text:style-name="P1372">Ja może<text:s/><text:span text:style-name="T1373">z</text:span><text:s/>uwagi, że tu w czasie naszych spotkań padło wiele wypowiedzi pod adresem płac różnych zarzutów, mankamentów, może ja bym króciutko się do nich ustosunkował i scharakteryzował.</text:p>
      <text:p text:style-name="P1374">Ze względu na specyficzne warunki pracy oraz w celu zapewnienia ustalonych zadań wydobywczych dla górnictwa węgla kamiennego stworzone zostały niezbędne preferencje w zakresie płac. Aktualnie stosowany w górnictwie system wynagradzania kształtowany był przez szereg lat ni<text:span text:style-name="T1375">ej</text:span>ednokrotnie w spo<text:span text:style-name="T1376">s</text:span>ób odmienny niż to miało powszechne miejsce w kraju.</text:p>
      <text:p text:style-name="P1377">Związane to było przede wszystkim ze specyfiką górnictwa, która wymaga pracy w szczególnie trudnych, niebezpiecznych warunkach. Powodowało to konieczność wprowadzenia w kolejnych latach różnych tytułów wynagrodz<text:span text:style-name="T1378">e</text:span>nia i świadczeń. Wypłacane od lat niektóre składniki wynagrodzeń nabierały<text:s/><text:soft-page-break/>charakteru tradycyjnego, do których górnicy przywiązują duże znaczenie uważając je za składniki gwarantowane, stanowiące formę preferencji płacowych w górnictwie w stosunku do innych grup zawodowych w kraju.</text:p>
      <text:p text:style-name="P1379">Przykładem w tym zakresie może by<text:span text:style-name="T1380">ć</text:span><text:s/>deputat węglowy, specjalne wynagrodzenie z Karty<text:s/>Górnika, trzy tytuły nagród rocznych wypłacanych w wysokości miesięcznego wynagrodzeni<text:span text:style-name="T1381">a</text:span>, wynagrodzenie za pracę w soboty, niedziele i święta, fundusz produkcyjny itd.</text:p>
      <text:p text:style-name="P1382">Znaczna ilość składników płacowych często niezwiązanych bezpośrednio z pracą powoduje, że udział płacy zasadniczej w ogólnym wynagrodzeniu kształtuje się na niskim poziomie,<text:s/>bo około 20 proc. i stwarza bardzo poważne problemy w podwyższaniu stawek płac zasadniczych.</text:p>
      <text:p text:style-name="P1383">Konsekwencją tego jest fakt, że stawki płac zasadniczych górników są niekorzystne w stosunku do stawek osiąganych w innych branżach, co powoduje niezadowolenie i stwarza coraz to większe problemy z naborem pracowników do kopalń.</text:p>
      <text:p text:style-name="P1384">Należy też zaznaczyć, że w górnictwie stosowane jest najniższe wynagrodzenie branżowe kształtowane na poziomie wyższym niż ma to miejsce w kraju. Stwarza to możliwości naliczania wyższych dodatków do płac i dopłat za pracę w czasie ponadnormatywnym.</text:p>
      <text:p text:style-name="P1385">Niezależnie od powyższego założone są podstawy obliczenia różnych tytułów wynagrodzeń, które są zależne od przepisów ogólnokr<text:span text:style-name="T1386">aj</text:span>owych jak i branżowych. Kwestia podstawy urlopowej, podstawy do obliczania zasiłków chorobowych, Karty<text:s/>Górnika itd.</text:p>
      <text:p text:style-name="P1387">W ostatnich latach następował znaczy wzrost cen detalicznych i wynikający z tego równoczesny wzrost deputa<text:span text:style-name="T1388">tó</text:span>w. Na przykład udział tego składnika w łącznym wynagrodzeniu ulegał odpowiednim zmianom w 1981 r. stanowiło to 1,8 płacy ogółem, a w 1987 r. wynosiło już 7,5%, co pociąga za sobą pogorszenie się struktury wynagrodzeń. Podobna sytuacja jest z innymi składnikami, jak specjalne wynagrodzenie z Karty<text:s/>Górnika, nagrody roczne, jubileusze itd. Różne terminy wypłat nagród rocznych, zmiany wysokości wypłat niektórych składników jak również częstotliwość zmian w ciągu roku, możliwości wzrostu wynagrodzeń powodują bardzo duże trudnoś<text:span text:style-name="T1389">c</text:span>i w prezentowaniu, w ocenie po<text:span text:style-name="T1390">ró</text:span>wny<text:span text:style-name="T1391">w</text:span>ania zarobków górników na tle innych branż w kraju. Trudności te dotyczą zarówno analizy zarobków w skali rocznej, jak i również znacznie utrudniają prowadzenie racjonalnej polityki płac.</text:p>
      <text:p text:style-name="P1392">I tak na przykład w 1988 r. trzykrotnie w ciągu roku następowała zmiana dopusz<text:span text:style-name="T1393">c</text:span>zalnej granicy możliwości bezpodatkowego wzrostu płac w przemyśle węglowym. Wiele kontrowersji budzą zasady wynagradzania za p<text:span text:style-name="T1394">r</text:span>acę w dniu ustawowo wolnym, czyli zasady wynagradzania określone w uchwale 199/81 Rady Ministrów. Nie wchodząc tutaj w szczegóły j<text:span text:style-name="T1395">ej</text:span><text:s/>stosowania, należy stwierdzić, że niezależnie od tego<text:s/>co na ten temat zostało powiedziane, uchwała spełniła swoje zadanie, tego dowodem było wykonanie przez górników nałożonych zadań wydobywczych. Należałoby także podkreślić, że w pozostałych branżach stosowane s<text:span text:style-name="T1396">ą</text:span><text:s/>pomimo braku w tym zakresie publikowanych informacji równie korzystnie<text:span text:style-name="T1397">js</text:span>ze zasady opłacania pracowników za prace w czasie ponadnormatywnym.</text:p>
      <text:p text:style-name="P1398">Ust<text:span text:style-name="T1399">os</text:span>unkowując się do przedstawionych przez stronę solidarnościowo-opozycyjną oraz OPZZ uwag dotyczących obowią<text:span text:style-name="T1400">z</text:span>ującego aktualnie w górnictwie węglowym systemu wynagradzania pragnę wyjaśnić co następuje. Wszyscy jesteśmy zgodni, że stosowany obecnie w górnictwie system wynagradzania wymaga przebudowy<text:s/>w celu<text:s/>wyeliminowania powszechnie krytykowanych w niej mankamentów, w<text:s/><text:soft-page-break/>szczególności w zakresie znacznego zwiększenia udziału płac zasadniczych w ogólnym wynagrodzeniu oraz zwiększenia wynagrodzenia za pracę w dniach od poniedziałku do piątku. Znaczniejszy wzrost stawek płac zasadniczych w ramach określonych środków na wynagrodzenia mógłby między innymi następować poprzez istotniejsze zmiany w przebudowie struktury wynagrodzeń, ale na to musi być powszechna zgoda załóg górniczych i reprezentujących je organizacji związków zawodowych.</text:p>
      <text:p text:style-name="P1401">Zmiana struktury wynagrodzeń w kierunku zwiększenia udziału płacy zasadniczej, a tym samym wynagrodzenia płacy za pracę w dniach od poniedziałku do piątku, napotyka głównie na następujące<text:s/><text:span text:style-name="T1402">t</text:span>rudności: brak powszechnej akceptacji na włączenie wypłat rocznych d<text:span text:style-name="T1403">o</text:span><text:s/>płac zasadniczych, brak uzasadnienia na obniżenie motywow<text:span text:style-name="T1404">a</text:span>nia do pracy<text:s/><text:span text:style-name="T1405">w</text:span><text:s/>soboty wobec konieczności pełnej realizacji zadań wydobywczych w<text:s/>ustalonych za soboty<text:span text:style-name="T1406">.</text:span></text:p>
      <text:p text:style-name="P1407"><text:span text:style-name="T1408">W</text:span><text:s/>tej sytuacji rozpatrując zatem problematykę zmodyf<text:span text:style-name="T1409">i</text:span>kowania aktualnego systemu płac należy p<text:span text:style-name="T1410">oi</text:span>nformować, że w świetle obowiązujących w zakresie kształtowania środków na wynagrodzenia moż<text:span text:style-name="T1411">l</text:span>iwości bezpodatkowego wzrostu płac w skali bieżącego roku w górnictwie węgla kamiennego zostały one już skonsumowane w związku z wprowadzeniem z dniem 1 stycznia 1989 r.<text:s/>protokołu<text:s/>dodatkowego nr 5 do branżowego porozumienia płacowego. Dlatego też przedstawi<text:span text:style-name="T1412">aj</text:span>ąc różne propozycje jego przebudowy należy mieć na uwadze, iż bez dodatkowych środków ponad obowiązującą w tym roku normę wzrostu wynagrodzeń nie będzie możliwości wdrożenia w warunkach tego roku.</text:p>
      <text:p text:style-name="P1413">Cechą charakterystyczną dotychczaso<text:span text:style-name="T1414">w</text:span>ych wprowadzonych zmian w systemie płac górnictwa było to, iż z każdą ich zmianą wiązały się przyrosty wypłat wynagrodzeń. Ustosunkowując się z kolei do krytycznej oceny obo<text:span text:style-name="T1415">wi</text:span>ązującego<text:span text:style-name="T1416"><text:s/></text:span>w kopalniach systemu wynagrodzenia w zakresie braku powiązań płacy z wynikami pracy wyjaśnia się. Stosowany obecnie system wynagrodzeń pomimo swej złożoności, powszechnie podkreślanym wad pozwala na nawiązanie wysokości wynagrodzeń z bezpośrednimi efektami pracy. Chodzi tu o akordową formę wynagradzania, systemy premiowania, jak również pozwala na różnicowanie zarobków ze względu na poziom kwalifikacji i staż pracy.</text:p>
      <text:p text:style-name="P1417">Podstawową formą wynagra<text:span text:style-name="T1418">dz</text:span>ania w wyrobiskach górniczych obejmującą praktycznie 100% przodków jest akordowa forma płac, wiążąca bezpośrednie uzyskiwaną wydajność z płac. Wynagrodzenie z kolei pracowników zatrudnionych<text:s/>przy obsłudze, konserwacji i naprawie maszyn i urządzeń<text:span text:style-name="T1419"><text:s/></text:span>oraz transporcie oddziałowym, od których sprawnego funkcjonowa<text:span text:style-name="T1420">n</text:span>ia zależy bezawaryjna praca przodków jest ustalana procentowym udziałem od średniego wykonywania normy pracy górników obsługiwanych w przodkach, stanowiących tym samym formę akordu pośredniego. Obie te wyżej wymienione formy wynagradzania pracowników dołowych stanowią w sumie około 60% wszystkich dniówek dołowych. Niezależnie od wyżej zaprezentowane<text:span text:style-name="T1421">g</text:span>o, powszechnie stosowanego w kopalniach sys<text:span text:style-name="T1422">te</text:span>mu wynagradzania w robotach przodkowych czynione są w kilku kopalniach próby stosowania systemu opłacania zespołu pracowników zatrudnionych w przodkach i przy pracach z nim bezpośrednio związanych w zależności od postępu przodków tzw<text:span text:style-name="T1423">.</text:span><text:s/>system brygadowy. Podstawowym założeniem systemu brygadowego stosowane w oddziałach wydobywczych i przygotowawczych jest objęcie wszystkich robotników zatrudnionych w przodkach oraz na stanowiskach obsługi tych przodków - odstawa, transport, obsługa energomechaniczna wspólnym zadaniem wyrażonym w wielkości funduszu płac na jednostkę produkcyjną, to jest złotych na jeden metr postępu przodka.</text:p>
      <text:soft-page-break/>
      <text:p text:style-name="P1424">Należy jednak podkreślić, iż brygadowy system wynagradzania w kopalniach może być stosowany<text:s/><text:span text:style-name="T1425">t</text:span>ylko w dobrych i stabilnych warunkach górniczo-geologicznych. Również konieczność dostosowania postępu przodków do rygorów wynikających z pro<text:span text:style-name="T1426">fi</text:span>laktyki odprężającej pokłady i przeciw- metanowej oraz eksploatacji filarów ochronnych przy nadrzędności przestrzegania zasad bezpieczeństwa pracy załóg górniczych nad osiąganymi wynikami produkcyjnymi, uniemożliwia powszechne stosowanie tej formy wynagradzania w górnictwie<text:span text:style-name="T1427">.</text:span><text:s/>Wszystkie wyżej wymienione uwarunkowania składają się na fakt, iż brygadowy system wynagradzania stosowany jest w kopalniach nadal jedynie eksperymentalnie. Nie można również stwierdzić, że obowiązujący system płac nie przewiduje możliwości tzw. awansu poziomego w stosowanych taryfikatorach kwali<text:span text:style-name="T1428">fi</text:span>kacyjnych, w zasadzie wszystkie stanowiska pracy posiadają widełkowe kategorie zaszeregowania, które umożliwiają różnicowanie stawek płac zasadniczych w zależności od złożoności i trudności pracy oraz<text:span text:style-name="T1429"><text:s/></text:span>kwali<text:span text:style-name="T1430">fi</text:span>kacji.</text:p>
      <text:p text:style-name="P1431">Wiązanie natomiast kategorii z<text:span text:style-name="T1432">as</text:span>zeregowania bezpośrednio ze stażem pracy nie uważamy za słuszne, albowiem wykładnikiem współzależności płacy ze stażem nie jest kategoria zaszeregowania, ale dodatek stażowy wynik<text:span text:style-name="T1433">aj</text:span>ący z Karty<text:s/>Górnika.</text:p>
      <text:p text:style-name="P1434">Skomentowania wymaga również zarzut braku w kopalniach regulaminów premiowania oraz bodźców stymulujących do oszczędzania materiałów, paliw i energii. Wypłata każdego tytułu premii i nagród w kopalniach i zakładach wynika ze stosowanych regulaminów, których zasady są uzgadnianie ze wszystkimi z<text:span text:style-name="T1435">ai</text:span>nteresowanymi czynnikami związkowymi. Wysok<text:span text:style-name="T1436">o</text:span>ść premii uzależniona jest od rodzaju wykonywanej pracy. Zadania premiowe ustala osoba dozoru ruchu dla poszczególnych pracowników lub zespołów pracowników. Ocena wykonania zadań jest prowadzona przez dozór ruchu odpowiedzialny za całość wykonywanych prac po konsultacji z przodowym. We wszystkich kopalniach stworzone są zasady wiązania<text:s/>wypłat premii i nagród<text:s/><text:span text:style-name="T1437">z</text:span><text:s/>oceną wykonania zadań w zakresie racjonalnego gospodarowania z uwzględnieniem oszczędnego zużycia materiałów, paliw i energii.</text:p>
      <text:p text:style-name="P1438">W przypadku przemysłu wydobywczego określenie - p<text:span text:style-name="T1439">r</text:span>aktyczne stosowanie norm zużycia m<text:span text:style-name="T1440">at</text:span>eriałów, napotyka na zasadnicze ludności wynikające z prowadzenia działalności eksploatacyjnej nie w pełni rozpoznanej i zmieni<text:span text:style-name="T1441">aj</text:span>ących się w czasie oraz przestrzennych warunków g<text:span text:style-name="T1442">ó</text:span>rniczo-geologicznych. Wielokrotnie podejmowane w górnictwie próby ustalani<text:span text:style-name="T1443">a</text:span><text:s/><text:span text:style-name="T1444">t</text:span>echnicznie uzasadnionych norm zużycia podstawowych materiałów w kopalniach nie dały zadowal<text:span text:style-name="T1445">aj</text:span>ąc<text:span text:style-name="T1446">y</text:span>ch wyników, a opracowane<text:s/>półtechniczne<text:s/>normy noszące z konieczności charakter norm statystycznych okazały si<text:span text:style-name="T1447">ę</text:span><text:s/>w szerszym i systematycznym stosowaniu nieprzydatne. Dlatego w poszczególnych kopalniach i zakładach występuje znaczne zróżnicowanie stosowanych metod i form regulaminów premiowania i nagradzania z ty<text:span text:style-name="T1448">t</text:span>ułu zużycia materiałów paliw i energii.</text:p>
      <text:p text:style-name="P1449">Generalnie można stwierdzić, że główne kierunki systemów motywacyjnych w kopalniach w zakresie racjonalizacji gospodarowania materiałami koncentrują się na oszczędnym gospodarowaniu materiałów, odzyskiwaniem materiałów i urządzeń zlikwidowanych wyrobisk, upłynnianie zapasów, podnoszenie stopnia wykorzystania maszyn i urządzeń, zagospodarowanie surowców wtórnych itd. Powodem przyjęcia takich rozwiązań jest brak możliwości wdrożenia modelowego systemu zachęt materialnych stymulujących oszczędność surowców materiałów, paliw i energii w kopalni<text:span text:style-name="T1450">ac</text:span>h węgla kamiennego, które uzależniają wypłaty nagród od rzeczywistych wymiernych oszczędności w zużyciu materiałów, w st<text:span text:style-name="T1451">o</text:span>sunku do<text:s/><text:soft-page-break/>obowiązujących norm i normatywów zużycia<text:span text:style-name="T1452">.</text:span></text:p>
      <text:p text:style-name="P1453">Pewnego komentarza wymaga również fakt poruszony w dotychczasowych wypowiedziach strony<text:s/>„Solidarności”<text:s/>dotyczących pracy górników przy wydobyciu tylko w dniach od poniedziałku do piątku i utrzymania<text:s/><text:span text:style-name="T1454">do</text:span>tychczasowego poziomu zarobków za wsz<text:span text:style-name="T1455">ys</text:span>tkie dni tygodnia, bo takie wypowiedzi były<text:span text:style-name="T1456">.</text:span><text:s/>Przy rozważeniu takiej koncepcji niezależnie od rozstrzygnięć dotyczących wielkości wydobycia przykład<text:span text:style-name="T1457">ó</text:span>w następujące są wątpliwości: czy zapewnić wszystkim górnikom, którzy dotychczas pracowali we wszystkie soboty i gdy dotychczasowy zarobek..., a jeśli tak, to jak tę operację przeprowadzić, bo na przykład zastosowanie jednej tabeli płac, preferowałoby górników, którzy pracowali mniejszą ilość sobót<text:span text:style-name="T1458">.</text:span><text:s/>Jak opłacać pracowników, któr<text:span text:style-name="T1459">z</text:span>y zgodnie z wymogami technologicznymi i warunkami BHP muszą przychodzić do pracy w soboty i niedziele w celu wykonywania innych robót konserwac<text:span text:style-name="T1460">yj</text:span>no-remontowych, pracownicy ci mogliby bowiem otrzymywać wyższe wynagrodzenie od tych górników, którzy pracują przy wydobyciu.</text:p>
      <text:p text:style-name="P1461">Dochodząc do stopniowego likwidowania sobót wydobywczych należałoby zgodnie z przedstawioną przez<text:s/>„Solidarność”<text:s/>propozycją zmienić stawki płac zasadniczych w okresach miesięcznych w zależności od środków wygospodarowanych w wyniku likwidacji tych sobót, czy byłoby to możliwe do praktycznego zastosowania. Są to tylko przykładowe wątpliwości, ale obrazują jak trudna i skomplikowana jest operacja przebudowy systemu wynagradzania w górnictwie z pominięciem na tym etapie [nieczytelne] ośrodkach na wynagro<text:span text:style-name="T1462">dz</text:span>enia. Nie chciałbym, aby z mojej wypowiedzi wynikało, że nasza strona nic nie robi nad doskonaleniem systemu wynagrodzeń w górnictwie. We wrześniu 1988 roku Międzyresortowy Zespół do spraw Płac w Górnictwie Węgla Kamiennego opracował pod przewodnictwem<text:span text:style-name="T1463"><text:s/></text:span>byłego<text:s/>Ministra<text:s/>Pracy i<text:s/>Polityki<text:s/>Socjalnej koncepcję systemu wynagradzania w górnictwie węgla kamiennego. Opracowanie to zawierało propozycje kierunkowych rozwiązań szczególnie w zakresie: zasad kształtow<text:span text:style-name="T1464">a</text:span>n<text:span text:style-name="T1465">i</text:span>a środków na wynagrodzenia w kopalniach węgla kamiennego, zmiany w strukturze wynagrodzeń poprzez likwidację niektórych składników jak trzynasta i czternasta pensja, zmiany w zasadach wynagradzania za pracę w dniach wolnych idących w kierunku zasad stosowania mniej preferencyjnych rozwiązań niż przewiduje to par<text:span text:style-name="T1466">.</text:span><text:s/>2 uchwały 199/82.</text:p>
      <text:p text:style-name="P1467">Opracowanie to poddane przez Federację Związków Zawodowych Górników konsulta<text:span text:style-name="T1468">cj</text:span>i w zakładowych organiza<text:span text:style-name="T1469">cj</text:span>ach związkowych spotkało się ze stanowiskiem negatywnym, zwłaszcza negatywnie załogi kopalń odniosły się do propozycji likwidacji trzynastej i czternastej pensji. Podstawowym problemem związanym z istotną zmianą struktury wynagrodzeń i powszechnie postulowaną poprawą relacji wynagrodzeń za pracę w dniach poniedziałek<text:s/><text:span text:style-name="T1470">-</text:span><text:s/>piątek w stosunku do wynagradzania uzyskiwanego za pracę w dniach wolnych na podstawie par. 2 uchwały nr 199 jest ustalenie obligatoryjnego poziomu wydobycia na soboty.</text:p>
      <text:p text:style-name="P1471">Wielokrotnie podnoszony ten kluczowy problem, również w trakcie prac zespołu, tak dla przebudowy systemu wynagradzania jak i oczekiwanego skracania pracy górników nie został dotychczas rozwiązany.</text:p>
      <text:p text:style-name="P1472">W tej sytuacji wobec określonego zapotrzebowania gospodarki na węgiel oraz zarysowującego się wyraźnie zmniejszenia się podejmowania pracy w sobotę, problem odpowiedniej motywacji za pracę w tych dniach jest nadal bardzo aktualny i wa<text:span text:style-name="T1473">ż</text:span>ny. W związku z tym realizacja wniosku międzyresortowego zespołu została odłożona, co znalazło równie<text:span text:style-name="T1474">ż</text:span><text:s/>wyraz w ustaleniach podpisanych<text:s/><text:span text:style-name="T1475">5</text:span><text:s/>stycznia między<text:s/>Ministrem<text:s/>Przemysłu<text:span text:style-name="T1476"><text:s/></text:span>a Federacją Związków Zawodowych Górników.</text:p>
      <text:soft-page-break/>
      <text:p text:style-name="P1477">W wyniku dalszych ustaleń w styczniu br. odbyło się w<text:span text:style-name="T1478"><text:s/></text:span>Ministerstwie Przemysłu posiedzenie robocze z udziałem przedstawicieli Ministerstwa Przemysłu i Federacji, i Wspólnoty. Na tym posiedzeniu w świetle poprzednio wyrażonych poglądów nie wniesiono nowych propozycji oprócz ustalenia, iż wspólnota dokona do końca lipca 1989 r. analizy celowości ustalania środków na wynagrodzenia w oparciu o ilości wydobytego węgla. Wyrażono jednomyślnie pogląd, że w 1989 r. środki na wynagrodzenia w górnictwie węgla kamiennego kształtowane będą według ogólnie obowiązujących zasad w kraju.</text:p>
      <text:p text:style-name="P1479">Z uwagi na brak uzgodnionego stanowiska w zakresie przebudowy systemu płac w górnictwie, Wspólnota Węgla Kamiennego w uzgodnieniu z Federacją i porozumieniu z<text:s/>Ministrem<text:s/>Przemysłu<text:s/>w celu zapewnienia odpowiedniego przyrostu wynagrodzeń dokonała z ważnością od 1 stycznia 1989 poprzez wprowadzenie<text:s/>protokołu<text:s/>dodatkowego nr<text:s/><text:span text:style-name="T1480">5</text:span><text:s/>zmian niektórych składników wynagrodzenia, w szczególności wprowadzono nowo podwyższoną o 25<text:span text:style-name="T1481">%</text:span><text:s/>tabelę stawek płac zasadniczych oraz podwyższenie przeciętnie o 97% stawek najniższego branżowego wynagradzania<text:span text:style-name="T1482">.</text:span></text:p>
      <text:p text:style-name="P1483">Teraz chciałbym na gorąco<text:s/>ustosunkować<text:s/>się do przed chwilą przedłożonego nam przez Federację nowego projektu porozumienia zgłoszonego przez stronę OPZZ, Federację Związku Zawodowego Górników. Z uwagi, że do wspólnoty projekt dotarł dopiero w piątek, nie było za dużo czasu, żeby go zbyt szczegółowo przeanalizować<text:span text:style-name="T1484">.</text:span><text:s/>Niemniej jednak chciałbym się ogólnie tylko ustosunkow<text:span text:style-name="T1485">ać.</text:span></text:p>
      <text:p text:style-name="P1486">Wstępne orientacyjne wyliczenie skutków finansowych związanych z wprowadzeniem proponowanych zmian po uwzglę<text:span text:style-name="T1487">d</text:span>nieniu wnioskowanych zmniejszeń oraz likwidacji wypłat niektórych składników - chodzi tutaj przede wszystkim o zadaniowy fundusz nagród - wskazują, że w 19<text:span text:style-name="T1488">8</text:span>9 r<text:span text:style-name="T1489">.</text:span>, chodzi o trzy kwartały, bo Federacja proponuje od 1 kwietnia wejścia z nowym porozumieniem, należałoby uzyskać dodatkowo nieopodatkowany przyrost wynagrodzeń w granicach ponad 20%, co odpowiada funduszowi wynagrodzeń w skali prze<text:span text:style-name="T1490">ds</text:span>iębiorstw eksploatacji węgla wraz z narzutami w wysokości około 200 miliardów złotych.</text:p>
      <text:p text:style-name="P1491"><text:span text:style-name="T1492">W</text:span><text:s/>związku z tym, że wprowadzony z dniem 1 stycznia 19<text:span text:style-name="T1493">89</text:span><text:s/>protokół dodatkowy nr 5 do dotychczasowego porozumienia branżowego zaangażował wszystkie będące w dyspozycji środki na wynagrodzenia przy równoczesnym założeniu konieczności wyjednania decyzji o uwzględnienie skutków dotyczących decyzji płacowych podjętych jeszcze w 19<text:span text:style-name="T1494">89</text:span><text:s/>r. uważam, iż termin wprowadzenia nowych zasad w 1989 r. uzależniony jest od uzyskania dod<text:span text:style-name="T1495">at</text:span>kowych środków na wynagrodzenia i zezwolenie na bezpodatkowy wzrost wynagrodzeń. Problem ten dotyczyłby wszystkich jednostek organizacyjnych objętych porozumieniem branżowym oraz innych, które wzorują się na roz<text:span text:style-name="T1496">wi</text:span>ązaniach tego porozumienia<text:span text:style-name="T1497">.</text:span><text:s/>Po uzgodnieniu tekstu nowego porozumienia<text:s/><text:span text:style-name="T1498">i</text:span><text:s/>dokładnego określenia związanych z tym skutków musiałoby być podjęte odpowiednie wspólne działanie z Federacją w tym zakresie<text:span text:style-name="T1499">.</text:span></text:p>
      <text:p text:style-name="P1500">Projekt porozumienia zakłada szereg nowych rozwiązań dotyczących w szczególności istotnej zmiany zasad wynagradzania za pracę w soboty, niedziele i święta, czyli zmiana zapisu par<text:span text:style-name="T1501">.</text:span><text:s/>2 uchwały 199 oraz przejścia na miesięczne zasady wypłaty tzw. trzynastej i czternastej pensji<text:span text:style-name="T1502">.</text:span></text:p>
      <text:p text:style-name="P1503">Na przyk<text:span text:style-name="T1504">ł</text:span>ad zawarta w par<text:span text:style-name="T1505">.</text:span><text:s/>12 zasada zwłaszcza ustalenie wysokości dodatków w formie ryczałtu w oparciu o średnie wynagrodzenie każdego pracownika osiągane za przepracowane dodatkowe wolne dni od pracy przed wprowadzeniem nowego porozumienia jest niezbyt jasne i bardzo dyskusyjne. Ten problem złożony wymaga wielostronnego rozważenia, na przykład w kontekście możliwości praktycznego zastosowania płatności podatku wyrównawczego itd. W tej sytuacji proponujemy, by w trakcie spotkań<text:s/><text:soft-page-break/>roboczych przedstawicieli Federacji i Wspólnoty omówić szczegółowo przedmiotową problematykę dla uzgodnienia zapisów proponowanego porozumienia oraz treści niezbędnych zmian w odpowiednich aktach prawnych oraz zastanowić się wspólnie nad sprawą dodatkowych środków na wynagro<text:span text:style-name="T1506">dz</text:span>enia.</text:p>
      <text:p text:style-name="P1507">Aby to<text:s/><text:span text:style-name="T1508">p</text:span>okryć<text:span text:style-name="T1509">.</text:span><text:s/><text:span text:style-name="T1510">T</text:span><text:span text:style-name="T1511">eraz</text:span><text:s/>reasumując, należy podkreślić, że nasza strona z uznaniem przyjmuje oświadczenie przedstawione przez współprzewodniczącego pana Pietrzyka, że w obecnej sytuacji społeczno-ekonomicznej strona solidarnościowo-opozycyjna nie wysuwa generalnie żądań re<text:span text:style-name="T1512">wi</text:span>ndyka<text:span text:style-name="T1513">c</text:span>yjnych natury płacowej<text:span text:style-name="T1514">.</text:span></text:p>
      <text:p text:style-name="P1515">Jesteśmy zgodni<text:span text:style-name="T1516">,</text:span><text:s/>że bezwzgl<text:span text:style-name="T1517">ę</text:span>dnie należy utrzymać relacje preferencyjne za porównywalny czas pracy dla górnictwa stanowiący stosunek 2:1 w odniesieniu do przemysłu przet<text:span text:style-name="T1518">wó</text:span>rczego<text:span text:style-name="T1519">.</text:span></text:p>
      <text:p text:style-name="P1520">Również jesteśmy zgodni, co do konieczności przebudowy systemu płac w kierunku znacznego podwyższenia udziału pracy zasadniczej i wynagrodzeniu ogółem oraz wzrostu wynagrodzeń za pracę w dniach od poniedziałku do piątku. Należy jednak zaznaczyć, że bez uprzedniego rozstrzygnięcia problematyki dotyczącej poziomu zadań wydobywczych w soboty, zasad wynagradzania za te dni oraz związanego z tym czasu pracy, nie występują przesłanki do przebudowy systemu płac w górnictwie<text:span text:style-name="T1521">.</text:span><text:s/>Zmiany w zasadach wynagradzania wymagają przede wszystkim uzgodnienia z załogami górniczymi, albowiem wcześniejsze propozycje w tym zakresie nie uzyskały akceptacji większości załóg górniczych<text:span text:style-name="T1522">.</text:span><text:s/><text:span text:style-name="T1523">W</text:span><text:s/>związku z tym uznając wagę problemu oraz zgłaszany jako niezwłoczny do realizacji postulat, żeby zarobki otrzymywane za dni robocze odczuwalnie wzrosły, przedstawiliśmy naszą koncepcję dzisiaj odnośnie tej o 50<text:span text:style-name="T1524">%</text:span><text:s/>przesunięcie wynagrodzenia za dni<text:s/><text:span text:style-name="T1525">-</text:span><text:s/>na<text:s/>„dni czarne”, poniedziałek - piątek wydaje się koniecznym powołanie w try<text:span text:style-name="T1526">b</text:span>ie pilnym odrębnego zespołu poza stolikiem z udziałem przedstawicieli wszystkich stron, którego zadaniem byłoby przygotowanie projektu zmian umożliwi<text:span text:style-name="T1527">aj</text:span>ących przebudowę systemu wynagradzania w górnictwie wraz z odpowiednim zabezpieczeniem finansowym, które jest niezbędne w warunkach dotacji do węgla, ponieważ środki na wynagrodzenia jak już wcześniej zwiedziałem na 1989 roku określone normą zostały skonsumowane.</text:p>
      <text:p text:style-name="P1528">Dziękuję<text:span text:style-name="T1529">.</text:span></text:p>
      <text:p text:style-name="P1530"><text:span text:style-name="T1531">Przewodniczący</text:span><text:span text:style-name="T1532">:</text:span></text:p>
      <text:p text:style-name="P1533">Dziękuję bardzo<text:span text:style-name="T1534">.</text:span></text:p>
      <text:p text:style-name="P1535">Głos ma pan Moric.</text:p>
      <text:p text:style-name="P1536"><text:span text:style-name="T1537">O</text:span><text:span text:style-name="T1538">b. R</text:span><text:span text:style-name="T1539">aj</text:span><text:span text:style-name="T1540">mund Moric</text:span>:</text:p>
      <text:p text:style-name="P1541"><text:span text:style-name="T1542">W</text:span><text:s/>ramach trochę takiej repliki. Po pierwsze chcę powiedzieć, że dziwi mnie trochę stanowisko strony rządowej, kiedy niedawno dyskutowaliśmy, że jest konieczność przebudowy systemu płacowego i wszyscy z tym byliśmy zgodni.</text:p>
      <text:p text:style-name="P1543">Chcę powiedzieć, że posądzenie nas o dążenia rewindykacyjne jest... mija się trochę z prawdą, ponieważ prawdą jest, że żądamy powrotu i odpowiedniego wynagrodzenia w stosunku do przyrostu wynagrodzeń w kraju, a<text:s/>które<text:s/>przez ostatnie 4 lata mieliśmy poniżej przyrostu krajowego.</text:p>
      <text:p text:style-name="P1544">Reasumując, te zaległe procenty stanowią one już duży udział w strukturze płacowej. Nie zgodzę się również na temat braku ustalenia Federacji i ja muszę powiedzieć co innego, jest mi żal i czuję się troszeczkę tak zbity, bo prawdą jest, że na całym świecie administra<text:span text:style-name="T1545">cj</text:span>a przedstawia propozycje płacowe związkom zawodowym, a związki je oceniają.</text:p>
      <text:soft-page-break/>
      <text:p text:style-name="P1546">Ponieważ nie mogliśmy się doprosić odpowiednich zmian systemowych, prawdą jest, że usiedliśmy sami nad tym i sami zaproponowaliśmy pewien projekt i liczę na to, że wspólnie nad nim podyskutujemy. Oczywiście sprawa wprowadzen<text:span text:style-name="T1547">i</text:span>a nowego porozumienia płacowego, nowemu systemu<text:s/>- zdajemy<text:s/>sobie sprawę, że to wymaga środków. Nie ma możliwości wprowadzenia nowego systemu płacowego bez skutków. Jest to utopia. Wprowadzenie takiego systemu spowodowałoby odrzucenie tego sys<text:span text:style-name="T1548">te</text:span>mu przez załogi pracy. Chcąc dokonywać zmian strukturalnych w systemie płacowym nie<text:s/><text:span text:style-name="T1549">do</text:span>puszczamy, żeby ktoś tracił w danym momencie na wprowadzeniu sytemu. Może ktoś zyskiwać, ale tracić nikomu nie wolno.</text:p>
      <text:p text:style-name="P1550">Jeżeli tak to wia<text:span text:style-name="T1551">d</text:span>omo, że na to są potrzebne środki i mają<text:span text:style-name="T1552">c</text:span><text:s/>świadomość, że aktualnie rząd nie panuje nad stroną dochodową, stroną płacową w naszym państwie, mamy pełną... i cenami również - mamy pełną świadomość, że na pewno środki się znajdą, bo wiemy, że spodziewamy się, że inflacja może być w tym kraju cenow<text:span text:style-name="T1553">o</text:span><text:span text:style-name="T1554">-</text:span>dochodowa w granicach trzycyfrowych i będzie, aż nadto<text:s/><text:span text:style-name="T1555">ś</text:span>rodków na wprowadzenie tego porozumienia i że oczywiście na to się załogi zgodzą, natomiast jesteśmy stanowczo przeciwni, żeby czekać, aż wszyscy w kraju odpowiednio uzyskają wysoki poziom wynagrodzeń adekwatny do cen, a górnictwo ten poziom osiągnęło po pół roku czy po roku. Znowu z opóźnieniem<text:span text:style-name="T1556">.</text:span></text:p>
      <text:p text:style-name="P1557">Oczywiście projekt ten zgodnie z tym co my tu uzgodnimy musi być poddany konsultacji załóg i sądzę, jeżeli będą strony związkowe zgodne, to znajdą się na to odpowiednie decyzje polityczne również, aby ten system wprowadzić z dniem 1 kwietnia, 1989.</text:p>
      <text:p text:style-name="P1558">Dziękuję.</text:p>
      <text:p text:style-name="P1559"><text:span text:style-name="T1560">Przewodniczący</text:span>:</text:p>
      <text:p text:style-name="P1561">Głos ma pan Pietrzyk.</text:p>
      <text:p text:style-name="P1562"><text:span text:style-name="T1563">Ob</text:span><text:span text:style-name="T1564">.</text:span><text:span text:style-name="T1565"><text:s/>Alojzy Pietrzyk</text:span>:</text:p>
      <text:p text:style-name="P1566">Strona<text:s/><text:span text:style-name="T1567">„</text:span>So<text:span text:style-name="T1568">lid</text:span>arnoś<text:span text:style-name="T1569">ci</text:span>”<text:s/>chciała wejść takim króciutkim blokiem głosem kolegi Grockiego, Brzuzego i potem już głos mnie, nie czy do obiadu zdążymy, ale pana Borawskiego.</text:p>
      <text:p text:style-name="P1570"><text:span text:style-name="T1571">Przewodnic</text:span><text:span text:style-name="T1572">z</text:span><text:span text:style-name="T1573">ąc</text:span><text:span text:style-name="T1574">y</text:span>:</text:p>
      <text:p text:style-name="P1575">Proszę bardzo.</text:p>
      <text:p text:style-name="P1576"><text:span text:style-name="T1577">Władysław Grocki</text:span>:</text:p>
      <text:p text:style-name="P1578">Ja chciałem prze<text:span text:style-name="T1579">ds</text:span>tawić oświadczenie dotyczące dyskusji nad płacami w Zagłębiu Miedziowym nad którymi to pracują Federacja Związków Zawodowych<text:span text:style-name="T1580">.<text:s/></text:span>Oświadczenie komitetu organizacyjnego NSZZ<text:s/>„Solidarność”<text:s/>ZG Lubin w Lubinie i komitet organizacyjny<text:s/>„Solidarności”<text:s/>ZG w Lubinie<text:span text:style-name="T1581">.</text:span></text:p>
      <text:p text:style-name="P1582">Oświadczenie<text:span text:style-name="T1583">.</text:span><text:s/>Po zapoznaniu się z nowym wewnętrznym porozumieniem płacowym z 1989 r<text:span text:style-name="T1584">.</text:span><text:s/>oraz po skonsultowaniu jego treści z załogami ZG Lubina i ZRG, komitety organizacyjne jak wyżej w imieniu własnym i w imieniu załóg wyrażają sprzeciw dotyczący wprowadzenia w życie przedmio<text:span text:style-name="T1585">to</text:span>wego porozumienia<text:span text:style-name="T1586">.</text:span></text:p>
      <text:p text:style-name="P1587">Uzasadnienie:</text:p>
      <text:p text:style-name="P1588">1/ Nie zakończono do dnia dzisiejszego rozmowy przy Okrągłym Stole gdzie wprowadzone zostaną podstawowe zasady i współzależności czasu pracy w górnictwie i wynagrodzeń.</text:p>
      <text:p text:style-name="P1589">2/ Zapis porozumienia płacowego jest mało prz<text:span text:style-name="T1590">ej</text:span>rzy<text:span text:style-name="T1591">s</text:span>ty dla pracowników, brak wskaźników wzrostu dochodów pracownika w skali rocznej<text:span text:style-name="T1592">.</text:span></text:p>
      <text:p text:style-name="P1593">3/ Zapis zakłada wiele dowolności w ustalaniu poziomu wynagrodzenia dla poszczególnych stanowisk<text:s/><text:soft-page-break/>pracy, w poczuciu załóg nie do<text:span text:style-name="T1594">ś</text:span>ć skutecznie eliminuje możliwości niesprawiedliwości<text:span text:style-name="T1595">.</text:span></text:p>
      <text:p text:style-name="P1596">4/<text:s/><text:span text:style-name="T1597">P</text:span>onadto zapis porozumienia zawiera wiele szczegółów treści wymagającej analizy i konsultacji.</text:p>
      <text:p text:style-name="P1598">Wniosek: Wnosimy o odroczenie wprowadzeni<text:span text:style-name="T1599">a</text:span><text:s/>w życie porozumienia z terminem, który został przygotowany od 1 kwietnia obecnego roku do czasu zalegalizowania<text:s/><text:span text:style-name="T1600">N</text:span>SZZ<text:s/>„So<text:span text:style-name="T1601">li</text:span>darnoś<text:span text:style-name="T1602">ci</text:span><text:span text:style-name="T1603">”</text:span><text:s/>i reaktywowania jej działalności w zgrupowanych w kombinacie Lubin zakładach pracy. Stoimy na stanowisku, że nadzieja na rychłe zalegalizowanie<text:s/>„Solidarności<text:span text:style-name="T1604">”</text:span><text:s/>upoważnia nas do prawa udziału w pracach i opiniowaniu treści nowego porozumienia płacowego.</text:p>
      <text:p text:style-name="P1605">Do wiadomości:<text:s text:c="2"/>dyrektor naczelny kombinatu, dyrektor zakładu ZG Lubin, dyrektor ZRG i Podzespół do spraw Górnictwa przy Okr<text:span text:style-name="T1606">ą</text:span>głym Stole.</text:p>
      <text:p text:style-name="P1607">Dzięku<text:span text:style-name="T1608">ję</text:span>.</text:p>
      <text:p text:style-name="P1609"><text:span text:style-name="T1610">Przewodniczący</text:span>:</text:p>
      <text:p text:style-name="P1611">Dziękuję bardzo.</text:p>
      <text:p text:style-name="P1612"><text:span text:style-name="T1613">Ob. A. Pietrzyk</text:span>:</text:p>
      <text:p text:style-name="P1614">Proszę o zabranie głosu pana Ryszarda Brzuzego<text:span text:style-name="T1615">.</text:span></text:p>
      <text:p text:style-name="P1616"><text:span text:style-name="T1617">Ryszard Brzuzy</text:span>:</text:p>
      <text:p text:style-name="P1618">Ja chciałbym, jako że zostałem wywołany do tablicy przez kolegę Rupalę z OPZZ w sprawach dotyczących nie wprowadzania branżowego porozumienia płacowego w kopalni węgla brunatnego, chciałbym wyjaśnić dlaczego tak się stało i przy okazji obalić mit, który panuje w kraju do tej pory, że strajk w Bełchatowie został wywołany przez Alojzego Pietrzyka.</text:p>
      <text:p text:style-name="P1619">Jest to oczywiście bzdurą. Został on wywołany tym, że porozumienie branżowe, kt<text:span text:style-name="T1620">ó</text:span>re chciano wprowadzić w kopalni węgla brunatnego<text:s/>„Bełchatów”<text:s/>nawet odbiegało od tej formy, która została wprowadzona w tych samych kopalniach z tej samej branży, na przykład w Koninie czy w Turo<text:span text:style-name="T1621">wi</text:span>e. Po prostu nasze przedstawicielstwo związkowe, czyli NSZZ pracowników górnictwa wprowadziła jeszcze jakieś zupełnie inne porozumienie, niż to które Federacja z<text:span text:style-name="T1622">ap</text:span>roponowała.</text:p>
      <text:p text:style-name="P1623">Na czym to wszystko polegało? Głównie na tym, że w pozostałych kopalniach takich jak Turów i Konin został zlikwidowany współczynnik premiowania półtora i 1,25 czy 1,4<text:span text:style-name="T1624">%</text:span>.<text:s/><text:span text:style-name="T1625">U</text:span><text:s/>nas natomiast to pozostawiono. Ponadto według tego porozumienia płacowego, które chciano nam wprowadzić przyrost procentowy między poszczególnymi kategoriami zaszeregowania był zróżnicowany i przedstawiał się różnie<text:span text:style-name="T1626">,</text:span><text:s/>a głównie było tak, że na niskiej grupie ten przyrost był minimalny, w stosunku procentowym, a im grupa była wyższa tym ten skok był coraz większy.<text:s/><text:span text:style-name="T1627">W</text:span><text:s/>związku z tym komitet strajkowy opracował własne propozycje, w załączeniu do tego porozumienia branżowego, celem<text:s/><text:span text:style-name="T1628">je</text:span>go uzupełnien<text:span text:style-name="T1629">i</text:span>a i w tej chwili może je odczytam.</text:p>
      <text:p text:style-name="P1630">Propozy<text:span text:style-name="T1631">cja</text:span><text:s/>płacowa komitetu strajkowego KW Bełchatów.</text:p>
      <text:p text:style-name="P1632">Proponujemy ujednolicony, spójny system wynagrodzenia w porozumieniu płacowym charakteryzujący się gwarancją trzymania stałych proporcji płac wszystkich pracowników poprzez utrzymywanie 5-procentowego kroku przyrostu kolejnych stawek w całym zakresie kategorii, to jest od 2 do 22.</text:p>
      <text:p text:style-name="P1633">Likwidacją krzywdzących<text:s/><text:span text:style-name="T1634">ws</text:span>półczynników premiowania czyli wprowadzenia jeden zero dla wszystkich<text:span text:style-name="T1635">.</text:span><text:s/>Utrzymaniem aktualnych kategorii zaszeregowania<text:span text:style-name="T1636">.</text:span><text:s/>Dodatkiem<text:s/>bełchatowskim<text:s/>w wysokości 15% wszystkich od stawki osobistego zaszeregowania<text:span text:style-name="T1637">,</text:span><text:s/>dodatkiem za pracę, a drugiej zmianie w wysokości 10<text:span text:style-name="T1638">%</text:span>, dodatkiem za pracę na trzeciej zmianie w wysokości 20% stawki osobiste<text:span text:style-name="T1639">g</text:span>o zaszeregowani<text:span text:style-name="T1640">a.</text:span><text:s/><text:soft-page-break/>Dodatkiem za pracę w dni ustawowo wolne od pracy w podwójnej wysokości, to jest dodatek za pracę na drugiej i trzeciej zmianie oraz w dni wolne przysługujący dla wszystkich systemów pracy, to znaczy 2, 3, 4 zmianowym. Dodatkiem za pracę w godzinach nadliczbowych zgodnie z kodeksem pracy, to jest za pierwsze pięćdziesią<text:span text:style-name="T1641">tk</text:span>i, za n<text:span text:style-name="T1642">as</text:span>tępne 100%.</text:p>
      <text:p text:style-name="P1643">Dod<text:span text:style-name="T1644">at</text:span>kiem za pracę w systemie 4-brygadowym w układzie KZT w wy<text:span text:style-name="T1645">s</text:span>o<text:span text:style-name="T1646">k</text:span>ości od 5 do 10% od stawki osobistego zaszeregowania. Dodatkiem stykowym w wysokości 171 złotych na dniówkę.</text:p>
      <text:p text:style-name="P1647">Karta<text:s/>Górnika według załącznika nr 5 porozumienia branżowego.</text:p>
      <text:p text:style-name="P1648">Deputatem węglowym według porozumienia branżowego to jest w wysokości 6 tys. zł. Dodat<text:span text:style-name="T1649">e</text:span>k dla operatorów maszyn podstawowych w wysokości 8 tys. zł, zamiast współczynnika 1,4<text:span text:style-name="T1650">.</text:span><text:s/>Podziałem pracowników na trzy grupy<text:span text:style-name="T1651">.</text:span><text:s/>Na grupę admini<text:span text:style-name="T1652">s</text:span>tracji,<text:s/><text:span text:style-name="T1653">s</text:span>łużb inżynieryjno-technicznych, stanowisk robotniczych i dozoru.</text:p>
      <text:p text:style-name="P1654">Zaliczenie pracowników do powyższych grup według ustalenia, które będzie opracowane przez wspólną komisję. Niniejsze zasady wynagradzania wyeliminują możliwość wprowadzenia dysproporcji płac, stworzą możliwość wprowadzenia zróżnicowanego wynagrodzenia w zależności od kwalifikacji zawodowych czyli przyuczony do zawodu, absolwent ZSZ, mistrz, technik, inżynier<text:span text:style-name="T1655">.</text:span></text:p>
      <text:p text:style-name="P1656">Poza tym powyższy system wynagrodzenia umożliwia łatwość wprowadzenia mechanizmów antyinflacyjnych, na przykład indeksacji płac, zmianę stawek uzyskuje się poprzez zmianę stawki kategorii na przykład drugiej lub innej dowolnej od której liczone są wszystkie kolejne według jednej reguły<text:span text:style-name="T1657">.</text:span></text:p>
      <text:p text:style-name="P1658">Wysokość stawek i zarobków dla posz<text:span text:style-name="T1659">cz</text:span>ególnych grup pracowniczych podane są w załączonych tabelach.</text:p>
      <text:p text:style-name="P1660">Chcę też odczytać komunikat:</text:p>
      <text:p text:style-name="P1661">W dniu 13<text:span text:style-name="T1662">.</text:span>III.1989 r. odbyło się spotkanie przedstawicieli NSZZ PG z przedstawicielami komitetu strajkowego SZZ<text:s/>„Solidarność”<text:s/>w celu uzgodnienia wspólnego stanowiska w sprawie wprowadzenia porozumienia płacowego. W wyniku przeprow<text:span text:style-name="T1663">adz</text:span>onych rozmów uzgodn<text:span text:style-name="T1664">i</text:span>ono, że prz<text:span text:style-name="T1665">yj</text:span>muje się do wprowadzenia propozycje płacową komitetu strajkowego z następującymi uwagami:</text:p>
      <text:p text:style-name="P1666">1/ Likwidację współczynników premiowych należy powiąza<text:span text:style-name="T1667">ć</text:span><text:s/>z wypracowaniem odpowiednich tabel stałych dodatków kwotowych,</text:p>
      <text:p text:style-name="P1668">2/<text:s/><text:span text:style-name="T1669">Z</text:span><text:s/>uwagi na obowiązujące zarządzenie resortowe<text:s/>„dodatek bełchatowski”<text:s/>należy pozostawić na dotychcz<text:span text:style-name="T1670">as</text:span>owych zasadach.</text:p>
      <text:p text:style-name="P1671">3/<text:s/><text:span text:style-name="T1672">N</text:span>ależy opracować taryfikator zaszeregowań pracowniczych do poszczególnych grup<text:span text:style-name="T1673">.</text:span></text:p>
      <text:p text:style-name="P1674">4/ W proponowanych zasadach płacowych na wprowadzeniu przyjmuje się za ruchomą część wynagrodzenia wysokość premii. Przedstawiciele obu stron uzgodnili, że komisja negocjacyjna komitetu strajkowego wspólnie z przedstawicielami NSZZ PG przystąpi w trybie natychmiastowym do negocjacji z dyrekcją.</text:p>
      <text:p text:style-name="P1675">I tu jest podany poniżej skład tej grupy negocjacyjnej.</text:p>
      <text:p text:style-name="P1676">Tak że my<text:span text:style-name="T1677">ś</text:span>lę,<text:s/><text:span text:style-name="T1678">ż</text:span>e niedługo kol Rupala ten problem i u nas zostanie rozwiązany, będzie to na pewno z pożytkiem dla całej załogi.</text:p>
      <text:p text:style-name="P1679">Dziękuję.</text:p>
      <text:p text:style-name="P1680"><text:span text:style-name="T1681">Przewodniczący</text:span>:</text:p>
      <text:soft-page-break/>
      <text:p text:style-name="P1682">Dziękuję bardzo Czy jeszcze ktoś?</text:p>
      <text:p text:style-name="P1683"><text:span text:style-name="T1684">Ob.</text:span><text:span text:style-name="T1685"><text:s/>A. Pietrzyk</text:span>:</text:p>
      <text:p text:style-name="P1686"><text:span text:style-name="T1687">P</text:span>anie Przewodniczący<text:span text:style-name="T1688">!</text:span><text:s/>Ja myślę, że w<text:span text:style-name="T1689">ys</text:span>tąpienie pana Borowskiego odłożymy na po przerwie<text:span text:style-name="T1690">,<text:s/></text:span>bo już prawie że czternasta.</text:p>
      <text:p text:style-name="P1691"><text:span text:style-name="T1692">Przewodniczą</text:span><text:span text:style-name="T1693">cy</text:span>:</text:p>
      <text:p text:style-name="P1694">Ja proponuję przerwę obia<text:span text:style-name="T1695">do</text:span>wą. Prosili nas gospodarze, żeby o 14-tej być na obiadku, dlatego że jest dużo zespołów, podzespołów i na stołówce jest ci<text:span text:style-name="T1696">as</text:span>no<text:span text:style-name="T1697">.</text:span></text:p>
      <text:p text:style-name="P1698"/>
      <text:p text:style-name="P1699">/<text:span text:style-name="T1700">Przerwa</text:span>/.</text:p>
      <text:p text:style-name="P1701"/>
      <text:p text:style-name="P1702">/<text:span text:style-name="T1703">Po</text:span><text:s/>prze<text:span text:style-name="T1704">rwi</text:span>e/.</text:p>
      <text:p text:style-name="P1705"/>
      <text:p text:style-name="P1706"><text:span text:style-name="T1707">Przewodniczący</text:span>:</text:p>
      <text:p text:style-name="P1708"><text:span text:style-name="T1709">P</text:span>ros<text:span text:style-name="T1710">z</text:span>ę o zajmowanie miejsc<text:span text:style-name="T1711">.<text:s/></text:span>Pan Moric prosił<text:s/><text:span text:style-name="T1712">o</text:span><text:s/>głos, bardzo proszę,</text:p>
      <text:p text:style-name="P1713"><text:span text:style-name="T1714">Ob. R.<text:s/></text:span><text:span text:style-name="T1715">M</text:span><text:span text:style-name="T1716">o</text:span><text:span text:style-name="T1717">ri</text:span><text:span text:style-name="T1718">c:</text:span></text:p>
      <text:p text:style-name="P1719">Dziękuję. Zgodnie z tą propozycją, którą miałem przed przerwą o zabranie głosu - dziękuję za dopuszczenie mnie do głosu.</text:p>
      <text:p text:style-name="P1720">Głos zabierze kol<text:span text:style-name="T1721">.</text:span><text:s/>Zbrzyzny, proszę<text:span text:style-name="T1722">.</text:span></text:p>
      <text:p text:style-name="P1723"><text:span text:style-name="T1724">Ob. Zbrzyzny</text:span>:</text:p>
      <text:p text:style-name="P1725"><text:span text:style-name="T1726">S</text:span>zanowni Państwo! Ja właściwie zmuszony zostałem do zabrania głosu po usłyszeniu oświadczenia zgłoszonego tutaj przez kol. Grockiego, akurat wywodzącego się z tego samego przedsiębiorstwa co i ja, mianowicie kombinatu miedzi w Lubinie. Powiem tak, że po raz kolejny zaszło tu znowu nieporozumienie. Ja nie chcę nawiązywać do tego co było na poprzednich posiedzeniach, ale chcę do tego oświadczenia kilka słów przekazać, słów, które rozjaśnią problematykę czy horyzonty dotyczące porozumienia płacowego w kombinacie miedzi i oświadczenia, które tutaj kolega w imieniu reprezentowanych osób przedstawił<text:span text:style-name="T1727">.</text:span></text:p>
      <text:p text:style-name="P1728">A więc sytuacja na dzień dzisiejszy jest taka<text:span text:style-name="T1729">. W</text:span><text:s/>chwili obecnej ja nie jestem w stanie odpowiedzieć do jakiego porozumienia płacowego jest to oświadczenie, na dzień dzisiejszy mamy trzy pr<text:span text:style-name="T1730">o</text:span>jekty<text:span text:style-name="T1731">.</text:span><text:s/>Nie są to nawet projekty<text:span text:style-name="T1732">,</text:span><text:s/>a tylko i wyłącznie wersje robocze, do porozumienia płacowego. I tak właściwie projekt który damy pod dyskusję naszym załogom ukaże się w poniedziałek, we wtorek następnym tygodniu i powiem, że na dzień dzisiejszy nie obowiązuje żadne porozumienie płacowe, żadne uzgodnienia dotyczące<text:s/>kształtu<text:s/><text:span text:style-name="T1733">i</text:span><text:s/>struktury wynagrodzeń w naszym prze<text:span text:style-name="T1734">ds</text:span>iębiorstwie. Ja mogę tylko powiedzieć o kierunkach, jakie zostały przyjęte, a kierunki są trzy<text:s/><text:span text:style-name="T1735">-</text:span><text:s/>przepraszam cztery - i o nich możemy dyskutować i pod dyskusję załogom dajemy. A więc wprowadzamy porozumienie płacowe równolegle z podwyżką p<text:span text:style-name="T1736">ł</text:span>ac. Jest to podstawowy warunek. Jeżeli nie będzie podwyżki płac, nie podpiszemy się pod żadnym porozumieniem płacowym.</text:p>
      <text:p text:style-name="P1737">Kolejny warunek - w porozumieniu płacowym należy ciężar wynagrodzeń, który w tej chwili tak właściwie spoczywał na sobotach i dniach z uchwały 199, przenieść na układ poniedziałek<text:s/><text:span text:style-name="T1738">-</text:span><text:s/>piątek. Ja mogę powiedzieć, że na przyk<text:span text:style-name="T1739">ł</text:span>a<text:span text:style-name="T1740">dach<text:s/></text:span>naszych kopalń to ten ciężar wynosi - jeśli chodzi o soboty i uchwały<text:s/><text:soft-page-break/>199 - około 35-40<text:span text:style-name="T1741">%</text:span><text:s/>w zależności od tego jaka to jest<text:s/><text:span text:style-name="T1742">fi</text:span>rma<text:span text:style-name="T1743">.</text:span></text:p>
      <text:p text:style-name="P1744">Trzeci warunek, wzmocnienie wypłat miesięcznych, bo po podsumowaniu roku ubiegłego okazuje się, że nasz górnik co 15-tego każdego miesiąca bierze około 55<text:span text:style-name="T1745">%</text:span><text:s/>swoich płac rocznych, a więc sł<text:span text:style-name="T1746">u</text:span>sznie przychodzą do nas z fiszkami i mówią, że oni niewiele zarabiają, a więc przy układzie 1:2 z przemysłem, to akurat on do 15 zarabia tyle, co przemysł i wtenczas powiada, jaką ja mam preferencję w stosunku do mojej małżonki, czy do znajomego, który pracuje na powierzchni. A więc jest to kolejny warunek.</text:p>
      <text:p text:style-name="P1747">Następnym warunek, o którym tu wszyscy mówimy to jest uproszczenie systemu wynagrodzeń, w jakim zakresie, jak daleko pójść oczekujemy stanowisk poszczególnych gremiów tak związkowych jak i gremiów typu organizacje młodzieżowe, komitety partii i wszyscy ludzie, którzy są zatrudnieni w naszej firmie.</text:p>
      <text:p text:style-name="P1748">No<text:s/><text:span text:style-name="T1749">i</text:span><text:s/>ostatni warunek, który zapiszemy na pewno, ja sądzę, że on<text:s/><text:span text:style-name="T1750">s</text:span>ię także urodzi przy innych stolikach, mianowicie zapewnienie pełnej indeksacji płac szczególnie w górnictwie i to są podstawowe warunki, o których możemy dyskutować.</text:p>
      <text:p text:style-name="P1751">I nieporozumieniem jest wydawanie takiego oświadczeni<text:span text:style-name="T1752">a</text:span>, i wręcz nawet warunkowanie podejmowania jakichkolwiek dyskusji, czy jaki<text:span text:style-name="T1753">ej</text:span>kolwiek regulacji płacowych w naszym kombinacie od tego kiedy będzie zar<text:span text:style-name="T1754">ej</text:span>estrowana<text:s/>„Solidarność<text:span text:style-name="T1755">''</text:span>.<text:span text:style-name="T1756"><text:s/></text:span>Ja powiem, że na ten temat się wypowiedzą załogi. My z konkretnym projektem wyjdziemy jeżeli załogi uznają - że należy to wdrażać i to jak najszybciej, z terminami, które żeśmy sobie tu przyjęli jako tak właściwie jednoznaczne i ostateczne, to tak będziemy robić. Tak że nie ma się tutaj co podniecać, oświadczenia stawiać, zapraszam kol. Grockiego on tak blisko mnie pracuje, blisko siedzimy związków zawodowych konkretne w zakładzie robót górniczych, drzwi są otwarte i przykro, że przy tym stole - Okrągłym Stole w Warszawie dyskutujemy o problemach Lubinia, chociaż obydwaj z Lubina jesteśmy.</text:p>
      <text:p text:style-name="P1757">Więc przykro mi, że aż do Warszawy musieliśmy pojechać, żeby podyskutować na temat porozumienia płacowego.</text:p>
      <text:p text:style-name="P1758">Dziękuję bardzo.</text:p>
      <text:p text:style-name="P1759"><text:span text:style-name="T1760">Przewodniczący</text:span>:</text:p>
      <text:p text:style-name="P1761">Proszę bardzo czy ktoś jeszcze w tej sprawie? Tylko żebyśmy tutaj nie polemizowali, bo chcemy coś zała<text:span text:style-name="T1762">t</text:span>wić.</text:p>
      <text:p text:style-name="P1763">Gło<text:span text:style-name="T1764">s</text:span><text:s/>ma pan Pietrzyk.</text:p>
      <text:p text:style-name="P1765"><text:span text:style-name="T1766">Ob.</text:span><text:span text:style-name="T1767"><text:s/>A.<text:s/></text:span><text:span text:style-name="T1768">P</text:span><text:span text:style-name="T1769">ietrzyk</text:span>:</text:p>
      <text:p text:style-name="P1770">Głos pan Władysław Grocki.</text:p>
      <text:p text:style-name="P1771"><text:span text:style-name="T1772">Ob. Władysław Grocki</text:span>:</text:p>
      <text:p text:style-name="P1773">W tym momencie chciałem stwierdzić, że część uzgodnień, które wchodziły na terenie Zagłębia Miedziowego i które proponowane s<text:span text:style-name="T1774">ą</text:span><text:s/>w przyszłości<text:span text:style-name="T1775">,<text:s/></text:span>były w bardzo wąskim kręgu konsultowane, a często się właśnie podawało, że było z szeroką konsultacją z załogą. I załoga czę<text:span text:style-name="T1776">s</text:span>to była stawiana przed faktem dokonanym i praw<text:span text:style-name="T1777">do</text:span>podobnie też w ten sposób sprawa by wyglądała.</text:p>
      <text:p text:style-name="P1778">W każdym razie w tych wszystkich - w tych opracowaniach, które tutaj były przygotowane i plus to oświadczenie, znowu sprawa wyglądała w ten sposób<text:span text:style-name="T1779">,</text:span><text:s/>że to jest... było przygotowane w bardzo wąskim gronie i załoga ponownie została postawiona wobec faktu dokonanego.</text:p>
      <text:p text:style-name="P1780">Dziękuję.</text:p>
      <text:soft-page-break/>
      <text:p text:style-name="P1781"><text:span text:style-name="T1782">Ob. A.<text:s/></text:span><text:span text:style-name="T1783">P</text:span><text:span text:style-name="T1784">ietrzyk</text:span>:</text:p>
      <text:p text:style-name="P1785">Było mówione, że na temat systemu finansowego zabierze głos - przepraszam systemu płac zabierze głos pan Borawski, ale wcześniej prosiłbym pana Leszka Piotrowskiego o odczytanie porozumienia. Wniosek formalny.</text:p>
      <text:p text:style-name="P1786"><text:span text:style-name="T1787">Ob. Leszek Piotrowski</text:span>:</text:p>
      <text:p text:style-name="P1788">Skończyła pracę grupa robocza, która przygotowała dwa projekty porozumień. Ja zreferuję jeden, kolega zreferu<text:span text:style-name="T1789">je</text:span><text:s/>n<text:span text:style-name="T1790">as</text:span>tępny.</text:p>
      <text:p text:style-name="P1791">Porozumienie zawarte w dniu 14 marca 1989 r. w Podzespole do spraw Górnictwa Okrągłego Stołu w sprawie górniczej służby zdrowia.</text:p>
      <text:p text:style-name="P1792">1/ Strona rządowo-koalicyjna, Ogólnopolskie Porozumienie Związków Zawodowych, w tym Federacja Związku Zawodowych Górników oraz strona solidarnościowo-opozycyjna<text:s/>są zgodne co do tego, że zadaniem podstawowym górniczej służby zdrowia jest zapewnienie górnikom jak najlepszej i jak n<text:span text:style-name="T1793">aj</text:span>pełni<text:span text:style-name="T1794">ejs</text:span>zej opieki p<text:span text:style-name="T1795">r</text:span>o<text:span text:style-name="T1796">f</text:span>ilaktycznej i leczniczej.</text:p>
      <text:p text:style-name="P1797">Po drugie<text:s/><text:span text:style-name="T1798">-</text:span><text:s/>uwzględniając istniejące realia, możliwości i uwarunkowania strony niniejszego porozumienia opowiadają się za utrzymaniem obecnego modelu górniczej służby zdrowia, widząc jednocześnie konieczność jego stałego doskonalenia i rozwijania posiadanej bazy leczniczej, a także stałego zwiększania zatrudnienia lekarzy wszystkich spe<text:span text:style-name="T1799">cj</text:span>alności.</text:p>
      <text:p text:style-name="P1800">3/ Górnicze zespoły opieki zdrowotnej powinny zostać utworzone we wszystkich rodzajach górnictwa w takim kształcie, jak to ma miejsce obecnie w górnictwie węg<text:span text:style-name="T1801">l</text:span>a kamiennego.</text:p>
      <text:p text:style-name="P1802">4/ Reformy górniczej służby zdrowia powinny zmierzać w szczególności w następujących kierunkach:</text:p>
      <text:p text:style-name="P1803">a/ podnieść rangę lekarza zakładowego jako rzecznika zdrowia załogi wobec dyrekcji prze<text:span text:style-name="T1804">ds</text:span>iębiorstw i w tym celu zapewnić mu służbową i finansową niezależność od dyrekcji zakładu pracy, przy czym odpowiednia ustawa ta<text:span text:style-name="T1805">k</text:span>ą zależność winna uniemożliwić;</text:p>
      <text:p text:style-name="P1806">b/ utrzymać zasadę ponoszenia koszów budowy, wyposażenia, utrzymania obiek<text:span text:style-name="T1807">tó</text:span>w górniczej służby zdrowia;</text:p>
      <text:p text:style-name="P1808">c/ położyć większy nacisk na badania profilaktyczne jako główny środek zapobiegania chorobom zawodowym;</text:p>
      <text:p text:style-name="P1809">d/ zapewnić systematyczne i obiektywne badania wszystkich zagrożonych stanowisk pracy pod kątem natężenia<text:s/>czynników szkodliwych dla zdrowia pracowników oraz środowiska ekologicznego;</text:p>
      <text:p text:style-name="P1810">e/ wprowadzić stałe monitorowanie osób najbardziej narażonych na działanie szkodliwych czynników;</text:p>
      <text:p text:style-name="P1811">f/ systematycznie weryfikować obowiązujące normy czynników szkodliwych, sposób ich pomiarów, obliczania zgodnie z aktualnym stanem wiedzy i światowym standardem;</text:p>
      <text:p text:style-name="P1812">g/ uprośc<text:span text:style-name="T1813">i</text:span>ć i przyspieszyć procedurę mającą na celu eliminację zagrożeń dla zdrowia i życia pracowników oraz środowiska naturalnego włącznie z możliwością natychmiastowego<text:span text:style-name="T1814"><text:s/></text:span>zamknięcia stanowiska pracy w przypadku szczególnego natężenia czynników szkodliwych;</text:p>
      <text:p text:style-name="P1815">h/ us<text:span text:style-name="T1816">p</text:span><text:span text:style-name="T1817">r</text:span><text:span text:style-name="T1818">awnić</text:span><text:s/>i przyspieszyć proces rozpoznawania chorób zawodowych, przy wykorzystywaniu przychodni międzyzakładowych<text:s/><text:span text:style-name="T1819">j</text:span>ako centrów pełnej i szybkiej diagnostyki;</text:p>
      <text:p text:style-name="P1820">i/ zobowiązać lekarzy przemysłowych i pracownie badań środowiskowych do współpracy ze służbami ekologicznym danego regionu, wobec których mogą pełnić rolę systemów wczesnego ostrzegania o<text:s/><text:soft-page-break/>z<text:span text:style-name="T1821">ai</text:span>stniałych zagrożeniach dla środowiska naturalnego.</text:p>
      <text:p text:style-name="P1822">Celem realizacji zawartego porozumienia strony zwracają się do właściwych władz górniczych i władz resortu służby zdrow<text:span text:style-name="T1823">i</text:span>a.</text:p>
      <text:p text:style-name="P1824"><text:span text:style-name="T1825">W</text:span><text:s/>podpisach: Marian Gustek, Rajmund Moric, Alojzy Pietrzyk.</text:p>
      <text:p text:style-name="P1826">Dziękuję<text:span text:style-name="T1827">.</text:span></text:p>
      <text:p text:style-name="P1828"><text:span text:style-name="T1829">Przewodnicząc</text:span><text:span text:style-name="T1830">y</text:span>:</text:p>
      <text:p text:style-name="P1831">Proszę bardzo czy ktoś w tej sprawi<text:span text:style-name="T1832">e<text:s/></text:span>ma jakieś uwagi?</text:p>
      <text:p text:style-name="P1833">Ja mam uwagę w trosce o to, czy to dobrze robimy. Ja wiem, że jest takie założenie i z tym się zgadzam, podnieść rangę lekarza zakładowego jako rzecznika zdrowia załogi wobec dyrekcji przedsiębiorstwa i w tym celu zapewnić - z tym się zgadzam, ale jeżeli my - ja intencję rozumiem i za tą intencją jestem w pełni, tylko panowie jak byśmy prezentowali stanowiska, tośmy narzekali, że nie mamy lekarzy w niektórych regionach. I jeżeli ten dyrektor zakładu nie będzie mógł pomóc lekarzowi na przykład, żeby mu dać mieszkanie, bo tutaj się kategorycznie to uniemożliwia, czy my to dobrze robimy? Zastanówmy się czy my nie robimy sobie na złość?</text:p>
      <text:p text:style-name="P1834"><text:span text:style-name="T1835">I</text:span><text:s/>druga uwaga do punktu b<text:span text:style-name="T1836">:</text:span><text:s/>utrzymać zasadę ponoszenia kosztów budowy wyposażenia i utrzymania obiektów gór<text:span text:style-name="T1837">ni</text:span>czej służby zdrowia przez kogo?</text:p>
      <text:p text:style-name="P1838"><text:span text:style-name="T1839">Ob.</text:span><text:span text:style-name="T1840"><text:s/>Piotrowsk</text:span><text:span text:style-name="T1841">i</text:span>:</text:p>
      <text:p text:style-name="P1842">Czy mogę prosić o głos?</text:p>
      <text:p text:style-name="P1843"><text:span text:style-name="T1844">Przewodnicząc</text:span><text:span text:style-name="T1845">y</text:span>:</text:p>
      <text:p text:style-name="P1846">Pr<text:span text:style-name="T1847">os</text:span>zę bar<text:span text:style-name="T1848">d</text:span>z<text:span text:style-name="T1849">o</text:span>.</text:p>
      <text:p text:style-name="P1850"><text:span text:style-name="T1851">O</text:span><text:span text:style-name="T1852">b</text:span><text:span text:style-name="T1853">.</text:span><text:span text:style-name="T1854"><text:s/>Ł.<text:s/></text:span><text:span text:style-name="T1855">P</text:span><text:span text:style-name="T1856">iotrowski</text:span>:</text:p>
      <text:p text:style-name="P1857">Utrzymać zasadę ponoszenia kosz<text:span text:style-name="T1858">tó</text:span>w budowy, wyposażenia, utrzymania obiektów górniczej służby zdrowia. Uważam jako prawnik, że jest to zdanie komple<text:span text:style-name="T1859">t</text:span>ne i nic jemu nie brakuje. Utrzymać zasadę, to znaczy utrzymać<text:s/><text:span text:style-name="T1860">d</text:span>otychcz<text:span text:style-name="T1861">as</text:span>ową zasadę i słowo: dotychcz<text:span text:style-name="T1862">as</text:span>ową jest niepotrzebne, bo nie można utrz<text:span text:style-name="T1863">y</text:span>mywać tego czego jeszcze nie ma.</text:p>
      <text:p text:style-name="P1864"><text:span text:style-name="T1865">Przewodnicząc</text:span><text:span text:style-name="T1866">y</text:span>:</text:p>
      <text:p text:style-name="P1867">Po pierwsze panie magistrze nie ma takich zasad prawnych, że się górnictwo ma finansować budowę szpitali. I ja bym tutaj jak nie dotychczasowe to napisać przez górnictwo na końcu, bo my czasem piszemy w tym i później jest to nieczytelne. Ja tu niczego nie przeszkadzam tylko precyzuję, żeby była jasność.</text:p>
      <text:p text:style-name="P1868">Głos ma pan Moric.</text:p>
      <text:p text:style-name="P1869"><text:span text:style-name="T1870">Ob. Rajmund Moric:</text:span></text:p>
      <text:p text:style-name="P1871">Ja rozu<text:span text:style-name="T1872">mie</text:span>m, że inten<text:span text:style-name="T1873">cje<text:s/></text:span>w punkcie<text:s/>„b”<text:s/>wszystkich stron są identyczne, jednakowe i ja myślę w tym układzie, jeżeli można nie upierać o słowa, jeżeli pan minister Gustek życzy sobie dopisać: górnictwo to dopiszmy to, może to uściśli troszeczkę zagadnienie<text:span text:style-name="T1874">.<text:s/></text:span>Rozumiem, że w intencjach jesteśmy wszyscy zgodni, żeby to robić dalej.</text:p>
      <text:p text:style-name="P1875">Natomiast tutaj do pana ministra Gustka ja... mnie się wydaje, że zapis punktu a/ nie wyklucza możliwości pomagania służbie zdrowia w zakresie mieszkań, ale że ma to się odbywać rozumiem w intencji tego zapisu nie bezpośrednio między zakładem pracy typu kopalnia a lekarzem, a może to się odbywa<text:span text:style-name="T1876">ć</text:span><text:s/>na przykład między zakładem pracy w górniczym ośrodkiem służby zdrowia, a więc niejako nie imiennie wobec<text:s/><text:soft-page-break/>pracownika, a niejako do instytucji. Tak bym to rozumiał i za taką pomocą się opowiadamy.</text:p>
      <text:p text:style-name="P1877">Myślę, że tutaj koledzy z drugiej strony takie by wyjaśnienie przyjęli, taką modyfikację.</text:p>
      <text:p text:style-name="P1878"><text:span text:style-name="T1879">Ob.</text:span><text:span text:style-name="T1880"><text:s/>A</text:span><text:span text:style-name="T1881">.</text:span><text:span text:style-name="T1882"><text:s/></text:span><text:span text:style-name="T1883">P</text:span><text:span text:style-name="T1884">ietrzyk</text:span>:</text:p>
      <text:p text:style-name="P1885">Ja tak<text:s/>samo jak kol. Moric jestem za utrzymaniem tego podpunktu a/, ale oczywiście jeżeli chodzi o podpunkt<text:s/>„b”<text:s/>on jest dla nas bardzo jasny i wyraźny, tak że nie widzimy też między innymi, żeby tu coś wnosić.</text:p>
      <text:p text:style-name="P1886">Żeby tego nie przepisywać. Intencja tu jest wyraźna<text:span text:style-name="T1887">.</text:span></text:p>
      <text:p text:style-name="P1888"><text:span text:style-name="T1889">Przewodnicząc</text:span><text:span text:style-name="T1890">y</text:span>:</text:p>
      <text:p text:style-name="P1891">Ja nie mam tutaj uwag natury zasadniczej, tylko żeby za pół roku ktoś nie interpretował tego inaczej. Proponuję podpisać.</text:p>
      <text:p text:style-name="P1892"><text:span text:style-name="T1893">/</text:span>Następuje złożenie podpisów pod porozumieniem w sprawie górniczej służby zdrowia/.</text:p>
      <text:p text:style-name="P1894"><text:span text:style-name="T1895">Przewodniczący</text:span><text:span text:style-name="T1896">:</text:span></text:p>
      <text:p text:style-name="P1897">Proszę bardzo do drugiego<text:s/>protokołu<text:s/>porozumienia<text:span text:style-name="T1898">.</text:span><text:s/>Kto zabierze w tej sprawie głos?</text:p>
      <text:p text:style-name="P1899">W sprawie górniczej służby zdrowia - przepraszam: w sprawie rent i emerytur<text:span text:style-name="T1900">.</text:span></text:p>
      <text:p text:style-name="P1901">Pan<text:s/><text:span text:style-name="T1902">A</text:span>dryszczak ma głos<text:span text:style-name="T1903">,</text:span><text:s/>bardzo proszę<text:span text:style-name="T1904">.</text:span></text:p>
      <text:p text:style-name="P1905"><text:span text:style-name="T1906">Ob. Adry</text:span><text:span text:style-name="T1907">s</text:span><text:span text:style-name="T1908">zczak</text:span>:</text:p>
      <text:p text:style-name="P1909">Czytamy uzgodniony na grupie roboczej protokół porozumienia zawartego w Podzespole do spraw Górnictwa Okrągłego Stołu w dniu dzisiejszym w sprawie rent i emer<text:span text:style-name="T1910">yt</text:span>ur.</text:p>
      <text:p text:style-name="P1911">Tekst:</text:p>
      <text:p text:style-name="P1912">Strony zgodnie stwierdzają, że obowiązujący system świadczeń z ubezpieczenia społecznego zawiera wiele krytykowanych rozwiązań, polegających między innymi na nieadekwatnych do obecnych warunków regulacjach, nie odpo<text:span text:style-name="T1913">wi</text:span>ad<text:span text:style-name="T1914">aj</text:span>ących potrzebom i oczekiwaniom społecznym.</text:p>
      <text:p text:style-name="P1915">Dyskusyjne są również niektóre zasady i kryteria przyznawania świadczeń, ich wymiar oraz mechanizmy gwarantujące ich realność. Z tego względu konieczne jest wpro<text:span text:style-name="T1916">w</text:span>adzenie stosownych zmian w obowiązującym systemie ubezpieczeń społecznych przy jednoczesnym utrzymaniu istniejących preferencji dla poszczególnych grup zawodowych.</text:p>
      <text:p text:style-name="P1917"><text:span text:style-name="T1918">W</text:span><text:s/>związku z tym w nowym systemie emerytalno-rentowym należy:</text:p>
      <text:p text:style-name="P1919">1/ Utrzymać odrębną regulację ustawową<text:s/><text:span text:style-name="T1920">dot</text:span>ycz<text:span text:style-name="T1921">ą</text:span>c<text:span text:style-name="T1922">ą<text:s/></text:span>emerytur i rent górniczych z zachowaniem dotychczasowych uprawnień. Jednocześnie strony opozycyjno-solidarnoś<text:span text:style-name="T1923">ci</text:span>owa i Ogólnopolskiego Porozumienie Związków Zawodowych,<text:s/><text:span text:style-name="T1924">w</text:span><text:s/>tym<text:s/><text:span text:style-name="T1925">F</text:span>ederacja Związków Zawodowych Górników występują o ponowne przedstawienie Sejmowi PRL postulatu, o którym mowa w Porozumieniu Jastrzębskim z dnia 3 września 1980 r., a dotyczącego wprowadzenia zasad udzielania pełnej emerytury wszystkim pracownikom dołowym, którzy przepracowali 25 lat po ziemią, niezależnie od wieku i niezależnie od stanowisk, na których ta praca była wykonywana<text:span text:style-name="T1926">.</text:span></text:p>
      <text:p text:style-name="P1927">Strona koalicyjno-rządowa podnosi, że problem powyższy był przedstawiony Sejmowi PRL w toku prac nad ustawą z dnia 1 lutego 1993<text:s/><text:span text:style-name="T1928">r</text:span>. o zaopatrzeniu emerytalnym górników i ich rodzin - zgodnie z treścią powołanego Porozumienia Jastrzębskiego z dnia 3 września 1980 r. i nie został w całości uwzględniony<text:span text:style-name="T1929">.</text:span></text:p>
      <text:p text:style-name="P1930">2/ Objąć<text:s/><text:span text:style-name="T1931">u</text:span>stawą o zaopatrzeniu emerytalnym górników, także pracowników górnictwa odkrywkowego węgla brunatnego.</text:p>
      <text:soft-page-break/>
      <text:p text:style-name="P1932">3/<text:s/><text:span text:style-name="T1933">U</text:span>trzymać dotychczasowe uprawnienia w zakresie emerytur i rent dla pracowników zatrudnionych w szczególnych warunkach to jest wiek 60 lat dla mężczyzn i 55 lat dla kobiet oraz dodatki do emerytur i rent, i jednocześnie rozważyć możliwość obniżenia o dalsze 5 lat wieku emerytalnego dla pracowników zatrudnionych na niektórych stanowiskach charakteryzujących się szczególnymi zagrożeniami, na przykład<text:span text:style-name="T1934"><text:s/></text:span>przeróbka siarki, obróbka kamienia w kamieniołomach, rozdrabnianie krzemionek, praca w zakła<text:span text:style-name="T1935">d</text:span>a<text:span text:style-name="T1936">c</text:span>h przeróbczych kopalń węgla kamiennego<text:span text:style-name="T1937">.</text:span></text:p>
      <text:p text:style-name="P1938">4/ Wprowadzić emerytury bez względu na wiek po przepracowaniu 40 lat dla mężczyzn i 35 lat dla kobiet oraz rozważyć możliwość obniżenia wieku emerytalnego, rozważyć jeszcze raz powtarzam - możliwo<text:span text:style-name="T1939">ś</text:span>ć obniżenia wieku emerytalnego do 60 lat dla mężczyzn i 55 lat dla kobiet.</text:p>
      <text:p text:style-name="P1940">5/ Dokonać zmiany sposobu ustalania podstawy wymian rent i emerytur w celu zapewnienia wysokości tych świadczeń na poziomie adekwatnym do poziomu zarobków osiąganych przez uprawnionego - przed nabyciem prawa do tych świadczeń<text:span text:style-name="T1941">.</text:span></text:p>
      <text:p text:style-name="P1942">Uwzględni<text:span text:style-name="T1943">aj</text:span>ąc zjawisko inflacji strony proponują rozważenie możliwości wprowadzenia - na okres przejściowy - zasady ustalania podstaw wymiaru świadczeń według zarobków uprawnionego, osiąganych w okresie 6 kolejnych miesięcy kalendarzowych, wybranych przez niego z ostatnich 12 miesięcy zatrudnienia.</text:p>
      <text:p text:style-name="P1944">6/ Stworzyć możliwość dodatkowego dobrowolnego ubezpieczenia na koszt własny pracownika z tym, że świadczenia z ubezpieczenia dodatkowego nie mogą ograniczać wysokoś<text:span text:style-name="T1945">c</text:span>i należnych świadczeń z ubezpieczenia społecznego.</text:p>
      <text:p text:style-name="P1946">7/ Zreformować system waloryzacji rent i emerytur w sposób gwarantujący definitywną likwidację problemu tzw.<text:s/>„starego portfela”.</text:p>
      <text:p text:style-name="P1947">8/ Podwyższyć świadczenia wyrównawcze dla pracowników,<text:span text:style-name="T1948"><text:s/></text:span>którzy na skutek wypadku przy pracy lub choroby zawodowej nie zostali zaliczeni do żadnej z grup inwalidów, lecz w związku z przeniesieniem do innej pracy osiągają niższe wynagrodzenie.</text:p>
      <text:p text:style-name="P1949">9/ Przewidzieć w pracach komisji do spraw inwalidztwa i zatrudnienia udział lekarza, u którego leczył się pracownik.</text:p>
      <text:p text:style-name="P1950">10/ Rozszerzyć wykaz chorób zawodowych o choroby kręgosłupa i reumatyczne.</text:p>
      <text:p text:style-name="P1951">11/ Zreformować system świadczeń w naturze oraz poprawić zaopatrzenie osób uprawnionych do środków protetycznych i innych.</text:p>
      <text:p text:style-name="P1952"><text:span text:style-name="T1953">12</text:span>/ Podwyższyć wysokość<text:s/><text:span text:style-name="T1954">d</text:span>od<text:span text:style-name="T1955">a</text:span>tków pielęgnacyjnych i wprowadzić te dodatki dla drugiej grupy inwali<text:span text:style-name="T1956">dó</text:span>w<text:span text:style-name="T1957">.</text:span></text:p>
      <text:p text:style-name="P1958">13/ Wliczyć okres pobierania renty inwalidzkiej do stażu pracy dla celów emerytalno-rentowych<text:span text:style-name="T1959">.</text:span></text:p>
      <text:p text:style-name="P1960">14/ Zapewnić wolny wybór opieki lekarskiej<text:span text:style-name="T1961">.</text:span></text:p>
      <text:p text:style-name="P1962">Ponadto uwzględni<text:span text:style-name="T1963">aj</text:span>ąc okoliczność, iż w toku realizowanego procesu restrukturyz<text:span text:style-name="T1964">a</text:span>cji gospodarki narodowej występuje obecnie i występować będzie w przyszłości likwidacja szeregu zakładów pracy, w tym także zakładów górniczych konieczne jest uwzględnienie w pracach legislacyjnych ochrony górniczych uprawnień emerytalnych pracowników likwidowanych kopalń<text:span text:style-name="T1965">.</text:span></text:p>
      <text:p text:style-name="P1966">Podpisy trzech współprzewodniczących<text:span text:style-name="T1967">.</text:span></text:p>
      <text:p text:style-name="P1968"><text:span text:style-name="T1969">Przewodniczący</text:span>:</text:p>
      <text:soft-page-break/>
      <text:p text:style-name="P1970">Proszę bardzo kto ma uwagi do tego tekstu?</text:p>
      <text:p text:style-name="P1971">Jeżeli nie ma proponuję podpisać.</text:p>
      <text:p text:style-name="P1972"><text:span text:style-name="T1973">Ob</text:span><text:span text:style-name="T1974">.</text:span><text:span text:style-name="T1975"><text:s/>Stawski</text:span>:</text:p>
      <text:p text:style-name="P1976">Mam tutaj zastrzeżenia co do punktu 3. Ten punkt rozmawiałem z kolegami,<text:s/><text:span text:style-name="T1977">k</text:span>tórzy byli w zespole redakcyjnym był kością niezgody tego tekstu<text:span text:style-name="T1978">.</text:span><text:s/>Nasza strona zresztą zobligowana brzmieniem postulatów strajkowych z międzyzakładowego komitetu strajkowego z Jastrzębia została zobowiązana do przedstawienia stanowiska tej treści, że pracownicy tzw. ciągu technologicznego zatrudnieni w I grupie zatrudnienia, pierwszej kategorii zatrudnienia, mieli mieć obniżony wiek emerytalny tak kobiety jak i mężczyźni o 5 lat. I to nie zostało w tym<text:s/>protokole<text:s/>ujęte. To znaczy, jest to jak gdyby bardzo mocno stonowane tekstem, jednocześnie rozważyć<text:s/>możliwość obniżenia o dalsze<text:s/><text:span text:style-name="T1979">5</text:span><text:s/>lat wieku emer<text:span text:style-name="T1980">y</text:span>talnego.<text:s/><text:span text:style-name="T1981">W</text:span>ię<text:span text:style-name="T1982">c</text:span><text:s/>uważam, że jesteśmy tą grupą ludzi, która może w tej materii podjąć decyzje co do sposobu i trybu załatwiania tego postulatu, żeby nie dawać tak wielkiej furtki i rozrzutu możliwości załatwienia tego problemu łącznie z odrzuceniem, że ten tekst należałoby zaostrzyć i wprowadzić tutaj taką klauzulę, która określałaby bardzo mocno kierunek, podkreślała też rangę postulatu strajkowego z kopalni<text:s/>„Manifest Lipcowy”<text:span text:style-name="T1983">.</text:span></text:p>
      <text:p text:style-name="P1984">Proponowałbym w tym p<text:span text:style-name="T1985">u</text:span>nkcie albo zmienić redak<text:span text:style-name="T1986">cj</text:span>ę, albo w ogóle dopisać do tego punktu aneks<text:span text:style-name="T1987">.</text:span></text:p>
      <text:p text:style-name="P1988"><text:span text:style-name="T1989">Ob</text:span><text:span text:style-name="T1990">.</text:span><text:span text:style-name="T1991"><text:s/>R</text:span><text:span text:style-name="T1992">aj</text:span><text:span text:style-name="T1993">mund Moric</text:span>:</text:p>
      <text:p text:style-name="P1994">Proszę Państwa!<text:s/><text:span text:style-name="T1995">W</text:span><text:s/>pełni popieramy stanowisko strony opozy<text:span text:style-name="T1996">c</text:span>y<text:span text:style-name="T1997">j</text:span>no-solidarnościowej i żeby nie to na zasadzie prawda, że tak nam się podoba, że to górnicy, nawet nie, ale z prost<text:span text:style-name="T1998">ej</text:span><text:s/>przyczyny prawnej<text:span text:style-name="T1999">.</text:span><text:s/>Chcę powiedzieć, że nikt nie kwestionuje, że stanowiska I kategorii zatrudnienia w kopalniach są stanowiskami wyjątkowo ciężkimi<text:span text:style-name="T2000">.</text:span><text:s/><text:span text:style-name="T2001">I</text:span><text:s/>było tak zawsze, żeby były p<text:span text:style-name="T2002">e</text:span>wne preferencje w zakresie odchodzenia na emerytury tej grupy zawodowej, jeżeli powszechnie było<text:s/><text:span text:style-name="T2003">65</text:span><text:s/>lat to tam było 60, odpowiednio kobiety 55<text:span text:style-name="T2004">.<text:s/></text:span>Ocz<text:span text:style-name="T2005">y</text:span>wiście były to rozwiązania powojenne, ale wraz z biegiem czasu różne grupy zawodowe uzyskują różne uprawnienia wcześnie<text:span text:style-name="T2006">js</text:span>ze do odchodzenia na emerytury i renty<text:span text:style-name="T2007">.</text:span></text:p>
      <text:p text:style-name="P2008">W tym roku w Sejmie nastąpiła zmiana ustawy emerytalno-rentowej dla rolników, gdzie powiedzmy nie jest to pierwsza kategoria zatrudnienia, a wprowadziło się obniżenie<text:s/>wieku emerytalnego o 5 lat i uważam<text:span text:style-name="T2009">y</text:span>, że w te<text:span text:style-name="T2010">j<text:s/></text:span>sytuacji analogicznie powinno nastąpić obniżenie wieku emerytalnego dla pierwszej grupy zatrudnienia w kopalniach.</text:p>
      <text:p text:style-name="P2011">Jest to podbudowane w tej chwili już powiedzmy też<text:s/><text:span text:style-name="T2012">i</text:span><text:s/>rozwiązaniami w innych rodzajach, działach gospodarki narodowej i zgadzam się tu kompletnie, absolutnie z kolegami z<text:s/>„Soli<text:span text:style-name="T2013">d</text:span>arności”, że powinniśmy zawrzeć w naszym tekście jednoznaczne stwierdzenie, że uważamy, że ten wiek powinien być obniżony o 5 lat.</text:p>
      <text:p text:style-name="P2014">Natomiast sposób tego realizacji, to jest sprawa do następnych negocjacji. Ale kierunek, żeby był<text:s/><text:span text:style-name="T2015">jednozn</text:span><text:span text:style-name="T2016">ac</text:span>zny - obniżenie o<text:s/><text:span text:style-name="T2017">5</text:span><text:s/>lat.</text:p>
      <text:p text:style-name="P2018"><text:span text:style-name="T2019">Ob. Piotrowski</text:span>:</text:p>
      <text:p text:style-name="P2020">Ta jedna poprawka wsparta przez przedmówcę jest bardzo prosta do wprowadzenia tutaj do tego punktu trzeciego. Wystarczy napisać i jednocześnie obniżyć. I mamy to z głowy.</text:p>
      <text:p text:style-name="P2021"><text:span text:style-name="T2022">Przewodniczący</text:span>:</text:p>
      <text:p text:style-name="P2023">Proszę co na to nasi prawnicy?</text:p>
      <text:soft-page-break/>
      <text:p text:style-name="P2024"><text:span text:style-name="T2025">Ob.</text:span><text:span text:style-name="T2026"><text:s/>Adr</text:span><text:span text:style-name="T2027">ys</text:span><text:span text:style-name="T2028">zcza</text:span><text:span text:style-name="T2029">k</text:span>:</text:p>
      <text:p text:style-name="P2030">Można? Tu chodzi tutaj przede wsz<text:span text:style-name="T2031">ys</text:span>tkim o problem merytoryczny, czy zgadzamy się z tym, żeby obligatoryjnie zapisać to co proponuje pan mec. Piotrowski, że obniżamy tak jak my żeśmy stawiali propozycje obniżenia... rozważenia możliwości obniżenia, tak teraz [nieczytelne] ze strony związków zawodowych propozycja w zasadzie nowa, która do tej pory się nie pojawiła.</text:p>
      <text:p text:style-name="P2032">W związku z tym jeżeli zespół uzna, że idziemy w tym kierunku i obniżamy obligatoryjnie, proponujemy obniżyć o 5 lat wszystkie te stanowiska pracy wskazane w punkcie 3, łącznie z pierwszą całą kategorią z<text:span text:style-name="T2033">at</text:span>ru<text:span text:style-name="T2034">d</text:span>n<text:span text:style-name="T2035">i</text:span>enia - no to wtedy będzie zgoda.</text:p>
      <text:p text:style-name="P2036">Tylko ja zastanawiam się nad tym, generalnie rzecz biorąc, że my idziemy i tak bardzo szeroko w kierunku obniżenia wymaganego wieku emerytalnego.</text:p>
      <text:p text:style-name="P2037">Dzięku<text:span text:style-name="T2038">ję</text:span>.</text:p>
      <text:p text:style-name="P2039"><text:span text:style-name="T2040">Przewodnicząc</text:span><text:span text:style-name="T2041">y</text:span>:</text:p>
      <text:p text:style-name="P2042">Jeż<text:span text:style-name="T2043">el</text:span>i można to jak ja dobrze rozumiem, to my tutaj idziemy trochę za daleko panowie. Ja jeszcze raz mówię, że jestem daleki od ograniczania c<text:span text:style-name="T2044">z</text:span>egoś dla górników, ale jeżeli my powiemy obligatoryjnie, że dla górników na powierzchni<text:span text:style-name="T2045">,</text:span><text:s/>to znaczy w ciągu technologicznym, a więc na zakładach przeróbczych to to po<text:span text:style-name="T2046">c</text:span>iąga za<text:s/><text:span text:style-name="T2047">s</text:span>obą obniżenie wieku emerytalnego w<text:s/><text:span text:style-name="T2048">c</text:span>ałym szeregu innych przemysłów<text:span text:style-name="T2049">.</text:span><text:s/>To są te same uciążliwe warunki pracy i ja rozumiem związki zawodowe, że tę sprawę tak stawiają, tylko ja nie wiem czy nie lepiej by było tę sprawę postawić i wynegocjować dla spraw - dla ciągu technologicznego i nie napisać tutaj w tym przedziale, gdzie nie wymieniono ciągu technologicznego w ogóle, bo wymieniono przeróbkę siarki, obróbkę kamienia, rozdrabniania krzemionek, a ciągu technologicznego nie wymieniono.</text:p>
      <text:p text:style-name="P2050">Czytam ten punkt:</text:p>
      <text:p text:style-name="P2051">Utrzymać dotychcz<text:span text:style-name="T2052">as</text:span>owe uprawnienia w zakresie emer<text:span text:style-name="T2053">yt</text:span>ur i rent dla pracowników zatrudnionych w szczególnych warunkach, to jest wiek 60 lat dla mężczyzn i<text:s/>- no<text:s/>to nie wprowadz<text:span text:style-name="T2054">aj</text:span>cie mnie tutaj w błąd.</text:p>
      <text:p text:style-name="P2055">Proszę głos ma pan Moric.</text:p>
      <text:p text:style-name="P2056"><text:span text:style-name="T2057">Ob</text:span><text:span text:style-name="T2058">.</text:span><text:span text:style-name="T2059"><text:s/></text:span><text:span text:style-name="T2060">R.</text:span><text:span text:style-name="T2061"><text:s/>Mo</text:span><text:span text:style-name="T2062">r</text:span><text:span text:style-name="T2063">ic</text:span>:</text:p>
      <text:p text:style-name="P2064">Pa<text:span text:style-name="T2065">n</text:span>ie Przewodniczący<text:span text:style-name="T2066">!</text:span><text:s/>Jestem w posiadaniu dwóch tekstów, dwie strony drugie<text:span text:style-name="T2067">.</text:span><text:s/>Prawdą jest, że któreś strony były podmieniane [nieczytelne] tylko teraz tak to się zagmatwało, że nie wiemy, która jest właściwa.</text:p>
      <text:p text:style-name="P2068"><text:span text:style-name="T2069">O</text:span><text:span text:style-name="T2070">b</text:span><text:span text:style-name="T2071">.</text:span><text:span text:style-name="T2072"><text:s/>Piotrowski</text:span>:</text:p>
      <text:p text:style-name="P2073">Już to wyjaśniam. Chodziło o poprawkę wniesioną przez nas, że po przecinku jako przykła<text:span text:style-name="T2074">do</text:span>wą pracę wymieniliśmy również pracę w zakładach przeróbki kopalń węgla kamiennego. Jest to w zespole ostateczna redakcja, przy czym tekst odczytany właśnie jest taki, z tym zakła<text:span text:style-name="T2075">de</text:span>m p<text:span text:style-name="T2076">rz</text:span>e<text:span text:style-name="T2077">ró</text:span>bczym.</text:p>
      <text:p text:style-name="P2078"><text:span text:style-name="T2079">Przewodniczący</text:span>:</text:p>
      <text:p text:style-name="P2080">Ja proponuję podpisać ten tekst z tymi zakł<text:span text:style-name="T2081">a</text:span>dami przeróbczymi.</text:p>
      <text:p text:style-name="P2082">Głos<text:s/><text:span text:style-name="T2083">m</text:span>a pan Pietrzyk<text:span text:style-name="T2084">.</text:span></text:p>
      <text:p text:style-name="P2085"><text:span text:style-name="T2086">O</text:span><text:span text:style-name="T2087">b.</text:span><text:span text:style-name="T2088"><text:s/></text:span><text:span text:style-name="T2089">A.</text:span><text:span text:style-name="T2090"><text:s/>P</text:span><text:span text:style-name="T2091">i</text:span><text:span text:style-name="T2092">etrz</text:span><text:span text:style-name="T2093">y</text:span><text:span text:style-name="T2094">k</text:span>:</text:p>
      <text:p text:style-name="P2095">P<text:span text:style-name="T2096">r</text:span>o<text:span text:style-name="T2097">sz</text:span>ę o<text:s/><text:span text:style-name="T2098">z</text:span>abranie gło<text:span text:style-name="T2099">s</text:span>u Grzegorza Stawskiego, a potem Jana Lityńskiego. To będą krótkie wypowiedzi.</text:p>
      <text:p text:style-name="P2100"><text:span text:style-name="T2101">O</text:span><text:span text:style-name="T2102">b</text:span><text:span text:style-name="T2103">. Grzegorz Stawski</text:span>:</text:p>
      <text:p text:style-name="P2104">Panie ministrze,<text:s/>pan... tu w tej chwili najpierw panem zamanipulowano, dając panu zły tekst, a teraz pan próbuje nami manipulować.</text:p>
      <text:soft-page-break/>
      <text:p text:style-name="P2105">Więc były tutaj trzy głosy, kolegi Mo<text:span text:style-name="T2106">ri</text:span>ca, mój, kolegów prawników i otworzyliśmy pewną dyskusję w temacie i proponuję, żeby tę dyskusję zakończyć i dopiero wtedy podjąć decyzje odnośnie brzmienia punktu trze<text:span text:style-name="T2107">ci</text:span>ego.</text:p>
      <text:p text:style-name="P2108">Na podparcie tego, że już coś takiego jak gdyby funkc<text:span text:style-name="T2109">j</text:span>onowało, co prawda w bardzo ograniczonym zakresie, bo dotyczy to pracowników dozoru,<text:s/>tegoż<text:s/>ciągu technologicznego, pracownicy dozoru zatwierdzeni przez urząd górniczy pracujący na tych stanowiskach odchodzą na emerytury w wieku 50 lat., a pracownicy fizyczni pracujący w tych samych warunkach w tych samych okolicznościach odchodzą pozostawiam to bez komentarza.</text:p>
      <text:p text:style-name="P2110"><text:span text:style-name="T2111">Przewodnicząc</text:span><text:span text:style-name="T2112">y</text:span>:</text:p>
      <text:p text:style-name="P2113">Proszę pan Lityński.</text:p>
      <text:p text:style-name="P2114"><text:span text:style-name="T2115">Ob. Jan Lityński</text:span>:</text:p>
      <text:p text:style-name="P2116">Ja myślę, że uwaga pana ministra co do tego, że związek zawodowy żąda zmniejszenia wieku emerytalnego jest naturalny i wydaje mi się, że jeżeli w innych przemysłach też będzie zmniejszany powoli wiek emerytalny, w warunkach szkodliwych to bardzo dobrze. Natomiast ja chciałem zwrócić uwagę na coś innego, na co... ja się obawiam, że ten punkt: ponadto uwzględniając okoliczność, że w toku realizowanego procesu<text:s/>restrukturyza<text:span text:style-name="T2117">c</text:span>ji gospodarki narodowej występuje obecnie i występować będzie w przyszłości likwidacja szeregu zakładów pracy, w ty<text:span text:style-name="T2118">m</text:span><text:s/>także zakładów górniczych, mnie się wydaje, że ten punkt jest dosyć niebezpieczny, bo to jest wprowadzanie bocznymi drzwiami zgody związków zawodowych na likwidację kopalń<text:span text:style-name="T2119">.</text:span><text:s/>I uważam, że ten punkt należałoby co najmniej przeformułować<text:span text:style-name="T2120">.</text:span></text:p>
      <text:p text:style-name="P2121"><text:span text:style-name="T2122">Przewodnicząc</text:span><text:span text:style-name="T2123">y</text:span><text:span text:style-name="T2124">:</text:span></text:p>
      <text:p text:style-name="P2125">K<text:span text:style-name="T2126">t</text:span>óry to jest punkt jeżeli można?</text:p>
      <text:p text:style-name="P2127"><text:span text:style-name="T2128">/</text:span><text:span text:style-name="T2129">Głos z sali</text:span>:<text:s/><text:span text:style-name="T2130">To</text:span><text:s/>jest poza punktem, to jest s<text:span text:style-name="T2131">t</text:span>rona trzecia na końcu/.</text:p>
      <text:p text:style-name="P2132">Już mam, dziękuję bardzo.</text:p>
      <text:p text:style-name="P2133"><text:span text:style-name="T2134">Ob</text:span><text:span text:style-name="T2135">.</text:span><text:span text:style-name="T2136"><text:s/>Stawsk</text:span>i:</text:p>
      <text:p text:style-name="P2137">Jeśli można w tej sprawie.</text:p>
      <text:p text:style-name="P2138"><text:span text:style-name="T2139">Przewodniczący</text:span>:</text:p>
      <text:p text:style-name="P2140">Panowie uczmy się pa<text:span text:style-name="T2141">rl</text:span>amentaryzmu.</text:p>
      <text:p text:style-name="P2142">Pan Pietrzyk udziela głosu sw<text:span text:style-name="T2143">oj</text:span>ej stronie.</text:p>
      <text:p text:style-name="P2144"><text:span text:style-name="T2145">Ob</text:span><text:span text:style-name="T2146">.</text:span><text:span text:style-name="T2147"><text:s/>A.<text:s/></text:span><text:span text:style-name="T2148">P</text:span><text:span text:style-name="T2149">ietrzy</text:span><text:span text:style-name="T2150">k</text:span><text:span text:style-name="T2151">:</text:span></text:p>
      <text:p text:style-name="P2152">P<text:span text:style-name="T2153">ros</text:span>zę Lity<text:span text:style-name="T2154">ński.</text:span></text:p>
      <text:p text:style-name="P2155"><text:span text:style-name="T2156">O</text:span><text:span text:style-name="T2157">b</text:span><text:span text:style-name="T2158">.</text:span><text:span text:style-name="T2159"><text:s/>Jan Lityński</text:span>:</text:p>
      <text:p text:style-name="P2160">Ja nie mam nic przeciwko temu, aby w toku prac legislacyjnych górniczych uprawnień emerytalnych, zapewnić ochronę pracownikom ewentualnie likwidowanych kopalń. Natomiast jestem przeciwko temu, żebyśmy podpisywali zapis, który mówi o tym, że zgadzamy się praktycznie na likwidację zakładów górniczych.</text:p>
      <text:p text:style-name="P2161"><text:span text:style-name="T2162">Ob. A.<text:s/></text:span><text:span text:style-name="T2163">P</text:span><text:span text:style-name="T2164">ietrzyk</text:span>:</text:p>
      <text:p text:style-name="P2165">Głos ma pan Nowacki.</text:p>
      <text:p text:style-name="P2166"><text:span text:style-name="T2167">Ob. Nowacki Jan</text:span>:</text:p>
      <text:p text:style-name="P2168">Otóż tu jest pewne nieporozumienie. Oczywiście to nie oznacza wyrażenia zgody, a sprawa jest bardzo<text:s/><text:soft-page-break/>ważna. Dotyczy ona materii niesłychanie drażliwej, mianowicie jest faktem, że już ulegają likwidacji kopalnie. Tutaj możemy się zaraz posłużyć przykładem. Po wtóre niewątpliwie będą ulegały likwidacji niezależnie od pla<text:span text:style-name="T2169">nó</text:span>w rządu, ale ze względu na wyczerpywanie złóż i inne podobne okoliczności.</text:p>
      <text:p text:style-name="P2170">Chodzi o to, ażeby te osoby, które będą zwalniane z kopalń z tego powodu, zachowywały prawo do renty górniczej mimo że przejdą do innego zakładu pracy<text:span text:style-name="T2171">.</text:span><text:s/>Otóż niewątpliwie to nie jest żadna zgoda, tylko skoro zjawisko występuje, to trzeba ująć w pracach legislacyjnych ten problem<text:s/><text:span text:style-name="T2172">w</text:span><text:s/>ten właśnie sposób, że zapewni<text:span text:style-name="T2173">ć</text:span><text:s/>prawo do renty górniczej<text:span text:style-name="T2174">.</text:span></text:p>
      <text:p text:style-name="P2175">Teraz jeszcze jedna sprawa, jeśli można do pana ministra Gustka w sprawie poprzedniej, mianowicie tego punktu trzeciego rozważanego.</text:p>
      <text:p text:style-name="P2176">Otóż wydaje mi się, jest tu jednak kwestia, mianowicie proszę zwróci<text:span text:style-name="T2177">ć</text:span><text:s/>uwagę na punkt czwarty porozumienia.<text:s/>Tutaj się proponuje również rozważenie możliwości obniżenia generalnie wieku emerytalnego do 60 dla mężczyzn i 55 lat dla kobiet, czyli dla ogółu pracowników<text:span text:style-name="T2178">.</text:span><text:s/>Przecież to jest jednak inna kwestia i niewątpliwie dalsza, niewątpliwie nie tak paląca i ważna, jak obniżenie wieku emerytalnego dla pracowników zatrudniony<text:span text:style-name="T2179">c</text:span>h na stanowiskach charakteryzujących się szczególnymi zagrożeniami.</text:p>
      <text:p text:style-name="P2180">Używa się tutaj tej samej stylistyki: rozważyć możliwość<text:span text:style-name="T2181">.</text:span></text:p>
      <text:p text:style-name="P2182">Wydaje mi się że tam gdzie jednak są szczegó<text:span text:style-name="T2183">l</text:span>ne zagrożenia, to nie są wielkie grupy pracownicze. Chyba stać nas na podjęcie decyzji o obniżeniu o 5 lat tego wieku emerytalnego<text:span text:style-name="T2184">.</text:span><text:s/>Przy czym ostateczną decyzję podejmie Sejm, ale przecież proszę zwrócić uwagę na zdanie pierwsze<text:span text:style-name="T2185">.<text:s/></text:span>W związku z tym w nowym systemie emerytalnym i rentowym należy - no to przecież my nie podejmujemy decyzji, ale niejako stawiamy mocno sprawę, przedstawiamy Sejmowi stanowczy pos<text:span text:style-name="T2186">t</text:span>ulat, że ta sprawa wymaga poważnego potrak<text:span text:style-name="T2187">to</text:span>wani<text:span text:style-name="T2188">a.</text:span></text:p>
      <text:p text:style-name="P2189">Dlatego apelowałbym bardzo, ażeby strona koalicyjno-rządowa zechciała tu przystać jednak na korekturę proponowaną przez pana mecenasa Piotrowskiego<text:span text:style-name="T2190">.</text:span></text:p>
      <text:p text:style-name="P2191">Dziękuję bardzo.</text:p>
      <text:p text:style-name="P2192"><text:span text:style-name="T2193">Przewodnicząc</text:span><text:span text:style-name="T2194">y</text:span>:</text:p>
      <text:p text:style-name="P2195">Ja mam pretensje<text:span text:style-name="T2196">.</text:span><text:s/>Po coście tak napisali? Dyskutujemy<text:span text:style-name="T2197">.</text:span></text:p>
      <text:p text:style-name="P2198"><text:span text:style-name="T2199">O</text:span><text:span text:style-name="T2200">b</text:span><text:span text:style-name="T2201">.</text:span><text:span text:style-name="T2202"><text:s/>Jan Nowacki</text:span><text:span text:style-name="T2203">:</text:span></text:p>
      <text:p text:style-name="P2204">Napisaliśmy tak dlatego, żeby unikać<text:s/>protokołów<text:s/>rozbieżności, ponieważ w dyskusji w naszym podzespole ta sprawa była, jak powiedział tu kolega Stawski kości<text:span text:style-name="T2205">ą</text:span><text:s/>niezgody. Więc postanowiliśmy przystać na taki projekt i jednocześnie poruszyć spr<text:span text:style-name="T2206">a</text:span>wę na forum ogólnym, odwołać się tutaj do państwa, no i spróbować jednak dojść do takiego sformułowania, jakie proponujemy.</text:p>
      <text:p text:style-name="P2207">To wszystko. Dziękuję.</text:p>
      <text:p text:style-name="P2208"><text:span text:style-name="T2209">Ob.</text:span><text:span text:style-name="T2210"><text:s/>Piotrowski</text:span><text:span text:style-name="T2211">:</text:span></text:p>
      <text:p text:style-name="P2212">Ja jeszcze w tej kwestii, jeśli możn<text:span text:style-name="T2213">a.</text:span></text:p>
      <text:p text:style-name="P2214"><text:span text:style-name="T2215">Przewodniczą</text:span><text:span text:style-name="T2216">cy</text:span><text:span text:style-name="T2217">:</text:span></text:p>
      <text:p text:style-name="P2218">Proszę państwa! Ja proponuję, żeby nie dyskutować, napisać wziąć to wymienić, rozważyć i napisać obniżyć. Od razu to poprawić proponuję i tak do podpisu.</text:p>
      <text:p text:style-name="P2219"><text:span text:style-name="T2220">Ob. Grzegorz Stawski</text:span>:</text:p>
      <text:p text:style-name="P2221">Ja proponuję jesz<text:span text:style-name="T2222">c</text:span>z<text:span text:style-name="T2223">e</text:span><text:s/>do tego, bo zauważyłem, że w momencie kiedy myśmy tutaj nap<text:span text:style-name="T2224">i</text:span>sali - praca w<text:s/><text:soft-page-break/>zakładach przeróbczych i to było na przykład, żeby nie umknęło tych przykładów więcej<text:s/><text:span text:style-name="T2225">-</text:span><text:s/>więc proponuję jeszcze dopisać KTZ na węglu brunatnym. Jako - na przykład. Żeby ktoś się nie przyczepił, wiemy jakich mamy urzędników, że mogą się potem czepiać do każdego słowa i do tego na przykład [nieczytelne] KTZ na węglu brunatnym.</text:p>
      <text:p text:style-name="P2226"><text:span text:style-name="T2227">Ob. Rajmund Mori</text:span><text:span text:style-name="T2228">c</text:span>:</text:p>
      <text:p text:style-name="P2229"><text:span text:style-name="T2230">P</text:span>onieważ widzę, że jest zgodność, że należy obniżyć ten wiek emerytalny, ja proponuję żeby ten zespół jeszcze raz wyszedł na 15 minut, w mniejszym gronie, zaproponował redakcję i przyszedł do nas już z konkretnym zapisem, bo w tym gronie jednak redakcja byłaby utrudniona, zaw<text:span text:style-name="T2231">s</text:span>ze znamy stanowiska poszczególnych stron, jest tu uprzejmość pana ministra i<text:s/><text:span text:style-name="T2232">s</text:span>ą<text:span text:style-name="T2233">dz</text:span>ę,<text:s/><text:span text:style-name="T2234">ż</text:span>e ten zespół, by to w ciągu 15 minut zredagował, że to b<text:span text:style-name="T2235">ę</text:span>dzie prawidłowo<text:span text:style-name="T2236">.</text:span></text:p>
      <text:p text:style-name="P2237"><text:span text:style-name="T2238">O</text:span><text:span text:style-name="T2239">b</text:span><text:span text:style-name="T2240">.</text:span><text:span text:style-name="T2241"><text:s/>Andry</text:span><text:span text:style-name="T2242">s</text:span><text:span text:style-name="T2243">zczak:</text:span></text:p>
      <text:p text:style-name="P2244">Jeżeli chodzi o ostatnio zgłoszony postulat dotyczący węgle brunatnego prosiłbym spojrzeć na punkt drugi: objąć ustawą o zaopatrzeniu emerytalnym górników także pracowników górnictwa odkrywkowego węgla brun<text:span text:style-name="T2245">at</text:span>nego<text:span text:style-name="T2246">.</text:span></text:p>
      <text:p text:style-name="P2247">To w związku z tym przecież zrozumiałe, że to będzie objęte znowelizowaną ustawą i wprowadzone konsekwentnie<text:span text:style-name="T2248">.</text:span></text:p>
      <text:p text:style-name="P2249"><text:span text:style-name="T2250">O</text:span><text:span text:style-name="T2251">b. Pietrzyk</text:span><text:span text:style-name="T2252">:</text:span></text:p>
      <text:p text:style-name="P2253"><text:span text:style-name="T2254">P</text:span>roszę o zabranie głosu pana Ryszarda Brzuzego<text:span text:style-name="T2255">.</text:span></text:p>
      <text:p text:style-name="P2256"><text:span text:style-name="T2257">Ob. Ryszard B</text:span><text:span text:style-name="T2258">rz</text:span><text:span text:style-name="T2259">uz</text:span><text:span text:style-name="T2260">y</text:span><text:span text:style-name="T2261">:</text:span></text:p>
      <text:p text:style-name="P2262"><text:span text:style-name="T2263">P</text:span>roszę Pana! Jeżeli podajemy przykłady jakieś i wymieniamy tutaj przykłady z siarki, z innych gałęzi przemysłu, więc co za problem jest, żeby podać też przykład węgla brunatnego<text:span text:style-name="T2264">.</text:span><text:s/><text:span text:style-name="T2265">W</text:span><text:s/>sumie są to dwa wyrazy nikt się nie zmęczy zapisując to długopisem, a w sumie możemy uniknąć pewnych problemów<text:span text:style-name="T2266">.</text:span><text:s/>Jest to<text:s/><text:span text:style-name="T2267">je</text:span>dnoznacznie odbierane<text:span text:style-name="T2268">.</text:span></text:p>
      <text:p text:style-name="P2269"><text:span text:style-name="T2270">Przewodniczący</text:span>:</text:p>
      <text:p text:style-name="P2271">Ja proponuję, żeby zespół redakcyjny wyszedł i załatwił tę sprawę, bo naprawdę dojdziemy do tego, że wykreślimy ten pierwszy punkt, a wprowa<text:span text:style-name="T2272">dz</text:span>imy na przykład KTZ<text:span text:style-name="T2273">.</text:span></text:p>
      <text:p text:style-name="P2274"><text:span text:style-name="T2275">Ob. A. Pietrzyk</text:span>:</text:p>
      <text:p text:style-name="P2276">Proponowałbym zgodnie z ustaleniami, żeby na temat systemu płacowego zabrał głos pan Bor<text:span text:style-name="T2277">o</text:span>wski<text:span text:style-name="T2278">.</text:span></text:p>
      <text:p text:style-name="P2279"><text:span text:style-name="T2280">Ob. Borawski</text:span>:</text:p>
      <text:p text:style-name="P2281">Mam problem dosyć poważny<text:span text:style-name="T2282">.</text:span><text:s/>Wysłuchaliśmy propozycji płacowych dwóch stron, nasz jest nieco inny. Liczymy na to, że będą nowe struktury w górnictwie<text:s/><text:span text:style-name="T2283">i</text:span><text:s/>system też będzie nowy. Dlatego też uważam, że nasza propozycja odbiega i to dosyć znacznie od tych, które wysłuchaliśmy dotychczas. I tak po kolei.</text:p>
      <text:p text:style-name="P2284">Stan aktualny.</text:p>
      <text:p text:style-name="P2285">System płac s<text:span text:style-name="T2286">t</text:span>osowany dotychczas w górnictwie pochodzi z dos<text:span text:style-name="T2287">yć</text:span><text:s/>odległych już lat. Początkowo obowiązywały tylko układy zbiorowe, ewentualne zmiany były regulowane protokółami dodatkowymi. Aktualnie obowiąz<text:span text:style-name="T2288">uj</text:span>e jeszcze układ zbiorowy z 1980 roku, od 1 grudnia 1985 mamy porozumienie płacowe zawarte z byłym<text:s/>Ministrem<text:s/>Górnictwa, a związkami zawodowymi.</text:p>
      <text:p text:style-name="P2289">Porozumienie to kilkakrotnie zmieniano bez większych efektów natury systemowej. Jedynym plusem to spowodowane strajkami zmiana naliczania wynagrodzenia z Karty<text:s/>Górnika i nagród jubileuszowych. Choć<text:s/><text:soft-page-break/>i tu nastąpiły pewne ograniczenia, polegające na dzieleniu okresu zatrudnienia w obecnym i poprzednim zakładzie pracy.</text:p>
      <text:p text:style-name="P2290">Przyjmując do podstawy wymiaru tych świadczeń wynagrodzenia aktualnie pobierane z zakładu<text:s/><text:span text:style-name="T2291">i</text:span><text:s/>najniższe z poprzednich zakładów pracy. Wady dotychczasowego systemu płac. Prace oderwano od kosztów wydobycia, płaca<text:s/>pojęcie abstrakcyjne<text:span text:style-name="T2292">,</text:span><text:s/>którego wielkość jest ustalana w drodze administracyjnej<text:span text:style-name="T2293">,</text:span><text:s/>co nie wpływa na ilość zatrudnionych, pozwala opłacać liczne grupy pracowników pozaprodukcyjnych, różnego rodzaju oddelegowań<text:span text:style-name="T2294">.</text:span><text:s/>System płac, w którym nie bierze się w ogóle pod uwagę wydajności pracy, zatrudnionych w kopalni pracowników<text:span text:style-name="T2295">.</text:span><text:s/>Sprzyja powstawaniu przerostów w zatrudnieniu, podwyższaniu cen węgla, nakręcaniu inflacji<text:span text:style-name="T2296">.</text:span><text:s/>Nie mówiąc o tym, że powoduje on ogólną niską rentownoś<text:span text:style-name="T2297">ć</text:span>, a wręcz deficytowość przem<text:span text:style-name="T2298">ys</text:span>łu węglowego.</text:p>
      <text:p text:style-name="P2299">System płac nieczytelny dla pracownika, gdyż na wynagrodzenia pracownika składa się dużo tytułów płacowych niejasność metod naliczania dniówek, dodatków, premii itp.</text:p>
      <text:p text:style-name="P2300">Brak regulaminów premiowania pracowników fizyczny<text:span text:style-name="T2301">c</text:span>h,<text:span text:style-name="T2302"><text:s/></text:span>większość premii na charakter uznaniowy, powoduje tym samym<text:span text:style-name="T2303"><text:s/></text:span>nadmierną zależność pracownika od swego przeło<text:span text:style-name="T2304">ż</text:span>onego, często nawet lizusostwo i przekupstwo. Brak mechanizmów umożli<text:span text:style-name="T2305">wiaj</text:span>ących automatyczne przeszeregowania do wyższych grup lub stawek. Niedostateczne poszanowanie kwalifikac<text:span text:style-name="T2306">ji</text:span><text:s/>pracowników, często przynależność partyjna bądź związkowa jest wyżej ceniona od kwalifikacji zawodowych, popartych ukończeniem szkół i odpowiednich kursów.</text:p>
      <text:p text:style-name="P2307">System, który nie zmusza ani też nie zachęca do oszczędności materiałów i energii. Nie służy celom nawet tej prymitywnej reformy gospodarczej w górnictwie.</text:p>
      <text:p text:style-name="P2308">Założenia systemu p<text:span text:style-name="T2309">łac</text:span>, oparte oczywiście na wartościowaniu pracy.</text:p>
      <text:p text:style-name="P2310">1/ Podstawowe cele:<text:s/><text:span text:style-name="T2311">Z</text:span>wiązanie systemu pła<text:span text:style-name="T2312">c z</text:span><text:s/>wielkością wydobycia węgla<text:span text:style-name="T2313">.</text:span><text:s/>Opłacalnością produkcji węgla, ra<text:span text:style-name="T2314">cj</text:span>onaliza<text:span text:style-name="T2315">cj</text:span>ą z<text:span text:style-name="T2316">at</text:span>ru<text:span text:style-name="T2317">d</text:span>nienia, stałość i j<text:span text:style-name="T2318">as</text:span>ność, przejrzystość oraz uniwersalność systemu płac.</text:p>
      <text:p text:style-name="P2319">By te cele osiągnąć niezbędne jest:</text:p>
      <text:p text:style-name="P2320">a/ określenie zdolności technicznej kopalni oraz uzasadnionej wielkości wydobycia w skali roku,</text:p>
      <text:p text:style-name="P2321">b<text:span text:style-name="T2322">/</text:span><text:s/>ustalenie wielkości zatrudnienia pracowników potrzebnych do zrealizowania pr<text:span text:style-name="T2323">ze</text:span>widywanego wydobycia łączni<text:span text:style-name="T2324">a<text:s/></text:span>z dozorem technicznym i pracownikami pozaprodukcyjnymi. Ilość dozoru powinna wynikać z prawa górniczego i sztuki organizacji pracy. Ilość pracowników nieprodukcyjnych powinna być określana procentem w stosunku do pracowników produkcyjnych.</text:p>
      <text:p text:style-name="P2325">Liczby te powinny mieć charakter stały. Ustalenie ilości wpływu z tytułu sprzedaży węgla, liczonej według cen transakcyjnych, jak i wielkości kosztów stałych takich jak amortyza<text:span text:style-name="T2326">cj</text:span>a, podatki. Ustalenie minimalnego zysku, a następnie maksymalnych kosztów wyliczonych w procentach<text:span text:style-name="T2327">,</text:span><text:s/>materiałów, energii, usług materialnych, usług niem<text:span text:style-name="T2328">ateri</text:span>alnych. Pozostałość wpływów ze sprzedaży węgla przeznaczyć na fundusz płac, od którego zostały policzone.</text:p>
      <text:p text:style-name="P2329">Podatku od funduszu płac, ubezpieczenia społecznego, fundusz emerytalny, odpisy na fundusz mi<text:span text:style-name="T2330">es</text:span>zkaniowy, odpisy na fundusz socjalny. Wypracowany zysk kopalni, wypracowana akumulacja dodatnia lub ujemna z dotacjami, przeznaczony byłby na: fundusze rozwojowe, podatki, fundusz do podziału dla załogi, z którego można płacić nagrodę, a której wielkość zależna byłaby jedynie od wielkości funduszu do podziału.</text:p>
      <text:soft-page-break/>
      <text:p text:style-name="P2331">Mając wielkość funduszu płac regulować ni<text:span text:style-name="T2332">m</text:span><text:s/>można też zatrudnienie<text:span text:style-name="T2333">.</text:span><text:s/>Każde przekroczenie założonego wydobycia może wpływać na wielkość zysku i tym samym nagrody rocznej.<text:s/><text:span text:style-name="T2334">F</text:span>undusz płac powinien być jeden obejmując wszystkie tytuły wypłat.</text:p>
      <text:p text:style-name="P2335">Następny problem. M<text:span text:style-name="T2336">e</text:span>chanizmy samoregula<text:span text:style-name="T2337">cj</text:span>i<text:span text:style-name="T2338">,</text:span><text:s/>na przykład ukończenie przez pracownika szkoły bądź kursu daje mu automatycznie prawo zaliczenia do wyższej kategorii zaszeregowania, podobnie zgłoszenia na przykład wniosku ra<text:span text:style-name="T2339">cj</text:span>onalizatorskiego itp<text:span text:style-name="T2340">.</text:span></text:p>
      <text:p text:style-name="P2341"><text:span text:style-name="T2342">D</text:span>o mechanizmu samoregula<text:span text:style-name="T2343">cj</text:span>i zaliczyć też można wskaźniki kwartalne, bądź półroczne inflacji, które to automatycznie będą korygować o taki sam procent stawki w proponowanych kategoriach z<text:span text:style-name="T2344">as</text:span>zeregowania<text:span text:style-name="T2345">.</text:span><text:s/>Jest tu... może być tu stosowana progresja lub degre<text:span text:style-name="T2346">sj</text:span>a<text:span text:style-name="T2347">.</text:span><text:span text:style-name="T2348"><text:s/></text:span>Premie wypłacane tylko w oparciu o obowiązujący regulamin, premie mogą być ujmowane w regulaminie kwotowo bądź procentowo od stawek płac<text:span text:style-name="T2349">.</text:span><text:s/>Ten system - ten sam regulamin obejmowałby oszczędności w zużyciu materiałów i energii<text:span text:style-name="T2350">.<text:s/></text:span>Wynagrodzenia z Karty<text:s/>Górnika zależne od płacy zasadniczej nagrody jubileuszowe od całości wynagrodzenia. Ekwiwalent, deputat węglowy według zasad dotychczasowych<text:span text:style-name="T2351">.</text:span></text:p>
      <text:p text:style-name="P2352">W proponowanych założeniach nie proponuje się prac normowania pracy, wynagrodzeń akordowych, ani też nie wiązano wprost wynagrodzenia z wydajnością pracy<text:span text:style-name="T2353">.<text:s/></text:span>Przyjęto, że w systemie ty<text:span text:style-name="T2354">m</text:span><text:s/>pracownicy są traktowani jako równoprawni członkowie załogi, którzy mają wpływ na losy swego zakładu, stąd też podporządkowują się regu<text:span text:style-name="T2355">l</text:span>aminowi pracy, który powinien określać sankcje za uchylanie się od wykonywania pracy na przykład, odpisywanie godzin nie przepracowanych<text:span text:style-name="T2356">.</text:span></text:p>
      <text:p text:style-name="P2357">Efekt p<text:span text:style-name="T2358">r</text:span>ac<text:span text:style-name="T2359">y</text:span><text:s/>zespołu na danej zmiany odbierany byłby poprzez dozór oddziałowy, co byłoby też podstawą naliczania wynagrodzenia<text:span text:style-name="T2360">.</text:span><text:s/>Proponujemy wartoś<text:span text:style-name="T2361">ci</text:span>owanie<text:s/>pracy<text:span text:style-name="T2362">,</text:span><text:s/>nie jest prawdą, że niektóre kopalnie już żądają by to wprowadzać w życie. Są to propozycje, zdajemy sobie sprawę dosyć jeszcze odległe do wprowadzenia w życie. Są tam w tych propozycjach przykłady tylko.<text:s/><text:span text:style-name="T2363">I</text:span><text:s/>te tabele, które są rozpowszechnione po kopalniach raczej zawierają tylko przykłady, które oczywiście nie mogą być podstawą do wprowadzan<text:span text:style-name="T2364">i</text:span>a w życie.</text:p>
      <text:p text:style-name="P2365">Natomiast jeżeli chodzi o punktacje, to przyjmujemy oczywiście opracowania Ministerstwa Pracy i Płacy, nic nowego tam nie proponujemy.</text:p>
      <text:p text:style-name="P2366">I tyle<text:s/><text:span text:style-name="T2367">j</text:span>eżeli chodzi o nasze propozycje płacowe.</text:p>
      <text:p text:style-name="P2368">Dziękuję.</text:p>
      <text:p text:style-name="P2369"><text:span text:style-name="T2370">Przewodniczący</text:span>:</text:p>
      <text:p text:style-name="P2371"><text:span text:style-name="T2372">D</text:span>zięku<text:span text:style-name="T2373">ję</text:span><text:s/>bardzo. Czy ktoś z państwa jeszcze w tej sprawie?</text:p>
      <text:p text:style-name="P2374"><text:span text:style-name="T2375">Ob. R. Moric</text:span>:</text:p>
      <text:p text:style-name="P2376">Mam takie pytanie do referenta, co przewiduje - ponieważ tam jest oparta wielkość płac... oparta jest o wielkość wydobycia, co w przypadku kopalń, które mają tąpnięcia, pożary, zmiany warunków geologicznych jak ścienienie złoża, wymycia, jak w tym momencie by funkcjonował system płacowy?</text:p>
      <text:p text:style-name="P2377"><text:span text:style-name="T2378">Ob. Borowski</text:span>:</text:p>
      <text:p text:style-name="P2379">Mówimy o tym, że fundusz płac ustalamy przewidując planowe wydobycie na dany rok, natomiast wszystkie kl<text:span text:style-name="T2380">a</text:span>ski żywiołowe nie pow<text:span text:style-name="T2381">i</text:span>nny mieć większego znaczenia - ponieważ liczymy na odszkodowanie z P<text:span text:style-name="T2382">Z</text:span>U i wtedy ta płaca mogłaby być stosowana średnia, bo jakie jest inne wyjście? To jest rzecz nadzwyczajna i w normalnych warunkach, i w normalnych systemach też to samo chyba może nastąpić,<text:s/><text:soft-page-break/>nie t<text:span text:style-name="T2383">y</text:span>lko prz<text:span text:style-name="T2384">y</text:span><text:s/>tym, prawda?</text:p>
      <text:p text:style-name="P2385"><text:span text:style-name="T2386">Ob</text:span><text:span text:style-name="T2387">.</text:span><text:span text:style-name="T2388"><text:s/>Moric</text:span>:</text:p>
      <text:p text:style-name="P2389">Pytanie do strony rządowej<text:span text:style-name="T2390">.</text:span><text:s/>C<text:span text:style-name="T2391">z</text:span>y zakłady górnicze są ubezpieczone w PZU na przypadek tąpnięć, pożaru, na wypadek pogorszenia się złóż, warunków geologicznych? Proszę o jednoznaczną odpowiedź i czy te odszkodowania rekompensują - mogłyby rekompensować straty wynikłe z tych nieszczęśliwych wypadków? Dziękuję.</text:p>
      <text:p text:style-name="P2392"><text:span text:style-name="T2393">Ob. Andrzej Kapłanek</text:span>:</text:p>
      <text:p text:style-name="P2394"><text:span text:style-name="T2395">T</text:span>ak<text:span text:style-name="T2396">,</text:span><text:s/>kopalnie są ubezpieczone tylko w przypadkach ogólnie mówiąc kata<text:span text:style-name="T2397">s</text:span>trof. Natomiast warunki geologiczne, ścienienia, uskoki i wiele dziesiątek różnych zjawisk, które na<text:s/>co dzień<text:s/>mamy, oczywiście nie.</text:p>
      <text:p text:style-name="P2398"><text:span text:style-name="T2399">Przewodniczący</text:span>:</text:p>
      <text:p text:style-name="P2400">Czy ktoś z państwa jeszcze w tej sprawie?</text:p>
      <text:p text:style-name="P2401">Proszę panów ja mam konkretną propozycję, zastanówmy się nad tym. My przy tym stole<text:s/>cho<text:span text:style-name="T2402">ć</text:span>byśmy<text:s/>jeszcze zrobili pięć posiedzeń prawdopodobnie sensownego systemu płac nie opracujemy. Natomiast powinniśmy opracować czy przyjąć przy tym stole jak<text:span text:style-name="T2403">i</text:span>eś kierunki w zakresie koniecznośc<text:span text:style-name="T2404">i</text:span><text:s/>zmiany systemu płac. Takie kierunki myśmy zaproponowali w tym pakiecie gdzie mówi się o czasie pracy, systemie ekonomiczno-finansowym, płacach o zarządzaniu w górnictwie i punkt 7 mówi wyraźnie o kierunkach. Ja bym proponował, aby do tej grupy, która jest wyznaczona na czwartek, dokooptować [nieczytelne] i może by się do tego punktu 7 w tych kierunkach ustosunko<text:span text:style-name="T2405">wa</text:span>ła. Bo my naprawdę więcej tutaj... ja nie bardzo widzę możliwości.</text:p>
      <text:p text:style-name="P2406">W<text:span text:style-name="T2407">i</text:span>ęc jakie<text:s/><text:span text:style-name="T2408">są</text:span><text:s/>inne propozycje?</text:p>
      <text:p text:style-name="P2409"><text:span text:style-name="T2410">Ob</text:span><text:span text:style-name="T2411">.</text:span><text:span text:style-name="T2412"><text:s/>A. Pietrz</text:span><text:span text:style-name="T2413">y</text:span><text:span text:style-name="T2414">k</text:span>:</text:p>
      <text:p text:style-name="P2415">Strona solidarności<text:span text:style-name="T2416">o</text:span>wa - ocz<text:span text:style-name="T2417">ywi</text:span>ście zgoda.</text:p>
      <text:p text:style-name="P2418"><text:span text:style-name="T2419">Ob</text:span><text:span text:style-name="T2420">.</text:span><text:span text:style-name="T2421"><text:s/>R</text:span><text:span text:style-name="T2422">.</text:span><text:span text:style-name="T2423"><text:s/>Moric</text:span>:</text:p>
      <text:p text:style-name="P2424">Zgoda<text:span text:style-name="T2425">.</text:span></text:p>
      <text:p text:style-name="P2426"><text:span text:style-name="T2427">Przew</text:span><text:span text:style-name="T2428">od</text:span><text:span text:style-name="T2429">ni</text:span><text:span text:style-name="T2430">cz</text:span><text:span text:style-name="T2431">ąc</text:span><text:span text:style-name="T2432">y</text:span>:</text:p>
      <text:p text:style-name="P2433">Z naszej strony proponuję do tego zespołu dołączyć pana Bąk.</text:p>
      <text:p text:style-name="P2434">Koledzy z<text:s/>„Solidarnoś<text:span text:style-name="T2435">ci</text:span>”<text:s/>też tam kogoś wyznaczą, bo to teraz to jest nawet nie zawsze wiadomo kto w czwartek będzie miał czas<text:span text:style-name="T2436">.</text:span></text:p>
      <text:p text:style-name="P2437"><text:span text:style-name="T2438">Ob. A.<text:s/></text:span><text:span text:style-name="T2439">P</text:span><text:span text:style-name="T2440">ietrzyk</text:span>:<text:s/></text:p>
      <text:p text:style-name="P2441">Ze strony solidarnościowej pan Borawski i pan Stankiewicz.</text:p>
      <text:p text:style-name="P2442"><text:span text:style-name="T2443">Przewodniczący</text:span>:</text:p>
      <text:p text:style-name="P2444">Dziękuję bardzo. Czy jest gotowy już ten tekst w sprawie emerytur?</text:p>
      <text:p text:style-name="P2445"><text:span text:style-name="T2446">/</text:span>G<text:span text:style-name="T2447">łos z sal</text:span>i: Kończy przepisywać maszynistka<text:span text:style-name="T2448">.</text:span><text:s/><text:span text:style-name="T2449">W<text:s/></text:span>tej chwili maszyny są zablokowane/<text:span text:style-name="T2450">.</text:span></text:p>
      <text:p text:style-name="P2451">Nie ma ważnie<text:span text:style-name="T2452">js</text:span>zych porozumień jak nasze, proszę to zaraz przynieść ten dokument<text:span text:style-name="T2453">.</text:span></text:p>
      <text:p text:style-name="P2454">On jest skuteczny, ten nakazowy system, czasami<text:span text:style-name="T2455">.</text:span></text:p>
      <text:p text:style-name="P2456">Proszę Państwa! Ja mam taką propozycję, żebyśmy na dzisiaj zakończyli<text:span text:style-name="T2457">.</text:span><text:s/>Tutaj<text:s/><text:span text:style-name="T2458">ws</text:span>półpr<text:span text:style-name="T2459">z</text:span>ewodniczący zostaną i ten tekst podpiszą. Zespół redakcyjny spotkałby się we czwartek o go<text:span text:style-name="T2460">dz</text:span>inie 11, tu w tym budynku. Zredagowałby nam na plenarne posiedzenie cały ten pakiet zagadnień, domówić już tam, tak żebyśmy mogli się spotkać w piątek i zakończyć prace przy<text:s/>„okrągłym stoliku”. Z tych tematów to co zostaje nam<text:s/><text:soft-page-break/>jeszcze? Pozostaje nam ochrona środowiska, pracują - i chcą zdaje si<text:span text:style-name="T2461">ę</text:span><text:s/>wi<text:span text:style-name="T2462">ę</text:span>cej napisać jak to co przyjęto przy tym ekologicznym<text:s/>„stoliku”<text:s/>specjalnym.<text:s/>Jeżel<text:span text:style-name="T2463">i</text:span>by nie było innych propozycji, to na tym byśmy kolego Moric i kol<text:span text:style-name="T2464">.</text:span><text:s/>Pietrzyk zakończyli dzisiaj.</text:p>
      <text:p text:style-name="P2465"><text:span text:style-name="T2466">Ob.</text:span><text:span text:style-name="T2467"><text:s/>A.<text:s/></text:span><text:span text:style-name="T2468">P</text:span><text:span text:style-name="T2469">ietrzyk</text:span>:</text:p>
      <text:p text:style-name="P2470">Ja mam zapytanie, bo myśmy tam na samym początku poruszając sprawę represji, mieliśmy wysłać list do<text:s/>Ministra<text:s/>Obrony<text:s/>Narodowej, co do tych chłopaków, którzy by się przydali w górnictwie, a zostali powołani do wojska.</text:p>
      <text:p text:style-name="P2471"><text:span text:style-name="T2472">Przewodnicząc</text:span><text:span text:style-name="T2473">y</text:span>:</text:p>
      <text:p text:style-name="P2474">Jak ja sobie przypominam, to nie mam takiego pojęcia, że mieliśmy wystąpić z listem. Tylko zajęliśmy stanowisko w<text:s/>protoko<text:span text:style-name="T2475">l</text:span>e<text:s/>rozbieżności, protokół rozbieżności posłaliśmy do ministra<text:s/>- na<text:s/>„stół”<text:s/>gospodarczy i na<text:s/>„stół”<text:s/>gospodarki i polityki<text:s/>społecznej<text:span text:style-name="T2476">.</text:span></text:p>
      <text:p text:style-name="P2477"><text:span text:style-name="T2478">I</text:span><text:s/>on poszedł, nabrał mocy, możemy tylko zapytać co się z tym stało<text:span text:style-name="T2479">.</text:span></text:p>
      <text:p text:style-name="P2480"><text:span text:style-name="T2481">Ob.</text:span><text:span text:style-name="T2482"><text:s/>A. Pietrzyk</text:span>:</text:p>
      <text:p text:style-name="P2483">Głos ma pan Betka.</text:p>
      <text:p text:style-name="P2484"><text:span text:style-name="T2485">Ob.</text:span><text:span text:style-name="T2486"><text:s/>Betka</text:span>:</text:p>
      <text:p text:style-name="P2487">Jest taka sprawa, że minister Wilczek jak był tutaj, to mówił o tym, że wyśle on albo ktoś, taki list do<text:s/>Ministra<text:s/>Obrony<text:s/>Narodowej i właśnie dlatego się dzisiaj<text:s/><text:span text:style-name="T2488">p</text:span>ytamy, czy taki list został wysłany. Tu nie chodzi na początku, tylko teraz w sobotę minister Wilczek o tym mówił.</text:p>
      <text:p text:style-name="P2489">Dziękuję.</text:p>
      <text:p text:style-name="P2490"><text:span text:style-name="T2491">Przewodniczący</text:span>:</text:p>
      <text:p text:style-name="P2492">Jeżeli pan minister Wilczek tak mówił, a nie słyszałem, żeby to oficjalnie mówił, możemy to sprawdzić, jeżeli tak mówił, to się zapytam, czy wysłali, bo nie ma dyrektora Pawłowskiego.</text:p>
      <text:p text:style-name="P2493">Proszę bardzo jakie są jeszcze inne uwagi?</text:p>
      <text:p text:style-name="P2494"><text:span text:style-name="T2495">Ob. A. Moric:</text:span></text:p>
      <text:p text:style-name="P2496">Rozumiem, że jesteśmy w takiej sytuacji, w takim momencie pomęczeni, że nasze zespoły przepisują redakcyjne dokumenty, nasze obrady zmierzają do końca i ja bym chciał przypomnieć stronie koalicyjno-rządowej, że w pierwszym dniu zwróciliśmy się do strony rządowej, aby przygotowała odpowiedzi na nasze wnioski, zjazdowe, które wysłaliśmy do premiera Rakowskiego i do tej pory nie mamy odpowiedzi. Ja bym bardz<text:span text:style-name="T2497">o</text:span><text:s/>prosił, żeby taką odpowiedź przygotować na n<text:span text:style-name="T2498">as</text:span>tępne p<text:span text:style-name="T2499">os</text:span>ie<text:span text:style-name="T2500">dz</text:span>enie, a ponieważ znam takie... zdarza się czasem, że pisma gdzieś tam giną, pozwolę sobie panu przewodniczącemu wręczyć treś<text:span text:style-name="T2501">ć</text:span><text:s/>tego pisma.</text:p>
      <text:p text:style-name="P2502"><text:span text:style-name="T2503">Przewodnicząc</text:span><text:span text:style-name="T2504">y</text:span>:</text:p>
      <text:p text:style-name="P2505">Czy są jeszcze jakieś inne propozycje? Jeżeli nie ma, to kolego Pietrzyk ja myślę, że możemy skończyć<text:span text:style-name="T2506">,</text:span><text:s/>a my podpiszemy tylko.</text:p>
      <text:p text:style-name="P2507">Dziękuję bardzo. Kolejne posiedzenie w piątek o godzinie 10.00.</text:p>
      <text:p text:style-name="P2508">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11:00Z</meta:creation-date>
    <dc:date>2023-07-03T12:11:00Z</dc:date>
    <meta:template xlink:href="Normal.dotm" xlink:type="simple"/>
    <meta:editing-cycles>2</meta:editing-cycles>
    <meta:editing-duration>PT60S</meta:editing-duration>
    <meta:document-statistic meta:page-count="56" meta:paragraph-count="331" meta:word-count="23712" meta:character-count="165656" meta:row-count="1185" meta:non-whitespace-character-count="142275"/>
  </office:meta>
</office:document-meta>
</file>